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7.11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11.8mm"/>
    </style:style>
    <style:style style:name="co6" style:family="table-column">
      <style:table-column-properties fo:break-before="auto" style:column-width="14.06mm"/>
    </style:style>
    <style:style style:name="co7" style:family="table-column">
      <style:table-column-properties fo:break-before="auto" style:column-width="12.93mm"/>
    </style:style>
    <style:style style:name="co8" style:family="table-column">
      <style:table-column-properties fo:break-before="auto" style:column-width="12.47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1.11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9.98mm"/>
    </style:style>
    <style:style style:name="co13" style:family="table-column">
      <style:table-column-properties fo:break-before="auto" style:column-width="8.4mm"/>
    </style:style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7.94mm"/>
    </style:style>
    <style:style style:name="co17" style:family="table-column">
      <style:table-column-properties fo:break-before="auto" style:column-width="8.84mm"/>
    </style:style>
    <style:style style:name="co18" style:family="table-column">
      <style:table-column-properties fo:break-before="auto" style:column-width="9.07mm"/>
    </style:style>
    <style:style style:name="co19" style:family="table-column">
      <style:table-column-properties fo:break-before="auto" style:column-width="9.3mm"/>
    </style:style>
    <style:style style:name="co20" style:family="table-column">
      <style:table-column-properties fo:break-before="auto" style:column-width="7.71mm"/>
    </style:style>
    <style:style style:name="co2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</style:style>
    <style:style style:name="ce5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 fo:border="0.06pt solid #b2b2b2"/>
      <style:paragraph-properties fo:text-align="center" fo:margin-left="0mm"/>
      <style:text-properties fo:color="#ddddd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3" table:default-cell-style-name="ce3"/>
        <table:table-column table:style-name="co3" table:default-cell-style-name="ce7"/>
        <table:table-column table:style-name="co5" table:default-cell-style-name="ce3"/>
        <table:table-column table:style-name="co6" table:number-columns-repeated="2" table:default-cell-style-name="ce3"/>
        <table:table-column table:style-name="co3" table:default-cell-style-name="ce7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7"/>
        <table:table-column table:style-name="co10" table:default-cell-style-name="ce3"/>
        <table:table-column table:style-name="co11" table:default-cell-style-name="ce3"/>
        <table:table-column table:style-name="co8" table:default-cell-style-name="ce3"/>
        <table:table-column table:style-name="co3" table:default-cell-style-name="ce7"/>
        <table:table-column table:style-name="co12" table:number-columns-repeated="2" table:default-cell-style-name="ce3"/>
        <table:table-column table:style-name="co13" table:default-cell-style-name="ce3"/>
        <table:table-column table:style-name="co3" table:default-cell-style-name="ce7"/>
        <table:table-column table:style-name="co14" table:default-cell-style-name="ce3"/>
        <table:table-column table:style-name="co12" table:default-cell-style-name="ce3"/>
        <table:table-column table:style-name="co13" table:default-cell-style-name="ce3"/>
        <table:table-column table:style-name="co3" table:default-cell-style-name="ce7"/>
        <table:table-column table:style-name="co13" table:number-columns-repeated="2" table:default-cell-style-name="ce3"/>
        <table:table-column table:style-name="co15" table:default-cell-style-name="ce3"/>
        <table:table-column table:style-name="co3" table:default-cell-style-name="ce7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3" table:default-cell-style-name="ce7"/>
        <table:table-column table:style-name="co19" table:default-cell-style-name="Default"/>
        <table:table-column table:style-name="co16" table:default-cell-style-name="ce3"/>
        <table:table-column table:style-name="co20" table:default-cell-style-name="ce3"/>
        <table:table-column table:style-name="co3" table:default-cell-style-name="ce7"/>
        <table:table-column table:style-name="co21" table:number-columns-repeated="4" table:default-cell-style-name="ce3"/>
        <table:table-column table:style-name="co21" table:number-columns-repeated="981" table:default-cell-style-name="Default"/>
        <table:table-row table:style-name="ro1"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8" office:value-type="string" calcext:value-type="string" table:number-columns-spanned="3" table:number-rows-spanned="1">
            <text:p>markers detected %</text:p>
          </table:table-cell>
          <table:covered-table-cell table:number-columns-repeated="2" table:style-name="Default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7"/>
          <table:table-cell table:style-name="ce1" table:number-columns-repeated="2"/>
          <table:table-cell table:style-name="ce5"/>
          <table:table-cell table:style-name="ce1"/>
          <table:table-cell table:style-name="ce21" table:number-columns-repeated="2"/>
          <table:table-cell table:style-name="ce5"/>
          <table:table-cell table:style-name="ce21" table:number-columns-repeated="4"/>
          <table:table-cell table:style-name="ce1" table:number-columns-repeated="981"/>
        </table:table-row>
        <table:table-row table:style-name="ro1">
          <table:table-cell table:style-name="ce1" table:number-columns-repeated="2"/>
          <table:table-cell table:style-name="ce5"/>
          <table:table-cell table:style-name="ce8" office:value-type="string" calcext:value-type="string" table:number-columns-spanned="3" table:number-rows-spanned="1">
            <text:p>Id 3 – distance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(50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markers detected %</text:p>
          </table:table-cell>
          <table:covered-table-cell table:number-columns-repeated="2" table:style-name="ce1"/>
          <table:table-cell table:style-name="ce5"/>
          <table:table-cell table:style-name="ce8" table:formula="of:=[.AS3]" office:value-type="float" office:value="80" calcext:value-type="float" table:number-columns-spanned="3" table:number-rows-spanned="1">
            <text:p>80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average (%)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error max (%) </text:p>
          </table:table-cell>
          <table:covered-table-cell table:number-columns-repeated="2" table:style-name="ce1"/>
          <table:table-cell table:style-name="ce5"/>
          <table:table-cell table:style-name="ce8" office:value-type="string" calcext:value-type="string" table:number-columns-spanned="3" table:number-rows-spanned="1">
            <text:p>Counts</text:p>
          </table:table-cell>
          <table:covered-table-cell table:number-columns-repeated="2" table:style-name="ce21"/>
          <table:table-cell table:style-name="ce5"/>
          <table:table-cell table:style-name="ce21" table:number-columns-repeated="4"/>
          <table:table-cell table:style-name="ce1" table:number-columns-repeated="981"/>
        </table:table-row>
        <table:table-row table:style-name="ro1">
          <table:table-cell table:style-name="ce2" office:value-type="string" calcext:value-type="string">
            <text:p>Distance</text:p>
          </table:table-cell>
          <table:table-cell table:style-name="ce2" office:value-type="string" calcext:value-type="string">
            <text:p>Rotation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1" office:value-type="float" office:value="80" calcext:value-type="float">
            <text:p>8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20" calcext:value-type="float">
            <text:p>120</text:p>
          </table:table-cell>
          <table:table-cell table:style-name="ce6"/>
          <table:table-cell table:style-name="ce21" table:number-columns-repeated="2"/>
          <table:table-cell table:style-name="ce22" office:value-type="string" calcext:value-type="string" table:number-columns-spanned="3" table:number-rows-spanned="1">
            <text:p>Consecutive detection w/ % detection</text:p>
          </table:table-cell>
          <table:covered-table-cell table:style-name="ce21"/>
          <table:covered-table-cell table:style-name="ce1"/>
          <table:table-cell table:style-name="ce1" office:value-type="float" office:value="80" calcext:value-type="float">
            <text:p>80</text:p>
          </table:table-cell>
          <table:table-cell table:style-name="ce1" table:number-columns-repeated="979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4]*2" office:value-type="float" office:value="0" calcext:value-type="float">
            <text:p>0</text:p>
          </table:table-cell>
          <table:table-cell table:formula="of:=[.I4]*2" office:value-type="float" office:value="0" calcext:value-type="float">
            <text:p>0</text:p>
          </table:table-cell>
          <table:table-cell table:formula="of:=[.J4]*2" office:value-type="float" office:value="0" calcext:value-type="float">
            <text:p>0</text:p>
          </table:table-cell>
          <table:table-cell/>
          <table:table-cell table:formula="of:=IF([.L4]&gt;=[.$P$2];[.L4];0)" office:value-type="float" office:value="0" calcext:value-type="float">
            <text:p>0</text:p>
          </table:table-cell>
          <table:table-cell table:formula="of:=IF([.M4]&gt;=[.$P$2];[.M4];0)" office:value-type="float" office:value="0" calcext:value-type="float">
            <text:p>0</text:p>
          </table:table-cell>
          <table:table-cell table:formula="of:=IF([.N4]&gt;=[.$P$2];[.N4];0)" office:value-type="float" office:value="0" calcext:value-type="float">
            <text:p>0</text:p>
          </table:table-cell>
          <table:table-cell table:number-columns-repeated="9"/>
          <table:table-cell table:formula="of:=[.T4]*100/[.$A4]" office:value-type="float" office:value="0" calcext:value-type="float">
            <text:p>0</text:p>
          </table:table-cell>
          <table:table-cell table:formula="of:=[.U4]*100/[.$A4]" office:value-type="float" office:value="0" calcext:value-type="float">
            <text:p>0</text:p>
          </table:table-cell>
          <table:table-cell table:formula="of:=[.V4]*100/[.$A4]" office:value-type="float" office:value="0" calcext:value-type="float">
            <text:p>0</text:p>
          </table:table-cell>
          <table:table-cell/>
          <table:table-cell table:formula="of:=[.X4]*100/[.$A4]" office:value-type="float" office:value="0" calcext:value-type="float">
            <text:p>0</text:p>
          </table:table-cell>
          <table:table-cell table:formula="of:=[.Y4]*100/[.$A4]" office:value-type="float" office:value="0" calcext:value-type="float">
            <text:p>0</text:p>
          </table:table-cell>
          <table:table-cell table:formula="of:=[.Z4]*100/[.$A4]" office:value-type="float" office:value="0" calcext:value-type="float">
            <text:p>0</text:p>
          </table:table-cell>
          <table:table-cell/>
          <table:table-cell table:formula="of:=IF([.P4]&gt;0;[.AJ3]+1;0)" office:value-type="float" office:value="0" calcext:value-type="float">
            <text:p>0</text:p>
          </table:table-cell>
          <table:table-cell table:style-name="Default" table:formula="of:=IF([.Q4]&gt;0;[.AK3]+1;0)" office:value-type="float" office:value="0" calcext:value-type="float">
            <text:p>0</text:p>
          </table:table-cell>
          <table:table-cell table:style-name="Default" table:formula="of:=IF([.R4]&gt;0;[.AL3]+1;0)" office:value-type="float" office:value="0" calcext:value-type="float">
            <text:p>0</text:p>
          </table:table-cell>
          <table:table-cell/>
          <table:table-cell table:style-name="Default"/>
          <table:table-cell table:style-name="ce21" office:value-type="string" calcext:value-type="string">
            <text:p>Distanc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0" calcext:value-type="float">
            <text:p>12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5]*2" office:value-type="float" office:value="0" calcext:value-type="float">
            <text:p>0</text:p>
          </table:table-cell>
          <table:table-cell table:formula="of:=[.I5]*2" office:value-type="float" office:value="0" calcext:value-type="float">
            <text:p>0</text:p>
          </table:table-cell>
          <table:table-cell table:formula="of:=[.J5]*2" office:value-type="float" office:value="0" calcext:value-type="float">
            <text:p>0</text:p>
          </table:table-cell>
          <table:table-cell/>
          <table:table-cell table:formula="of:=IF([.L5]&gt;=[.$P$2];[.L5];0)" office:value-type="float" office:value="0" calcext:value-type="float">
            <text:p>0</text:p>
          </table:table-cell>
          <table:table-cell table:formula="of:=IF([.M5]&gt;=[.$P$2];[.M5];0)" office:value-type="float" office:value="0" calcext:value-type="float">
            <text:p>0</text:p>
          </table:table-cell>
          <table:table-cell table:formula="of:=IF([.N5]&gt;=[.$P$2];[.N5];0)" office:value-type="float" office:value="0" calcext:value-type="float">
            <text:p>0</text:p>
          </table:table-cell>
          <table:table-cell table:number-columns-repeated="9"/>
          <table:table-cell table:formula="of:=[.T5]*100/[.$A5]" office:value-type="float" office:value="0" calcext:value-type="float">
            <text:p>0</text:p>
          </table:table-cell>
          <table:table-cell table:formula="of:=[.U5]*100/[.$A5]" office:value-type="float" office:value="0" calcext:value-type="float">
            <text:p>0</text:p>
          </table:table-cell>
          <table:table-cell table:formula="of:=[.V5]*100/[.$A5]" office:value-type="float" office:value="0" calcext:value-type="float">
            <text:p>0</text:p>
          </table:table-cell>
          <table:table-cell/>
          <table:table-cell table:formula="of:=[.X5]*100/[.$A5]" office:value-type="float" office:value="0" calcext:value-type="float">
            <text:p>0</text:p>
          </table:table-cell>
          <table:table-cell table:formula="of:=[.Y5]*100/[.$A5]" office:value-type="float" office:value="0" calcext:value-type="float">
            <text:p>0</text:p>
          </table:table-cell>
          <table:table-cell table:formula="of:=[.Z5]*100/[.$A5]" office:value-type="float" office:value="0" calcext:value-type="float">
            <text:p>0</text:p>
          </table:table-cell>
          <table:table-cell/>
          <table:table-cell table:formula="of:=IF([.P5]&gt;0;[.AJ4]+1;0)" office:value-type="float" office:value="0" calcext:value-type="float">
            <text:p>0</text:p>
          </table:table-cell>
          <table:table-cell table:style-name="Default" table:formula="of:=IF([.Q5]&gt;0;[.AK4]+1;0)" office:value-type="float" office:value="0" calcext:value-type="float">
            <text:p>0</text:p>
          </table:table-cell>
          <table:table-cell table:style-name="Default" table:formula="of:=IF([.R5]&gt;0;[.AL4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1000" calcext:value-type="float">
            <text:p>1000</text:p>
          </table:table-cell>
          <table:table-cell table:formula="of:=MAX([.AJ4:.AJ34])" office:value-type="float" office:value="16" calcext:value-type="float">
            <text:p>16</text:p>
          </table:table-cell>
          <table:table-cell table:formula="of:=MAX([.AK4:.AK34])" office:value-type="float" office:value="14" calcext:value-type="float">
            <text:p>14</text:p>
          </table:table-cell>
          <table:table-cell table:style-name="ce3" table:formula="of:=MAX([.AL4:.AL34])" office:value-type="float" office:value="10" calcext:value-type="float">
            <text:p>1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]*2" office:value-type="float" office:value="0" calcext:value-type="float">
            <text:p>0</text:p>
          </table:table-cell>
          <table:table-cell table:formula="of:=[.I6]*2" office:value-type="float" office:value="0" calcext:value-type="float">
            <text:p>0</text:p>
          </table:table-cell>
          <table:table-cell table:formula="of:=[.J6]*2" office:value-type="float" office:value="0" calcext:value-type="float">
            <text:p>0</text:p>
          </table:table-cell>
          <table:table-cell/>
          <table:table-cell table:formula="of:=IF([.L6]&gt;=[.$P$2];[.L6];0)" office:value-type="float" office:value="0" calcext:value-type="float">
            <text:p>0</text:p>
          </table:table-cell>
          <table:table-cell table:formula="of:=IF([.M6]&gt;=[.$P$2];[.M6];0)" office:value-type="float" office:value="0" calcext:value-type="float">
            <text:p>0</text:p>
          </table:table-cell>
          <table:table-cell table:formula="of:=IF([.N6]&gt;=[.$P$2];[.N6];0)" office:value-type="float" office:value="0" calcext:value-type="float">
            <text:p>0</text:p>
          </table:table-cell>
          <table:table-cell table:number-columns-repeated="9"/>
          <table:table-cell table:formula="of:=[.T6]*100/[.$A6]" office:value-type="float" office:value="0" calcext:value-type="float">
            <text:p>0</text:p>
          </table:table-cell>
          <table:table-cell table:formula="of:=[.U6]*100/[.$A6]" office:value-type="float" office:value="0" calcext:value-type="float">
            <text:p>0</text:p>
          </table:table-cell>
          <table:table-cell table:formula="of:=[.V6]*100/[.$A6]" office:value-type="float" office:value="0" calcext:value-type="float">
            <text:p>0</text:p>
          </table:table-cell>
          <table:table-cell/>
          <table:table-cell table:formula="of:=[.X6]*100/[.$A6]" office:value-type="float" office:value="0" calcext:value-type="float">
            <text:p>0</text:p>
          </table:table-cell>
          <table:table-cell table:formula="of:=[.Y6]*100/[.$A6]" office:value-type="float" office:value="0" calcext:value-type="float">
            <text:p>0</text:p>
          </table:table-cell>
          <table:table-cell table:formula="of:=[.Z6]*100/[.$A6]" office:value-type="float" office:value="0" calcext:value-type="float">
            <text:p>0</text:p>
          </table:table-cell>
          <table:table-cell/>
          <table:table-cell table:formula="of:=IF([.P6]&gt;0;[.AJ5]+1;0)" office:value-type="float" office:value="0" calcext:value-type="float">
            <text:p>0</text:p>
          </table:table-cell>
          <table:table-cell table:style-name="Default" table:formula="of:=IF([.Q6]&gt;0;[.AK5]+1;0)" office:value-type="float" office:value="0" calcext:value-type="float">
            <text:p>0</text:p>
          </table:table-cell>
          <table:table-cell table:style-name="Default" table:formula="of:=IF([.R6]&gt;0;[.AL5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1250" calcext:value-type="float">
            <text:p>1250</text:p>
          </table:table-cell>
          <table:table-cell table:formula="of:=MAX([.AJ36:.AJ66])" office:value-type="float" office:value="15" calcext:value-type="float">
            <text:p>15</text:p>
          </table:table-cell>
          <table:table-cell table:formula="of:=MAX([.AK36:.AK66])" office:value-type="float" office:value="14" calcext:value-type="float">
            <text:p>14</text:p>
          </table:table-cell>
          <table:table-cell table:style-name="ce3" table:formula="of:=MAX([.AL36:.AL66])" office:value-type="float" office:value="10" calcext:value-type="float">
            <text:p>1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]*2" office:value-type="float" office:value="0" calcext:value-type="float">
            <text:p>0</text:p>
          </table:table-cell>
          <table:table-cell table:formula="of:=[.I7]*2" office:value-type="float" office:value="0" calcext:value-type="float">
            <text:p>0</text:p>
          </table:table-cell>
          <table:table-cell table:formula="of:=[.J7]*2" office:value-type="float" office:value="0" calcext:value-type="float">
            <text:p>0</text:p>
          </table:table-cell>
          <table:table-cell/>
          <table:table-cell table:formula="of:=IF([.L7]&gt;=[.$P$2];[.L7];0)" office:value-type="float" office:value="0" calcext:value-type="float">
            <text:p>0</text:p>
          </table:table-cell>
          <table:table-cell table:formula="of:=IF([.M7]&gt;=[.$P$2];[.M7];0)" office:value-type="float" office:value="0" calcext:value-type="float">
            <text:p>0</text:p>
          </table:table-cell>
          <table:table-cell table:formula="of:=IF([.N7]&gt;=[.$P$2];[.N7];0)" office:value-type="float" office:value="0" calcext:value-type="float">
            <text:p>0</text:p>
          </table:table-cell>
          <table:table-cell table:number-columns-repeated="9"/>
          <table:table-cell table:formula="of:=[.T7]*100/[.$A7]" office:value-type="float" office:value="0" calcext:value-type="float">
            <text:p>0</text:p>
          </table:table-cell>
          <table:table-cell table:formula="of:=[.U7]*100/[.$A7]" office:value-type="float" office:value="0" calcext:value-type="float">
            <text:p>0</text:p>
          </table:table-cell>
          <table:table-cell table:formula="of:=[.V7]*100/[.$A7]" office:value-type="float" office:value="0" calcext:value-type="float">
            <text:p>0</text:p>
          </table:table-cell>
          <table:table-cell/>
          <table:table-cell table:formula="of:=[.X7]*100/[.$A7]" office:value-type="float" office:value="0" calcext:value-type="float">
            <text:p>0</text:p>
          </table:table-cell>
          <table:table-cell table:formula="of:=[.Y7]*100/[.$A7]" office:value-type="float" office:value="0" calcext:value-type="float">
            <text:p>0</text:p>
          </table:table-cell>
          <table:table-cell table:formula="of:=[.Z7]*100/[.$A7]" office:value-type="float" office:value="0" calcext:value-type="float">
            <text:p>0</text:p>
          </table:table-cell>
          <table:table-cell/>
          <table:table-cell table:formula="of:=IF([.P7]&gt;0;[.AJ6]+1;0)" office:value-type="float" office:value="0" calcext:value-type="float">
            <text:p>0</text:p>
          </table:table-cell>
          <table:table-cell table:style-name="Default" table:formula="of:=IF([.Q7]&gt;0;[.AK6]+1;0)" office:value-type="float" office:value="0" calcext:value-type="float">
            <text:p>0</text:p>
          </table:table-cell>
          <table:table-cell table:style-name="Default" table:formula="of:=IF([.R7]&gt;0;[.AL6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1500" calcext:value-type="float">
            <text:p>1500</text:p>
          </table:table-cell>
          <table:table-cell table:formula="of:=MAX([.AJ68:.AJ98])" office:value-type="float" office:value="12" calcext:value-type="float">
            <text:p>12</text:p>
          </table:table-cell>
          <table:table-cell table:formula="of:=MAX([.AK68:.AK98])" office:value-type="float" office:value="13" calcext:value-type="float">
            <text:p>13</text:p>
          </table:table-cell>
          <table:table-cell table:style-name="ce3" table:formula="of:=MAX([.AL68:.AL98])" office:value-type="float" office:value="10" calcext:value-type="float">
            <text:p>1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8]*2" office:value-type="float" office:value="0" calcext:value-type="float">
            <text:p>0</text:p>
          </table:table-cell>
          <table:table-cell table:formula="of:=[.I8]*2" office:value-type="float" office:value="0" calcext:value-type="float">
            <text:p>0</text:p>
          </table:table-cell>
          <table:table-cell table:formula="of:=[.J8]*2" office:value-type="float" office:value="0" calcext:value-type="float">
            <text:p>0</text:p>
          </table:table-cell>
          <table:table-cell/>
          <table:table-cell table:formula="of:=IF([.L8]&gt;=[.$P$2];[.L8];0)" office:value-type="float" office:value="0" calcext:value-type="float">
            <text:p>0</text:p>
          </table:table-cell>
          <table:table-cell table:formula="of:=IF([.M8]&gt;=[.$P$2];[.M8];0)" office:value-type="float" office:value="0" calcext:value-type="float">
            <text:p>0</text:p>
          </table:table-cell>
          <table:table-cell table:formula="of:=IF([.N8]&gt;=[.$P$2];[.N8];0)" office:value-type="float" office:value="0" calcext:value-type="float">
            <text:p>0</text:p>
          </table:table-cell>
          <table:table-cell table:number-columns-repeated="9"/>
          <table:table-cell table:formula="of:=[.T8]*100/[.$A8]" office:value-type="float" office:value="0" calcext:value-type="float">
            <text:p>0</text:p>
          </table:table-cell>
          <table:table-cell table:formula="of:=[.U8]*100/[.$A8]" office:value-type="float" office:value="0" calcext:value-type="float">
            <text:p>0</text:p>
          </table:table-cell>
          <table:table-cell table:formula="of:=[.V8]*100/[.$A8]" office:value-type="float" office:value="0" calcext:value-type="float">
            <text:p>0</text:p>
          </table:table-cell>
          <table:table-cell/>
          <table:table-cell table:formula="of:=[.X8]*100/[.$A8]" office:value-type="float" office:value="0" calcext:value-type="float">
            <text:p>0</text:p>
          </table:table-cell>
          <table:table-cell table:formula="of:=[.Y8]*100/[.$A8]" office:value-type="float" office:value="0" calcext:value-type="float">
            <text:p>0</text:p>
          </table:table-cell>
          <table:table-cell table:formula="of:=[.Z8]*100/[.$A8]" office:value-type="float" office:value="0" calcext:value-type="float">
            <text:p>0</text:p>
          </table:table-cell>
          <table:table-cell/>
          <table:table-cell table:formula="of:=IF([.P8]&gt;0;[.AJ7]+1;0)" office:value-type="float" office:value="0" calcext:value-type="float">
            <text:p>0</text:p>
          </table:table-cell>
          <table:table-cell table:style-name="Default" table:formula="of:=IF([.Q8]&gt;0;[.AK7]+1;0)" office:value-type="float" office:value="0" calcext:value-type="float">
            <text:p>0</text:p>
          </table:table-cell>
          <table:table-cell table:style-name="Default" table:formula="of:=IF([.R8]&gt;0;[.AL7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1750" calcext:value-type="float">
            <text:p>1750</text:p>
          </table:table-cell>
          <table:table-cell table:formula="of:=MAX([.AJ100:.AJ130])" office:value-type="float" office:value="13" calcext:value-type="float">
            <text:p>13</text:p>
          </table:table-cell>
          <table:table-cell table:formula="of:=MAX([.AK100:.AK130])" office:value-type="float" office:value="11" calcext:value-type="float">
            <text:p>11</text:p>
          </table:table-cell>
          <table:table-cell table:style-name="ce3" table:formula="of:=MAX([.AL100:.AL130])" office:value-type="float" office:value="9" calcext:value-type="float">
            <text:p>9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146.27" calcext:value-type="float">
            <text:p>1146,27</text:p>
          </table:table-cell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Default"/>
          <table:table-cell table:number-columns-repeated="2"/>
          <table:table-cell table:formula="of:=[.H9]*2" office:value-type="float" office:value="68" calcext:value-type="float">
            <text:p>68</text:p>
          </table:table-cell>
          <table:table-cell table:formula="of:=[.I9]*2" office:value-type="float" office:value="0" calcext:value-type="float">
            <text:p>0</text:p>
          </table:table-cell>
          <table:table-cell table:formula="of:=[.J9]*2" office:value-type="float" office:value="0" calcext:value-type="float">
            <text:p>0</text:p>
          </table:table-cell>
          <table:table-cell/>
          <table:table-cell table:formula="of:=IF([.L9]&gt;=[.$P$2];[.L9];0)" office:value-type="float" office:value="0" calcext:value-type="float">
            <text:p>0</text:p>
          </table:table-cell>
          <table:table-cell table:formula="of:=IF([.M9]&gt;=[.$P$2];[.M9];0)" office:value-type="float" office:value="0" calcext:value-type="float">
            <text:p>0</text:p>
          </table:table-cell>
          <table:table-cell table:formula="of:=IF([.N9]&gt;=[.$P$2];[.N9];0)" office:value-type="float" office:value="0" calcext:value-type="float">
            <text:p>0</text:p>
          </table:table-cell>
          <table:table-cell/>
          <table:table-cell office:value-type="float" office:value="146.274" calcext:value-type="float">
            <text:p>146,274</text:p>
          </table:table-cell>
          <table:table-cell table:number-columns-repeated="3"/>
          <table:table-cell office:value-type="float" office:value="157.134" calcext:value-type="float">
            <text:p>157,134</text:p>
          </table:table-cell>
          <table:table-cell table:number-columns-repeated="3"/>
          <table:table-cell table:formula="of:=[.T9]*100/[.$A9]" office:value-type="float" office:value="14.6274" calcext:value-type="float">
            <text:p>14,6274</text:p>
          </table:table-cell>
          <table:table-cell table:formula="of:=[.U9]*100/[.$A9]" office:value-type="float" office:value="0" calcext:value-type="float">
            <text:p>0</text:p>
          </table:table-cell>
          <table:table-cell table:formula="of:=[.V9]*100/[.$A9]" office:value-type="float" office:value="0" calcext:value-type="float">
            <text:p>0</text:p>
          </table:table-cell>
          <table:table-cell/>
          <table:table-cell table:formula="of:=[.X9]*100/[.$A9]" office:value-type="float" office:value="15.7134" calcext:value-type="float">
            <text:p>15,7134</text:p>
          </table:table-cell>
          <table:table-cell table:formula="of:=[.Y9]*100/[.$A9]" office:value-type="float" office:value="0" calcext:value-type="float">
            <text:p>0</text:p>
          </table:table-cell>
          <table:table-cell table:formula="of:=[.Z9]*100/[.$A9]" office:value-type="float" office:value="0" calcext:value-type="float">
            <text:p>0</text:p>
          </table:table-cell>
          <table:table-cell/>
          <table:table-cell table:formula="of:=IF([.P9]&gt;0;[.AJ8]+1;0)" office:value-type="float" office:value="0" calcext:value-type="float">
            <text:p>0</text:p>
          </table:table-cell>
          <table:table-cell table:style-name="Default" table:formula="of:=IF([.Q9]&gt;0;[.AK8]+1;0)" office:value-type="float" office:value="0" calcext:value-type="float">
            <text:p>0</text:p>
          </table:table-cell>
          <table:table-cell table:style-name="Default" table:formula="of:=IF([.R9]&gt;0;[.AL8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2000" calcext:value-type="float">
            <text:p>2000</text:p>
          </table:table-cell>
          <table:table-cell table:formula="of:=MAX([.AJ132:.AJ162])" office:value-type="float" office:value="9" calcext:value-type="float">
            <text:p>9</text:p>
          </table:table-cell>
          <table:table-cell table:formula="of:=MAX([.AK132:.AK162])" office:value-type="float" office:value="13" calcext:value-type="float">
            <text:p>13</text:p>
          </table:table-cell>
          <table:table-cell table:style-name="ce3" table:formula="of:=MAX([.AL132:.AL162])" office:value-type="float" office:value="4" calcext:value-type="float">
            <text:p>4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143.44" calcext:value-type="float">
            <text:p>1143,44</text:p>
          </table:table-cell>
          <table:table-cell office:value-type="float" office:value="1072.71" calcext:value-type="float">
            <text:p>1072,7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H10]*2" office:value-type="float" office:value="72" calcext:value-type="float">
            <text:p>72</text:p>
          </table:table-cell>
          <table:table-cell table:formula="of:=[.I10]*2" office:value-type="float" office:value="14" calcext:value-type="float">
            <text:p>14</text:p>
          </table:table-cell>
          <table:table-cell table:formula="of:=[.J10]*2" office:value-type="float" office:value="0" calcext:value-type="float">
            <text:p>0</text:p>
          </table:table-cell>
          <table:table-cell/>
          <table:table-cell table:formula="of:=IF([.L10]&gt;=[.$P$2];[.L10];0)" office:value-type="float" office:value="0" calcext:value-type="float">
            <text:p>0</text:p>
          </table:table-cell>
          <table:table-cell table:formula="of:=IF([.M10]&gt;=[.$P$2];[.M10];0)" office:value-type="float" office:value="0" calcext:value-type="float">
            <text:p>0</text:p>
          </table:table-cell>
          <table:table-cell table:formula="of:=IF([.N10]&gt;=[.$P$2];[.N10];0)" office:value-type="float" office:value="0" calcext:value-type="float">
            <text:p>0</text:p>
          </table:table-cell>
          <table:table-cell/>
          <table:table-cell office:value-type="float" office:value="143.436" calcext:value-type="float">
            <text:p>143,436</text:p>
          </table:table-cell>
          <table:table-cell table:style-name="ce9" office:value-type="float" office:value="72.7072" calcext:value-type="float">
            <text:p>72,7</text:p>
          </table:table-cell>
          <table:table-cell table:number-columns-repeated="2"/>
          <table:table-cell office:value-type="float" office:value="155.53" calcext:value-type="float">
            <text:p>155,53</text:p>
          </table:table-cell>
          <table:table-cell table:style-name="ce9" office:value-type="float" office:value="75.4421" calcext:value-type="float">
            <text:p>75,4</text:p>
          </table:table-cell>
          <table:table-cell table:number-columns-repeated="2"/>
          <table:table-cell table:formula="of:=[.T10]*100/[.$A10]" office:value-type="float" office:value="14.3436" calcext:value-type="float">
            <text:p>14,3436</text:p>
          </table:table-cell>
          <table:table-cell table:formula="of:=[.U10]*100/[.$A10]" office:value-type="float" office:value="7.27072" calcext:value-type="float">
            <text:p>7,27072</text:p>
          </table:table-cell>
          <table:table-cell table:formula="of:=[.V10]*100/[.$A10]" office:value-type="float" office:value="0" calcext:value-type="float">
            <text:p>0</text:p>
          </table:table-cell>
          <table:table-cell/>
          <table:table-cell table:formula="of:=[.X10]*100/[.$A10]" office:value-type="float" office:value="15.553" calcext:value-type="float">
            <text:p>15,553</text:p>
          </table:table-cell>
          <table:table-cell table:formula="of:=[.Y10]*100/[.$A10]" office:value-type="float" office:value="7.54421" calcext:value-type="float">
            <text:p>7,54421</text:p>
          </table:table-cell>
          <table:table-cell table:formula="of:=[.Z10]*100/[.$A10]" office:value-type="float" office:value="0" calcext:value-type="float">
            <text:p>0</text:p>
          </table:table-cell>
          <table:table-cell/>
          <table:table-cell table:formula="of:=IF([.P10]&gt;0;[.AJ9]+1;0)" office:value-type="float" office:value="0" calcext:value-type="float">
            <text:p>0</text:p>
          </table:table-cell>
          <table:table-cell table:style-name="Default" table:formula="of:=IF([.Q10]&gt;0;[.AK9]+1;0)" office:value-type="float" office:value="0" calcext:value-type="float">
            <text:p>0</text:p>
          </table:table-cell>
          <table:table-cell table:style-name="Default" table:formula="of:=IF([.R10]&gt;0;[.AL9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2250" calcext:value-type="float">
            <text:p>2250</text:p>
          </table:table-cell>
          <table:table-cell table:formula="of:=MAX([.AJ164:.AJ194])" office:value-type="float" office:value="8" calcext:value-type="float">
            <text:p>8</text:p>
          </table:table-cell>
          <table:table-cell table:formula="of:=MAX([.AK164:.AK194])" office:value-type="float" office:value="9" calcext:value-type="float">
            <text:p>9</text:p>
          </table:table-cell>
          <table:table-cell table:style-name="ce3" table:formula="of:=MAX([.AL164:.AL194])"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137.54" calcext:value-type="float">
            <text:p>1137,54</text:p>
          </table:table-cell>
          <table:table-cell office:value-type="float" office:value="1052.3" calcext:value-type="float">
            <text:p>1052,3</text:p>
          </table:table-cell>
          <table:table-cell table:number-columns-repeated="2"/>
          <table:table-cell table:number-columns-repeated="2" office:value-type="float" office:value="50" calcext:value-type="float">
            <text:p>50</text:p>
          </table:table-cell>
          <table:table-cell table:number-columns-repeated="2"/>
          <table:table-cell table:formula="of:=[.H11]*2" office:value-type="float" office:value="100" calcext:value-type="float">
            <text:p>100</text:p>
          </table:table-cell>
          <table:table-cell table:formula="of:=[.I11]*2" office:value-type="float" office:value="100" calcext:value-type="float">
            <text:p>100</text:p>
          </table:table-cell>
          <table:table-cell table:formula="of:=[.J11]*2" office:value-type="float" office:value="0" calcext:value-type="float">
            <text:p>0</text:p>
          </table:table-cell>
          <table:table-cell/>
          <table:table-cell table:formula="of:=IF([.L11]&gt;=[.$P$2];[.L11];0)" office:value-type="float" office:value="100" calcext:value-type="float">
            <text:p>100</text:p>
          </table:table-cell>
          <table:table-cell table:formula="of:=IF([.M11]&gt;=[.$P$2];[.M11];0)" office:value-type="float" office:value="100" calcext:value-type="float">
            <text:p>100</text:p>
          </table:table-cell>
          <table:table-cell table:formula="of:=IF([.N11]&gt;=[.$P$2];[.N11];0)" office:value-type="float" office:value="0" calcext:value-type="float">
            <text:p>0</text:p>
          </table:table-cell>
          <table:table-cell/>
          <table:table-cell office:value-type="float" office:value="137.535" calcext:value-type="float">
            <text:p>137,535</text:p>
          </table:table-cell>
          <table:table-cell table:style-name="ce9" office:value-type="float" office:value="52.2978" calcext:value-type="float">
            <text:p>52,3</text:p>
          </table:table-cell>
          <table:table-cell table:number-columns-repeated="2"/>
          <table:table-cell office:value-type="float" office:value="139.615" calcext:value-type="float">
            <text:p>139,615</text:p>
          </table:table-cell>
          <table:table-cell table:style-name="ce9" office:value-type="float" office:value="62.4055" calcext:value-type="float">
            <text:p>62,4</text:p>
          </table:table-cell>
          <table:table-cell table:number-columns-repeated="2"/>
          <table:table-cell table:formula="of:=[.T11]*100/[.$A11]" office:value-type="float" office:value="13.7535" calcext:value-type="float">
            <text:p>13,7535</text:p>
          </table:table-cell>
          <table:table-cell table:formula="of:=[.U11]*100/[.$A11]" office:value-type="float" office:value="5.22978" calcext:value-type="float">
            <text:p>5,22978</text:p>
          </table:table-cell>
          <table:table-cell table:formula="of:=[.V11]*100/[.$A11]" office:value-type="float" office:value="0" calcext:value-type="float">
            <text:p>0</text:p>
          </table:table-cell>
          <table:table-cell/>
          <table:table-cell table:formula="of:=[.X11]*100/[.$A11]" office:value-type="float" office:value="13.9615" calcext:value-type="float">
            <text:p>13,9615</text:p>
          </table:table-cell>
          <table:table-cell table:formula="of:=[.Y11]*100/[.$A11]" office:value-type="float" office:value="6.24055" calcext:value-type="float">
            <text:p>6,24055</text:p>
          </table:table-cell>
          <table:table-cell table:formula="of:=[.Z11]*100/[.$A11]" office:value-type="float" office:value="0" calcext:value-type="float">
            <text:p>0</text:p>
          </table:table-cell>
          <table:table-cell/>
          <table:table-cell table:formula="of:=IF([.P11]&gt;0;[.AJ10]+1;0)" office:value-type="float" office:value="1" calcext:value-type="float">
            <text:p>1</text:p>
          </table:table-cell>
          <table:table-cell table:style-name="Default" table:formula="of:=IF([.Q11]&gt;0;[.AK10]+1;0)" office:value-type="float" office:value="1" calcext:value-type="float">
            <text:p>1</text:p>
          </table:table-cell>
          <table:table-cell table:style-name="Default" table:formula="of:=IF([.R11]&gt;0;[.AL10]+1;0)" office:value-type="float" office:value="0" calcext:value-type="float">
            <text:p>0</text:p>
          </table:table-cell>
          <table:table-cell/>
          <table:table-cell table:style-name="Default"/>
          <table:table-cell office:value-type="float" office:value="2500" calcext:value-type="float">
            <text:p>2500</text:p>
          </table:table-cell>
          <table:table-cell table:formula="of:=MAX([.AJ196:.AJ226])" office:value-type="float" office:value="5" calcext:value-type="float">
            <text:p>5</text:p>
          </table:table-cell>
          <table:table-cell table:formula="of:=MAX([.AK196:.AK226])" office:value-type="float" office:value="8" calcext:value-type="float">
            <text:p>8</text:p>
          </table:table-cell>
          <table:table-cell table:style-name="ce3" table:formula="of:=MAX([.AL196:.AL226])"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122.05" calcext:value-type="float">
            <text:p>1122,05</text:p>
          </table:table-cell>
          <table:table-cell office:value-type="float" office:value="1050.44" calcext:value-type="float">
            <text:p>1050,44</text:p>
          </table:table-cell>
          <table:table-cell office:value-type="float" office:value="1116.67" calcext:value-type="float">
            <text:p>1116,6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12]*2" office:value-type="float" office:value="100" calcext:value-type="float">
            <text:p>100</text:p>
          </table:table-cell>
          <table:table-cell table:formula="of:=[.I12]*2" office:value-type="float" office:value="100" calcext:value-type="float">
            <text:p>100</text:p>
          </table:table-cell>
          <table:table-cell table:formula="of:=[.J12]*2" office:value-type="float" office:value="4" calcext:value-type="float">
            <text:p>4</text:p>
          </table:table-cell>
          <table:table-cell/>
          <table:table-cell table:formula="of:=IF([.L12]&gt;=[.$P$2];[.L12];0)" office:value-type="float" office:value="100" calcext:value-type="float">
            <text:p>100</text:p>
          </table:table-cell>
          <table:table-cell table:formula="of:=IF([.M12]&gt;=[.$P$2];[.M12];0)" office:value-type="float" office:value="100" calcext:value-type="float">
            <text:p>100</text:p>
          </table:table-cell>
          <table:table-cell table:formula="of:=IF([.N12]&gt;=[.$P$2];[.N12];0)" office:value-type="float" office:value="0" calcext:value-type="float">
            <text:p>0</text:p>
          </table:table-cell>
          <table:table-cell/>
          <table:table-cell office:value-type="float" office:value="122.048" calcext:value-type="float">
            <text:p>122,048</text:p>
          </table:table-cell>
          <table:table-cell table:style-name="ce9" office:value-type="float" office:value="50.4404" calcext:value-type="float">
            <text:p>50,4</text:p>
          </table:table-cell>
          <table:table-cell office:value-type="float" office:value="116.67" calcext:value-type="float">
            <text:p>116,67</text:p>
          </table:table-cell>
          <table:table-cell/>
          <table:table-cell office:value-type="float" office:value="183.406" calcext:value-type="float">
            <text:p>183,406</text:p>
          </table:table-cell>
          <table:table-cell table:style-name="ce9" office:value-type="float" office:value="50.8732" calcext:value-type="float">
            <text:p>50,9</text:p>
          </table:table-cell>
          <table:table-cell office:value-type="float" office:value="116.746" calcext:value-type="float">
            <text:p>116,746</text:p>
          </table:table-cell>
          <table:table-cell/>
          <table:table-cell table:formula="of:=[.T12]*100/[.$A12]" office:value-type="float" office:value="12.2048" calcext:value-type="float">
            <text:p>12,2048</text:p>
          </table:table-cell>
          <table:table-cell table:formula="of:=[.U12]*100/[.$A12]" office:value-type="float" office:value="5.04404" calcext:value-type="float">
            <text:p>5,04404</text:p>
          </table:table-cell>
          <table:table-cell table:formula="of:=[.V12]*100/[.$A12]" office:value-type="float" office:value="11.667" calcext:value-type="float">
            <text:p>11,667</text:p>
          </table:table-cell>
          <table:table-cell/>
          <table:table-cell table:formula="of:=[.X12]*100/[.$A12]" office:value-type="float" office:value="18.3406" calcext:value-type="float">
            <text:p>18,3406</text:p>
          </table:table-cell>
          <table:table-cell table:formula="of:=[.Y12]*100/[.$A12]" office:value-type="float" office:value="5.08732" calcext:value-type="float">
            <text:p>5,08732</text:p>
          </table:table-cell>
          <table:table-cell table:formula="of:=[.Z12]*100/[.$A12]" office:value-type="float" office:value="11.6746" calcext:value-type="float">
            <text:p>11,6746</text:p>
          </table:table-cell>
          <table:table-cell/>
          <table:table-cell table:formula="of:=IF([.P12]&gt;0;[.AJ11]+1;0)" office:value-type="float" office:value="2" calcext:value-type="float">
            <text:p>2</text:p>
          </table:table-cell>
          <table:table-cell table:style-name="Default" table:formula="of:=IF([.Q12]&gt;0;[.AK11]+1;0)" office:value-type="float" office:value="2" calcext:value-type="float">
            <text:p>2</text:p>
          </table:table-cell>
          <table:table-cell table:style-name="Default" table:formula="of:=IF([.R12]&gt;0;[.AL1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120.29" calcext:value-type="float">
            <text:p>1120,29</text:p>
          </table:table-cell>
          <table:table-cell office:value-type="float" office:value="1049.51" calcext:value-type="float">
            <text:p>1049,51</text:p>
          </table:table-cell>
          <table:table-cell office:value-type="float" office:value="1106.15" calcext:value-type="float">
            <text:p>1106,15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13]*2" office:value-type="float" office:value="100" calcext:value-type="float">
            <text:p>100</text:p>
          </table:table-cell>
          <table:table-cell table:formula="of:=[.I13]*2" office:value-type="float" office:value="100" calcext:value-type="float">
            <text:p>100</text:p>
          </table:table-cell>
          <table:table-cell table:formula="of:=[.J13]*2" office:value-type="float" office:value="24" calcext:value-type="float">
            <text:p>24</text:p>
          </table:table-cell>
          <table:table-cell/>
          <table:table-cell table:formula="of:=IF([.L13]&gt;=[.$P$2];[.L13];0)" office:value-type="float" office:value="100" calcext:value-type="float">
            <text:p>100</text:p>
          </table:table-cell>
          <table:table-cell table:formula="of:=IF([.M13]&gt;=[.$P$2];[.M13];0)" office:value-type="float" office:value="100" calcext:value-type="float">
            <text:p>100</text:p>
          </table:table-cell>
          <table:table-cell table:formula="of:=IF([.N13]&gt;=[.$P$2];[.N13];0)" office:value-type="float" office:value="0" calcext:value-type="float">
            <text:p>0</text:p>
          </table:table-cell>
          <table:table-cell/>
          <table:table-cell office:value-type="float" office:value="120.29" calcext:value-type="float">
            <text:p>120,29</text:p>
          </table:table-cell>
          <table:table-cell table:style-name="ce9" office:value-type="float" office:value="49.5133" calcext:value-type="float">
            <text:p>49,5</text:p>
          </table:table-cell>
          <table:table-cell office:value-type="float" office:value="106.15" calcext:value-type="float">
            <text:p>106,15</text:p>
          </table:table-cell>
          <table:table-cell/>
          <table:table-cell office:value-type="float" office:value="122.033" calcext:value-type="float">
            <text:p>122,033</text:p>
          </table:table-cell>
          <table:table-cell table:style-name="ce9" office:value-type="float" office:value="50.0028" calcext:value-type="float">
            <text:p>50,0</text:p>
          </table:table-cell>
          <table:table-cell office:value-type="float" office:value="106.677" calcext:value-type="float">
            <text:p>106,677</text:p>
          </table:table-cell>
          <table:table-cell/>
          <table:table-cell table:formula="of:=[.T13]*100/[.$A13]" office:value-type="float" office:value="12.029" calcext:value-type="float">
            <text:p>12,029</text:p>
          </table:table-cell>
          <table:table-cell table:formula="of:=[.U13]*100/[.$A13]" office:value-type="float" office:value="4.95133" calcext:value-type="float">
            <text:p>4,95133</text:p>
          </table:table-cell>
          <table:table-cell table:formula="of:=[.V13]*100/[.$A13]" office:value-type="float" office:value="10.615" calcext:value-type="float">
            <text:p>10,615</text:p>
          </table:table-cell>
          <table:table-cell/>
          <table:table-cell table:formula="of:=[.X13]*100/[.$A13]" office:value-type="float" office:value="12.2033" calcext:value-type="float">
            <text:p>12,2033</text:p>
          </table:table-cell>
          <table:table-cell table:formula="of:=[.Y13]*100/[.$A13]" office:value-type="float" office:value="5.00028" calcext:value-type="float">
            <text:p>5,00028</text:p>
          </table:table-cell>
          <table:table-cell table:formula="of:=[.Z13]*100/[.$A13]" office:value-type="float" office:value="10.6677" calcext:value-type="float">
            <text:p>10,6677</text:p>
          </table:table-cell>
          <table:table-cell/>
          <table:table-cell table:formula="of:=IF([.P13]&gt;0;[.AJ12]+1;0)" office:value-type="float" office:value="3" calcext:value-type="float">
            <text:p>3</text:p>
          </table:table-cell>
          <table:table-cell table:style-name="Default" table:formula="of:=IF([.Q13]&gt;0;[.AK12]+1;0)" office:value-type="float" office:value="3" calcext:value-type="float">
            <text:p>3</text:p>
          </table:table-cell>
          <table:table-cell table:style-name="Default" table:formula="of:=IF([.R13]&gt;0;[.AL1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115.05" calcext:value-type="float">
            <text:p>1115,05</text:p>
          </table:table-cell>
          <table:table-cell office:value-type="float" office:value="1047.69" calcext:value-type="float">
            <text:p>1047,69</text:p>
          </table:table-cell>
          <table:table-cell office:value-type="float" office:value="1103.12" calcext:value-type="float">
            <text:p>1103,12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4]*2" office:value-type="float" office:value="100" calcext:value-type="float">
            <text:p>100</text:p>
          </table:table-cell>
          <table:table-cell table:formula="of:=[.I14]*2" office:value-type="float" office:value="100" calcext:value-type="float">
            <text:p>100</text:p>
          </table:table-cell>
          <table:table-cell table:formula="of:=[.J14]*2" office:value-type="float" office:value="94" calcext:value-type="float">
            <text:p>94</text:p>
          </table:table-cell>
          <table:table-cell/>
          <table:table-cell table:formula="of:=IF([.L14]&gt;=[.$P$2];[.L14];0)" office:value-type="float" office:value="100" calcext:value-type="float">
            <text:p>100</text:p>
          </table:table-cell>
          <table:table-cell table:formula="of:=IF([.M14]&gt;=[.$P$2];[.M14];0)" office:value-type="float" office:value="100" calcext:value-type="float">
            <text:p>100</text:p>
          </table:table-cell>
          <table:table-cell table:formula="of:=IF([.N14]&gt;=[.$P$2];[.N14];0)" office:value-type="float" office:value="94" calcext:value-type="float">
            <text:p>94</text:p>
          </table:table-cell>
          <table:table-cell/>
          <table:table-cell office:value-type="float" office:value="115.048" calcext:value-type="float">
            <text:p>115,048</text:p>
          </table:table-cell>
          <table:table-cell table:style-name="ce9" office:value-type="float" office:value="47.685" calcext:value-type="float">
            <text:p>47,7</text:p>
          </table:table-cell>
          <table:table-cell office:value-type="float" office:value="103.118" calcext:value-type="float">
            <text:p>103,118</text:p>
          </table:table-cell>
          <table:table-cell/>
          <table:table-cell office:value-type="float" office:value="121.787" calcext:value-type="float">
            <text:p>121,787</text:p>
          </table:table-cell>
          <table:table-cell table:style-name="ce9" office:value-type="float" office:value="49.0504" calcext:value-type="float">
            <text:p>49,1</text:p>
          </table:table-cell>
          <table:table-cell office:value-type="float" office:value="106.035" calcext:value-type="float">
            <text:p>106,035</text:p>
          </table:table-cell>
          <table:table-cell/>
          <table:table-cell table:formula="of:=[.T14]*100/[.$A14]" office:value-type="float" office:value="11.5048" calcext:value-type="float">
            <text:p>11,5048</text:p>
          </table:table-cell>
          <table:table-cell table:formula="of:=[.U14]*100/[.$A14]" office:value-type="float" office:value="4.7685" calcext:value-type="float">
            <text:p>4,7685</text:p>
          </table:table-cell>
          <table:table-cell table:formula="of:=[.V14]*100/[.$A14]" office:value-type="float" office:value="10.3118" calcext:value-type="float">
            <text:p>10,3118</text:p>
          </table:table-cell>
          <table:table-cell/>
          <table:table-cell table:formula="of:=[.X14]*100/[.$A14]" office:value-type="float" office:value="12.1787" calcext:value-type="float">
            <text:p>12,1787</text:p>
          </table:table-cell>
          <table:table-cell table:formula="of:=[.Y14]*100/[.$A14]" office:value-type="float" office:value="4.90504" calcext:value-type="float">
            <text:p>4,90504</text:p>
          </table:table-cell>
          <table:table-cell table:formula="of:=[.Z14]*100/[.$A14]" office:value-type="float" office:value="10.6035" calcext:value-type="float">
            <text:p>10,6035</text:p>
          </table:table-cell>
          <table:table-cell/>
          <table:table-cell table:formula="of:=IF([.P14]&gt;0;[.AJ13]+1;0)" office:value-type="float" office:value="4" calcext:value-type="float">
            <text:p>4</text:p>
          </table:table-cell>
          <table:table-cell table:style-name="Default" table:formula="of:=IF([.Q14]&gt;0;[.AK13]+1;0)" office:value-type="float" office:value="4" calcext:value-type="float">
            <text:p>4</text:p>
          </table:table-cell>
          <table:table-cell table:style-name="Default" table:formula="of:=IF([.R14]&gt;0;[.AL13]+1;0)" office:value-type="float" office:value="1" calcext:value-type="float">
            <text:p>1</text:p>
          </table:table-cell>
          <table:table-cell table:number-columns-repeated="2"/>
          <table:table-cell table:style-name="ce21"/>
          <table:table-cell table:style-name="ce22" office:value-type="string" calcext:value-type="string" table:number-columns-spanned="3" table:number-rows-spanned="1">
            <text:p>Angle range w/ % detection</text:p>
          </table:table-cell>
          <table:covered-table-cell table:style-name="ce21"/>
          <table:covered-table-cell table:style-name="ce1"/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104.82" calcext:value-type="float">
            <text:p>1104,82</text:p>
          </table:table-cell>
          <table:table-cell office:value-type="float" office:value="1047.74" calcext:value-type="float">
            <text:p>1047,74</text:p>
          </table:table-cell>
          <table:table-cell office:value-type="float" office:value="1096.7" calcext:value-type="float">
            <text:p>1096,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5]*2" office:value-type="float" office:value="100" calcext:value-type="float">
            <text:p>100</text:p>
          </table:table-cell>
          <table:table-cell table:formula="of:=[.I15]*2" office:value-type="float" office:value="100" calcext:value-type="float">
            <text:p>100</text:p>
          </table:table-cell>
          <table:table-cell table:formula="of:=[.J15]*2" office:value-type="float" office:value="94" calcext:value-type="float">
            <text:p>94</text:p>
          </table:table-cell>
          <table:table-cell/>
          <table:table-cell table:formula="of:=IF([.L15]&gt;=[.$P$2];[.L15];0)" office:value-type="float" office:value="100" calcext:value-type="float">
            <text:p>100</text:p>
          </table:table-cell>
          <table:table-cell table:formula="of:=IF([.M15]&gt;=[.$P$2];[.M15];0)" office:value-type="float" office:value="100" calcext:value-type="float">
            <text:p>100</text:p>
          </table:table-cell>
          <table:table-cell table:formula="of:=IF([.N15]&gt;=[.$P$2];[.N15];0)" office:value-type="float" office:value="94" calcext:value-type="float">
            <text:p>94</text:p>
          </table:table-cell>
          <table:table-cell/>
          <table:table-cell office:value-type="float" office:value="104.819" calcext:value-type="float">
            <text:p>104,819</text:p>
          </table:table-cell>
          <table:table-cell table:style-name="ce9" office:value-type="float" office:value="47.7375" calcext:value-type="float">
            <text:p>47,7</text:p>
          </table:table-cell>
          <table:table-cell office:value-type="float" office:value="96.7005" calcext:value-type="float">
            <text:p>96,7005</text:p>
          </table:table-cell>
          <table:table-cell/>
          <table:table-cell office:value-type="float" office:value="118.511" calcext:value-type="float">
            <text:p>118,511</text:p>
          </table:table-cell>
          <table:table-cell table:style-name="ce9" office:value-type="float" office:value="49.45" calcext:value-type="float">
            <text:p>49,5</text:p>
          </table:table-cell>
          <table:table-cell office:value-type="float" office:value="105.98" calcext:value-type="float">
            <text:p>105,98</text:p>
          </table:table-cell>
          <table:table-cell/>
          <table:table-cell table:formula="of:=[.T15]*100/[.$A15]" office:value-type="float" office:value="10.4819" calcext:value-type="float">
            <text:p>10,4819</text:p>
          </table:table-cell>
          <table:table-cell table:formula="of:=[.U15]*100/[.$A15]" office:value-type="float" office:value="4.77375" calcext:value-type="float">
            <text:p>4,77375</text:p>
          </table:table-cell>
          <table:table-cell table:formula="of:=[.V15]*100/[.$A15]" office:value-type="float" office:value="9.67005" calcext:value-type="float">
            <text:p>9,67005</text:p>
          </table:table-cell>
          <table:table-cell/>
          <table:table-cell table:formula="of:=[.X15]*100/[.$A15]" office:value-type="float" office:value="11.8511" calcext:value-type="float">
            <text:p>11,8511</text:p>
          </table:table-cell>
          <table:table-cell table:formula="of:=[.Y15]*100/[.$A15]" office:value-type="float" office:value="4.945" calcext:value-type="float">
            <text:p>4,945</text:p>
          </table:table-cell>
          <table:table-cell table:formula="of:=[.Z15]*100/[.$A15]" office:value-type="float" office:value="10.598" calcext:value-type="float">
            <text:p>10,598</text:p>
          </table:table-cell>
          <table:table-cell/>
          <table:table-cell table:formula="of:=IF([.P15]&gt;0;[.AJ14]+1;0)" office:value-type="float" office:value="5" calcext:value-type="float">
            <text:p>5</text:p>
          </table:table-cell>
          <table:table-cell table:style-name="Default" table:formula="of:=IF([.Q15]&gt;0;[.AK14]+1;0)" office:value-type="float" office:value="5" calcext:value-type="float">
            <text:p>5</text:p>
          </table:table-cell>
          <table:table-cell table:style-name="Default" table:formula="of:=IF([.R15]&gt;0;[.AL14]+1;0)" office:value-type="float" office:value="2" calcext:value-type="float">
            <text:p>2</text:p>
          </table:table-cell>
          <table:table-cell table:number-columns-repeated="2"/>
          <table:table-cell table:style-name="ce21" office:value-type="string" calcext:value-type="string">
            <text:p>Distanc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0" calcext:value-type="float">
            <text:p>12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097.48" calcext:value-type="float">
            <text:p>1097,48</text:p>
          </table:table-cell>
          <table:table-cell office:value-type="float" office:value="1045.61" calcext:value-type="float">
            <text:p>1045,61</text:p>
          </table:table-cell>
          <table:table-cell office:value-type="float" office:value="1096.6" calcext:value-type="float">
            <text:p>1096,6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6]*2" office:value-type="float" office:value="100" calcext:value-type="float">
            <text:p>100</text:p>
          </table:table-cell>
          <table:table-cell table:formula="of:=[.I16]*2" office:value-type="float" office:value="100" calcext:value-type="float">
            <text:p>100</text:p>
          </table:table-cell>
          <table:table-cell table:formula="of:=[.J16]*2" office:value-type="float" office:value="100" calcext:value-type="float">
            <text:p>100</text:p>
          </table:table-cell>
          <table:table-cell/>
          <table:table-cell table:formula="of:=IF([.L16]&gt;=[.$P$2];[.L16];0)" office:value-type="float" office:value="100" calcext:value-type="float">
            <text:p>100</text:p>
          </table:table-cell>
          <table:table-cell table:formula="of:=IF([.M16]&gt;=[.$P$2];[.M16];0)" office:value-type="float" office:value="100" calcext:value-type="float">
            <text:p>100</text:p>
          </table:table-cell>
          <table:table-cell table:formula="of:=IF([.N16]&gt;=[.$P$2];[.N16];0)" office:value-type="float" office:value="100" calcext:value-type="float">
            <text:p>100</text:p>
          </table:table-cell>
          <table:table-cell/>
          <table:table-cell office:value-type="float" office:value="97.4825" calcext:value-type="float">
            <text:p>97,4825</text:p>
          </table:table-cell>
          <table:table-cell table:style-name="ce9" office:value-type="float" office:value="45.6137" calcext:value-type="float">
            <text:p>45,6</text:p>
          </table:table-cell>
          <table:table-cell office:value-type="float" office:value="96.6029" calcext:value-type="float">
            <text:p>96,6029</text:p>
          </table:table-cell>
          <table:table-cell/>
          <table:table-cell office:value-type="float" office:value="120.461" calcext:value-type="float">
            <text:p>120,461</text:p>
          </table:table-cell>
          <table:table-cell table:style-name="ce9" office:value-type="float" office:value="49.6898" calcext:value-type="float">
            <text:p>49,7</text:p>
          </table:table-cell>
          <table:table-cell office:value-type="float" office:value="105.696" calcext:value-type="float">
            <text:p>105,696</text:p>
          </table:table-cell>
          <table:table-cell/>
          <table:table-cell table:formula="of:=[.T16]*100/[.$A16]" office:value-type="float" office:value="9.74825" calcext:value-type="float">
            <text:p>9,74825</text:p>
          </table:table-cell>
          <table:table-cell table:formula="of:=[.U16]*100/[.$A16]" office:value-type="float" office:value="4.56137" calcext:value-type="float">
            <text:p>4,56137</text:p>
          </table:table-cell>
          <table:table-cell table:formula="of:=[.V16]*100/[.$A16]" office:value-type="float" office:value="9.66029" calcext:value-type="float">
            <text:p>9,66029</text:p>
          </table:table-cell>
          <table:table-cell/>
          <table:table-cell table:formula="of:=[.X16]*100/[.$A16]" office:value-type="float" office:value="12.0461" calcext:value-type="float">
            <text:p>12,0461</text:p>
          </table:table-cell>
          <table:table-cell table:formula="of:=[.Y16]*100/[.$A16]" office:value-type="float" office:value="4.96898" calcext:value-type="float">
            <text:p>4,96898</text:p>
          </table:table-cell>
          <table:table-cell table:formula="of:=[.Z16]*100/[.$A16]" office:value-type="float" office:value="10.5696" calcext:value-type="float">
            <text:p>10,5696</text:p>
          </table:table-cell>
          <table:table-cell/>
          <table:table-cell table:formula="of:=IF([.P16]&gt;0;[.AJ15]+1;0)" office:value-type="float" office:value="6" calcext:value-type="float">
            <text:p>6</text:p>
          </table:table-cell>
          <table:table-cell table:style-name="Default" table:formula="of:=IF([.Q16]&gt;0;[.AK15]+1;0)" office:value-type="float" office:value="6" calcext:value-type="float">
            <text:p>6</text:p>
          </table:table-cell>
          <table:table-cell table:style-name="Default" table:formula="of:=IF([.R16]&gt;0;[.AL15]+1;0)" office:value-type="float" office:value="3" calcext:value-type="float">
            <text:p>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IF([.AP5]-1&gt;0;([.AP5]-1)*5;0)" office:value-type="float" office:value="75" calcext:value-type="float">
            <text:p>75</text:p>
          </table:table-cell>
          <table:table-cell table:formula="of:=IF([.AQ5]-1&gt;0;([.AQ5]-1)*5;0)" office:value-type="float" office:value="65" calcext:value-type="float">
            <text:p>65</text:p>
          </table:table-cell>
          <table:table-cell table:style-name="ce3" table:formula="of:=IF([.AR5]-1&gt;0;([.AR5]-1)*5;0)" office:value-type="float" office:value="45" calcext:value-type="float">
            <text:p>4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094.8" calcext:value-type="float">
            <text:p>1094,8</text:p>
          </table:table-cell>
          <table:table-cell office:value-type="float" office:value="1044.94" calcext:value-type="float">
            <text:p>1044,94</text:p>
          </table:table-cell>
          <table:table-cell office:value-type="float" office:value="1091.24" calcext:value-type="float">
            <text:p>1091,2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7]*2" office:value-type="float" office:value="100" calcext:value-type="float">
            <text:p>100</text:p>
          </table:table-cell>
          <table:table-cell table:formula="of:=[.I17]*2" office:value-type="float" office:value="100" calcext:value-type="float">
            <text:p>100</text:p>
          </table:table-cell>
          <table:table-cell table:formula="of:=[.J17]*2" office:value-type="float" office:value="98" calcext:value-type="float">
            <text:p>98</text:p>
          </table:table-cell>
          <table:table-cell/>
          <table:table-cell table:formula="of:=IF([.L17]&gt;=[.$P$2];[.L17];0)" office:value-type="float" office:value="100" calcext:value-type="float">
            <text:p>100</text:p>
          </table:table-cell>
          <table:table-cell table:formula="of:=IF([.M17]&gt;=[.$P$2];[.M17];0)" office:value-type="float" office:value="100" calcext:value-type="float">
            <text:p>100</text:p>
          </table:table-cell>
          <table:table-cell table:formula="of:=IF([.N17]&gt;=[.$P$2];[.N17];0)" office:value-type="float" office:value="98" calcext:value-type="float">
            <text:p>98</text:p>
          </table:table-cell>
          <table:table-cell/>
          <table:table-cell office:value-type="float" office:value="94.8041" calcext:value-type="float">
            <text:p>94,8041</text:p>
          </table:table-cell>
          <table:table-cell table:style-name="ce9" office:value-type="float" office:value="44.9368" calcext:value-type="float">
            <text:p>44,9</text:p>
          </table:table-cell>
          <table:table-cell office:value-type="float" office:value="91.2392" calcext:value-type="float">
            <text:p>91,2392</text:p>
          </table:table-cell>
          <table:table-cell/>
          <table:table-cell office:value-type="float" office:value="106.966" calcext:value-type="float">
            <text:p>106,966</text:p>
          </table:table-cell>
          <table:table-cell table:style-name="ce9" office:value-type="float" office:value="51.752" calcext:value-type="float">
            <text:p>51,8</text:p>
          </table:table-cell>
          <table:table-cell office:value-type="float" office:value="98.5686" calcext:value-type="float">
            <text:p>98,5686</text:p>
          </table:table-cell>
          <table:table-cell/>
          <table:table-cell table:formula="of:=[.T17]*100/[.$A17]" office:value-type="float" office:value="9.48041" calcext:value-type="float">
            <text:p>9,48041</text:p>
          </table:table-cell>
          <table:table-cell table:formula="of:=[.U17]*100/[.$A17]" office:value-type="float" office:value="4.49368" calcext:value-type="float">
            <text:p>4,49368</text:p>
          </table:table-cell>
          <table:table-cell table:formula="of:=[.V17]*100/[.$A17]" office:value-type="float" office:value="9.12392" calcext:value-type="float">
            <text:p>9,12392</text:p>
          </table:table-cell>
          <table:table-cell/>
          <table:table-cell table:formula="of:=[.X17]*100/[.$A17]" office:value-type="float" office:value="10.6966" calcext:value-type="float">
            <text:p>10,6966</text:p>
          </table:table-cell>
          <table:table-cell table:formula="of:=[.Y17]*100/[.$A17]" office:value-type="float" office:value="5.1752" calcext:value-type="float">
            <text:p>5,1752</text:p>
          </table:table-cell>
          <table:table-cell table:formula="of:=[.Z17]*100/[.$A17]" office:value-type="float" office:value="9.85686" calcext:value-type="float">
            <text:p>9,85686</text:p>
          </table:table-cell>
          <table:table-cell/>
          <table:table-cell table:formula="of:=IF([.P17]&gt;0;[.AJ16]+1;0)" office:value-type="float" office:value="7" calcext:value-type="float">
            <text:p>7</text:p>
          </table:table-cell>
          <table:table-cell table:style-name="Default" table:formula="of:=IF([.Q17]&gt;0;[.AK16]+1;0)" office:value-type="float" office:value="7" calcext:value-type="float">
            <text:p>7</text:p>
          </table:table-cell>
          <table:table-cell table:style-name="Default" table:formula="of:=IF([.R17]&gt;0;[.AL16]+1;0)" office:value-type="float" office:value="4" calcext:value-type="float">
            <text:p>4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table:formula="of:=IF([.AP6]-1&gt;0;([.AP6]-1)*5;0)" office:value-type="float" office:value="70" calcext:value-type="float">
            <text:p>70</text:p>
          </table:table-cell>
          <table:table-cell table:formula="of:=IF([.AQ6]-1&gt;0;([.AQ6]-1)*5;0)" office:value-type="float" office:value="65" calcext:value-type="float">
            <text:p>65</text:p>
          </table:table-cell>
          <table:table-cell table:style-name="ce3" table:formula="of:=IF([.AR6]-1&gt;0;([.AR6]-1)*5;0)" office:value-type="float" office:value="45" calcext:value-type="float">
            <text:p>4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086.14" calcext:value-type="float">
            <text:p>1086,14</text:p>
          </table:table-cell>
          <table:table-cell office:value-type="float" office:value="1044.13" calcext:value-type="float">
            <text:p>1044,13</text:p>
          </table:table-cell>
          <table:table-cell office:value-type="float" office:value="1095.95" calcext:value-type="float">
            <text:p>1095,9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8]*2" office:value-type="float" office:value="100" calcext:value-type="float">
            <text:p>100</text:p>
          </table:table-cell>
          <table:table-cell table:formula="of:=[.I18]*2" office:value-type="float" office:value="100" calcext:value-type="float">
            <text:p>100</text:p>
          </table:table-cell>
          <table:table-cell table:formula="of:=[.J18]*2" office:value-type="float" office:value="100" calcext:value-type="float">
            <text:p>100</text:p>
          </table:table-cell>
          <table:table-cell/>
          <table:table-cell table:formula="of:=IF([.L18]&gt;=[.$P$2];[.L18];0)" office:value-type="float" office:value="100" calcext:value-type="float">
            <text:p>100</text:p>
          </table:table-cell>
          <table:table-cell table:formula="of:=IF([.M18]&gt;=[.$P$2];[.M18];0)" office:value-type="float" office:value="100" calcext:value-type="float">
            <text:p>100</text:p>
          </table:table-cell>
          <table:table-cell table:formula="of:=IF([.N18]&gt;=[.$P$2];[.N18];0)" office:value-type="float" office:value="100" calcext:value-type="float">
            <text:p>100</text:p>
          </table:table-cell>
          <table:table-cell/>
          <table:table-cell office:value-type="float" office:value="86.1444" calcext:value-type="float">
            <text:p>86,1444</text:p>
          </table:table-cell>
          <table:table-cell table:style-name="ce9" office:value-type="float" office:value="44.1321" calcext:value-type="float">
            <text:p>44,1</text:p>
          </table:table-cell>
          <table:table-cell office:value-type="float" office:value="95.9509" calcext:value-type="float">
            <text:p>95,9509</text:p>
          </table:table-cell>
          <table:table-cell/>
          <table:table-cell office:value-type="float" office:value="102.222" calcext:value-type="float">
            <text:p>102,222</text:p>
          </table:table-cell>
          <table:table-cell table:style-name="ce9" office:value-type="float" office:value="51.3315" calcext:value-type="float">
            <text:p>51,3</text:p>
          </table:table-cell>
          <table:table-cell office:value-type="float" office:value="99.9478" calcext:value-type="float">
            <text:p>99,9478</text:p>
          </table:table-cell>
          <table:table-cell/>
          <table:table-cell table:formula="of:=[.T18]*100/[.$A18]" office:value-type="float" office:value="8.61444" calcext:value-type="float">
            <text:p>8,61444</text:p>
          </table:table-cell>
          <table:table-cell table:formula="of:=[.U18]*100/[.$A18]" office:value-type="float" office:value="4.41321" calcext:value-type="float">
            <text:p>4,41321</text:p>
          </table:table-cell>
          <table:table-cell table:formula="of:=[.V18]*100/[.$A18]" office:value-type="float" office:value="9.59509" calcext:value-type="float">
            <text:p>9,59509</text:p>
          </table:table-cell>
          <table:table-cell/>
          <table:table-cell table:formula="of:=[.X18]*100/[.$A18]" office:value-type="float" office:value="10.2222" calcext:value-type="float">
            <text:p>10,2222</text:p>
          </table:table-cell>
          <table:table-cell table:formula="of:=[.Y18]*100/[.$A18]" office:value-type="float" office:value="5.13315" calcext:value-type="float">
            <text:p>5,13315</text:p>
          </table:table-cell>
          <table:table-cell table:formula="of:=[.Z18]*100/[.$A18]" office:value-type="float" office:value="9.99478" calcext:value-type="float">
            <text:p>9,99478</text:p>
          </table:table-cell>
          <table:table-cell/>
          <table:table-cell table:formula="of:=IF([.P18]&gt;0;[.AJ17]+1;0)" office:value-type="float" office:value="8" calcext:value-type="float">
            <text:p>8</text:p>
          </table:table-cell>
          <table:table-cell table:style-name="Default" table:formula="of:=IF([.Q18]&gt;0;[.AK17]+1;0)" office:value-type="float" office:value="8" calcext:value-type="float">
            <text:p>8</text:p>
          </table:table-cell>
          <table:table-cell table:style-name="Default" table:formula="of:=IF([.R18]&gt;0;[.AL17]+1;0)" office:value-type="float" office:value="5" calcext:value-type="float">
            <text:p>5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formula="of:=IF([.AP7]-1&gt;0;([.AP7]-1)*5;0)" office:value-type="float" office:value="55" calcext:value-type="float">
            <text:p>55</text:p>
          </table:table-cell>
          <table:table-cell table:formula="of:=IF([.AQ7]-1&gt;0;([.AQ7]-1)*5;0)" office:value-type="float" office:value="60" calcext:value-type="float">
            <text:p>60</text:p>
          </table:table-cell>
          <table:table-cell table:style-name="ce3" table:formula="of:=IF([.AR7]-1&gt;0;([.AR7]-1)*5;0)" office:value-type="float" office:value="45" calcext:value-type="float">
            <text:p>4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93.9" calcext:value-type="float">
            <text:p>1093,9</text:p>
          </table:table-cell>
          <table:table-cell office:value-type="float" office:value="1032.75" calcext:value-type="float">
            <text:p>1032,75</text:p>
          </table:table-cell>
          <table:table-cell office:value-type="float" office:value="1094.53" calcext:value-type="float">
            <text:p>1094,53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9]*2" office:value-type="float" office:value="100" calcext:value-type="float">
            <text:p>100</text:p>
          </table:table-cell>
          <table:table-cell table:formula="of:=[.I19]*2" office:value-type="float" office:value="100" calcext:value-type="float">
            <text:p>100</text:p>
          </table:table-cell>
          <table:table-cell table:formula="of:=[.J19]*2" office:value-type="float" office:value="100" calcext:value-type="float">
            <text:p>100</text:p>
          </table:table-cell>
          <table:table-cell/>
          <table:table-cell table:formula="of:=IF([.L19]&gt;=[.$P$2];[.L19];0)" office:value-type="float" office:value="100" calcext:value-type="float">
            <text:p>100</text:p>
          </table:table-cell>
          <table:table-cell table:formula="of:=IF([.M19]&gt;=[.$P$2];[.M19];0)" office:value-type="float" office:value="100" calcext:value-type="float">
            <text:p>100</text:p>
          </table:table-cell>
          <table:table-cell table:formula="of:=IF([.N19]&gt;=[.$P$2];[.N19];0)" office:value-type="float" office:value="100" calcext:value-type="float">
            <text:p>100</text:p>
          </table:table-cell>
          <table:table-cell/>
          <table:table-cell office:value-type="float" office:value="93.9011" calcext:value-type="float">
            <text:p>93,9011</text:p>
          </table:table-cell>
          <table:table-cell table:style-name="ce9" office:value-type="float" office:value="32.7484" calcext:value-type="float">
            <text:p>32,7</text:p>
          </table:table-cell>
          <table:table-cell office:value-type="float" office:value="94.5344" calcext:value-type="float">
            <text:p>94,5344</text:p>
          </table:table-cell>
          <table:table-cell/>
          <table:table-cell office:value-type="float" office:value="106.913" calcext:value-type="float">
            <text:p>106,913</text:p>
          </table:table-cell>
          <table:table-cell table:style-name="ce9" office:value-type="float" office:value="47.4919" calcext:value-type="float">
            <text:p>47,5</text:p>
          </table:table-cell>
          <table:table-cell office:value-type="float" office:value="104.964" calcext:value-type="float">
            <text:p>104,964</text:p>
          </table:table-cell>
          <table:table-cell/>
          <table:table-cell table:formula="of:=[.T19]*100/[.$A19]" office:value-type="float" office:value="9.39011" calcext:value-type="float">
            <text:p>9,39011</text:p>
          </table:table-cell>
          <table:table-cell table:formula="of:=[.U19]*100/[.$A19]" office:value-type="float" office:value="3.27484" calcext:value-type="float">
            <text:p>3,27484</text:p>
          </table:table-cell>
          <table:table-cell table:formula="of:=[.V19]*100/[.$A19]" office:value-type="float" office:value="9.45344" calcext:value-type="float">
            <text:p>9,45344</text:p>
          </table:table-cell>
          <table:table-cell/>
          <table:table-cell table:formula="of:=[.X19]*100/[.$A19]" office:value-type="float" office:value="10.6913" calcext:value-type="float">
            <text:p>10,6913</text:p>
          </table:table-cell>
          <table:table-cell table:formula="of:=[.Y19]*100/[.$A19]" office:value-type="float" office:value="4.74919" calcext:value-type="float">
            <text:p>4,74919</text:p>
          </table:table-cell>
          <table:table-cell table:formula="of:=[.Z19]*100/[.$A19]" office:value-type="float" office:value="10.4964" calcext:value-type="float">
            <text:p>10,4964</text:p>
          </table:table-cell>
          <table:table-cell/>
          <table:table-cell table:formula="of:=IF([.P19]&gt;0;[.AJ18]+1;0)" office:value-type="float" office:value="9" calcext:value-type="float">
            <text:p>9</text:p>
          </table:table-cell>
          <table:table-cell table:style-name="Default" table:formula="of:=IF([.Q19]&gt;0;[.AK18]+1;0)" office:value-type="float" office:value="9" calcext:value-type="float">
            <text:p>9</text:p>
          </table:table-cell>
          <table:table-cell table:style-name="Default" table:formula="of:=IF([.R19]&gt;0;[.AL18]+1;0)" office:value-type="float" office:value="6" calcext:value-type="float">
            <text:p>6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formula="of:=IF([.AP8]-1&gt;0;([.AP8]-1)*5;0)" office:value-type="float" office:value="60" calcext:value-type="float">
            <text:p>60</text:p>
          </table:table-cell>
          <table:table-cell table:formula="of:=IF([.AQ8]-1&gt;0;([.AQ8]-1)*5;0)" office:value-type="float" office:value="50" calcext:value-type="float">
            <text:p>50</text:p>
          </table:table-cell>
          <table:table-cell table:style-name="ce3" table:formula="of:=IF([.AR8]-1&gt;0;([.AR8]-1)*5;0)" office:value-type="float" office:value="40" calcext:value-type="float">
            <text:p>4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90.54" calcext:value-type="float">
            <text:p>1090,54</text:p>
          </table:table-cell>
          <table:table-cell office:value-type="float" office:value="1036.51" calcext:value-type="float">
            <text:p>1036,51</text:p>
          </table:table-cell>
          <table:table-cell office:value-type="float" office:value="1091.37" calcext:value-type="float">
            <text:p>1091,37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20]*2" office:value-type="float" office:value="100" calcext:value-type="float">
            <text:p>100</text:p>
          </table:table-cell>
          <table:table-cell table:formula="of:=[.I20]*2" office:value-type="float" office:value="100" calcext:value-type="float">
            <text:p>100</text:p>
          </table:table-cell>
          <table:table-cell table:formula="of:=[.J20]*2" office:value-type="float" office:value="100" calcext:value-type="float">
            <text:p>100</text:p>
          </table:table-cell>
          <table:table-cell/>
          <table:table-cell table:formula="of:=IF([.L20]&gt;=[.$P$2];[.L20];0)" office:value-type="float" office:value="100" calcext:value-type="float">
            <text:p>100</text:p>
          </table:table-cell>
          <table:table-cell table:formula="of:=IF([.M20]&gt;=[.$P$2];[.M20];0)" office:value-type="float" office:value="100" calcext:value-type="float">
            <text:p>100</text:p>
          </table:table-cell>
          <table:table-cell table:formula="of:=IF([.N20]&gt;=[.$P$2];[.N20];0)" office:value-type="float" office:value="100" calcext:value-type="float">
            <text:p>100</text:p>
          </table:table-cell>
          <table:table-cell/>
          <table:table-cell office:value-type="float" office:value="90.538" calcext:value-type="float">
            <text:p>90,538</text:p>
          </table:table-cell>
          <table:table-cell table:style-name="ce9" office:value-type="float" office:value="36.5109" calcext:value-type="float">
            <text:p>36,5</text:p>
          </table:table-cell>
          <table:table-cell office:value-type="float" office:value="91.368" calcext:value-type="float">
            <text:p>91,368</text:p>
          </table:table-cell>
          <table:table-cell/>
          <table:table-cell office:value-type="float" office:value="101.742" calcext:value-type="float">
            <text:p>101,742</text:p>
          </table:table-cell>
          <table:table-cell table:style-name="ce9" office:value-type="float" office:value="44.0535" calcext:value-type="float">
            <text:p>44,1</text:p>
          </table:table-cell>
          <table:table-cell office:value-type="float" office:value="93.3929" calcext:value-type="float">
            <text:p>93,3929</text:p>
          </table:table-cell>
          <table:table-cell/>
          <table:table-cell table:formula="of:=[.T20]*100/[.$A20]" office:value-type="float" office:value="9.0538" calcext:value-type="float">
            <text:p>9,0538</text:p>
          </table:table-cell>
          <table:table-cell table:formula="of:=[.U20]*100/[.$A20]" office:value-type="float" office:value="3.65109" calcext:value-type="float">
            <text:p>3,65109</text:p>
          </table:table-cell>
          <table:table-cell table:formula="of:=[.V20]*100/[.$A20]" office:value-type="float" office:value="9.1368" calcext:value-type="float">
            <text:p>9,1368</text:p>
          </table:table-cell>
          <table:table-cell/>
          <table:table-cell table:formula="of:=[.X20]*100/[.$A20]" office:value-type="float" office:value="10.1742" calcext:value-type="float">
            <text:p>10,1742</text:p>
          </table:table-cell>
          <table:table-cell table:formula="of:=[.Y20]*100/[.$A20]" office:value-type="float" office:value="4.40535" calcext:value-type="float">
            <text:p>4,40535</text:p>
          </table:table-cell>
          <table:table-cell table:formula="of:=[.Z20]*100/[.$A20]" office:value-type="float" office:value="9.33929" calcext:value-type="float">
            <text:p>9,33929</text:p>
          </table:table-cell>
          <table:table-cell/>
          <table:table-cell table:formula="of:=IF([.P20]&gt;0;[.AJ19]+1;0)" office:value-type="float" office:value="10" calcext:value-type="float">
            <text:p>10</text:p>
          </table:table-cell>
          <table:table-cell table:style-name="Default" table:formula="of:=IF([.Q20]&gt;0;[.AK19]+1;0)" office:value-type="float" office:value="10" calcext:value-type="float">
            <text:p>10</text:p>
          </table:table-cell>
          <table:table-cell table:style-name="Default" table:formula="of:=IF([.R20]&gt;0;[.AL19]+1;0)" office:value-type="float" office:value="7" calcext:value-type="float">
            <text:p>7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IF([.AP9]-1&gt;0;([.AP9]-1)*5;0)" office:value-type="float" office:value="40" calcext:value-type="float">
            <text:p>40</text:p>
          </table:table-cell>
          <table:table-cell table:formula="of:=IF([.AQ9]-1&gt;0;([.AQ9]-1)*5;0)" office:value-type="float" office:value="60" calcext:value-type="float">
            <text:p>60</text:p>
          </table:table-cell>
          <table:table-cell table:style-name="ce3" table:formula="of:=IF([.AR9]-1&gt;0;([.AR9]-1)*5;0)" office:value-type="float" office:value="15" calcext:value-type="float">
            <text:p>1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81.38" calcext:value-type="float">
            <text:p>1081,38</text:p>
          </table:table-cell>
          <table:table-cell office:value-type="float" office:value="1037.05" calcext:value-type="float">
            <text:p>1037,05</text:p>
          </table:table-cell>
          <table:table-cell office:value-type="float" office:value="1088.12" calcext:value-type="float">
            <text:p>1088,12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21]*2" office:value-type="float" office:value="100" calcext:value-type="float">
            <text:p>100</text:p>
          </table:table-cell>
          <table:table-cell table:formula="of:=[.I21]*2" office:value-type="float" office:value="100" calcext:value-type="float">
            <text:p>100</text:p>
          </table:table-cell>
          <table:table-cell table:formula="of:=[.J21]*2" office:value-type="float" office:value="100" calcext:value-type="float">
            <text:p>100</text:p>
          </table:table-cell>
          <table:table-cell/>
          <table:table-cell table:formula="of:=IF([.L21]&gt;=[.$P$2];[.L21];0)" office:value-type="float" office:value="100" calcext:value-type="float">
            <text:p>100</text:p>
          </table:table-cell>
          <table:table-cell table:formula="of:=IF([.M21]&gt;=[.$P$2];[.M21];0)" office:value-type="float" office:value="100" calcext:value-type="float">
            <text:p>100</text:p>
          </table:table-cell>
          <table:table-cell table:formula="of:=IF([.N21]&gt;=[.$P$2];[.N21];0)" office:value-type="float" office:value="100" calcext:value-type="float">
            <text:p>100</text:p>
          </table:table-cell>
          <table:table-cell/>
          <table:table-cell office:value-type="float" office:value="81.3808" calcext:value-type="float">
            <text:p>81,3808</text:p>
          </table:table-cell>
          <table:table-cell table:style-name="ce9" office:value-type="float" office:value="37.0481" calcext:value-type="float">
            <text:p>37,0</text:p>
          </table:table-cell>
          <table:table-cell office:value-type="float" office:value="88.1202" calcext:value-type="float">
            <text:p>88,1202</text:p>
          </table:table-cell>
          <table:table-cell/>
          <table:table-cell office:value-type="float" office:value="99.2649" calcext:value-type="float">
            <text:p>99,2649</text:p>
          </table:table-cell>
          <table:table-cell table:style-name="ce9" office:value-type="float" office:value="41.0912" calcext:value-type="float">
            <text:p>41,1</text:p>
          </table:table-cell>
          <table:table-cell office:value-type="float" office:value="89.2312" calcext:value-type="float">
            <text:p>89,2312</text:p>
          </table:table-cell>
          <table:table-cell/>
          <table:table-cell table:formula="of:=[.T21]*100/[.$A21]" office:value-type="float" office:value="8.13808" calcext:value-type="float">
            <text:p>8,13808</text:p>
          </table:table-cell>
          <table:table-cell table:formula="of:=[.U21]*100/[.$A21]" office:value-type="float" office:value="3.70481" calcext:value-type="float">
            <text:p>3,70481</text:p>
          </table:table-cell>
          <table:table-cell table:formula="of:=[.V21]*100/[.$A21]" office:value-type="float" office:value="8.81202" calcext:value-type="float">
            <text:p>8,81202</text:p>
          </table:table-cell>
          <table:table-cell/>
          <table:table-cell table:formula="of:=[.X21]*100/[.$A21]" office:value-type="float" office:value="9.92649" calcext:value-type="float">
            <text:p>9,92649</text:p>
          </table:table-cell>
          <table:table-cell table:formula="of:=[.Y21]*100/[.$A21]" office:value-type="float" office:value="4.10912" calcext:value-type="float">
            <text:p>4,10912</text:p>
          </table:table-cell>
          <table:table-cell table:formula="of:=[.Z21]*100/[.$A21]" office:value-type="float" office:value="8.92312" calcext:value-type="float">
            <text:p>8,92312</text:p>
          </table:table-cell>
          <table:table-cell/>
          <table:table-cell table:formula="of:=IF([.P21]&gt;0;[.AJ20]+1;0)" office:value-type="float" office:value="11" calcext:value-type="float">
            <text:p>11</text:p>
          </table:table-cell>
          <table:table-cell table:style-name="Default" table:formula="of:=IF([.Q21]&gt;0;[.AK20]+1;0)" office:value-type="float" office:value="11" calcext:value-type="float">
            <text:p>11</text:p>
          </table:table-cell>
          <table:table-cell table:style-name="Default" table:formula="of:=IF([.R21]&gt;0;[.AL20]+1;0)" office:value-type="float" office:value="8" calcext:value-type="float">
            <text:p>8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formula="of:=IF([.AP10]-1&gt;0;([.AP10]-1)*5;0)" office:value-type="float" office:value="35" calcext:value-type="float">
            <text:p>35</text:p>
          </table:table-cell>
          <table:table-cell table:formula="of:=IF([.AQ10]-1&gt;0;([.AQ10]-1)*5;0)" office:value-type="float" office:value="40" calcext:value-type="float">
            <text:p>40</text:p>
          </table:table-cell>
          <table:table-cell table:style-name="ce3" table:formula="of:=IF([.AR10]-1&gt;0;([.AR10]-1)*5;0)" office:value-type="float" office:value="10" calcext:value-type="float">
            <text:p>1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87.44" calcext:value-type="float">
            <text:p>1087,44</text:p>
          </table:table-cell>
          <table:table-cell office:value-type="float" office:value="1037.86" calcext:value-type="float">
            <text:p>1037,86</text:p>
          </table:table-cell>
          <table:table-cell office:value-type="float" office:value="1089.35" calcext:value-type="float">
            <text:p>1089,3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22]*2" office:value-type="float" office:value="100" calcext:value-type="float">
            <text:p>100</text:p>
          </table:table-cell>
          <table:table-cell table:formula="of:=[.I22]*2" office:value-type="float" office:value="100" calcext:value-type="float">
            <text:p>100</text:p>
          </table:table-cell>
          <table:table-cell table:formula="of:=[.J22]*2" office:value-type="float" office:value="100" calcext:value-type="float">
            <text:p>100</text:p>
          </table:table-cell>
          <table:table-cell/>
          <table:table-cell table:formula="of:=IF([.L22]&gt;=[.$P$2];[.L22];0)" office:value-type="float" office:value="100" calcext:value-type="float">
            <text:p>100</text:p>
          </table:table-cell>
          <table:table-cell table:formula="of:=IF([.M22]&gt;=[.$P$2];[.M22];0)" office:value-type="float" office:value="100" calcext:value-type="float">
            <text:p>100</text:p>
          </table:table-cell>
          <table:table-cell table:formula="of:=IF([.N22]&gt;=[.$P$2];[.N22];0)" office:value-type="float" office:value="100" calcext:value-type="float">
            <text:p>100</text:p>
          </table:table-cell>
          <table:table-cell/>
          <table:table-cell office:value-type="float" office:value="87.439" calcext:value-type="float">
            <text:p>87,439</text:p>
          </table:table-cell>
          <table:table-cell table:style-name="ce9" office:value-type="float" office:value="37.8597" calcext:value-type="float">
            <text:p>37,9</text:p>
          </table:table-cell>
          <table:table-cell office:value-type="float" office:value="89.3547" calcext:value-type="float">
            <text:p>89,3547</text:p>
          </table:table-cell>
          <table:table-cell/>
          <table:table-cell office:value-type="float" office:value="144.548" calcext:value-type="float">
            <text:p>144,548</text:p>
          </table:table-cell>
          <table:table-cell table:style-name="ce9" office:value-type="float" office:value="47.9701" calcext:value-type="float">
            <text:p>48,0</text:p>
          </table:table-cell>
          <table:table-cell office:value-type="float" office:value="93.8839" calcext:value-type="float">
            <text:p>93,8839</text:p>
          </table:table-cell>
          <table:table-cell/>
          <table:table-cell table:formula="of:=[.T22]*100/[.$A22]" office:value-type="float" office:value="8.7439" calcext:value-type="float">
            <text:p>8,7439</text:p>
          </table:table-cell>
          <table:table-cell table:formula="of:=[.U22]*100/[.$A22]" office:value-type="float" office:value="3.78597" calcext:value-type="float">
            <text:p>3,78597</text:p>
          </table:table-cell>
          <table:table-cell table:formula="of:=[.V22]*100/[.$A22]" office:value-type="float" office:value="8.93547" calcext:value-type="float">
            <text:p>8,93547</text:p>
          </table:table-cell>
          <table:table-cell/>
          <table:table-cell table:formula="of:=[.X22]*100/[.$A22]" office:value-type="float" office:value="14.4548" calcext:value-type="float">
            <text:p>14,4548</text:p>
          </table:table-cell>
          <table:table-cell table:formula="of:=[.Y22]*100/[.$A22]" office:value-type="float" office:value="4.79701" calcext:value-type="float">
            <text:p>4,79701</text:p>
          </table:table-cell>
          <table:table-cell table:formula="of:=[.Z22]*100/[.$A22]" office:value-type="float" office:value="9.38839" calcext:value-type="float">
            <text:p>9,38839</text:p>
          </table:table-cell>
          <table:table-cell/>
          <table:table-cell table:formula="of:=IF([.P22]&gt;0;[.AJ21]+1;0)" office:value-type="float" office:value="12" calcext:value-type="float">
            <text:p>12</text:p>
          </table:table-cell>
          <table:table-cell table:style-name="Default" table:formula="of:=IF([.Q22]&gt;0;[.AK21]+1;0)" office:value-type="float" office:value="12" calcext:value-type="float">
            <text:p>12</text:p>
          </table:table-cell>
          <table:table-cell table:style-name="Default" table:formula="of:=IF([.R22]&gt;0;[.AL21]+1;0)" office:value-type="float" office:value="9" calcext:value-type="float">
            <text:p>9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formula="of:=IF([.AP11]-1&gt;0;([.AP11]-1)*5;0)" office:value-type="float" office:value="20" calcext:value-type="float">
            <text:p>20</text:p>
          </table:table-cell>
          <table:table-cell table:formula="of:=IF([.AQ11]-1&gt;0;([.AQ11]-1)*5;0)" office:value-type="float" office:value="35" calcext:value-type="float">
            <text:p>35</text:p>
          </table:table-cell>
          <table:table-cell table:style-name="ce3" table:formula="of:=IF([.AR11]-1&gt;0;([.AR11]-1)*5;0)" office:value-type="float" office:value="10" calcext:value-type="float">
            <text:p>1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87.35" calcext:value-type="float">
            <text:p>1087,35</text:p>
          </table:table-cell>
          <table:table-cell office:value-type="float" office:value="1044.85" calcext:value-type="float">
            <text:p>1044,85</text:p>
          </table:table-cell>
          <table:table-cell office:value-type="float" office:value="1088.83" calcext:value-type="float">
            <text:p>1088,8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23]*2" office:value-type="float" office:value="100" calcext:value-type="float">
            <text:p>100</text:p>
          </table:table-cell>
          <table:table-cell table:formula="of:=[.I23]*2" office:value-type="float" office:value="100" calcext:value-type="float">
            <text:p>100</text:p>
          </table:table-cell>
          <table:table-cell table:formula="of:=[.J23]*2" office:value-type="float" office:value="94" calcext:value-type="float">
            <text:p>94</text:p>
          </table:table-cell>
          <table:table-cell/>
          <table:table-cell table:formula="of:=IF([.L23]&gt;=[.$P$2];[.L23];0)" office:value-type="float" office:value="100" calcext:value-type="float">
            <text:p>100</text:p>
          </table:table-cell>
          <table:table-cell table:formula="of:=IF([.M23]&gt;=[.$P$2];[.M23];0)" office:value-type="float" office:value="100" calcext:value-type="float">
            <text:p>100</text:p>
          </table:table-cell>
          <table:table-cell table:formula="of:=IF([.N23]&gt;=[.$P$2];[.N23];0)" office:value-type="float" office:value="94" calcext:value-type="float">
            <text:p>94</text:p>
          </table:table-cell>
          <table:table-cell/>
          <table:table-cell office:value-type="float" office:value="87.3492" calcext:value-type="float">
            <text:p>87,3492</text:p>
          </table:table-cell>
          <table:table-cell table:style-name="ce9" office:value-type="float" office:value="44.855" calcext:value-type="float">
            <text:p>44,9</text:p>
          </table:table-cell>
          <table:table-cell office:value-type="float" office:value="88.8343" calcext:value-type="float">
            <text:p>88,8343</text:p>
          </table:table-cell>
          <table:table-cell/>
          <table:table-cell office:value-type="float" office:value="97.2799" calcext:value-type="float">
            <text:p>97,2799</text:p>
          </table:table-cell>
          <table:table-cell table:style-name="ce9" office:value-type="float" office:value="48.2196" calcext:value-type="float">
            <text:p>48,2</text:p>
          </table:table-cell>
          <table:table-cell office:value-type="float" office:value="92.1853" calcext:value-type="float">
            <text:p>92,1853</text:p>
          </table:table-cell>
          <table:table-cell/>
          <table:table-cell table:formula="of:=[.T23]*100/[.$A23]" office:value-type="float" office:value="8.73492" calcext:value-type="float">
            <text:p>8,73492</text:p>
          </table:table-cell>
          <table:table-cell table:formula="of:=[.U23]*100/[.$A23]" office:value-type="float" office:value="4.4855" calcext:value-type="float">
            <text:p>4,4855</text:p>
          </table:table-cell>
          <table:table-cell table:formula="of:=[.V23]*100/[.$A23]" office:value-type="float" office:value="8.88343" calcext:value-type="float">
            <text:p>8,88343</text:p>
          </table:table-cell>
          <table:table-cell/>
          <table:table-cell table:formula="of:=[.X23]*100/[.$A23]" office:value-type="float" office:value="9.72799" calcext:value-type="float">
            <text:p>9,72799</text:p>
          </table:table-cell>
          <table:table-cell table:formula="of:=[.Y23]*100/[.$A23]" office:value-type="float" office:value="4.82196" calcext:value-type="float">
            <text:p>4,82196</text:p>
          </table:table-cell>
          <table:table-cell table:formula="of:=[.Z23]*100/[.$A23]" office:value-type="float" office:value="9.21853" calcext:value-type="float">
            <text:p>9,21853</text:p>
          </table:table-cell>
          <table:table-cell/>
          <table:table-cell table:formula="of:=IF([.P23]&gt;0;[.AJ22]+1;0)" office:value-type="float" office:value="13" calcext:value-type="float">
            <text:p>13</text:p>
          </table:table-cell>
          <table:table-cell table:style-name="Default" table:formula="of:=IF([.Q23]&gt;0;[.AK22]+1;0)" office:value-type="float" office:value="13" calcext:value-type="float">
            <text:p>13</text:p>
          </table:table-cell>
          <table:table-cell table:style-name="Default" table:formula="of:=IF([.R23]&gt;0;[.AL22]+1;0)" office:value-type="float" office:value="10" calcext:value-type="float">
            <text:p>10</text:p>
          </table:table-cell>
          <table:table-cell table:number-columns-repeated="2"/>
          <table:table-cell table:style-name="Default" table:number-columns-repeated="3"/>
          <table:table-cell table:number-columns-repeated="98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87.04" calcext:value-type="float">
            <text:p>1087,04</text:p>
          </table:table-cell>
          <table:table-cell office:value-type="float" office:value="1044.94" calcext:value-type="float">
            <text:p>1044,94</text:p>
          </table:table-cell>
          <table:table-cell office:value-type="float" office:value="1093.15" calcext:value-type="float">
            <text:p>1093,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H24]*2" office:value-type="float" office:value="100" calcext:value-type="float">
            <text:p>100</text:p>
          </table:table-cell>
          <table:table-cell table:formula="of:=[.I24]*2" office:value-type="float" office:value="86" calcext:value-type="float">
            <text:p>86</text:p>
          </table:table-cell>
          <table:table-cell table:formula="of:=[.J24]*2" office:value-type="float" office:value="64" calcext:value-type="float">
            <text:p>64</text:p>
          </table:table-cell>
          <table:table-cell/>
          <table:table-cell table:formula="of:=IF([.L24]&gt;=[.$P$2];[.L24];0)" office:value-type="float" office:value="100" calcext:value-type="float">
            <text:p>100</text:p>
          </table:table-cell>
          <table:table-cell table:formula="of:=IF([.M24]&gt;=[.$P$2];[.M24];0)" office:value-type="float" office:value="86" calcext:value-type="float">
            <text:p>86</text:p>
          </table:table-cell>
          <table:table-cell table:formula="of:=IF([.N24]&gt;=[.$P$2];[.N24];0)" office:value-type="float" office:value="0" calcext:value-type="float">
            <text:p>0</text:p>
          </table:table-cell>
          <table:table-cell/>
          <table:table-cell office:value-type="float" office:value="87.0414" calcext:value-type="float">
            <text:p>87,0414</text:p>
          </table:table-cell>
          <table:table-cell table:style-name="ce9" office:value-type="float" office:value="44.9421" calcext:value-type="float">
            <text:p>44,9</text:p>
          </table:table-cell>
          <table:table-cell office:value-type="float" office:value="93.1539" calcext:value-type="float">
            <text:p>93,1539</text:p>
          </table:table-cell>
          <table:table-cell/>
          <table:table-cell office:value-type="float" office:value="98.3462" calcext:value-type="float">
            <text:p>98,3462</text:p>
          </table:table-cell>
          <table:table-cell table:style-name="ce9" office:value-type="float" office:value="48.2661" calcext:value-type="float">
            <text:p>48,3</text:p>
          </table:table-cell>
          <table:table-cell office:value-type="float" office:value="98.98" calcext:value-type="float">
            <text:p>98,98</text:p>
          </table:table-cell>
          <table:table-cell/>
          <table:table-cell table:formula="of:=[.T24]*100/[.$A24]" office:value-type="float" office:value="8.70414" calcext:value-type="float">
            <text:p>8,70414</text:p>
          </table:table-cell>
          <table:table-cell table:formula="of:=[.U24]*100/[.$A24]" office:value-type="float" office:value="4.49421" calcext:value-type="float">
            <text:p>4,49421</text:p>
          </table:table-cell>
          <table:table-cell table:formula="of:=[.V24]*100/[.$A24]" office:value-type="float" office:value="9.31539" calcext:value-type="float">
            <text:p>9,31539</text:p>
          </table:table-cell>
          <table:table-cell/>
          <table:table-cell table:formula="of:=[.X24]*100/[.$A24]" office:value-type="float" office:value="9.83462" calcext:value-type="float">
            <text:p>9,83462</text:p>
          </table:table-cell>
          <table:table-cell table:formula="of:=[.Y24]*100/[.$A24]" office:value-type="float" office:value="4.82661" calcext:value-type="float">
            <text:p>4,82661</text:p>
          </table:table-cell>
          <table:table-cell table:formula="of:=[.Z24]*100/[.$A24]" office:value-type="float" office:value="9.898" calcext:value-type="float">
            <text:p>9,898</text:p>
          </table:table-cell>
          <table:table-cell/>
          <table:table-cell table:formula="of:=IF([.P24]&gt;0;[.AJ23]+1;0)" office:value-type="float" office:value="14" calcext:value-type="float">
            <text:p>14</text:p>
          </table:table-cell>
          <table:table-cell table:style-name="Default" table:formula="of:=IF([.Q24]&gt;0;[.AK23]+1;0)" office:value-type="float" office:value="14" calcext:value-type="float">
            <text:p>14</text:p>
          </table:table-cell>
          <table:table-cell table:style-name="Default" table:formula="of:=IF([.R24]&gt;0;[.AL23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981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95.37" calcext:value-type="float">
            <text:p>1095,37</text:p>
          </table:table-cell>
          <table:table-cell office:value-type="float" office:value="1049.25" calcext:value-type="float">
            <text:p>1049,25</text:p>
          </table:table-cell>
          <table:table-cell office:value-type="float" office:value="1094.83" calcext:value-type="float">
            <text:p>1094,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5]*2" office:value-type="float" office:value="100" calcext:value-type="float">
            <text:p>100</text:p>
          </table:table-cell>
          <table:table-cell table:formula="of:=[.I25]*2" office:value-type="float" office:value="24" calcext:value-type="float">
            <text:p>24</text:p>
          </table:table-cell>
          <table:table-cell table:formula="of:=[.J25]*2" office:value-type="float" office:value="10" calcext:value-type="float">
            <text:p>10</text:p>
          </table:table-cell>
          <table:table-cell/>
          <table:table-cell table:formula="of:=IF([.L25]&gt;=[.$P$2];[.L25];0)" office:value-type="float" office:value="100" calcext:value-type="float">
            <text:p>100</text:p>
          </table:table-cell>
          <table:table-cell table:formula="of:=IF([.M25]&gt;=[.$P$2];[.M25];0)" office:value-type="float" office:value="0" calcext:value-type="float">
            <text:p>0</text:p>
          </table:table-cell>
          <table:table-cell table:formula="of:=IF([.N25]&gt;=[.$P$2];[.N25];0)" office:value-type="float" office:value="0" calcext:value-type="float">
            <text:p>0</text:p>
          </table:table-cell>
          <table:table-cell/>
          <table:table-cell office:value-type="float" office:value="95.3671" calcext:value-type="float">
            <text:p>95,3671</text:p>
          </table:table-cell>
          <table:table-cell table:style-name="ce9" office:value-type="float" office:value="49.2496" calcext:value-type="float">
            <text:p>49,2</text:p>
          </table:table-cell>
          <table:table-cell office:value-type="float" office:value="94.8278" calcext:value-type="float">
            <text:p>94,8278</text:p>
          </table:table-cell>
          <table:table-cell/>
          <table:table-cell office:value-type="float" office:value="109.403" calcext:value-type="float">
            <text:p>109,403</text:p>
          </table:table-cell>
          <table:table-cell table:style-name="ce9" office:value-type="float" office:value="57.9652" calcext:value-type="float">
            <text:p>58,0</text:p>
          </table:table-cell>
          <table:table-cell office:value-type="float" office:value="96.3735" calcext:value-type="float">
            <text:p>96,3735</text:p>
          </table:table-cell>
          <table:table-cell/>
          <table:table-cell table:formula="of:=[.T25]*100/[.$A25]" office:value-type="float" office:value="9.53671" calcext:value-type="float">
            <text:p>9,53671</text:p>
          </table:table-cell>
          <table:table-cell table:formula="of:=[.U25]*100/[.$A25]" office:value-type="float" office:value="4.92496" calcext:value-type="float">
            <text:p>4,92496</text:p>
          </table:table-cell>
          <table:table-cell table:formula="of:=[.V25]*100/[.$A25]" office:value-type="float" office:value="9.48278" calcext:value-type="float">
            <text:p>9,48278</text:p>
          </table:table-cell>
          <table:table-cell/>
          <table:table-cell table:formula="of:=[.X25]*100/[.$A25]" office:value-type="float" office:value="10.9403" calcext:value-type="float">
            <text:p>10,9403</text:p>
          </table:table-cell>
          <table:table-cell table:formula="of:=[.Y25]*100/[.$A25]" office:value-type="float" office:value="5.79652" calcext:value-type="float">
            <text:p>5,79652</text:p>
          </table:table-cell>
          <table:table-cell table:formula="of:=[.Z25]*100/[.$A25]" office:value-type="float" office:value="9.63735" calcext:value-type="float">
            <text:p>9,63735</text:p>
          </table:table-cell>
          <table:table-cell/>
          <table:table-cell table:formula="of:=IF([.P25]&gt;0;[.AJ24]+1;0)" office:value-type="float" office:value="15" calcext:value-type="float">
            <text:p>15</text:p>
          </table:table-cell>
          <table:table-cell table:style-name="Default" table:formula="of:=IF([.Q25]&gt;0;[.AK24]+1;0)" office:value-type="float" office:value="0" calcext:value-type="float">
            <text:p>0</text:p>
          </table:table-cell>
          <table:table-cell table:style-name="Default" table:formula="of:=IF([.R25]&gt;0;[.AL24]+1;0)" office:value-type="float" office:value="0" calcext:value-type="float">
            <text:p>0</text:p>
          </table:table-cell>
          <table:table-cell table:number-columns-repeated="2"/>
          <table:table-cell table:style-name="ce21"/>
          <table:table-cell table:style-name="ce22" office:value-type="string" calcext:value-type="string" table:number-columns-spanned="3" table:number-rows-spanned="1">
            <text:p>Angle range (+/-) w/ % detection</text:p>
          </table:table-cell>
          <table:covered-table-cell table:style-name="ce21"/>
          <table:covered-table-cell table:style-name="ce1"/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101.83" calcext:value-type="float">
            <text:p>1101,83</text:p>
          </table:table-cell>
          <table:table-cell office:value-type="float" office:value="1055.63" calcext:value-type="float">
            <text:p>1055,63</text:p>
          </table:table-cell>
          <table:table-cell table:style-name="Default"/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/>
          <table:table-cell table:formula="of:=[.H26]*2" office:value-type="float" office:value="100" calcext:value-type="float">
            <text:p>100</text:p>
          </table:table-cell>
          <table:table-cell table:formula="of:=[.I26]*2" office:value-type="float" office:value="28" calcext:value-type="float">
            <text:p>28</text:p>
          </table:table-cell>
          <table:table-cell table:formula="of:=[.J26]*2" office:value-type="float" office:value="0" calcext:value-type="float">
            <text:p>0</text:p>
          </table:table-cell>
          <table:table-cell/>
          <table:table-cell table:formula="of:=IF([.L26]&gt;=[.$P$2];[.L26];0)" office:value-type="float" office:value="100" calcext:value-type="float">
            <text:p>100</text:p>
          </table:table-cell>
          <table:table-cell table:formula="of:=IF([.M26]&gt;=[.$P$2];[.M26];0)" office:value-type="float" office:value="0" calcext:value-type="float">
            <text:p>0</text:p>
          </table:table-cell>
          <table:table-cell table:formula="of:=IF([.N26]&gt;=[.$P$2];[.N26];0)" office:value-type="float" office:value="0" calcext:value-type="float">
            <text:p>0</text:p>
          </table:table-cell>
          <table:table-cell/>
          <table:table-cell office:value-type="float" office:value="101.835" calcext:value-type="float">
            <text:p>101,835</text:p>
          </table:table-cell>
          <table:table-cell table:style-name="ce9" office:value-type="float" office:value="55.634" calcext:value-type="float">
            <text:p>55,6</text:p>
          </table:table-cell>
          <table:table-cell table:number-columns-repeated="2"/>
          <table:table-cell office:value-type="float" office:value="110.104" calcext:value-type="float">
            <text:p>110,104</text:p>
          </table:table-cell>
          <table:table-cell table:style-name="ce9" office:value-type="float" office:value="57.6757" calcext:value-type="float">
            <text:p>57,7</text:p>
          </table:table-cell>
          <table:table-cell table:number-columns-repeated="2"/>
          <table:table-cell table:formula="of:=[.T26]*100/[.$A26]" office:value-type="float" office:value="10.1835" calcext:value-type="float">
            <text:p>10,1835</text:p>
          </table:table-cell>
          <table:table-cell table:formula="of:=[.U26]*100/[.$A26]" office:value-type="float" office:value="5.5634" calcext:value-type="float">
            <text:p>5,5634</text:p>
          </table:table-cell>
          <table:table-cell table:formula="of:=[.V26]*100/[.$A26]" office:value-type="float" office:value="0" calcext:value-type="float">
            <text:p>0</text:p>
          </table:table-cell>
          <table:table-cell/>
          <table:table-cell table:formula="of:=[.X26]*100/[.$A26]" office:value-type="float" office:value="11.0104" calcext:value-type="float">
            <text:p>11,0104</text:p>
          </table:table-cell>
          <table:table-cell table:formula="of:=[.Y26]*100/[.$A26]" office:value-type="float" office:value="5.76757" calcext:value-type="float">
            <text:p>5,76757</text:p>
          </table:table-cell>
          <table:table-cell table:formula="of:=[.Z26]*100/[.$A26]" office:value-type="float" office:value="0" calcext:value-type="float">
            <text:p>0</text:p>
          </table:table-cell>
          <table:table-cell/>
          <table:table-cell table:formula="of:=IF([.P26]&gt;0;[.AJ25]+1;0)" office:value-type="float" office:value="16" calcext:value-type="float">
            <text:p>16</text:p>
          </table:table-cell>
          <table:table-cell table:style-name="Default" table:formula="of:=IF([.Q26]&gt;0;[.AK25]+1;0)" office:value-type="float" office:value="0" calcext:value-type="float">
            <text:p>0</text:p>
          </table:table-cell>
          <table:table-cell table:style-name="Default" table:formula="of:=IF([.R26]&gt;0;[.AL25]+1;0)" office:value-type="float" office:value="0" calcext:value-type="float">
            <text:p>0</text:p>
          </table:table-cell>
          <table:table-cell table:number-columns-repeated="2"/>
          <table:table-cell table:style-name="ce21" office:value-type="string" calcext:value-type="string">
            <text:p>Distance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float" office:value="120" calcext:value-type="float">
            <text:p>12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07.59" calcext:value-type="float">
            <text:p>1107,59</text:p>
          </table:table-cell>
          <table:table-cell office:value-type="float" office:value="1071.75" calcext:value-type="float">
            <text:p>1071,7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[.H27]*2" office:value-type="float" office:value="22" calcext:value-type="float">
            <text:p>22</text:p>
          </table:table-cell>
          <table:table-cell table:formula="of:=[.I27]*2" office:value-type="float" office:value="40" calcext:value-type="float">
            <text:p>40</text:p>
          </table:table-cell>
          <table:table-cell table:formula="of:=[.J27]*2" office:value-type="float" office:value="0" calcext:value-type="float">
            <text:p>0</text:p>
          </table:table-cell>
          <table:table-cell/>
          <table:table-cell table:formula="of:=IF([.L27]&gt;=[.$P$2];[.L27];0)" office:value-type="float" office:value="0" calcext:value-type="float">
            <text:p>0</text:p>
          </table:table-cell>
          <table:table-cell table:formula="of:=IF([.M27]&gt;=[.$P$2];[.M27];0)" office:value-type="float" office:value="0" calcext:value-type="float">
            <text:p>0</text:p>
          </table:table-cell>
          <table:table-cell table:formula="of:=IF([.N27]&gt;=[.$P$2];[.N27];0)" office:value-type="float" office:value="0" calcext:value-type="float">
            <text:p>0</text:p>
          </table:table-cell>
          <table:table-cell/>
          <table:table-cell office:value-type="float" office:value="107.585" calcext:value-type="float">
            <text:p>107,585</text:p>
          </table:table-cell>
          <table:table-cell table:style-name="ce9" office:value-type="float" office:value="71.7454" calcext:value-type="float">
            <text:p>71,7</text:p>
          </table:table-cell>
          <table:table-cell table:number-columns-repeated="2"/>
          <table:table-cell office:value-type="float" office:value="110.912" calcext:value-type="float">
            <text:p>110,912</text:p>
          </table:table-cell>
          <table:table-cell table:style-name="ce9" office:value-type="float" office:value="78.9485" calcext:value-type="float">
            <text:p>78,9</text:p>
          </table:table-cell>
          <table:table-cell table:number-columns-repeated="2"/>
          <table:table-cell table:formula="of:=[.T27]*100/[.$A27]" office:value-type="float" office:value="10.7585" calcext:value-type="float">
            <text:p>10,7585</text:p>
          </table:table-cell>
          <table:table-cell table:formula="of:=[.U27]*100/[.$A27]" office:value-type="float" office:value="7.17454" calcext:value-type="float">
            <text:p>7,17454</text:p>
          </table:table-cell>
          <table:table-cell table:formula="of:=[.V27]*100/[.$A27]" office:value-type="float" office:value="0" calcext:value-type="float">
            <text:p>0</text:p>
          </table:table-cell>
          <table:table-cell/>
          <table:table-cell table:formula="of:=[.X27]*100/[.$A27]" office:value-type="float" office:value="11.0912" calcext:value-type="float">
            <text:p>11,0912</text:p>
          </table:table-cell>
          <table:table-cell table:formula="of:=[.Y27]*100/[.$A27]" office:value-type="float" office:value="7.89485" calcext:value-type="float">
            <text:p>7,89485</text:p>
          </table:table-cell>
          <table:table-cell table:formula="of:=[.Z27]*100/[.$A27]" office:value-type="float" office:value="0" calcext:value-type="float">
            <text:p>0</text:p>
          </table:table-cell>
          <table:table-cell/>
          <table:table-cell table:formula="of:=IF([.P27]&gt;0;[.AJ26]+1;0)" office:value-type="float" office:value="0" calcext:value-type="float">
            <text:p>0</text:p>
          </table:table-cell>
          <table:table-cell table:style-name="Default" table:formula="of:=IF([.Q27]&gt;0;[.AK26]+1;0)" office:value-type="float" office:value="0" calcext:value-type="float">
            <text:p>0</text:p>
          </table:table-cell>
          <table:table-cell table:style-name="Default" table:formula="of:=IF([.R27]&gt;0;[.AL26]+1;0)" office:value-type="float" office:value="0" calcext:value-type="float">
            <text:p>0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table:formula="of:=[.AP16]/2" office:value-type="float" office:value="37.5" calcext:value-type="float">
            <text:p>37,5</text:p>
          </table:table-cell>
          <table:table-cell table:formula="of:=[.AQ16]/2" office:value-type="float" office:value="32.5" calcext:value-type="float">
            <text:p>32,5</text:p>
          </table:table-cell>
          <table:table-cell table:style-name="ce3" table:formula="of:=[.AR16]/2" office:value-type="float" office:value="22.5" calcext:value-type="float">
            <text:p>22,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108.66" calcext:value-type="float">
            <text:p>1108,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8]*2" office:value-type="float" office:value="12" calcext:value-type="float">
            <text:p>12</text:p>
          </table:table-cell>
          <table:table-cell table:formula="of:=[.I28]*2" office:value-type="float" office:value="0" calcext:value-type="float">
            <text:p>0</text:p>
          </table:table-cell>
          <table:table-cell table:formula="of:=[.J28]*2" office:value-type="float" office:value="0" calcext:value-type="float">
            <text:p>0</text:p>
          </table:table-cell>
          <table:table-cell/>
          <table:table-cell table:formula="of:=IF([.L28]&gt;=[.$P$2];[.L28];0)" office:value-type="float" office:value="0" calcext:value-type="float">
            <text:p>0</text:p>
          </table:table-cell>
          <table:table-cell table:formula="of:=IF([.M28]&gt;=[.$P$2];[.M28];0)" office:value-type="float" office:value="0" calcext:value-type="float">
            <text:p>0</text:p>
          </table:table-cell>
          <table:table-cell table:formula="of:=IF([.N28]&gt;=[.$P$2];[.N28];0)" office:value-type="float" office:value="0" calcext:value-type="float">
            <text:p>0</text:p>
          </table:table-cell>
          <table:table-cell/>
          <table:table-cell office:value-type="float" office:value="108.655" calcext:value-type="float">
            <text:p>108,655</text:p>
          </table:table-cell>
          <table:table-cell table:number-columns-repeated="3"/>
          <table:table-cell office:value-type="float" office:value="110.874" calcext:value-type="float">
            <text:p>110,874</text:p>
          </table:table-cell>
          <table:table-cell table:number-columns-repeated="3"/>
          <table:table-cell table:formula="of:=[.T28]*100/[.$A28]" office:value-type="float" office:value="10.8655" calcext:value-type="float">
            <text:p>10,8655</text:p>
          </table:table-cell>
          <table:table-cell table:formula="of:=[.U28]*100/[.$A28]" office:value-type="float" office:value="0" calcext:value-type="float">
            <text:p>0</text:p>
          </table:table-cell>
          <table:table-cell table:formula="of:=[.V28]*100/[.$A28]" office:value-type="float" office:value="0" calcext:value-type="float">
            <text:p>0</text:p>
          </table:table-cell>
          <table:table-cell/>
          <table:table-cell table:formula="of:=[.X28]*100/[.$A28]" office:value-type="float" office:value="11.0874" calcext:value-type="float">
            <text:p>11,0874</text:p>
          </table:table-cell>
          <table:table-cell table:formula="of:=[.Y28]*100/[.$A28]" office:value-type="float" office:value="0" calcext:value-type="float">
            <text:p>0</text:p>
          </table:table-cell>
          <table:table-cell table:formula="of:=[.Z28]*100/[.$A28]" office:value-type="float" office:value="0" calcext:value-type="float">
            <text:p>0</text:p>
          </table:table-cell>
          <table:table-cell/>
          <table:table-cell table:formula="of:=IF([.P28]&gt;0;[.AJ27]+1;0)" office:value-type="float" office:value="0" calcext:value-type="float">
            <text:p>0</text:p>
          </table:table-cell>
          <table:table-cell table:style-name="Default" table:formula="of:=IF([.Q28]&gt;0;[.AK27]+1;0)" office:value-type="float" office:value="0" calcext:value-type="float">
            <text:p>0</text:p>
          </table:table-cell>
          <table:table-cell table:style-name="Default" table:formula="of:=IF([.R28]&gt;0;[.AL27]+1;0)" office:value-type="float" office:value="0" calcext:value-type="float">
            <text:p>0</text:p>
          </table:table-cell>
          <table:table-cell table:number-columns-repeated="2"/>
          <table:table-cell office:value-type="float" office:value="1250" calcext:value-type="float">
            <text:p>1250</text:p>
          </table:table-cell>
          <table:table-cell table:formula="of:=[.AP17]/2" office:value-type="float" office:value="35" calcext:value-type="float">
            <text:p>35</text:p>
          </table:table-cell>
          <table:table-cell table:formula="of:=[.AQ17]/2" office:value-type="float" office:value="32.5" calcext:value-type="float">
            <text:p>32,5</text:p>
          </table:table-cell>
          <table:table-cell table:style-name="ce3" table:formula="of:=[.AR17]/2" office:value-type="float" office:value="22.5" calcext:value-type="float">
            <text:p>22,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9]*2" office:value-type="float" office:value="0" calcext:value-type="float">
            <text:p>0</text:p>
          </table:table-cell>
          <table:table-cell table:formula="of:=[.I29]*2" office:value-type="float" office:value="0" calcext:value-type="float">
            <text:p>0</text:p>
          </table:table-cell>
          <table:table-cell table:formula="of:=[.J29]*2" office:value-type="float" office:value="0" calcext:value-type="float">
            <text:p>0</text:p>
          </table:table-cell>
          <table:table-cell/>
          <table:table-cell table:formula="of:=IF([.L29]&gt;=[.$P$2];[.L29];0)" office:value-type="float" office:value="0" calcext:value-type="float">
            <text:p>0</text:p>
          </table:table-cell>
          <table:table-cell table:formula="of:=IF([.M29]&gt;=[.$P$2];[.M29];0)" office:value-type="float" office:value="0" calcext:value-type="float">
            <text:p>0</text:p>
          </table:table-cell>
          <table:table-cell table:formula="of:=IF([.N29]&gt;=[.$P$2];[.N29];0)" office:value-type="float" office:value="0" calcext:value-type="float">
            <text:p>0</text:p>
          </table:table-cell>
          <table:table-cell table:number-columns-repeated="9"/>
          <table:table-cell table:formula="of:=[.T29]*100/[.$A29]" office:value-type="float" office:value="0" calcext:value-type="float">
            <text:p>0</text:p>
          </table:table-cell>
          <table:table-cell table:formula="of:=[.U29]*100/[.$A29]" office:value-type="float" office:value="0" calcext:value-type="float">
            <text:p>0</text:p>
          </table:table-cell>
          <table:table-cell table:formula="of:=[.V29]*100/[.$A29]" office:value-type="float" office:value="0" calcext:value-type="float">
            <text:p>0</text:p>
          </table:table-cell>
          <table:table-cell/>
          <table:table-cell table:formula="of:=[.X29]*100/[.$A29]" office:value-type="float" office:value="0" calcext:value-type="float">
            <text:p>0</text:p>
          </table:table-cell>
          <table:table-cell table:formula="of:=[.Y29]*100/[.$A29]" office:value-type="float" office:value="0" calcext:value-type="float">
            <text:p>0</text:p>
          </table:table-cell>
          <table:table-cell table:formula="of:=[.Z29]*100/[.$A29]" office:value-type="float" office:value="0" calcext:value-type="float">
            <text:p>0</text:p>
          </table:table-cell>
          <table:table-cell/>
          <table:table-cell table:formula="of:=IF([.P29]&gt;0;[.AJ28]+1;0)" office:value-type="float" office:value="0" calcext:value-type="float">
            <text:p>0</text:p>
          </table:table-cell>
          <table:table-cell table:style-name="Default" table:formula="of:=IF([.Q29]&gt;0;[.AK28]+1;0)" office:value-type="float" office:value="0" calcext:value-type="float">
            <text:p>0</text:p>
          </table:table-cell>
          <table:table-cell table:style-name="Default" table:formula="of:=IF([.R29]&gt;0;[.AL28]+1;0)" office:value-type="float" office:value="0" calcext:value-type="float">
            <text:p>0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table:formula="of:=[.AP18]/2" office:value-type="float" office:value="27.5" calcext:value-type="float">
            <text:p>27,5</text:p>
          </table:table-cell>
          <table:table-cell table:formula="of:=[.AQ18]/2" office:value-type="float" office:value="30" calcext:value-type="float">
            <text:p>30</text:p>
          </table:table-cell>
          <table:table-cell table:style-name="ce3" table:formula="of:=[.AR18]/2" office:value-type="float" office:value="22.5" calcext:value-type="float">
            <text:p>22,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0]*2" office:value-type="float" office:value="0" calcext:value-type="float">
            <text:p>0</text:p>
          </table:table-cell>
          <table:table-cell table:formula="of:=[.I30]*2" office:value-type="float" office:value="0" calcext:value-type="float">
            <text:p>0</text:p>
          </table:table-cell>
          <table:table-cell table:formula="of:=[.J30]*2" office:value-type="float" office:value="0" calcext:value-type="float">
            <text:p>0</text:p>
          </table:table-cell>
          <table:table-cell/>
          <table:table-cell table:formula="of:=IF([.L30]&gt;=[.$P$2];[.L30];0)" office:value-type="float" office:value="0" calcext:value-type="float">
            <text:p>0</text:p>
          </table:table-cell>
          <table:table-cell table:formula="of:=IF([.M30]&gt;=[.$P$2];[.M30];0)" office:value-type="float" office:value="0" calcext:value-type="float">
            <text:p>0</text:p>
          </table:table-cell>
          <table:table-cell table:formula="of:=IF([.N30]&gt;=[.$P$2];[.N30];0)" office:value-type="float" office:value="0" calcext:value-type="float">
            <text:p>0</text:p>
          </table:table-cell>
          <table:table-cell table:number-columns-repeated="9"/>
          <table:table-cell table:formula="of:=[.T30]*100/[.$A30]" office:value-type="float" office:value="0" calcext:value-type="float">
            <text:p>0</text:p>
          </table:table-cell>
          <table:table-cell table:formula="of:=[.U30]*100/[.$A30]" office:value-type="float" office:value="0" calcext:value-type="float">
            <text:p>0</text:p>
          </table:table-cell>
          <table:table-cell table:formula="of:=[.V30]*100/[.$A30]" office:value-type="float" office:value="0" calcext:value-type="float">
            <text:p>0</text:p>
          </table:table-cell>
          <table:table-cell/>
          <table:table-cell table:formula="of:=[.X30]*100/[.$A30]" office:value-type="float" office:value="0" calcext:value-type="float">
            <text:p>0</text:p>
          </table:table-cell>
          <table:table-cell table:formula="of:=[.Y30]*100/[.$A30]" office:value-type="float" office:value="0" calcext:value-type="float">
            <text:p>0</text:p>
          </table:table-cell>
          <table:table-cell table:formula="of:=[.Z30]*100/[.$A30]" office:value-type="float" office:value="0" calcext:value-type="float">
            <text:p>0</text:p>
          </table:table-cell>
          <table:table-cell/>
          <table:table-cell table:formula="of:=IF([.P30]&gt;0;[.AJ29]+1;0)" office:value-type="float" office:value="0" calcext:value-type="float">
            <text:p>0</text:p>
          </table:table-cell>
          <table:table-cell table:style-name="Default" table:formula="of:=IF([.Q30]&gt;0;[.AK29]+1;0)" office:value-type="float" office:value="0" calcext:value-type="float">
            <text:p>0</text:p>
          </table:table-cell>
          <table:table-cell table:style-name="Default" table:formula="of:=IF([.R30]&gt;0;[.AL29]+1;0)" office:value-type="float" office:value="0" calcext:value-type="float">
            <text:p>0</text:p>
          </table:table-cell>
          <table:table-cell table:number-columns-repeated="2"/>
          <table:table-cell office:value-type="float" office:value="1750" calcext:value-type="float">
            <text:p>1750</text:p>
          </table:table-cell>
          <table:table-cell table:formula="of:=[.AP19]/2" office:value-type="float" office:value="30" calcext:value-type="float">
            <text:p>30</text:p>
          </table:table-cell>
          <table:table-cell table:formula="of:=[.AQ19]/2" office:value-type="float" office:value="25" calcext:value-type="float">
            <text:p>25</text:p>
          </table:table-cell>
          <table:table-cell table:style-name="ce3" table:formula="of:=[.AR19]/2" office:value-type="float" office:value="20" calcext:value-type="float">
            <text:p>20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1]*2" office:value-type="float" office:value="0" calcext:value-type="float">
            <text:p>0</text:p>
          </table:table-cell>
          <table:table-cell table:formula="of:=[.I31]*2" office:value-type="float" office:value="0" calcext:value-type="float">
            <text:p>0</text:p>
          </table:table-cell>
          <table:table-cell table:formula="of:=[.J31]*2" office:value-type="float" office:value="0" calcext:value-type="float">
            <text:p>0</text:p>
          </table:table-cell>
          <table:table-cell/>
          <table:table-cell table:formula="of:=IF([.L31]&gt;=[.$P$2];[.L31];0)" office:value-type="float" office:value="0" calcext:value-type="float">
            <text:p>0</text:p>
          </table:table-cell>
          <table:table-cell table:formula="of:=IF([.M31]&gt;=[.$P$2];[.M31];0)" office:value-type="float" office:value="0" calcext:value-type="float">
            <text:p>0</text:p>
          </table:table-cell>
          <table:table-cell table:formula="of:=IF([.N31]&gt;=[.$P$2];[.N31];0)" office:value-type="float" office:value="0" calcext:value-type="float">
            <text:p>0</text:p>
          </table:table-cell>
          <table:table-cell table:number-columns-repeated="9"/>
          <table:table-cell table:formula="of:=[.T31]*100/[.$A31]" office:value-type="float" office:value="0" calcext:value-type="float">
            <text:p>0</text:p>
          </table:table-cell>
          <table:table-cell table:formula="of:=[.U31]*100/[.$A31]" office:value-type="float" office:value="0" calcext:value-type="float">
            <text:p>0</text:p>
          </table:table-cell>
          <table:table-cell table:formula="of:=[.V31]*100/[.$A31]" office:value-type="float" office:value="0" calcext:value-type="float">
            <text:p>0</text:p>
          </table:table-cell>
          <table:table-cell/>
          <table:table-cell table:formula="of:=[.X31]*100/[.$A31]" office:value-type="float" office:value="0" calcext:value-type="float">
            <text:p>0</text:p>
          </table:table-cell>
          <table:table-cell table:formula="of:=[.Y31]*100/[.$A31]" office:value-type="float" office:value="0" calcext:value-type="float">
            <text:p>0</text:p>
          </table:table-cell>
          <table:table-cell table:formula="of:=[.Z31]*100/[.$A31]" office:value-type="float" office:value="0" calcext:value-type="float">
            <text:p>0</text:p>
          </table:table-cell>
          <table:table-cell/>
          <table:table-cell table:formula="of:=IF([.P31]&gt;0;[.AJ30]+1;0)" office:value-type="float" office:value="0" calcext:value-type="float">
            <text:p>0</text:p>
          </table:table-cell>
          <table:table-cell table:style-name="Default" table:formula="of:=IF([.Q31]&gt;0;[.AK30]+1;0)" office:value-type="float" office:value="0" calcext:value-type="float">
            <text:p>0</text:p>
          </table:table-cell>
          <table:table-cell table:style-name="Default" table:formula="of:=IF([.R31]&gt;0;[.AL30]+1;0)" office:value-type="float" office:value="0" calcext:value-type="float">
            <text:p>0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table:formula="of:=[.AP20]/2" office:value-type="float" office:value="20" calcext:value-type="float">
            <text:p>20</text:p>
          </table:table-cell>
          <table:table-cell table:formula="of:=[.AQ20]/2" office:value-type="float" office:value="30" calcext:value-type="float">
            <text:p>30</text:p>
          </table:table-cell>
          <table:table-cell table:style-name="ce3" table:formula="of:=[.AR20]/2" office:value-type="float" office:value="7.5" calcext:value-type="float">
            <text:p>7,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2]*2" office:value-type="float" office:value="0" calcext:value-type="float">
            <text:p>0</text:p>
          </table:table-cell>
          <table:table-cell table:formula="of:=[.I32]*2" office:value-type="float" office:value="0" calcext:value-type="float">
            <text:p>0</text:p>
          </table:table-cell>
          <table:table-cell table:formula="of:=[.J32]*2" office:value-type="float" office:value="0" calcext:value-type="float">
            <text:p>0</text:p>
          </table:table-cell>
          <table:table-cell/>
          <table:table-cell table:formula="of:=IF([.L32]&gt;=[.$P$2];[.L32];0)" office:value-type="float" office:value="0" calcext:value-type="float">
            <text:p>0</text:p>
          </table:table-cell>
          <table:table-cell table:formula="of:=IF([.M32]&gt;=[.$P$2];[.M32];0)" office:value-type="float" office:value="0" calcext:value-type="float">
            <text:p>0</text:p>
          </table:table-cell>
          <table:table-cell table:formula="of:=IF([.N32]&gt;=[.$P$2];[.N32];0)" office:value-type="float" office:value="0" calcext:value-type="float">
            <text:p>0</text:p>
          </table:table-cell>
          <table:table-cell table:number-columns-repeated="9"/>
          <table:table-cell table:formula="of:=[.T32]*100/[.$A32]" office:value-type="float" office:value="0" calcext:value-type="float">
            <text:p>0</text:p>
          </table:table-cell>
          <table:table-cell table:formula="of:=[.U32]*100/[.$A32]" office:value-type="float" office:value="0" calcext:value-type="float">
            <text:p>0</text:p>
          </table:table-cell>
          <table:table-cell table:formula="of:=[.V32]*100/[.$A32]" office:value-type="float" office:value="0" calcext:value-type="float">
            <text:p>0</text:p>
          </table:table-cell>
          <table:table-cell/>
          <table:table-cell table:formula="of:=[.X32]*100/[.$A32]" office:value-type="float" office:value="0" calcext:value-type="float">
            <text:p>0</text:p>
          </table:table-cell>
          <table:table-cell table:formula="of:=[.Y32]*100/[.$A32]" office:value-type="float" office:value="0" calcext:value-type="float">
            <text:p>0</text:p>
          </table:table-cell>
          <table:table-cell table:formula="of:=[.Z32]*100/[.$A32]" office:value-type="float" office:value="0" calcext:value-type="float">
            <text:p>0</text:p>
          </table:table-cell>
          <table:table-cell/>
          <table:table-cell table:formula="of:=IF([.P32]&gt;0;[.AJ31]+1;0)" office:value-type="float" office:value="0" calcext:value-type="float">
            <text:p>0</text:p>
          </table:table-cell>
          <table:table-cell table:style-name="Default" table:formula="of:=IF([.Q32]&gt;0;[.AK31]+1;0)" office:value-type="float" office:value="0" calcext:value-type="float">
            <text:p>0</text:p>
          </table:table-cell>
          <table:table-cell table:style-name="Default" table:formula="of:=IF([.R32]&gt;0;[.AL31]+1;0)" office:value-type="float" office:value="0" calcext:value-type="float">
            <text:p>0</text:p>
          </table:table-cell>
          <table:table-cell table:number-columns-repeated="2"/>
          <table:table-cell office:value-type="float" office:value="2250" calcext:value-type="float">
            <text:p>2250</text:p>
          </table:table-cell>
          <table:table-cell table:formula="of:=[.AP21]/2" office:value-type="float" office:value="17.5" calcext:value-type="float">
            <text:p>17,5</text:p>
          </table:table-cell>
          <table:table-cell table:formula="of:=[.AQ21]/2" office:value-type="float" office:value="20" calcext:value-type="float">
            <text:p>20</text:p>
          </table:table-cell>
          <table:table-cell table:style-name="ce3" table:formula="of:=[.AR21]/2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3]*2" office:value-type="float" office:value="0" calcext:value-type="float">
            <text:p>0</text:p>
          </table:table-cell>
          <table:table-cell table:formula="of:=[.I33]*2" office:value-type="float" office:value="0" calcext:value-type="float">
            <text:p>0</text:p>
          </table:table-cell>
          <table:table-cell table:formula="of:=[.J33]*2" office:value-type="float" office:value="0" calcext:value-type="float">
            <text:p>0</text:p>
          </table:table-cell>
          <table:table-cell/>
          <table:table-cell table:formula="of:=IF([.L33]&gt;=[.$P$2];[.L33];0)" office:value-type="float" office:value="0" calcext:value-type="float">
            <text:p>0</text:p>
          </table:table-cell>
          <table:table-cell table:formula="of:=IF([.M33]&gt;=[.$P$2];[.M33];0)" office:value-type="float" office:value="0" calcext:value-type="float">
            <text:p>0</text:p>
          </table:table-cell>
          <table:table-cell table:formula="of:=IF([.N33]&gt;=[.$P$2];[.N33];0)" office:value-type="float" office:value="0" calcext:value-type="float">
            <text:p>0</text:p>
          </table:table-cell>
          <table:table-cell table:number-columns-repeated="9"/>
          <table:table-cell table:formula="of:=[.T33]*100/[.$A33]" office:value-type="float" office:value="0" calcext:value-type="float">
            <text:p>0</text:p>
          </table:table-cell>
          <table:table-cell table:formula="of:=[.U33]*100/[.$A33]" office:value-type="float" office:value="0" calcext:value-type="float">
            <text:p>0</text:p>
          </table:table-cell>
          <table:table-cell table:formula="of:=[.V33]*100/[.$A33]" office:value-type="float" office:value="0" calcext:value-type="float">
            <text:p>0</text:p>
          </table:table-cell>
          <table:table-cell/>
          <table:table-cell table:formula="of:=[.X33]*100/[.$A33]" office:value-type="float" office:value="0" calcext:value-type="float">
            <text:p>0</text:p>
          </table:table-cell>
          <table:table-cell table:formula="of:=[.Y33]*100/[.$A33]" office:value-type="float" office:value="0" calcext:value-type="float">
            <text:p>0</text:p>
          </table:table-cell>
          <table:table-cell table:formula="of:=[.Z33]*100/[.$A33]" office:value-type="float" office:value="0" calcext:value-type="float">
            <text:p>0</text:p>
          </table:table-cell>
          <table:table-cell/>
          <table:table-cell table:formula="of:=IF([.P33]&gt;0;[.AJ32]+1;0)" office:value-type="float" office:value="0" calcext:value-type="float">
            <text:p>0</text:p>
          </table:table-cell>
          <table:table-cell table:style-name="Default" table:formula="of:=IF([.Q33]&gt;0;[.AK32]+1;0)" office:value-type="float" office:value="0" calcext:value-type="float">
            <text:p>0</text:p>
          </table:table-cell>
          <table:table-cell table:style-name="Default" table:formula="of:=IF([.R33]&gt;0;[.AL32]+1;0)" office:value-type="float" office:value="0" calcext:value-type="float">
            <text:p>0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formula="of:=[.AP22]/2" office:value-type="float" office:value="10" calcext:value-type="float">
            <text:p>10</text:p>
          </table:table-cell>
          <table:table-cell table:formula="of:=[.AQ22]/2" office:value-type="float" office:value="17.5" calcext:value-type="float">
            <text:p>17,5</text:p>
          </table:table-cell>
          <table:table-cell table:style-name="ce3" table:formula="of:=[.AR22]/2"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4]*2" office:value-type="float" office:value="0" calcext:value-type="float">
            <text:p>0</text:p>
          </table:table-cell>
          <table:table-cell table:formula="of:=[.I34]*2" office:value-type="float" office:value="0" calcext:value-type="float">
            <text:p>0</text:p>
          </table:table-cell>
          <table:table-cell table:formula="of:=[.J34]*2" office:value-type="float" office:value="0" calcext:value-type="float">
            <text:p>0</text:p>
          </table:table-cell>
          <table:table-cell/>
          <table:table-cell table:formula="of:=IF([.L34]&gt;=[.$P$2];[.L34];0)" office:value-type="float" office:value="0" calcext:value-type="float">
            <text:p>0</text:p>
          </table:table-cell>
          <table:table-cell table:formula="of:=IF([.M34]&gt;=[.$P$2];[.M34];0)" office:value-type="float" office:value="0" calcext:value-type="float">
            <text:p>0</text:p>
          </table:table-cell>
          <table:table-cell table:formula="of:=IF([.N34]&gt;=[.$P$2];[.N34];0)" office:value-type="float" office:value="0" calcext:value-type="float">
            <text:p>0</text:p>
          </table:table-cell>
          <table:table-cell table:number-columns-repeated="9"/>
          <table:table-cell table:formula="of:=[.T34]*100/[.$A34]" office:value-type="float" office:value="0" calcext:value-type="float">
            <text:p>0</text:p>
          </table:table-cell>
          <table:table-cell table:formula="of:=[.U34]*100/[.$A34]" office:value-type="float" office:value="0" calcext:value-type="float">
            <text:p>0</text:p>
          </table:table-cell>
          <table:table-cell table:formula="of:=[.V34]*100/[.$A34]" office:value-type="float" office:value="0" calcext:value-type="float">
            <text:p>0</text:p>
          </table:table-cell>
          <table:table-cell/>
          <table:table-cell table:formula="of:=[.X34]*100/[.$A34]" office:value-type="float" office:value="0" calcext:value-type="float">
            <text:p>0</text:p>
          </table:table-cell>
          <table:table-cell table:formula="of:=[.Y34]*100/[.$A34]" office:value-type="float" office:value="0" calcext:value-type="float">
            <text:p>0</text:p>
          </table:table-cell>
          <table:table-cell table:formula="of:=[.Z34]*100/[.$A34]" office:value-type="float" office:value="0" calcext:value-type="float">
            <text:p>0</text:p>
          </table:table-cell>
          <table:table-cell/>
          <table:table-cell table:formula="of:=IF([.P34]&gt;0;[.AJ33]+1;0)" office:value-type="float" office:value="0" calcext:value-type="float">
            <text:p>0</text:p>
          </table:table-cell>
          <table:table-cell table:style-name="Default" table:formula="of:=IF([.Q34]&gt;0;[.AK33]+1;0)" office:value-type="float" office:value="0" calcext:value-type="float">
            <text:p>0</text:p>
          </table:table-cell>
          <table:table-cell table:style-name="Default" table:formula="of:=IF([.R34]&gt;0;[.AL33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981"/>
        </table:table-row>
        <table:table-row table:style-name="ro1">
          <table:table-cell table:style-name="ce4" table:number-columns-repeated="2"/>
          <table:table-cell/>
          <table:table-cell table:style-name="ce4" table:number-columns-repeated="14"/>
          <table:table-cell table:formula="of:=IF([.N35]&gt;=[.$P$2];[.N35];0)" office:value-type="float" office:value="0" calcext:value-type="float">
            <text:p>0</text:p>
          </table:table-cell>
          <table:table-cell table:number-columns-repeated="17"/>
          <table:table-cell table:formula="of:=IF([.P35]&gt;0;[.AJ34]+1;0)" office:value-type="float" office:value="0" calcext:value-type="float">
            <text:p>0</text:p>
          </table:table-cell>
          <table:table-cell table:style-name="Default" table:formula="of:=IF([.Q35]&gt;0;[.AK34]+1;0)" office:value-type="float" office:value="0" calcext:value-type="float">
            <text:p>0</text:p>
          </table:table-cell>
          <table:table-cell table:style-name="Default" table:formula="of:=IF([.R35]&gt;0;[.AL34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98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36]*2" office:value-type="float" office:value="0" calcext:value-type="float">
            <text:p>0</text:p>
          </table:table-cell>
          <table:table-cell table:formula="of:=[.I36]*2" office:value-type="float" office:value="0" calcext:value-type="float">
            <text:p>0</text:p>
          </table:table-cell>
          <table:table-cell table:formula="of:=[.J36]*2" office:value-type="float" office:value="0" calcext:value-type="float">
            <text:p>0</text:p>
          </table:table-cell>
          <table:table-cell/>
          <table:table-cell table:formula="of:=IF([.L36]&gt;=[.$P$2];[.L36];0)" office:value-type="float" office:value="0" calcext:value-type="float">
            <text:p>0</text:p>
          </table:table-cell>
          <table:table-cell table:formula="of:=IF([.M36]&gt;=[.$P$2];[.M36];0)" office:value-type="float" office:value="0" calcext:value-type="float">
            <text:p>0</text:p>
          </table:table-cell>
          <table:table-cell table:formula="of:=IF([.N36]&gt;=[.$P$2];[.N36];0)" office:value-type="float" office:value="0" calcext:value-type="float">
            <text:p>0</text:p>
          </table:table-cell>
          <table:table-cell table:number-columns-repeated="9"/>
          <table:table-cell table:formula="of:=[.T36]*100/[.$A36]" office:value-type="float" office:value="0" calcext:value-type="float">
            <text:p>0</text:p>
          </table:table-cell>
          <table:table-cell table:formula="of:=[.U36]*100/[.$A36]" office:value-type="float" office:value="0" calcext:value-type="float">
            <text:p>0</text:p>
          </table:table-cell>
          <table:table-cell table:formula="of:=[.V36]*100/[.$A36]" office:value-type="float" office:value="0" calcext:value-type="float">
            <text:p>0</text:p>
          </table:table-cell>
          <table:table-cell/>
          <table:table-cell table:formula="of:=[.X36]*100/[.$A36]" office:value-type="float" office:value="0" calcext:value-type="float">
            <text:p>0</text:p>
          </table:table-cell>
          <table:table-cell table:formula="of:=[.Y36]*100/[.$A36]" office:value-type="float" office:value="0" calcext:value-type="float">
            <text:p>0</text:p>
          </table:table-cell>
          <table:table-cell table:formula="of:=[.Z36]*100/[.$A36]" office:value-type="float" office:value="0" calcext:value-type="float">
            <text:p>0</text:p>
          </table:table-cell>
          <table:table-cell/>
          <table:table-cell table:formula="of:=IF([.P36]&gt;0;[.AJ35]+1;0)" office:value-type="float" office:value="0" calcext:value-type="float">
            <text:p>0</text:p>
          </table:table-cell>
          <table:table-cell table:style-name="Default" table:formula="of:=IF([.Q36]&gt;0;[.AK35]+1;0)" office:value-type="float" office:value="0" calcext:value-type="float">
            <text:p>0</text:p>
          </table:table-cell>
          <table:table-cell table:style-name="Default" table:formula="of:=IF([.R36]&gt;0;[.AL35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98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7]*2" office:value-type="float" office:value="0" calcext:value-type="float">
            <text:p>0</text:p>
          </table:table-cell>
          <table:table-cell table:formula="of:=[.I37]*2" office:value-type="float" office:value="0" calcext:value-type="float">
            <text:p>0</text:p>
          </table:table-cell>
          <table:table-cell table:formula="of:=[.J37]*2" office:value-type="float" office:value="0" calcext:value-type="float">
            <text:p>0</text:p>
          </table:table-cell>
          <table:table-cell/>
          <table:table-cell table:formula="of:=IF([.L37]&gt;=[.$P$2];[.L37];0)" office:value-type="float" office:value="0" calcext:value-type="float">
            <text:p>0</text:p>
          </table:table-cell>
          <table:table-cell table:formula="of:=IF([.M37]&gt;=[.$P$2];[.M37];0)" office:value-type="float" office:value="0" calcext:value-type="float">
            <text:p>0</text:p>
          </table:table-cell>
          <table:table-cell table:formula="of:=IF([.N37]&gt;=[.$P$2];[.N37];0)" office:value-type="float" office:value="0" calcext:value-type="float">
            <text:p>0</text:p>
          </table:table-cell>
          <table:table-cell table:number-columns-repeated="9"/>
          <table:table-cell table:formula="of:=[.T37]*100/[.$A37]" office:value-type="float" office:value="0" calcext:value-type="float">
            <text:p>0</text:p>
          </table:table-cell>
          <table:table-cell table:formula="of:=[.U37]*100/[.$A37]" office:value-type="float" office:value="0" calcext:value-type="float">
            <text:p>0</text:p>
          </table:table-cell>
          <table:table-cell table:formula="of:=[.V37]*100/[.$A37]" office:value-type="float" office:value="0" calcext:value-type="float">
            <text:p>0</text:p>
          </table:table-cell>
          <table:table-cell/>
          <table:table-cell table:formula="of:=[.X37]*100/[.$A37]" office:value-type="float" office:value="0" calcext:value-type="float">
            <text:p>0</text:p>
          </table:table-cell>
          <table:table-cell table:formula="of:=[.Y37]*100/[.$A37]" office:value-type="float" office:value="0" calcext:value-type="float">
            <text:p>0</text:p>
          </table:table-cell>
          <table:table-cell table:formula="of:=[.Z37]*100/[.$A37]" office:value-type="float" office:value="0" calcext:value-type="float">
            <text:p>0</text:p>
          </table:table-cell>
          <table:table-cell/>
          <table:table-cell table:formula="of:=IF([.P37]&gt;0;[.AJ36]+1;0)" office:value-type="float" office:value="0" calcext:value-type="float">
            <text:p>0</text:p>
          </table:table-cell>
          <table:table-cell table:style-name="Default" table:formula="of:=IF([.Q37]&gt;0;[.AK36]+1;0)" office:value-type="float" office:value="0" calcext:value-type="float">
            <text:p>0</text:p>
          </table:table-cell>
          <table:table-cell table:style-name="Default" table:formula="of:=IF([.R37]&gt;0;[.AL36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98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8]*2" office:value-type="float" office:value="0" calcext:value-type="float">
            <text:p>0</text:p>
          </table:table-cell>
          <table:table-cell table:formula="of:=[.I38]*2" office:value-type="float" office:value="0" calcext:value-type="float">
            <text:p>0</text:p>
          </table:table-cell>
          <table:table-cell table:formula="of:=[.J38]*2" office:value-type="float" office:value="0" calcext:value-type="float">
            <text:p>0</text:p>
          </table:table-cell>
          <table:table-cell/>
          <table:table-cell table:formula="of:=IF([.L38]&gt;=[.$P$2];[.L38];0)" office:value-type="float" office:value="0" calcext:value-type="float">
            <text:p>0</text:p>
          </table:table-cell>
          <table:table-cell table:formula="of:=IF([.M38]&gt;=[.$P$2];[.M38];0)" office:value-type="float" office:value="0" calcext:value-type="float">
            <text:p>0</text:p>
          </table:table-cell>
          <table:table-cell table:formula="of:=IF([.N38]&gt;=[.$P$2];[.N38];0)" office:value-type="float" office:value="0" calcext:value-type="float">
            <text:p>0</text:p>
          </table:table-cell>
          <table:table-cell table:number-columns-repeated="9"/>
          <table:table-cell table:formula="of:=[.T38]*100/[.$A38]" office:value-type="float" office:value="0" calcext:value-type="float">
            <text:p>0</text:p>
          </table:table-cell>
          <table:table-cell table:formula="of:=[.U38]*100/[.$A38]" office:value-type="float" office:value="0" calcext:value-type="float">
            <text:p>0</text:p>
          </table:table-cell>
          <table:table-cell table:formula="of:=[.V38]*100/[.$A38]" office:value-type="float" office:value="0" calcext:value-type="float">
            <text:p>0</text:p>
          </table:table-cell>
          <table:table-cell/>
          <table:table-cell table:formula="of:=[.X38]*100/[.$A38]" office:value-type="float" office:value="0" calcext:value-type="float">
            <text:p>0</text:p>
          </table:table-cell>
          <table:table-cell table:formula="of:=[.Y38]*100/[.$A38]" office:value-type="float" office:value="0" calcext:value-type="float">
            <text:p>0</text:p>
          </table:table-cell>
          <table:table-cell table:formula="of:=[.Z38]*100/[.$A38]" office:value-type="float" office:value="0" calcext:value-type="float">
            <text:p>0</text:p>
          </table:table-cell>
          <table:table-cell/>
          <table:table-cell table:formula="of:=IF([.P38]&gt;0;[.AJ37]+1;0)" office:value-type="float" office:value="0" calcext:value-type="float">
            <text:p>0</text:p>
          </table:table-cell>
          <table:table-cell table:style-name="Default" table:formula="of:=IF([.Q38]&gt;0;[.AK37]+1;0)" office:value-type="float" office:value="0" calcext:value-type="float">
            <text:p>0</text:p>
          </table:table-cell>
          <table:table-cell table:style-name="Default" table:formula="of:=IF([.R38]&gt;0;[.AL37]+1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981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39]*2" office:value-type="float" office:value="0" calcext:value-type="float">
            <text:p>0</text:p>
          </table:table-cell>
          <table:table-cell table:formula="of:=[.I39]*2" office:value-type="float" office:value="0" calcext:value-type="float">
            <text:p>0</text:p>
          </table:table-cell>
          <table:table-cell table:formula="of:=[.J39]*2" office:value-type="float" office:value="0" calcext:value-type="float">
            <text:p>0</text:p>
          </table:table-cell>
          <table:table-cell/>
          <table:table-cell table:formula="of:=IF([.L39]&gt;=[.$P$2];[.L39];0)" office:value-type="float" office:value="0" calcext:value-type="float">
            <text:p>0</text:p>
          </table:table-cell>
          <table:table-cell table:formula="of:=IF([.M39]&gt;=[.$P$2];[.M39];0)" office:value-type="float" office:value="0" calcext:value-type="float">
            <text:p>0</text:p>
          </table:table-cell>
          <table:table-cell table:formula="of:=IF([.N39]&gt;=[.$P$2];[.N39];0)" office:value-type="float" office:value="0" calcext:value-type="float">
            <text:p>0</text:p>
          </table:table-cell>
          <table:table-cell table:number-columns-repeated="9"/>
          <table:table-cell table:formula="of:=[.T39]*100/[.$A39]" office:value-type="float" office:value="0" calcext:value-type="float">
            <text:p>0</text:p>
          </table:table-cell>
          <table:table-cell table:formula="of:=[.U39]*100/[.$A39]" office:value-type="float" office:value="0" calcext:value-type="float">
            <text:p>0</text:p>
          </table:table-cell>
          <table:table-cell table:formula="of:=[.V39]*100/[.$A39]" office:value-type="float" office:value="0" calcext:value-type="float">
            <text:p>0</text:p>
          </table:table-cell>
          <table:table-cell/>
          <table:table-cell table:formula="of:=[.X39]*100/[.$A39]" office:value-type="float" office:value="0" calcext:value-type="float">
            <text:p>0</text:p>
          </table:table-cell>
          <table:table-cell table:formula="of:=[.Y39]*100/[.$A39]" office:value-type="float" office:value="0" calcext:value-type="float">
            <text:p>0</text:p>
          </table:table-cell>
          <table:table-cell table:formula="of:=[.Z39]*100/[.$A39]" office:value-type="float" office:value="0" calcext:value-type="float">
            <text:p>0</text:p>
          </table:table-cell>
          <table:table-cell/>
          <table:table-cell table:formula="of:=IF([.P39]&gt;0;[.AJ38]+1;0)" office:value-type="float" office:value="0" calcext:value-type="float">
            <text:p>0</text:p>
          </table:table-cell>
          <table:table-cell table:style-name="Default" table:formula="of:=IF([.Q39]&gt;0;[.AK38]+1;0)" office:value-type="float" office:value="0" calcext:value-type="float">
            <text:p>0</text:p>
          </table:table-cell>
          <table:table-cell table:style-name="Default" table:formula="of:=IF([.R39]&gt;0;[.AL3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40]*2" office:value-type="float" office:value="0" calcext:value-type="float">
            <text:p>0</text:p>
          </table:table-cell>
          <table:table-cell table:formula="of:=[.I40]*2" office:value-type="float" office:value="0" calcext:value-type="float">
            <text:p>0</text:p>
          </table:table-cell>
          <table:table-cell table:formula="of:=[.J40]*2" office:value-type="float" office:value="0" calcext:value-type="float">
            <text:p>0</text:p>
          </table:table-cell>
          <table:table-cell/>
          <table:table-cell table:formula="of:=IF([.L40]&gt;=[.$P$2];[.L40];0)" office:value-type="float" office:value="0" calcext:value-type="float">
            <text:p>0</text:p>
          </table:table-cell>
          <table:table-cell table:formula="of:=IF([.M40]&gt;=[.$P$2];[.M40];0)" office:value-type="float" office:value="0" calcext:value-type="float">
            <text:p>0</text:p>
          </table:table-cell>
          <table:table-cell table:formula="of:=IF([.N40]&gt;=[.$P$2];[.N40];0)" office:value-type="float" office:value="0" calcext:value-type="float">
            <text:p>0</text:p>
          </table:table-cell>
          <table:table-cell table:number-columns-repeated="9"/>
          <table:table-cell table:formula="of:=[.T40]*100/[.$A40]" office:value-type="float" office:value="0" calcext:value-type="float">
            <text:p>0</text:p>
          </table:table-cell>
          <table:table-cell table:formula="of:=[.U40]*100/[.$A40]" office:value-type="float" office:value="0" calcext:value-type="float">
            <text:p>0</text:p>
          </table:table-cell>
          <table:table-cell table:formula="of:=[.V40]*100/[.$A40]" office:value-type="float" office:value="0" calcext:value-type="float">
            <text:p>0</text:p>
          </table:table-cell>
          <table:table-cell/>
          <table:table-cell table:formula="of:=[.X40]*100/[.$A40]" office:value-type="float" office:value="0" calcext:value-type="float">
            <text:p>0</text:p>
          </table:table-cell>
          <table:table-cell table:formula="of:=[.Y40]*100/[.$A40]" office:value-type="float" office:value="0" calcext:value-type="float">
            <text:p>0</text:p>
          </table:table-cell>
          <table:table-cell table:formula="of:=[.Z40]*100/[.$A40]" office:value-type="float" office:value="0" calcext:value-type="float">
            <text:p>0</text:p>
          </table:table-cell>
          <table:table-cell/>
          <table:table-cell table:formula="of:=IF([.P40]&gt;0;[.AJ39]+1;0)" office:value-type="float" office:value="0" calcext:value-type="float">
            <text:p>0</text:p>
          </table:table-cell>
          <table:table-cell table:style-name="Default" table:formula="of:=IF([.Q40]&gt;0;[.AK39]+1;0)" office:value-type="float" office:value="0" calcext:value-type="float">
            <text:p>0</text:p>
          </table:table-cell>
          <table:table-cell table:style-name="Default" table:formula="of:=IF([.R40]&gt;0;[.AL3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495.62" calcext:value-type="float">
            <text:p>1495,62</text:p>
          </table:table-cell>
          <table:table-cell table:style-name="Default"/>
          <table:table-cell table:number-columns-repeated="2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2"/>
          <table:table-cell table:formula="of:=[.H41]*2" office:value-type="float" office:value="50" calcext:value-type="float">
            <text:p>50</text:p>
          </table:table-cell>
          <table:table-cell table:formula="of:=[.I41]*2" office:value-type="float" office:value="0" calcext:value-type="float">
            <text:p>0</text:p>
          </table:table-cell>
          <table:table-cell table:formula="of:=[.J41]*2" office:value-type="float" office:value="0" calcext:value-type="float">
            <text:p>0</text:p>
          </table:table-cell>
          <table:table-cell/>
          <table:table-cell table:formula="of:=IF([.L41]&gt;=[.$P$2];[.L41];0)" office:value-type="float" office:value="0" calcext:value-type="float">
            <text:p>0</text:p>
          </table:table-cell>
          <table:table-cell table:formula="of:=IF([.M41]&gt;=[.$P$2];[.M41];0)" office:value-type="float" office:value="0" calcext:value-type="float">
            <text:p>0</text:p>
          </table:table-cell>
          <table:table-cell table:formula="of:=IF([.N41]&gt;=[.$P$2];[.N41];0)" office:value-type="float" office:value="0" calcext:value-type="float">
            <text:p>0</text:p>
          </table:table-cell>
          <table:table-cell/>
          <table:table-cell office:value-type="float" office:value="245.619" calcext:value-type="float">
            <text:p>245,619</text:p>
          </table:table-cell>
          <table:table-cell table:number-columns-repeated="3"/>
          <table:table-cell office:value-type="float" office:value="271.765" calcext:value-type="float">
            <text:p>271,765</text:p>
          </table:table-cell>
          <table:table-cell table:number-columns-repeated="3"/>
          <table:table-cell table:formula="of:=[.T41]*100/[.$A41]" office:value-type="float" office:value="19.64952" calcext:value-type="float">
            <text:p>19,64952</text:p>
          </table:table-cell>
          <table:table-cell table:formula="of:=[.U41]*100/[.$A41]" office:value-type="float" office:value="0" calcext:value-type="float">
            <text:p>0</text:p>
          </table:table-cell>
          <table:table-cell table:formula="of:=[.V41]*100/[.$A41]" office:value-type="float" office:value="0" calcext:value-type="float">
            <text:p>0</text:p>
          </table:table-cell>
          <table:table-cell/>
          <table:table-cell table:formula="of:=[.X41]*100/[.$A41]" office:value-type="float" office:value="21.7412" calcext:value-type="float">
            <text:p>21,7412</text:p>
          </table:table-cell>
          <table:table-cell table:formula="of:=[.Y41]*100/[.$A41]" office:value-type="float" office:value="0" calcext:value-type="float">
            <text:p>0</text:p>
          </table:table-cell>
          <table:table-cell table:formula="of:=[.Z41]*100/[.$A41]" office:value-type="float" office:value="0" calcext:value-type="float">
            <text:p>0</text:p>
          </table:table-cell>
          <table:table-cell/>
          <table:table-cell table:formula="of:=IF([.P41]&gt;0;[.AJ40]+1;0)" office:value-type="float" office:value="0" calcext:value-type="float">
            <text:p>0</text:p>
          </table:table-cell>
          <table:table-cell table:style-name="Default" table:formula="of:=IF([.Q41]&gt;0;[.AK40]+1;0)" office:value-type="float" office:value="0" calcext:value-type="float">
            <text:p>0</text:p>
          </table:table-cell>
          <table:table-cell table:style-name="Default" table:formula="of:=IF([.R41]&gt;0;[.AL4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460.76" calcext:value-type="float">
            <text:p>1460,76</text:p>
          </table:table-cell>
          <table:table-cell office:value-type="float" office:value="1402.16" calcext:value-type="float">
            <text:p>1402,1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[.H42]*2" office:value-type="float" office:value="74" calcext:value-type="float">
            <text:p>74</text:p>
          </table:table-cell>
          <table:table-cell table:formula="of:=[.I42]*2" office:value-type="float" office:value="20" calcext:value-type="float">
            <text:p>20</text:p>
          </table:table-cell>
          <table:table-cell table:formula="of:=[.J42]*2" office:value-type="float" office:value="0" calcext:value-type="float">
            <text:p>0</text:p>
          </table:table-cell>
          <table:table-cell/>
          <table:table-cell table:formula="of:=IF([.L42]&gt;=[.$P$2];[.L42];0)" office:value-type="float" office:value="0" calcext:value-type="float">
            <text:p>0</text:p>
          </table:table-cell>
          <table:table-cell table:formula="of:=IF([.M42]&gt;=[.$P$2];[.M42];0)" office:value-type="float" office:value="0" calcext:value-type="float">
            <text:p>0</text:p>
          </table:table-cell>
          <table:table-cell table:formula="of:=IF([.N42]&gt;=[.$P$2];[.N42];0)" office:value-type="float" office:value="0" calcext:value-type="float">
            <text:p>0</text:p>
          </table:table-cell>
          <table:table-cell/>
          <table:table-cell office:value-type="float" office:value="210.756" calcext:value-type="float">
            <text:p>210,756</text:p>
          </table:table-cell>
          <table:table-cell table:style-name="ce9" office:value-type="float" office:value="152.163" calcext:value-type="float">
            <text:p>152,2</text:p>
          </table:table-cell>
          <table:table-cell table:number-columns-repeated="2"/>
          <table:table-cell office:value-type="float" office:value="221.165" calcext:value-type="float">
            <text:p>221,165</text:p>
          </table:table-cell>
          <table:table-cell table:style-name="ce9" office:value-type="float" office:value="168.111" calcext:value-type="float">
            <text:p>168,1</text:p>
          </table:table-cell>
          <table:table-cell table:number-columns-repeated="2"/>
          <table:table-cell table:formula="of:=[.T42]*100/[.$A42]" office:value-type="float" office:value="16.86048" calcext:value-type="float">
            <text:p>16,86048</text:p>
          </table:table-cell>
          <table:table-cell table:formula="of:=[.U42]*100/[.$A42]" office:value-type="float" office:value="12.17304" calcext:value-type="float">
            <text:p>12,17304</text:p>
          </table:table-cell>
          <table:table-cell table:formula="of:=[.V42]*100/[.$A42]" office:value-type="float" office:value="0" calcext:value-type="float">
            <text:p>0</text:p>
          </table:table-cell>
          <table:table-cell/>
          <table:table-cell table:formula="of:=[.X42]*100/[.$A42]" office:value-type="float" office:value="17.6932" calcext:value-type="float">
            <text:p>17,6932</text:p>
          </table:table-cell>
          <table:table-cell table:formula="of:=[.Y42]*100/[.$A42]" office:value-type="float" office:value="13.44888" calcext:value-type="float">
            <text:p>13,44888</text:p>
          </table:table-cell>
          <table:table-cell table:formula="of:=[.Z42]*100/[.$A42]" office:value-type="float" office:value="0" calcext:value-type="float">
            <text:p>0</text:p>
          </table:table-cell>
          <table:table-cell/>
          <table:table-cell table:formula="of:=IF([.P42]&gt;0;[.AJ41]+1;0)" office:value-type="float" office:value="0" calcext:value-type="float">
            <text:p>0</text:p>
          </table:table-cell>
          <table:table-cell table:style-name="Default" table:formula="of:=IF([.Q42]&gt;0;[.AK41]+1;0)" office:value-type="float" office:value="0" calcext:value-type="float">
            <text:p>0</text:p>
          </table:table-cell>
          <table:table-cell table:style-name="Default" table:formula="of:=IF([.R42]&gt;0;[.AL4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453.87" calcext:value-type="float">
            <text:p>1453,87</text:p>
          </table:table-cell>
          <table:table-cell office:value-type="float" office:value="1396" calcext:value-type="float">
            <text:p>139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formula="of:=[.H43]*2" office:value-type="float" office:value="100" calcext:value-type="float">
            <text:p>100</text:p>
          </table:table-cell>
          <table:table-cell table:formula="of:=[.I43]*2" office:value-type="float" office:value="88" calcext:value-type="float">
            <text:p>88</text:p>
          </table:table-cell>
          <table:table-cell table:formula="of:=[.J43]*2" office:value-type="float" office:value="0" calcext:value-type="float">
            <text:p>0</text:p>
          </table:table-cell>
          <table:table-cell/>
          <table:table-cell table:formula="of:=IF([.L43]&gt;=[.$P$2];[.L43];0)" office:value-type="float" office:value="100" calcext:value-type="float">
            <text:p>100</text:p>
          </table:table-cell>
          <table:table-cell table:formula="of:=IF([.M43]&gt;=[.$P$2];[.M43];0)" office:value-type="float" office:value="88" calcext:value-type="float">
            <text:p>88</text:p>
          </table:table-cell>
          <table:table-cell table:formula="of:=IF([.N43]&gt;=[.$P$2];[.N43];0)" office:value-type="float" office:value="0" calcext:value-type="float">
            <text:p>0</text:p>
          </table:table-cell>
          <table:table-cell/>
          <table:table-cell office:value-type="float" office:value="203.871" calcext:value-type="float">
            <text:p>203,871</text:p>
          </table:table-cell>
          <table:table-cell table:style-name="ce9" office:value-type="float" office:value="146.004" calcext:value-type="float">
            <text:p>146,0</text:p>
          </table:table-cell>
          <table:table-cell table:number-columns-repeated="2"/>
          <table:table-cell office:value-type="float" office:value="351.638" calcext:value-type="float">
            <text:p>351,638</text:p>
          </table:table-cell>
          <table:table-cell table:style-name="ce9" office:value-type="float" office:value="152.073" calcext:value-type="float">
            <text:p>152,1</text:p>
          </table:table-cell>
          <table:table-cell table:number-columns-repeated="2"/>
          <table:table-cell table:formula="of:=[.T43]*100/[.$A43]" office:value-type="float" office:value="16.30968" calcext:value-type="float">
            <text:p>16,30968</text:p>
          </table:table-cell>
          <table:table-cell table:formula="of:=[.U43]*100/[.$A43]" office:value-type="float" office:value="11.68032" calcext:value-type="float">
            <text:p>11,68032</text:p>
          </table:table-cell>
          <table:table-cell table:formula="of:=[.V43]*100/[.$A43]" office:value-type="float" office:value="0" calcext:value-type="float">
            <text:p>0</text:p>
          </table:table-cell>
          <table:table-cell/>
          <table:table-cell table:formula="of:=[.X43]*100/[.$A43]" office:value-type="float" office:value="28.13104" calcext:value-type="float">
            <text:p>28,13104</text:p>
          </table:table-cell>
          <table:table-cell table:formula="of:=[.Y43]*100/[.$A43]" office:value-type="float" office:value="12.16584" calcext:value-type="float">
            <text:p>12,16584</text:p>
          </table:table-cell>
          <table:table-cell table:formula="of:=[.Z43]*100/[.$A43]" office:value-type="float" office:value="0" calcext:value-type="float">
            <text:p>0</text:p>
          </table:table-cell>
          <table:table-cell/>
          <table:table-cell table:formula="of:=IF([.P43]&gt;0;[.AJ42]+1;0)" office:value-type="float" office:value="1" calcext:value-type="float">
            <text:p>1</text:p>
          </table:table-cell>
          <table:table-cell table:style-name="Default" table:formula="of:=IF([.Q43]&gt;0;[.AK42]+1;0)" office:value-type="float" office:value="1" calcext:value-type="float">
            <text:p>1</text:p>
          </table:table-cell>
          <table:table-cell table:style-name="Default" table:formula="of:=IF([.R43]&gt;0;[.AL4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462.4" calcext:value-type="float">
            <text:p>1462,4</text:p>
          </table:table-cell>
          <table:table-cell office:value-type="float" office:value="1391.23" calcext:value-type="float">
            <text:p>1391,2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formula="of:=[.H44]*2" office:value-type="float" office:value="98" calcext:value-type="float">
            <text:p>98</text:p>
          </table:table-cell>
          <table:table-cell table:formula="of:=[.I44]*2" office:value-type="float" office:value="100" calcext:value-type="float">
            <text:p>100</text:p>
          </table:table-cell>
          <table:table-cell table:formula="of:=[.J44]*2" office:value-type="float" office:value="0" calcext:value-type="float">
            <text:p>0</text:p>
          </table:table-cell>
          <table:table-cell/>
          <table:table-cell table:formula="of:=IF([.L44]&gt;=[.$P$2];[.L44];0)" office:value-type="float" office:value="98" calcext:value-type="float">
            <text:p>98</text:p>
          </table:table-cell>
          <table:table-cell table:formula="of:=IF([.M44]&gt;=[.$P$2];[.M44];0)" office:value-type="float" office:value="100" calcext:value-type="float">
            <text:p>100</text:p>
          </table:table-cell>
          <table:table-cell table:formula="of:=IF([.N44]&gt;=[.$P$2];[.N44];0)" office:value-type="float" office:value="0" calcext:value-type="float">
            <text:p>0</text:p>
          </table:table-cell>
          <table:table-cell/>
          <table:table-cell office:value-type="float" office:value="212.398" calcext:value-type="float">
            <text:p>212,398</text:p>
          </table:table-cell>
          <table:table-cell table:style-name="ce9" office:value-type="float" office:value="141.227" calcext:value-type="float">
            <text:p>141,2</text:p>
          </table:table-cell>
          <table:table-cell table:number-columns-repeated="2"/>
          <table:table-cell office:value-type="float" office:value="352.427" calcext:value-type="float">
            <text:p>352,427</text:p>
          </table:table-cell>
          <table:table-cell table:style-name="ce9" office:value-type="float" office:value="149.93" calcext:value-type="float">
            <text:p>149,9</text:p>
          </table:table-cell>
          <table:table-cell table:number-columns-repeated="2"/>
          <table:table-cell table:formula="of:=[.T44]*100/[.$A44]" office:value-type="float" office:value="16.99184" calcext:value-type="float">
            <text:p>16,99184</text:p>
          </table:table-cell>
          <table:table-cell table:formula="of:=[.U44]*100/[.$A44]" office:value-type="float" office:value="11.29816" calcext:value-type="float">
            <text:p>11,29816</text:p>
          </table:table-cell>
          <table:table-cell table:formula="of:=[.V44]*100/[.$A44]" office:value-type="float" office:value="0" calcext:value-type="float">
            <text:p>0</text:p>
          </table:table-cell>
          <table:table-cell/>
          <table:table-cell table:formula="of:=[.X44]*100/[.$A44]" office:value-type="float" office:value="28.19416" calcext:value-type="float">
            <text:p>28,19416</text:p>
          </table:table-cell>
          <table:table-cell table:formula="of:=[.Y44]*100/[.$A44]" office:value-type="float" office:value="11.9944" calcext:value-type="float">
            <text:p>11,9944</text:p>
          </table:table-cell>
          <table:table-cell table:formula="of:=[.Z44]*100/[.$A44]" office:value-type="float" office:value="0" calcext:value-type="float">
            <text:p>0</text:p>
          </table:table-cell>
          <table:table-cell/>
          <table:table-cell table:formula="of:=IF([.P44]&gt;0;[.AJ43]+1;0)" office:value-type="float" office:value="2" calcext:value-type="float">
            <text:p>2</text:p>
          </table:table-cell>
          <table:table-cell table:style-name="Default" table:formula="of:=IF([.Q44]&gt;0;[.AK43]+1;0)" office:value-type="float" office:value="2" calcext:value-type="float">
            <text:p>2</text:p>
          </table:table-cell>
          <table:table-cell table:style-name="Default" table:formula="of:=IF([.R44]&gt;0;[.AL4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448.42" calcext:value-type="float">
            <text:p>1448,42</text:p>
          </table:table-cell>
          <table:table-cell office:value-type="float" office:value="1381.02" calcext:value-type="float">
            <text:p>1381,02</text:p>
          </table:table-cell>
          <table:table-cell office:value-type="float" office:value="1429.4" calcext:value-type="float">
            <text:p>1429,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45]*2" office:value-type="float" office:value="100" calcext:value-type="float">
            <text:p>100</text:p>
          </table:table-cell>
          <table:table-cell table:formula="of:=[.I45]*2" office:value-type="float" office:value="100" calcext:value-type="float">
            <text:p>100</text:p>
          </table:table-cell>
          <table:table-cell table:formula="of:=[.J45]*2" office:value-type="float" office:value="12" calcext:value-type="float">
            <text:p>12</text:p>
          </table:table-cell>
          <table:table-cell/>
          <table:table-cell table:formula="of:=IF([.L45]&gt;=[.$P$2];[.L45];0)" office:value-type="float" office:value="100" calcext:value-type="float">
            <text:p>100</text:p>
          </table:table-cell>
          <table:table-cell table:formula="of:=IF([.M45]&gt;=[.$P$2];[.M45];0)" office:value-type="float" office:value="100" calcext:value-type="float">
            <text:p>100</text:p>
          </table:table-cell>
          <table:table-cell table:formula="of:=IF([.N45]&gt;=[.$P$2];[.N45];0)" office:value-type="float" office:value="0" calcext:value-type="float">
            <text:p>0</text:p>
          </table:table-cell>
          <table:table-cell/>
          <table:table-cell office:value-type="float" office:value="198.417" calcext:value-type="float">
            <text:p>198,417</text:p>
          </table:table-cell>
          <table:table-cell table:style-name="ce9" office:value-type="float" office:value="131.019" calcext:value-type="float">
            <text:p>131,0</text:p>
          </table:table-cell>
          <table:table-cell office:value-type="float" office:value="179.4" calcext:value-type="float">
            <text:p>179,4</text:p>
          </table:table-cell>
          <table:table-cell/>
          <table:table-cell office:value-type="float" office:value="267.341" calcext:value-type="float">
            <text:p>267,341</text:p>
          </table:table-cell>
          <table:table-cell table:style-name="ce9" office:value-type="float" office:value="149.37" calcext:value-type="float">
            <text:p>149,4</text:p>
          </table:table-cell>
          <table:table-cell office:value-type="float" office:value="179.701" calcext:value-type="float">
            <text:p>179,701</text:p>
          </table:table-cell>
          <table:table-cell/>
          <table:table-cell table:formula="of:=[.T45]*100/[.$A45]" office:value-type="float" office:value="15.87336" calcext:value-type="float">
            <text:p>15,87336</text:p>
          </table:table-cell>
          <table:table-cell table:formula="of:=[.U45]*100/[.$A45]" office:value-type="float" office:value="10.48152" calcext:value-type="float">
            <text:p>10,48152</text:p>
          </table:table-cell>
          <table:table-cell table:formula="of:=[.V45]*100/[.$A45]" office:value-type="float" office:value="14.352" calcext:value-type="float">
            <text:p>14,352</text:p>
          </table:table-cell>
          <table:table-cell/>
          <table:table-cell table:formula="of:=[.X45]*100/[.$A45]" office:value-type="float" office:value="21.38728" calcext:value-type="float">
            <text:p>21,38728</text:p>
          </table:table-cell>
          <table:table-cell table:formula="of:=[.Y45]*100/[.$A45]" office:value-type="float" office:value="11.9496" calcext:value-type="float">
            <text:p>11,9496</text:p>
          </table:table-cell>
          <table:table-cell table:formula="of:=[.Z45]*100/[.$A45]" office:value-type="float" office:value="14.37608" calcext:value-type="float">
            <text:p>14,37608</text:p>
          </table:table-cell>
          <table:table-cell/>
          <table:table-cell table:formula="of:=IF([.P45]&gt;0;[.AJ44]+1;0)" office:value-type="float" office:value="3" calcext:value-type="float">
            <text:p>3</text:p>
          </table:table-cell>
          <table:table-cell table:style-name="Default" table:formula="of:=IF([.Q45]&gt;0;[.AK44]+1;0)" office:value-type="float" office:value="3" calcext:value-type="float">
            <text:p>3</text:p>
          </table:table-cell>
          <table:table-cell table:style-name="Default" table:formula="of:=IF([.R45]&gt;0;[.AL4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423.01" calcext:value-type="float">
            <text:p>1423,01</text:p>
          </table:table-cell>
          <table:table-cell office:value-type="float" office:value="1371.32" calcext:value-type="float">
            <text:p>1371,32</text:p>
          </table:table-cell>
          <table:table-cell office:value-type="float" office:value="1428.25" calcext:value-type="float">
            <text:p>1428,2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46]*2" office:value-type="float" office:value="100" calcext:value-type="float">
            <text:p>100</text:p>
          </table:table-cell>
          <table:table-cell table:formula="of:=[.I46]*2" office:value-type="float" office:value="100" calcext:value-type="float">
            <text:p>100</text:p>
          </table:table-cell>
          <table:table-cell table:formula="of:=[.J46]*2" office:value-type="float" office:value="100" calcext:value-type="float">
            <text:p>100</text:p>
          </table:table-cell>
          <table:table-cell/>
          <table:table-cell table:formula="of:=IF([.L46]&gt;=[.$P$2];[.L46];0)" office:value-type="float" office:value="100" calcext:value-type="float">
            <text:p>100</text:p>
          </table:table-cell>
          <table:table-cell table:formula="of:=IF([.M46]&gt;=[.$P$2];[.M46];0)" office:value-type="float" office:value="100" calcext:value-type="float">
            <text:p>100</text:p>
          </table:table-cell>
          <table:table-cell table:formula="of:=IF([.N46]&gt;=[.$P$2];[.N46];0)" office:value-type="float" office:value="100" calcext:value-type="float">
            <text:p>100</text:p>
          </table:table-cell>
          <table:table-cell/>
          <table:table-cell office:value-type="float" office:value="173.01" calcext:value-type="float">
            <text:p>173,01</text:p>
          </table:table-cell>
          <table:table-cell table:style-name="ce9" office:value-type="float" office:value="121.322" calcext:value-type="float">
            <text:p>121,3</text:p>
          </table:table-cell>
          <table:table-cell office:value-type="float" office:value="178.249" calcext:value-type="float">
            <text:p>178,249</text:p>
          </table:table-cell>
          <table:table-cell/>
          <table:table-cell office:value-type="float" office:value="216.377" calcext:value-type="float">
            <text:p>216,377</text:p>
          </table:table-cell>
          <table:table-cell table:style-name="ce9" office:value-type="float" office:value="128.317" calcext:value-type="float">
            <text:p>128,3</text:p>
          </table:table-cell>
          <table:table-cell office:value-type="float" office:value="179.981" calcext:value-type="float">
            <text:p>179,981</text:p>
          </table:table-cell>
          <table:table-cell/>
          <table:table-cell table:formula="of:=[.T46]*100/[.$A46]" office:value-type="float" office:value="13.8408" calcext:value-type="float">
            <text:p>13,8408</text:p>
          </table:table-cell>
          <table:table-cell table:formula="of:=[.U46]*100/[.$A46]" office:value-type="float" office:value="9.70576" calcext:value-type="float">
            <text:p>9,70576</text:p>
          </table:table-cell>
          <table:table-cell table:formula="of:=[.V46]*100/[.$A46]" office:value-type="float" office:value="14.25992" calcext:value-type="float">
            <text:p>14,25992</text:p>
          </table:table-cell>
          <table:table-cell/>
          <table:table-cell table:formula="of:=[.X46]*100/[.$A46]" office:value-type="float" office:value="17.31016" calcext:value-type="float">
            <text:p>17,31016</text:p>
          </table:table-cell>
          <table:table-cell table:formula="of:=[.Y46]*100/[.$A46]" office:value-type="float" office:value="10.26536" calcext:value-type="float">
            <text:p>10,26536</text:p>
          </table:table-cell>
          <table:table-cell table:formula="of:=[.Z46]*100/[.$A46]" office:value-type="float" office:value="14.39848" calcext:value-type="float">
            <text:p>14,39848</text:p>
          </table:table-cell>
          <table:table-cell/>
          <table:table-cell table:formula="of:=IF([.P46]&gt;0;[.AJ45]+1;0)" office:value-type="float" office:value="4" calcext:value-type="float">
            <text:p>4</text:p>
          </table:table-cell>
          <table:table-cell table:style-name="Default" table:formula="of:=IF([.Q46]&gt;0;[.AK45]+1;0)" office:value-type="float" office:value="4" calcext:value-type="float">
            <text:p>4</text:p>
          </table:table-cell>
          <table:table-cell table:style-name="Default" table:formula="of:=IF([.R46]&gt;0;[.AL45]+1;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421.09" calcext:value-type="float">
            <text:p>1421,09</text:p>
          </table:table-cell>
          <table:table-cell office:value-type="float" office:value="1363.39" calcext:value-type="float">
            <text:p>1363,39</text:p>
          </table:table-cell>
          <table:table-cell office:value-type="float" office:value="1418.79" calcext:value-type="float">
            <text:p>1418,79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47]*2" office:value-type="float" office:value="100" calcext:value-type="float">
            <text:p>100</text:p>
          </table:table-cell>
          <table:table-cell table:formula="of:=[.I47]*2" office:value-type="float" office:value="100" calcext:value-type="float">
            <text:p>100</text:p>
          </table:table-cell>
          <table:table-cell table:formula="of:=[.J47]*2" office:value-type="float" office:value="100" calcext:value-type="float">
            <text:p>100</text:p>
          </table:table-cell>
          <table:table-cell/>
          <table:table-cell table:formula="of:=IF([.L47]&gt;=[.$P$2];[.L47];0)" office:value-type="float" office:value="100" calcext:value-type="float">
            <text:p>100</text:p>
          </table:table-cell>
          <table:table-cell table:formula="of:=IF([.M47]&gt;=[.$P$2];[.M47];0)" office:value-type="float" office:value="100" calcext:value-type="float">
            <text:p>100</text:p>
          </table:table-cell>
          <table:table-cell table:formula="of:=IF([.N47]&gt;=[.$P$2];[.N47];0)" office:value-type="float" office:value="100" calcext:value-type="float">
            <text:p>100</text:p>
          </table:table-cell>
          <table:table-cell/>
          <table:table-cell office:value-type="float" office:value="171.092" calcext:value-type="float">
            <text:p>171,092</text:p>
          </table:table-cell>
          <table:table-cell table:style-name="ce9" office:value-type="float" office:value="113.386" calcext:value-type="float">
            <text:p>113,4</text:p>
          </table:table-cell>
          <table:table-cell office:value-type="float" office:value="168.788" calcext:value-type="float">
            <text:p>168,788</text:p>
          </table:table-cell>
          <table:table-cell/>
          <table:table-cell office:value-type="float" office:value="191.848" calcext:value-type="float">
            <text:p>191,848</text:p>
          </table:table-cell>
          <table:table-cell table:style-name="ce9" office:value-type="float" office:value="146.22" calcext:value-type="float">
            <text:p>146,2</text:p>
          </table:table-cell>
          <table:table-cell office:value-type="float" office:value="179.28" calcext:value-type="float">
            <text:p>179,28</text:p>
          </table:table-cell>
          <table:table-cell/>
          <table:table-cell table:formula="of:=[.T47]*100/[.$A47]" office:value-type="float" office:value="13.68736" calcext:value-type="float">
            <text:p>13,68736</text:p>
          </table:table-cell>
          <table:table-cell table:formula="of:=[.U47]*100/[.$A47]" office:value-type="float" office:value="9.07088" calcext:value-type="float">
            <text:p>9,07088</text:p>
          </table:table-cell>
          <table:table-cell table:formula="of:=[.V47]*100/[.$A47]" office:value-type="float" office:value="13.50304" calcext:value-type="float">
            <text:p>13,50304</text:p>
          </table:table-cell>
          <table:table-cell/>
          <table:table-cell table:formula="of:=[.X47]*100/[.$A47]" office:value-type="float" office:value="15.34784" calcext:value-type="float">
            <text:p>15,34784</text:p>
          </table:table-cell>
          <table:table-cell table:formula="of:=[.Y47]*100/[.$A47]" office:value-type="float" office:value="11.6976" calcext:value-type="float">
            <text:p>11,6976</text:p>
          </table:table-cell>
          <table:table-cell table:formula="of:=[.Z47]*100/[.$A47]" office:value-type="float" office:value="14.3424" calcext:value-type="float">
            <text:p>14,3424</text:p>
          </table:table-cell>
          <table:table-cell/>
          <table:table-cell table:formula="of:=IF([.P47]&gt;0;[.AJ46]+1;0)" office:value-type="float" office:value="5" calcext:value-type="float">
            <text:p>5</text:p>
          </table:table-cell>
          <table:table-cell table:style-name="Default" table:formula="of:=IF([.Q47]&gt;0;[.AK46]+1;0)" office:value-type="float" office:value="5" calcext:value-type="float">
            <text:p>5</text:p>
          </table:table-cell>
          <table:table-cell table:style-name="Default" table:formula="of:=IF([.R47]&gt;0;[.AL46]+1;0)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420.95" calcext:value-type="float">
            <text:p>1420,95</text:p>
          </table:table-cell>
          <table:table-cell office:value-type="float" office:value="1364.5" calcext:value-type="float">
            <text:p>1364,5</text:p>
          </table:table-cell>
          <table:table-cell office:value-type="float" office:value="1414.28" calcext:value-type="float">
            <text:p>1414,28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H48]*2" office:value-type="float" office:value="96" calcext:value-type="float">
            <text:p>96</text:p>
          </table:table-cell>
          <table:table-cell table:formula="of:=[.I48]*2" office:value-type="float" office:value="100" calcext:value-type="float">
            <text:p>100</text:p>
          </table:table-cell>
          <table:table-cell table:formula="of:=[.J48]*2" office:value-type="float" office:value="100" calcext:value-type="float">
            <text:p>100</text:p>
          </table:table-cell>
          <table:table-cell/>
          <table:table-cell table:formula="of:=IF([.L48]&gt;=[.$P$2];[.L48];0)" office:value-type="float" office:value="96" calcext:value-type="float">
            <text:p>96</text:p>
          </table:table-cell>
          <table:table-cell table:formula="of:=IF([.M48]&gt;=[.$P$2];[.M48];0)" office:value-type="float" office:value="100" calcext:value-type="float">
            <text:p>100</text:p>
          </table:table-cell>
          <table:table-cell table:formula="of:=IF([.N48]&gt;=[.$P$2];[.N48];0)" office:value-type="float" office:value="100" calcext:value-type="float">
            <text:p>100</text:p>
          </table:table-cell>
          <table:table-cell/>
          <table:table-cell office:value-type="float" office:value="170.947" calcext:value-type="float">
            <text:p>170,947</text:p>
          </table:table-cell>
          <table:table-cell table:style-name="ce9" office:value-type="float" office:value="114.502" calcext:value-type="float">
            <text:p>114,5</text:p>
          </table:table-cell>
          <table:table-cell office:value-type="float" office:value="164.28" calcext:value-type="float">
            <text:p>164,28</text:p>
          </table:table-cell>
          <table:table-cell/>
          <table:table-cell office:value-type="float" office:value="317.223" calcext:value-type="float">
            <text:p>317,223</text:p>
          </table:table-cell>
          <table:table-cell table:style-name="ce9" office:value-type="float" office:value="144.443" calcext:value-type="float">
            <text:p>144,4</text:p>
          </table:table-cell>
          <table:table-cell office:value-type="float" office:value="180.622" calcext:value-type="float">
            <text:p>180,622</text:p>
          </table:table-cell>
          <table:table-cell/>
          <table:table-cell table:formula="of:=[.T48]*100/[.$A48]" office:value-type="float" office:value="13.67576" calcext:value-type="float">
            <text:p>13,67576</text:p>
          </table:table-cell>
          <table:table-cell table:formula="of:=[.U48]*100/[.$A48]" office:value-type="float" office:value="9.16016" calcext:value-type="float">
            <text:p>9,16016</text:p>
          </table:table-cell>
          <table:table-cell table:formula="of:=[.V48]*100/[.$A48]" office:value-type="float" office:value="13.1424" calcext:value-type="float">
            <text:p>13,1424</text:p>
          </table:table-cell>
          <table:table-cell/>
          <table:table-cell table:formula="of:=[.X48]*100/[.$A48]" office:value-type="float" office:value="25.37784" calcext:value-type="float">
            <text:p>25,37784</text:p>
          </table:table-cell>
          <table:table-cell table:formula="of:=[.Y48]*100/[.$A48]" office:value-type="float" office:value="11.55544" calcext:value-type="float">
            <text:p>11,55544</text:p>
          </table:table-cell>
          <table:table-cell table:formula="of:=[.Z48]*100/[.$A48]" office:value-type="float" office:value="14.44976" calcext:value-type="float">
            <text:p>14,44976</text:p>
          </table:table-cell>
          <table:table-cell/>
          <table:table-cell table:formula="of:=IF([.P48]&gt;0;[.AJ47]+1;0)" office:value-type="float" office:value="6" calcext:value-type="float">
            <text:p>6</text:p>
          </table:table-cell>
          <table:table-cell table:style-name="Default" table:formula="of:=IF([.Q48]&gt;0;[.AK47]+1;0)" office:value-type="float" office:value="6" calcext:value-type="float">
            <text:p>6</text:p>
          </table:table-cell>
          <table:table-cell table:style-name="Default" table:formula="of:=IF([.R48]&gt;0;[.AL47]+1;0)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421.28" calcext:value-type="float">
            <text:p>1421,28</text:p>
          </table:table-cell>
          <table:table-cell office:value-type="float" office:value="1370.58" calcext:value-type="float">
            <text:p>1370,58</text:p>
          </table:table-cell>
          <table:table-cell office:value-type="float" office:value="1415.5" calcext:value-type="float">
            <text:p>1415,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49]*2" office:value-type="float" office:value="100" calcext:value-type="float">
            <text:p>100</text:p>
          </table:table-cell>
          <table:table-cell table:formula="of:=[.I49]*2" office:value-type="float" office:value="100" calcext:value-type="float">
            <text:p>100</text:p>
          </table:table-cell>
          <table:table-cell table:formula="of:=[.J49]*2" office:value-type="float" office:value="100" calcext:value-type="float">
            <text:p>100</text:p>
          </table:table-cell>
          <table:table-cell/>
          <table:table-cell table:formula="of:=IF([.L49]&gt;=[.$P$2];[.L49];0)" office:value-type="float" office:value="100" calcext:value-type="float">
            <text:p>100</text:p>
          </table:table-cell>
          <table:table-cell table:formula="of:=IF([.M49]&gt;=[.$P$2];[.M49];0)" office:value-type="float" office:value="100" calcext:value-type="float">
            <text:p>100</text:p>
          </table:table-cell>
          <table:table-cell table:formula="of:=IF([.N49]&gt;=[.$P$2];[.N49];0)" office:value-type="float" office:value="100" calcext:value-type="float">
            <text:p>100</text:p>
          </table:table-cell>
          <table:table-cell/>
          <table:table-cell office:value-type="float" office:value="171.278" calcext:value-type="float">
            <text:p>171,278</text:p>
          </table:table-cell>
          <table:table-cell table:style-name="ce9" office:value-type="float" office:value="120.578" calcext:value-type="float">
            <text:p>120,6</text:p>
          </table:table-cell>
          <table:table-cell office:value-type="float" office:value="165.497" calcext:value-type="float">
            <text:p>165,497</text:p>
          </table:table-cell>
          <table:table-cell/>
          <table:table-cell office:value-type="float" office:value="259.704" calcext:value-type="float">
            <text:p>259,704</text:p>
          </table:table-cell>
          <table:table-cell table:style-name="ce9" office:value-type="float" office:value="131.264" calcext:value-type="float">
            <text:p>131,3</text:p>
          </table:table-cell>
          <table:table-cell office:value-type="float" office:value="180.401" calcext:value-type="float">
            <text:p>180,401</text:p>
          </table:table-cell>
          <table:table-cell/>
          <table:table-cell table:formula="of:=[.T49]*100/[.$A49]" office:value-type="float" office:value="13.70224" calcext:value-type="float">
            <text:p>13,70224</text:p>
          </table:table-cell>
          <table:table-cell table:formula="of:=[.U49]*100/[.$A49]" office:value-type="float" office:value="9.64624" calcext:value-type="float">
            <text:p>9,64624</text:p>
          </table:table-cell>
          <table:table-cell table:formula="of:=[.V49]*100/[.$A49]" office:value-type="float" office:value="13.23976" calcext:value-type="float">
            <text:p>13,23976</text:p>
          </table:table-cell>
          <table:table-cell/>
          <table:table-cell table:formula="of:=[.X49]*100/[.$A49]" office:value-type="float" office:value="20.77632" calcext:value-type="float">
            <text:p>20,77632</text:p>
          </table:table-cell>
          <table:table-cell table:formula="of:=[.Y49]*100/[.$A49]" office:value-type="float" office:value="10.50112" calcext:value-type="float">
            <text:p>10,50112</text:p>
          </table:table-cell>
          <table:table-cell table:formula="of:=[.Z49]*100/[.$A49]" office:value-type="float" office:value="14.43208" calcext:value-type="float">
            <text:p>14,43208</text:p>
          </table:table-cell>
          <table:table-cell/>
          <table:table-cell table:formula="of:=IF([.P49]&gt;0;[.AJ48]+1;0)" office:value-type="float" office:value="7" calcext:value-type="float">
            <text:p>7</text:p>
          </table:table-cell>
          <table:table-cell table:style-name="Default" table:formula="of:=IF([.Q49]&gt;0;[.AK48]+1;0)" office:value-type="float" office:value="7" calcext:value-type="float">
            <text:p>7</text:p>
          </table:table-cell>
          <table:table-cell table:style-name="Default" table:formula="of:=IF([.R49]&gt;0;[.AL48]+1;0)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419.35" calcext:value-type="float">
            <text:p>1419,35</text:p>
          </table:table-cell>
          <table:table-cell office:value-type="float" office:value="1373.71" calcext:value-type="float">
            <text:p>1373,71</text:p>
          </table:table-cell>
          <table:table-cell office:value-type="float" office:value="1414.6" calcext:value-type="float">
            <text:p>1414,6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H50]*2" office:value-type="float" office:value="96" calcext:value-type="float">
            <text:p>96</text:p>
          </table:table-cell>
          <table:table-cell table:formula="of:=[.I50]*2" office:value-type="float" office:value="100" calcext:value-type="float">
            <text:p>100</text:p>
          </table:table-cell>
          <table:table-cell table:formula="of:=[.J50]*2" office:value-type="float" office:value="100" calcext:value-type="float">
            <text:p>100</text:p>
          </table:table-cell>
          <table:table-cell/>
          <table:table-cell table:formula="of:=IF([.L50]&gt;=[.$P$2];[.L50];0)" office:value-type="float" office:value="96" calcext:value-type="float">
            <text:p>96</text:p>
          </table:table-cell>
          <table:table-cell table:formula="of:=IF([.M50]&gt;=[.$P$2];[.M50];0)" office:value-type="float" office:value="100" calcext:value-type="float">
            <text:p>100</text:p>
          </table:table-cell>
          <table:table-cell table:formula="of:=IF([.N50]&gt;=[.$P$2];[.N50];0)" office:value-type="float" office:value="100" calcext:value-type="float">
            <text:p>100</text:p>
          </table:table-cell>
          <table:table-cell/>
          <table:table-cell office:value-type="float" office:value="169.348" calcext:value-type="float">
            <text:p>169,348</text:p>
          </table:table-cell>
          <table:table-cell table:style-name="ce9" office:value-type="float" office:value="123.71" calcext:value-type="float">
            <text:p>123,7</text:p>
          </table:table-cell>
          <table:table-cell office:value-type="float" office:value="164.601" calcext:value-type="float">
            <text:p>164,601</text:p>
          </table:table-cell>
          <table:table-cell/>
          <table:table-cell office:value-type="float" office:value="256.735" calcext:value-type="float">
            <text:p>256,735</text:p>
          </table:table-cell>
          <table:table-cell table:style-name="ce9" office:value-type="float" office:value="133.89" calcext:value-type="float">
            <text:p>133,9</text:p>
          </table:table-cell>
          <table:table-cell office:value-type="float" office:value="166.219" calcext:value-type="float">
            <text:p>166,219</text:p>
          </table:table-cell>
          <table:table-cell/>
          <table:table-cell table:formula="of:=[.T50]*100/[.$A50]" office:value-type="float" office:value="13.54784" calcext:value-type="float">
            <text:p>13,54784</text:p>
          </table:table-cell>
          <table:table-cell table:formula="of:=[.U50]*100/[.$A50]" office:value-type="float" office:value="9.8968" calcext:value-type="float">
            <text:p>9,8968</text:p>
          </table:table-cell>
          <table:table-cell table:formula="of:=[.V50]*100/[.$A50]" office:value-type="float" office:value="13.16808" calcext:value-type="float">
            <text:p>13,16808</text:p>
          </table:table-cell>
          <table:table-cell/>
          <table:table-cell table:formula="of:=[.X50]*100/[.$A50]" office:value-type="float" office:value="20.5388" calcext:value-type="float">
            <text:p>20,5388</text:p>
          </table:table-cell>
          <table:table-cell table:formula="of:=[.Y50]*100/[.$A50]" office:value-type="float" office:value="10.7112" calcext:value-type="float">
            <text:p>10,7112</text:p>
          </table:table-cell>
          <table:table-cell table:formula="of:=[.Z50]*100/[.$A50]" office:value-type="float" office:value="13.29752" calcext:value-type="float">
            <text:p>13,29752</text:p>
          </table:table-cell>
          <table:table-cell/>
          <table:table-cell table:formula="of:=IF([.P50]&gt;0;[.AJ49]+1;0)" office:value-type="float" office:value="8" calcext:value-type="float">
            <text:p>8</text:p>
          </table:table-cell>
          <table:table-cell table:style-name="Default" table:formula="of:=IF([.Q50]&gt;0;[.AK49]+1;0)" office:value-type="float" office:value="8" calcext:value-type="float">
            <text:p>8</text:p>
          </table:table-cell>
          <table:table-cell table:style-name="Default" table:formula="of:=IF([.R50]&gt;0;[.AL49]+1;0)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2.32" calcext:value-type="float">
            <text:p>1412,32</text:p>
          </table:table-cell>
          <table:table-cell office:value-type="float" office:value="1359.49" calcext:value-type="float">
            <text:p>1359,49</text:p>
          </table:table-cell>
          <table:table-cell office:value-type="float" office:value="1412.71" calcext:value-type="float">
            <text:p>1412,7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1]*2" office:value-type="float" office:value="100" calcext:value-type="float">
            <text:p>100</text:p>
          </table:table-cell>
          <table:table-cell table:formula="of:=[.I51]*2" office:value-type="float" office:value="100" calcext:value-type="float">
            <text:p>100</text:p>
          </table:table-cell>
          <table:table-cell table:formula="of:=[.J51]*2" office:value-type="float" office:value="100" calcext:value-type="float">
            <text:p>100</text:p>
          </table:table-cell>
          <table:table-cell/>
          <table:table-cell table:formula="of:=IF([.L51]&gt;=[.$P$2];[.L51];0)" office:value-type="float" office:value="100" calcext:value-type="float">
            <text:p>100</text:p>
          </table:table-cell>
          <table:table-cell table:formula="of:=IF([.M51]&gt;=[.$P$2];[.M51];0)" office:value-type="float" office:value="100" calcext:value-type="float">
            <text:p>100</text:p>
          </table:table-cell>
          <table:table-cell table:formula="of:=IF([.N51]&gt;=[.$P$2];[.N51];0)" office:value-type="float" office:value="100" calcext:value-type="float">
            <text:p>100</text:p>
          </table:table-cell>
          <table:table-cell/>
          <table:table-cell office:value-type="float" office:value="162.321" calcext:value-type="float">
            <text:p>162,321</text:p>
          </table:table-cell>
          <table:table-cell table:style-name="ce9" office:value-type="float" office:value="109.489" calcext:value-type="float">
            <text:p>109,5</text:p>
          </table:table-cell>
          <table:table-cell office:value-type="float" office:value="162.706" calcext:value-type="float">
            <text:p>162,706</text:p>
          </table:table-cell>
          <table:table-cell/>
          <table:table-cell office:value-type="float" office:value="198.104" calcext:value-type="float">
            <text:p>198,104</text:p>
          </table:table-cell>
          <table:table-cell table:style-name="ce9" office:value-type="float" office:value="111.865" calcext:value-type="float">
            <text:p>111,9</text:p>
          </table:table-cell>
          <table:table-cell office:value-type="float" office:value="173.975" calcext:value-type="float">
            <text:p>173,975</text:p>
          </table:table-cell>
          <table:table-cell/>
          <table:table-cell table:formula="of:=[.T51]*100/[.$A51]" office:value-type="float" office:value="12.98568" calcext:value-type="float">
            <text:p>12,98568</text:p>
          </table:table-cell>
          <table:table-cell table:formula="of:=[.U51]*100/[.$A51]" office:value-type="float" office:value="8.75912" calcext:value-type="float">
            <text:p>8,75912</text:p>
          </table:table-cell>
          <table:table-cell table:formula="of:=[.V51]*100/[.$A51]" office:value-type="float" office:value="13.01648" calcext:value-type="float">
            <text:p>13,01648</text:p>
          </table:table-cell>
          <table:table-cell/>
          <table:table-cell table:formula="of:=[.X51]*100/[.$A51]" office:value-type="float" office:value="15.84832" calcext:value-type="float">
            <text:p>15,84832</text:p>
          </table:table-cell>
          <table:table-cell table:formula="of:=[.Y51]*100/[.$A51]" office:value-type="float" office:value="8.9492" calcext:value-type="float">
            <text:p>8,9492</text:p>
          </table:table-cell>
          <table:table-cell table:formula="of:=[.Z51]*100/[.$A51]" office:value-type="float" office:value="13.918" calcext:value-type="float">
            <text:p>13,918</text:p>
          </table:table-cell>
          <table:table-cell/>
          <table:table-cell table:formula="of:=IF([.P51]&gt;0;[.AJ50]+1;0)" office:value-type="float" office:value="9" calcext:value-type="float">
            <text:p>9</text:p>
          </table:table-cell>
          <table:table-cell table:style-name="Default" table:formula="of:=IF([.Q51]&gt;0;[.AK50]+1;0)" office:value-type="float" office:value="9" calcext:value-type="float">
            <text:p>9</text:p>
          </table:table-cell>
          <table:table-cell table:style-name="Default" table:formula="of:=IF([.R51]&gt;0;[.AL50]+1;0)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410.75" calcext:value-type="float">
            <text:p>1410,75</text:p>
          </table:table-cell>
          <table:table-cell office:value-type="float" office:value="1364.89" calcext:value-type="float">
            <text:p>1364,89</text:p>
          </table:table-cell>
          <table:table-cell office:value-type="float" office:value="1409.87" calcext:value-type="float">
            <text:p>1409,87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2]*2" office:value-type="float" office:value="100" calcext:value-type="float">
            <text:p>100</text:p>
          </table:table-cell>
          <table:table-cell table:formula="of:=[.I52]*2" office:value-type="float" office:value="100" calcext:value-type="float">
            <text:p>100</text:p>
          </table:table-cell>
          <table:table-cell table:formula="of:=[.J52]*2" office:value-type="float" office:value="100" calcext:value-type="float">
            <text:p>100</text:p>
          </table:table-cell>
          <table:table-cell/>
          <table:table-cell table:formula="of:=IF([.L52]&gt;=[.$P$2];[.L52];0)" office:value-type="float" office:value="100" calcext:value-type="float">
            <text:p>100</text:p>
          </table:table-cell>
          <table:table-cell table:formula="of:=IF([.M52]&gt;=[.$P$2];[.M52];0)" office:value-type="float" office:value="100" calcext:value-type="float">
            <text:p>100</text:p>
          </table:table-cell>
          <table:table-cell table:formula="of:=IF([.N52]&gt;=[.$P$2];[.N52];0)" office:value-type="float" office:value="100" calcext:value-type="float">
            <text:p>100</text:p>
          </table:table-cell>
          <table:table-cell/>
          <table:table-cell office:value-type="float" office:value="160.748" calcext:value-type="float">
            <text:p>160,748</text:p>
          </table:table-cell>
          <table:table-cell table:style-name="ce9" office:value-type="float" office:value="114.893" calcext:value-type="float">
            <text:p>114,9</text:p>
          </table:table-cell>
          <table:table-cell office:value-type="float" office:value="159.872" calcext:value-type="float">
            <text:p>159,872</text:p>
          </table:table-cell>
          <table:table-cell/>
          <table:table-cell office:value-type="float" office:value="165.211" calcext:value-type="float">
            <text:p>165,211</text:p>
          </table:table-cell>
          <table:table-cell table:style-name="ce9" office:value-type="float" office:value="140.947" calcext:value-type="float">
            <text:p>140,9</text:p>
          </table:table-cell>
          <table:table-cell office:value-type="float" office:value="173.659" calcext:value-type="float">
            <text:p>173,659</text:p>
          </table:table-cell>
          <table:table-cell/>
          <table:table-cell table:formula="of:=[.T52]*100/[.$A52]" office:value-type="float" office:value="12.85984" calcext:value-type="float">
            <text:p>12,85984</text:p>
          </table:table-cell>
          <table:table-cell table:formula="of:=[.U52]*100/[.$A52]" office:value-type="float" office:value="9.19144" calcext:value-type="float">
            <text:p>9,19144</text:p>
          </table:table-cell>
          <table:table-cell table:formula="of:=[.V52]*100/[.$A52]" office:value-type="float" office:value="12.78976" calcext:value-type="float">
            <text:p>12,78976</text:p>
          </table:table-cell>
          <table:table-cell/>
          <table:table-cell table:formula="of:=[.X52]*100/[.$A52]" office:value-type="float" office:value="13.21688" calcext:value-type="float">
            <text:p>13,21688</text:p>
          </table:table-cell>
          <table:table-cell table:formula="of:=[.Y52]*100/[.$A52]" office:value-type="float" office:value="11.27576" calcext:value-type="float">
            <text:p>11,27576</text:p>
          </table:table-cell>
          <table:table-cell table:formula="of:=[.Z52]*100/[.$A52]" office:value-type="float" office:value="13.89272" calcext:value-type="float">
            <text:p>13,89272</text:p>
          </table:table-cell>
          <table:table-cell/>
          <table:table-cell table:formula="of:=IF([.P52]&gt;0;[.AJ51]+1;0)" office:value-type="float" office:value="10" calcext:value-type="float">
            <text:p>10</text:p>
          </table:table-cell>
          <table:table-cell table:style-name="Default" table:formula="of:=IF([.Q52]&gt;0;[.AK51]+1;0)" office:value-type="float" office:value="10" calcext:value-type="float">
            <text:p>10</text:p>
          </table:table-cell>
          <table:table-cell table:style-name="Default" table:formula="of:=IF([.R52]&gt;0;[.AL51]+1;0)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405.36" calcext:value-type="float">
            <text:p>1405,36</text:p>
          </table:table-cell>
          <table:table-cell office:value-type="float" office:value="1363.32" calcext:value-type="float">
            <text:p>1363,32</text:p>
          </table:table-cell>
          <table:table-cell office:value-type="float" office:value="1415.76" calcext:value-type="float">
            <text:p>1415,76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3]*2" office:value-type="float" office:value="100" calcext:value-type="float">
            <text:p>100</text:p>
          </table:table-cell>
          <table:table-cell table:formula="of:=[.I53]*2" office:value-type="float" office:value="100" calcext:value-type="float">
            <text:p>100</text:p>
          </table:table-cell>
          <table:table-cell table:formula="of:=[.J53]*2" office:value-type="float" office:value="100" calcext:value-type="float">
            <text:p>100</text:p>
          </table:table-cell>
          <table:table-cell/>
          <table:table-cell table:formula="of:=IF([.L53]&gt;=[.$P$2];[.L53];0)" office:value-type="float" office:value="100" calcext:value-type="float">
            <text:p>100</text:p>
          </table:table-cell>
          <table:table-cell table:formula="of:=IF([.M53]&gt;=[.$P$2];[.M53];0)" office:value-type="float" office:value="100" calcext:value-type="float">
            <text:p>100</text:p>
          </table:table-cell>
          <table:table-cell table:formula="of:=IF([.N53]&gt;=[.$P$2];[.N53];0)" office:value-type="float" office:value="100" calcext:value-type="float">
            <text:p>100</text:p>
          </table:table-cell>
          <table:table-cell/>
          <table:table-cell office:value-type="float" office:value="155.361" calcext:value-type="float">
            <text:p>155,361</text:p>
          </table:table-cell>
          <table:table-cell table:style-name="ce9" office:value-type="float" office:value="113.325" calcext:value-type="float">
            <text:p>113,3</text:p>
          </table:table-cell>
          <table:table-cell office:value-type="float" office:value="165.759" calcext:value-type="float">
            <text:p>165,759</text:p>
          </table:table-cell>
          <table:table-cell/>
          <table:table-cell office:value-type="float" office:value="177.225" calcext:value-type="float">
            <text:p>177,225</text:p>
          </table:table-cell>
          <table:table-cell table:style-name="ce9" office:value-type="float" office:value="123.15" calcext:value-type="float">
            <text:p>123,2</text:p>
          </table:table-cell>
          <table:table-cell office:value-type="float" office:value="171.189" calcext:value-type="float">
            <text:p>171,189</text:p>
          </table:table-cell>
          <table:table-cell/>
          <table:table-cell table:formula="of:=[.T53]*100/[.$A53]" office:value-type="float" office:value="12.42888" calcext:value-type="float">
            <text:p>12,42888</text:p>
          </table:table-cell>
          <table:table-cell table:formula="of:=[.U53]*100/[.$A53]" office:value-type="float" office:value="9.066" calcext:value-type="float">
            <text:p>9,066</text:p>
          </table:table-cell>
          <table:table-cell table:formula="of:=[.V53]*100/[.$A53]" office:value-type="float" office:value="13.26072" calcext:value-type="float">
            <text:p>13,26072</text:p>
          </table:table-cell>
          <table:table-cell/>
          <table:table-cell table:formula="of:=[.X53]*100/[.$A53]" office:value-type="float" office:value="14.178" calcext:value-type="float">
            <text:p>14,178</text:p>
          </table:table-cell>
          <table:table-cell table:formula="of:=[.Y53]*100/[.$A53]" office:value-type="float" office:value="9.852" calcext:value-type="float">
            <text:p>9,852</text:p>
          </table:table-cell>
          <table:table-cell table:formula="of:=[.Z53]*100/[.$A53]" office:value-type="float" office:value="13.69512" calcext:value-type="float">
            <text:p>13,69512</text:p>
          </table:table-cell>
          <table:table-cell/>
          <table:table-cell table:formula="of:=IF([.P53]&gt;0;[.AJ52]+1;0)" office:value-type="float" office:value="11" calcext:value-type="float">
            <text:p>11</text:p>
          </table:table-cell>
          <table:table-cell table:style-name="Default" table:formula="of:=IF([.Q53]&gt;0;[.AK52]+1;0)" office:value-type="float" office:value="11" calcext:value-type="float">
            <text:p>11</text:p>
          </table:table-cell>
          <table:table-cell table:style-name="Default" table:formula="of:=IF([.R53]&gt;0;[.AL52]+1;0)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6.27" calcext:value-type="float">
            <text:p>1406,27</text:p>
          </table:table-cell>
          <table:table-cell office:value-type="float" office:value="1365.02" calcext:value-type="float">
            <text:p>1365,02</text:p>
          </table:table-cell>
          <table:table-cell office:value-type="float" office:value="1415.3" calcext:value-type="float">
            <text:p>1415,3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54]*2" office:value-type="float" office:value="100" calcext:value-type="float">
            <text:p>100</text:p>
          </table:table-cell>
          <table:table-cell table:formula="of:=[.I54]*2" office:value-type="float" office:value="100" calcext:value-type="float">
            <text:p>100</text:p>
          </table:table-cell>
          <table:table-cell table:formula="of:=[.J54]*2" office:value-type="float" office:value="100" calcext:value-type="float">
            <text:p>100</text:p>
          </table:table-cell>
          <table:table-cell/>
          <table:table-cell table:formula="of:=IF([.L54]&gt;=[.$P$2];[.L54];0)" office:value-type="float" office:value="100" calcext:value-type="float">
            <text:p>100</text:p>
          </table:table-cell>
          <table:table-cell table:formula="of:=IF([.M54]&gt;=[.$P$2];[.M54];0)" office:value-type="float" office:value="100" calcext:value-type="float">
            <text:p>100</text:p>
          </table:table-cell>
          <table:table-cell table:formula="of:=IF([.N54]&gt;=[.$P$2];[.N54];0)" office:value-type="float" office:value="100" calcext:value-type="float">
            <text:p>100</text:p>
          </table:table-cell>
          <table:table-cell/>
          <table:table-cell office:value-type="float" office:value="156.266" calcext:value-type="float">
            <text:p>156,266</text:p>
          </table:table-cell>
          <table:table-cell table:style-name="ce9" office:value-type="float" office:value="115.015" calcext:value-type="float">
            <text:p>115,0</text:p>
          </table:table-cell>
          <table:table-cell office:value-type="float" office:value="165.303" calcext:value-type="float">
            <text:p>165,303</text:p>
          </table:table-cell>
          <table:table-cell/>
          <table:table-cell office:value-type="float" office:value="179.018" calcext:value-type="float">
            <text:p>179,018</text:p>
          </table:table-cell>
          <table:table-cell table:style-name="ce9" office:value-type="float" office:value="136.851" calcext:value-type="float">
            <text:p>136,9</text:p>
          </table:table-cell>
          <table:table-cell office:value-type="float" office:value="168.116" calcext:value-type="float">
            <text:p>168,116</text:p>
          </table:table-cell>
          <table:table-cell/>
          <table:table-cell table:formula="of:=[.T54]*100/[.$A54]" office:value-type="float" office:value="12.50128" calcext:value-type="float">
            <text:p>12,50128</text:p>
          </table:table-cell>
          <table:table-cell table:formula="of:=[.U54]*100/[.$A54]" office:value-type="float" office:value="9.2012" calcext:value-type="float">
            <text:p>9,2012</text:p>
          </table:table-cell>
          <table:table-cell table:formula="of:=[.V54]*100/[.$A54]" office:value-type="float" office:value="13.22424" calcext:value-type="float">
            <text:p>13,22424</text:p>
          </table:table-cell>
          <table:table-cell/>
          <table:table-cell table:formula="of:=[.X54]*100/[.$A54]" office:value-type="float" office:value="14.32144" calcext:value-type="float">
            <text:p>14,32144</text:p>
          </table:table-cell>
          <table:table-cell table:formula="of:=[.Y54]*100/[.$A54]" office:value-type="float" office:value="10.94808" calcext:value-type="float">
            <text:p>10,94808</text:p>
          </table:table-cell>
          <table:table-cell table:formula="of:=[.Z54]*100/[.$A54]" office:value-type="float" office:value="13.44928" calcext:value-type="float">
            <text:p>13,44928</text:p>
          </table:table-cell>
          <table:table-cell/>
          <table:table-cell table:formula="of:=IF([.P54]&gt;0;[.AJ53]+1;0)" office:value-type="float" office:value="12" calcext:value-type="float">
            <text:p>12</text:p>
          </table:table-cell>
          <table:table-cell table:style-name="Default" table:formula="of:=IF([.Q54]&gt;0;[.AK53]+1;0)" office:value-type="float" office:value="12" calcext:value-type="float">
            <text:p>12</text:p>
          </table:table-cell>
          <table:table-cell table:style-name="Default" table:formula="of:=IF([.R54]&gt;0;[.AL53]+1;0)" office:value-type="float" office:value="9" calcext:value-type="float">
            <text:p>9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12.9" calcext:value-type="float">
            <text:p>1412,9</text:p>
          </table:table-cell>
          <table:table-cell office:value-type="float" office:value="1372.83" calcext:value-type="float">
            <text:p>1372,83</text:p>
          </table:table-cell>
          <table:table-cell office:value-type="float" office:value="1412.76" calcext:value-type="float">
            <text:p>1412,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formula="of:=[.H55]*2" office:value-type="float" office:value="100" calcext:value-type="float">
            <text:p>100</text:p>
          </table:table-cell>
          <table:table-cell table:formula="of:=[.I55]*2" office:value-type="float" office:value="90" calcext:value-type="float">
            <text:p>90</text:p>
          </table:table-cell>
          <table:table-cell table:formula="of:=[.J55]*2" office:value-type="float" office:value="84" calcext:value-type="float">
            <text:p>84</text:p>
          </table:table-cell>
          <table:table-cell/>
          <table:table-cell table:formula="of:=IF([.L55]&gt;=[.$P$2];[.L55];0)" office:value-type="float" office:value="100" calcext:value-type="float">
            <text:p>100</text:p>
          </table:table-cell>
          <table:table-cell table:formula="of:=IF([.M55]&gt;=[.$P$2];[.M55];0)" office:value-type="float" office:value="90" calcext:value-type="float">
            <text:p>90</text:p>
          </table:table-cell>
          <table:table-cell table:formula="of:=IF([.N55]&gt;=[.$P$2];[.N55];0)" office:value-type="float" office:value="84" calcext:value-type="float">
            <text:p>84</text:p>
          </table:table-cell>
          <table:table-cell/>
          <table:table-cell office:value-type="float" office:value="162.903" calcext:value-type="float">
            <text:p>162,903</text:p>
          </table:table-cell>
          <table:table-cell table:style-name="ce9" office:value-type="float" office:value="122.835" calcext:value-type="float">
            <text:p>122,8</text:p>
          </table:table-cell>
          <table:table-cell office:value-type="float" office:value="162.76" calcext:value-type="float">
            <text:p>162,76</text:p>
          </table:table-cell>
          <table:table-cell/>
          <table:table-cell office:value-type="float" office:value="178.864" calcext:value-type="float">
            <text:p>178,864</text:p>
          </table:table-cell>
          <table:table-cell table:style-name="ce9" office:value-type="float" office:value="136.4" calcext:value-type="float">
            <text:p>136,4</text:p>
          </table:table-cell>
          <table:table-cell office:value-type="float" office:value="167.285" calcext:value-type="float">
            <text:p>167,285</text:p>
          </table:table-cell>
          <table:table-cell/>
          <table:table-cell table:formula="of:=[.T55]*100/[.$A55]" office:value-type="float" office:value="13.03224" calcext:value-type="float">
            <text:p>13,03224</text:p>
          </table:table-cell>
          <table:table-cell table:formula="of:=[.U55]*100/[.$A55]" office:value-type="float" office:value="9.8268" calcext:value-type="float">
            <text:p>9,8268</text:p>
          </table:table-cell>
          <table:table-cell table:formula="of:=[.V55]*100/[.$A55]" office:value-type="float" office:value="13.0208" calcext:value-type="float">
            <text:p>13,0208</text:p>
          </table:table-cell>
          <table:table-cell/>
          <table:table-cell table:formula="of:=[.X55]*100/[.$A55]" office:value-type="float" office:value="14.30912" calcext:value-type="float">
            <text:p>14,30912</text:p>
          </table:table-cell>
          <table:table-cell table:formula="of:=[.Y55]*100/[.$A55]" office:value-type="float" office:value="10.912" calcext:value-type="float">
            <text:p>10,912</text:p>
          </table:table-cell>
          <table:table-cell table:formula="of:=[.Z55]*100/[.$A55]" office:value-type="float" office:value="13.3828" calcext:value-type="float">
            <text:p>13,3828</text:p>
          </table:table-cell>
          <table:table-cell/>
          <table:table-cell table:formula="of:=IF([.P55]&gt;0;[.AJ54]+1;0)" office:value-type="float" office:value="13" calcext:value-type="float">
            <text:p>13</text:p>
          </table:table-cell>
          <table:table-cell table:style-name="Default" table:formula="of:=IF([.Q55]&gt;0;[.AK54]+1;0)" office:value-type="float" office:value="13" calcext:value-type="float">
            <text:p>13</text:p>
          </table:table-cell>
          <table:table-cell table:style-name="Default" table:formula="of:=IF([.R55]&gt;0;[.AL54]+1;0)"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425.06" calcext:value-type="float">
            <text:p>1425,06</text:p>
          </table:table-cell>
          <table:table-cell office:value-type="float" office:value="1377.34" calcext:value-type="float">
            <text:p>1377,34</text:p>
          </table:table-cell>
          <table:table-cell office:value-type="float" office:value="1408.91" calcext:value-type="float">
            <text:p>1408,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56]*2" office:value-type="float" office:value="100" calcext:value-type="float">
            <text:p>100</text:p>
          </table:table-cell>
          <table:table-cell table:formula="of:=[.I56]*2" office:value-type="float" office:value="94" calcext:value-type="float">
            <text:p>94</text:p>
          </table:table-cell>
          <table:table-cell table:formula="of:=[.J56]*2" office:value-type="float" office:value="24" calcext:value-type="float">
            <text:p>24</text:p>
          </table:table-cell>
          <table:table-cell/>
          <table:table-cell table:formula="of:=IF([.L56]&gt;=[.$P$2];[.L56];0)" office:value-type="float" office:value="100" calcext:value-type="float">
            <text:p>100</text:p>
          </table:table-cell>
          <table:table-cell table:formula="of:=IF([.M56]&gt;=[.$P$2];[.M56];0)" office:value-type="float" office:value="94" calcext:value-type="float">
            <text:p>94</text:p>
          </table:table-cell>
          <table:table-cell table:formula="of:=IF([.N56]&gt;=[.$P$2];[.N56];0)" office:value-type="float" office:value="0" calcext:value-type="float">
            <text:p>0</text:p>
          </table:table-cell>
          <table:table-cell/>
          <table:table-cell office:value-type="float" office:value="175.061" calcext:value-type="float">
            <text:p>175,061</text:p>
          </table:table-cell>
          <table:table-cell table:style-name="ce9" office:value-type="float" office:value="127.343" calcext:value-type="float">
            <text:p>127,3</text:p>
          </table:table-cell>
          <table:table-cell office:value-type="float" office:value="158.908" calcext:value-type="float">
            <text:p>158,908</text:p>
          </table:table-cell>
          <table:table-cell/>
          <table:table-cell office:value-type="float" office:value="255.138" calcext:value-type="float">
            <text:p>255,138</text:p>
          </table:table-cell>
          <table:table-cell table:style-name="ce9" office:value-type="float" office:value="136.579" calcext:value-type="float">
            <text:p>136,6</text:p>
          </table:table-cell>
          <table:table-cell office:value-type="float" office:value="163.182" calcext:value-type="float">
            <text:p>163,182</text:p>
          </table:table-cell>
          <table:table-cell/>
          <table:table-cell table:formula="of:=[.T56]*100/[.$A56]" office:value-type="float" office:value="14.00488" calcext:value-type="float">
            <text:p>14,00488</text:p>
          </table:table-cell>
          <table:table-cell table:formula="of:=[.U56]*100/[.$A56]" office:value-type="float" office:value="10.18744" calcext:value-type="float">
            <text:p>10,18744</text:p>
          </table:table-cell>
          <table:table-cell table:formula="of:=[.V56]*100/[.$A56]" office:value-type="float" office:value="12.71264" calcext:value-type="float">
            <text:p>12,71264</text:p>
          </table:table-cell>
          <table:table-cell/>
          <table:table-cell table:formula="of:=[.X56]*100/[.$A56]" office:value-type="float" office:value="20.41104" calcext:value-type="float">
            <text:p>20,41104</text:p>
          </table:table-cell>
          <table:table-cell table:formula="of:=[.Y56]*100/[.$A56]" office:value-type="float" office:value="10.92632" calcext:value-type="float">
            <text:p>10,92632</text:p>
          </table:table-cell>
          <table:table-cell table:formula="of:=[.Z56]*100/[.$A56]" office:value-type="float" office:value="13.05456" calcext:value-type="float">
            <text:p>13,05456</text:p>
          </table:table-cell>
          <table:table-cell/>
          <table:table-cell table:formula="of:=IF([.P56]&gt;0;[.AJ55]+1;0)" office:value-type="float" office:value="14" calcext:value-type="float">
            <text:p>14</text:p>
          </table:table-cell>
          <table:table-cell table:style-name="Default" table:formula="of:=IF([.Q56]&gt;0;[.AK55]+1;0)" office:value-type="float" office:value="14" calcext:value-type="float">
            <text:p>14</text:p>
          </table:table-cell>
          <table:table-cell table:style-name="Default" table:formula="of:=IF([.R56]&gt;0;[.AL5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424.78" calcext:value-type="float">
            <text:p>1424,78</text:p>
          </table:table-cell>
          <table:table-cell office:value-type="float" office:value="1391.65" calcext:value-type="float">
            <text:p>1391,65</text:p>
          </table:table-cell>
          <table:table-cell office:value-type="float" office:value="1427.83" calcext:value-type="float">
            <text:p>1427,8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H57]*2" office:value-type="float" office:value="100" calcext:value-type="float">
            <text:p>100</text:p>
          </table:table-cell>
          <table:table-cell table:formula="of:=[.I57]*2" office:value-type="float" office:value="52" calcext:value-type="float">
            <text:p>52</text:p>
          </table:table-cell>
          <table:table-cell table:formula="of:=[.J57]*2" office:value-type="float" office:value="4" calcext:value-type="float">
            <text:p>4</text:p>
          </table:table-cell>
          <table:table-cell/>
          <table:table-cell table:formula="of:=IF([.L57]&gt;=[.$P$2];[.L57];0)" office:value-type="float" office:value="100" calcext:value-type="float">
            <text:p>100</text:p>
          </table:table-cell>
          <table:table-cell table:formula="of:=IF([.M57]&gt;=[.$P$2];[.M57];0)" office:value-type="float" office:value="0" calcext:value-type="float">
            <text:p>0</text:p>
          </table:table-cell>
          <table:table-cell table:formula="of:=IF([.N57]&gt;=[.$P$2];[.N57];0)" office:value-type="float" office:value="0" calcext:value-type="float">
            <text:p>0</text:p>
          </table:table-cell>
          <table:table-cell/>
          <table:table-cell office:value-type="float" office:value="174.779" calcext:value-type="float">
            <text:p>174,779</text:p>
          </table:table-cell>
          <table:table-cell table:style-name="ce9" office:value-type="float" office:value="141.652" calcext:value-type="float">
            <text:p>141,7</text:p>
          </table:table-cell>
          <table:table-cell office:value-type="float" office:value="177.831" calcext:value-type="float">
            <text:p>177,831</text:p>
          </table:table-cell>
          <table:table-cell/>
          <table:table-cell office:value-type="float" office:value="179.623" calcext:value-type="float">
            <text:p>179,623</text:p>
          </table:table-cell>
          <table:table-cell table:style-name="ce9" office:value-type="float" office:value="154.533" calcext:value-type="float">
            <text:p>154,5</text:p>
          </table:table-cell>
          <table:table-cell office:value-type="float" office:value="178.267" calcext:value-type="float">
            <text:p>178,267</text:p>
          </table:table-cell>
          <table:table-cell/>
          <table:table-cell table:formula="of:=[.T57]*100/[.$A57]" office:value-type="float" office:value="13.98232" calcext:value-type="float">
            <text:p>13,98232</text:p>
          </table:table-cell>
          <table:table-cell table:formula="of:=[.U57]*100/[.$A57]" office:value-type="float" office:value="11.33216" calcext:value-type="float">
            <text:p>11,33216</text:p>
          </table:table-cell>
          <table:table-cell table:formula="of:=[.V57]*100/[.$A57]" office:value-type="float" office:value="14.22648" calcext:value-type="float">
            <text:p>14,22648</text:p>
          </table:table-cell>
          <table:table-cell/>
          <table:table-cell table:formula="of:=[.X57]*100/[.$A57]" office:value-type="float" office:value="14.36984" calcext:value-type="float">
            <text:p>14,36984</text:p>
          </table:table-cell>
          <table:table-cell table:formula="of:=[.Y57]*100/[.$A57]" office:value-type="float" office:value="12.36264" calcext:value-type="float">
            <text:p>12,36264</text:p>
          </table:table-cell>
          <table:table-cell table:formula="of:=[.Z57]*100/[.$A57]" office:value-type="float" office:value="14.26136" calcext:value-type="float">
            <text:p>14,26136</text:p>
          </table:table-cell>
          <table:table-cell/>
          <table:table-cell table:formula="of:=IF([.P57]&gt;0;[.AJ56]+1;0)" office:value-type="float" office:value="15" calcext:value-type="float">
            <text:p>15</text:p>
          </table:table-cell>
          <table:table-cell table:style-name="Default" table:formula="of:=IF([.Q57]&gt;0;[.AK56]+1;0)" office:value-type="float" office:value="0" calcext:value-type="float">
            <text:p>0</text:p>
          </table:table-cell>
          <table:table-cell table:style-name="Default" table:formula="of:=IF([.R57]&gt;0;[.AL5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426.81" calcext:value-type="float">
            <text:p>1426,81</text:p>
          </table:table-cell>
          <table:table-cell office:value-type="float" office:value="1403.93" calcext:value-type="float">
            <text:p>1403,93</text:p>
          </table:table-cell>
          <table:table-cell table:style-name="Default"/>
          <table:table-cell/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H58]*2" office:value-type="float" office:value="86" calcext:value-type="float">
            <text:p>86</text:p>
          </table:table-cell>
          <table:table-cell table:formula="of:=[.I58]*2" office:value-type="float" office:value="22" calcext:value-type="float">
            <text:p>22</text:p>
          </table:table-cell>
          <table:table-cell table:formula="of:=[.J58]*2" office:value-type="float" office:value="0" calcext:value-type="float">
            <text:p>0</text:p>
          </table:table-cell>
          <table:table-cell/>
          <table:table-cell table:formula="of:=IF([.L58]&gt;=[.$P$2];[.L58];0)" office:value-type="float" office:value="86" calcext:value-type="float">
            <text:p>86</text:p>
          </table:table-cell>
          <table:table-cell table:formula="of:=IF([.M58]&gt;=[.$P$2];[.M58];0)" office:value-type="float" office:value="0" calcext:value-type="float">
            <text:p>0</text:p>
          </table:table-cell>
          <table:table-cell table:formula="of:=IF([.N58]&gt;=[.$P$2];[.N58];0)" office:value-type="float" office:value="0" calcext:value-type="float">
            <text:p>0</text:p>
          </table:table-cell>
          <table:table-cell/>
          <table:table-cell office:value-type="float" office:value="176.811" calcext:value-type="float">
            <text:p>176,811</text:p>
          </table:table-cell>
          <table:table-cell table:style-name="ce9" office:value-type="float" office:value="153.932" calcext:value-type="float">
            <text:p>153,9</text:p>
          </table:table-cell>
          <table:table-cell table:number-columns-repeated="2"/>
          <table:table-cell office:value-type="float" office:value="200.503" calcext:value-type="float">
            <text:p>200,503</text:p>
          </table:table-cell>
          <table:table-cell table:style-name="ce9" office:value-type="float" office:value="155.072" calcext:value-type="float">
            <text:p>155,1</text:p>
          </table:table-cell>
          <table:table-cell table:number-columns-repeated="2"/>
          <table:table-cell table:formula="of:=[.T58]*100/[.$A58]" office:value-type="float" office:value="14.14488" calcext:value-type="float">
            <text:p>14,14488</text:p>
          </table:table-cell>
          <table:table-cell table:formula="of:=[.U58]*100/[.$A58]" office:value-type="float" office:value="12.31456" calcext:value-type="float">
            <text:p>12,31456</text:p>
          </table:table-cell>
          <table:table-cell table:formula="of:=[.V58]*100/[.$A58]" office:value-type="float" office:value="0" calcext:value-type="float">
            <text:p>0</text:p>
          </table:table-cell>
          <table:table-cell/>
          <table:table-cell table:formula="of:=[.X58]*100/[.$A58]" office:value-type="float" office:value="16.04024" calcext:value-type="float">
            <text:p>16,04024</text:p>
          </table:table-cell>
          <table:table-cell table:formula="of:=[.Y58]*100/[.$A58]" office:value-type="float" office:value="12.40576" calcext:value-type="float">
            <text:p>12,40576</text:p>
          </table:table-cell>
          <table:table-cell table:formula="of:=[.Z58]*100/[.$A58]" office:value-type="float" office:value="0" calcext:value-type="float">
            <text:p>0</text:p>
          </table:table-cell>
          <table:table-cell/>
          <table:table-cell table:formula="of:=IF([.P58]&gt;0;[.AJ57]+1;0)" office:value-type="float" office:value="16" calcext:value-type="float">
            <text:p>16</text:p>
          </table:table-cell>
          <table:table-cell table:style-name="Default" table:formula="of:=IF([.Q58]&gt;0;[.AK57]+1;0)" office:value-type="float" office:value="0" calcext:value-type="float">
            <text:p>0</text:p>
          </table:table-cell>
          <table:table-cell table:style-name="Default" table:formula="of:=IF([.R58]&gt;0;[.AL5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420.85" calcext:value-type="float">
            <text:p>1420,85</text:p>
          </table:table-cell>
          <table:table-cell office:value-type="float" office:value="1403.09" calcext:value-type="float">
            <text:p>1403,0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[.H59]*2" office:value-type="float" office:value="40" calcext:value-type="float">
            <text:p>40</text:p>
          </table:table-cell>
          <table:table-cell table:formula="of:=[.I59]*2" office:value-type="float" office:value="30" calcext:value-type="float">
            <text:p>30</text:p>
          </table:table-cell>
          <table:table-cell table:formula="of:=[.J59]*2" office:value-type="float" office:value="0" calcext:value-type="float">
            <text:p>0</text:p>
          </table:table-cell>
          <table:table-cell/>
          <table:table-cell table:formula="of:=IF([.L59]&gt;=[.$P$2];[.L59];0)" office:value-type="float" office:value="0" calcext:value-type="float">
            <text:p>0</text:p>
          </table:table-cell>
          <table:table-cell table:formula="of:=IF([.M59]&gt;=[.$P$2];[.M59];0)" office:value-type="float" office:value="0" calcext:value-type="float">
            <text:p>0</text:p>
          </table:table-cell>
          <table:table-cell table:formula="of:=IF([.N59]&gt;=[.$P$2];[.N59];0)" office:value-type="float" office:value="0" calcext:value-type="float">
            <text:p>0</text:p>
          </table:table-cell>
          <table:table-cell/>
          <table:table-cell office:value-type="float" office:value="170.846" calcext:value-type="float">
            <text:p>170,846</text:p>
          </table:table-cell>
          <table:table-cell table:style-name="ce9" office:value-type="float" office:value="153.093" calcext:value-type="float">
            <text:p>153,1</text:p>
          </table:table-cell>
          <table:table-cell table:number-columns-repeated="2"/>
          <table:table-cell office:value-type="float" office:value="197.263" calcext:value-type="float">
            <text:p>197,263</text:p>
          </table:table-cell>
          <table:table-cell table:style-name="ce9" office:value-type="float" office:value="156.406" calcext:value-type="float">
            <text:p>156,4</text:p>
          </table:table-cell>
          <table:table-cell table:number-columns-repeated="2"/>
          <table:table-cell table:formula="of:=[.T59]*100/[.$A59]" office:value-type="float" office:value="13.66768" calcext:value-type="float">
            <text:p>13,66768</text:p>
          </table:table-cell>
          <table:table-cell table:formula="of:=[.U59]*100/[.$A59]" office:value-type="float" office:value="12.24744" calcext:value-type="float">
            <text:p>12,24744</text:p>
          </table:table-cell>
          <table:table-cell table:formula="of:=[.V59]*100/[.$A59]" office:value-type="float" office:value="0" calcext:value-type="float">
            <text:p>0</text:p>
          </table:table-cell>
          <table:table-cell/>
          <table:table-cell table:formula="of:=[.X59]*100/[.$A59]" office:value-type="float" office:value="15.78104" calcext:value-type="float">
            <text:p>15,78104</text:p>
          </table:table-cell>
          <table:table-cell table:formula="of:=[.Y59]*100/[.$A59]" office:value-type="float" office:value="12.51248" calcext:value-type="float">
            <text:p>12,51248</text:p>
          </table:table-cell>
          <table:table-cell table:formula="of:=[.Z59]*100/[.$A59]" office:value-type="float" office:value="0" calcext:value-type="float">
            <text:p>0</text:p>
          </table:table-cell>
          <table:table-cell/>
          <table:table-cell table:formula="of:=IF([.P59]&gt;0;[.AJ58]+1;0)" office:value-type="float" office:value="0" calcext:value-type="float">
            <text:p>0</text:p>
          </table:table-cell>
          <table:table-cell table:style-name="Default" table:formula="of:=IF([.Q59]&gt;0;[.AK58]+1;0)" office:value-type="float" office:value="0" calcext:value-type="float">
            <text:p>0</text:p>
          </table:table-cell>
          <table:table-cell table:style-name="Default" table:formula="of:=IF([.R59]&gt;0;[.AL5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444" calcext:value-type="float">
            <text:p>1444</text:p>
          </table:table-cell>
          <table:table-cell office:value-type="float" office:value="1406.48" calcext:value-type="float">
            <text:p>1406,4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formula="of:=[.H60]*2" office:value-type="float" office:value="18" calcext:value-type="float">
            <text:p>18</text:p>
          </table:table-cell>
          <table:table-cell table:formula="of:=[.I60]*2" office:value-type="float" office:value="38" calcext:value-type="float">
            <text:p>38</text:p>
          </table:table-cell>
          <table:table-cell table:formula="of:=[.J60]*2" office:value-type="float" office:value="0" calcext:value-type="float">
            <text:p>0</text:p>
          </table:table-cell>
          <table:table-cell/>
          <table:table-cell table:formula="of:=IF([.L60]&gt;=[.$P$2];[.L60];0)" office:value-type="float" office:value="0" calcext:value-type="float">
            <text:p>0</text:p>
          </table:table-cell>
          <table:table-cell table:formula="of:=IF([.M60]&gt;=[.$P$2];[.M60];0)" office:value-type="float" office:value="0" calcext:value-type="float">
            <text:p>0</text:p>
          </table:table-cell>
          <table:table-cell table:formula="of:=IF([.N60]&gt;=[.$P$2];[.N60];0)" office:value-type="float" office:value="0" calcext:value-type="float">
            <text:p>0</text:p>
          </table:table-cell>
          <table:table-cell/>
          <table:table-cell office:value-type="float" office:value="193.998" calcext:value-type="float">
            <text:p>193,998</text:p>
          </table:table-cell>
          <table:table-cell table:style-name="ce9" office:value-type="float" office:value="156.478" calcext:value-type="float">
            <text:p>156,5</text:p>
          </table:table-cell>
          <table:table-cell table:number-columns-repeated="2"/>
          <table:table-cell office:value-type="float" office:value="200.44" calcext:value-type="float">
            <text:p>200,44</text:p>
          </table:table-cell>
          <table:table-cell table:style-name="ce9" office:value-type="float" office:value="173.312" calcext:value-type="float">
            <text:p>173,3</text:p>
          </table:table-cell>
          <table:table-cell table:number-columns-repeated="2"/>
          <table:table-cell table:formula="of:=[.T60]*100/[.$A60]" office:value-type="float" office:value="15.51984" calcext:value-type="float">
            <text:p>15,51984</text:p>
          </table:table-cell>
          <table:table-cell table:formula="of:=[.U60]*100/[.$A60]" office:value-type="float" office:value="12.51824" calcext:value-type="float">
            <text:p>12,51824</text:p>
          </table:table-cell>
          <table:table-cell table:formula="of:=[.V60]*100/[.$A60]" office:value-type="float" office:value="0" calcext:value-type="float">
            <text:p>0</text:p>
          </table:table-cell>
          <table:table-cell/>
          <table:table-cell table:formula="of:=[.X60]*100/[.$A60]" office:value-type="float" office:value="16.0352" calcext:value-type="float">
            <text:p>16,0352</text:p>
          </table:table-cell>
          <table:table-cell table:formula="of:=[.Y60]*100/[.$A60]" office:value-type="float" office:value="13.86496" calcext:value-type="float">
            <text:p>13,86496</text:p>
          </table:table-cell>
          <table:table-cell table:formula="of:=[.Z60]*100/[.$A60]" office:value-type="float" office:value="0" calcext:value-type="float">
            <text:p>0</text:p>
          </table:table-cell>
          <table:table-cell/>
          <table:table-cell table:formula="of:=IF([.P60]&gt;0;[.AJ59]+1;0)" office:value-type="float" office:value="0" calcext:value-type="float">
            <text:p>0</text:p>
          </table:table-cell>
          <table:table-cell table:style-name="Default" table:formula="of:=IF([.Q60]&gt;0;[.AK59]+1;0)" office:value-type="float" office:value="0" calcext:value-type="float">
            <text:p>0</text:p>
          </table:table-cell>
          <table:table-cell table:style-name="Default" table:formula="of:=IF([.R60]&gt;0;[.AL5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1]*2" office:value-type="float" office:value="0" calcext:value-type="float">
            <text:p>0</text:p>
          </table:table-cell>
          <table:table-cell table:formula="of:=[.I61]*2" office:value-type="float" office:value="0" calcext:value-type="float">
            <text:p>0</text:p>
          </table:table-cell>
          <table:table-cell table:formula="of:=[.J61]*2" office:value-type="float" office:value="0" calcext:value-type="float">
            <text:p>0</text:p>
          </table:table-cell>
          <table:table-cell/>
          <table:table-cell table:formula="of:=IF([.L61]&gt;=[.$P$2];[.L61];0)" office:value-type="float" office:value="0" calcext:value-type="float">
            <text:p>0</text:p>
          </table:table-cell>
          <table:table-cell table:formula="of:=IF([.M61]&gt;=[.$P$2];[.M61];0)" office:value-type="float" office:value="0" calcext:value-type="float">
            <text:p>0</text:p>
          </table:table-cell>
          <table:table-cell table:formula="of:=IF([.N61]&gt;=[.$P$2];[.N61];0)" office:value-type="float" office:value="0" calcext:value-type="float">
            <text:p>0</text:p>
          </table:table-cell>
          <table:table-cell table:number-columns-repeated="9"/>
          <table:table-cell table:formula="of:=[.T61]*100/[.$A61]" office:value-type="float" office:value="0" calcext:value-type="float">
            <text:p>0</text:p>
          </table:table-cell>
          <table:table-cell table:formula="of:=[.U61]*100/[.$A61]" office:value-type="float" office:value="0" calcext:value-type="float">
            <text:p>0</text:p>
          </table:table-cell>
          <table:table-cell table:formula="of:=[.V61]*100/[.$A61]" office:value-type="float" office:value="0" calcext:value-type="float">
            <text:p>0</text:p>
          </table:table-cell>
          <table:table-cell/>
          <table:table-cell table:formula="of:=[.X61]*100/[.$A61]" office:value-type="float" office:value="0" calcext:value-type="float">
            <text:p>0</text:p>
          </table:table-cell>
          <table:table-cell table:formula="of:=[.Y61]*100/[.$A61]" office:value-type="float" office:value="0" calcext:value-type="float">
            <text:p>0</text:p>
          </table:table-cell>
          <table:table-cell table:formula="of:=[.Z61]*100/[.$A61]" office:value-type="float" office:value="0" calcext:value-type="float">
            <text:p>0</text:p>
          </table:table-cell>
          <table:table-cell/>
          <table:table-cell table:formula="of:=IF([.P61]&gt;0;[.AJ60]+1;0)" office:value-type="float" office:value="0" calcext:value-type="float">
            <text:p>0</text:p>
          </table:table-cell>
          <table:table-cell table:style-name="Default" table:formula="of:=IF([.Q61]&gt;0;[.AK60]+1;0)" office:value-type="float" office:value="0" calcext:value-type="float">
            <text:p>0</text:p>
          </table:table-cell>
          <table:table-cell table:style-name="Default" table:formula="of:=IF([.R61]&gt;0;[.AL6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2]*2" office:value-type="float" office:value="0" calcext:value-type="float">
            <text:p>0</text:p>
          </table:table-cell>
          <table:table-cell table:formula="of:=[.I62]*2" office:value-type="float" office:value="0" calcext:value-type="float">
            <text:p>0</text:p>
          </table:table-cell>
          <table:table-cell table:formula="of:=[.J62]*2" office:value-type="float" office:value="0" calcext:value-type="float">
            <text:p>0</text:p>
          </table:table-cell>
          <table:table-cell/>
          <table:table-cell table:formula="of:=IF([.L62]&gt;=[.$P$2];[.L62];0)" office:value-type="float" office:value="0" calcext:value-type="float">
            <text:p>0</text:p>
          </table:table-cell>
          <table:table-cell table:formula="of:=IF([.M62]&gt;=[.$P$2];[.M62];0)" office:value-type="float" office:value="0" calcext:value-type="float">
            <text:p>0</text:p>
          </table:table-cell>
          <table:table-cell table:formula="of:=IF([.N62]&gt;=[.$P$2];[.N62];0)" office:value-type="float" office:value="0" calcext:value-type="float">
            <text:p>0</text:p>
          </table:table-cell>
          <table:table-cell table:number-columns-repeated="9"/>
          <table:table-cell table:formula="of:=[.T62]*100/[.$A62]" office:value-type="float" office:value="0" calcext:value-type="float">
            <text:p>0</text:p>
          </table:table-cell>
          <table:table-cell table:formula="of:=[.U62]*100/[.$A62]" office:value-type="float" office:value="0" calcext:value-type="float">
            <text:p>0</text:p>
          </table:table-cell>
          <table:table-cell table:formula="of:=[.V62]*100/[.$A62]" office:value-type="float" office:value="0" calcext:value-type="float">
            <text:p>0</text:p>
          </table:table-cell>
          <table:table-cell/>
          <table:table-cell table:formula="of:=[.X62]*100/[.$A62]" office:value-type="float" office:value="0" calcext:value-type="float">
            <text:p>0</text:p>
          </table:table-cell>
          <table:table-cell table:formula="of:=[.Y62]*100/[.$A62]" office:value-type="float" office:value="0" calcext:value-type="float">
            <text:p>0</text:p>
          </table:table-cell>
          <table:table-cell table:formula="of:=[.Z62]*100/[.$A62]" office:value-type="float" office:value="0" calcext:value-type="float">
            <text:p>0</text:p>
          </table:table-cell>
          <table:table-cell/>
          <table:table-cell table:formula="of:=IF([.P62]&gt;0;[.AJ61]+1;0)" office:value-type="float" office:value="0" calcext:value-type="float">
            <text:p>0</text:p>
          </table:table-cell>
          <table:table-cell table:style-name="Default" table:formula="of:=IF([.Q62]&gt;0;[.AK61]+1;0)" office:value-type="float" office:value="0" calcext:value-type="float">
            <text:p>0</text:p>
          </table:table-cell>
          <table:table-cell table:style-name="Default" table:formula="of:=IF([.R62]&gt;0;[.AL6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3]*2" office:value-type="float" office:value="0" calcext:value-type="float">
            <text:p>0</text:p>
          </table:table-cell>
          <table:table-cell table:formula="of:=[.I63]*2" office:value-type="float" office:value="0" calcext:value-type="float">
            <text:p>0</text:p>
          </table:table-cell>
          <table:table-cell table:formula="of:=[.J63]*2" office:value-type="float" office:value="0" calcext:value-type="float">
            <text:p>0</text:p>
          </table:table-cell>
          <table:table-cell/>
          <table:table-cell table:formula="of:=IF([.L63]&gt;=[.$P$2];[.L63];0)" office:value-type="float" office:value="0" calcext:value-type="float">
            <text:p>0</text:p>
          </table:table-cell>
          <table:table-cell table:formula="of:=IF([.M63]&gt;=[.$P$2];[.M63];0)" office:value-type="float" office:value="0" calcext:value-type="float">
            <text:p>0</text:p>
          </table:table-cell>
          <table:table-cell table:formula="of:=IF([.N63]&gt;=[.$P$2];[.N63];0)" office:value-type="float" office:value="0" calcext:value-type="float">
            <text:p>0</text:p>
          </table:table-cell>
          <table:table-cell table:number-columns-repeated="9"/>
          <table:table-cell table:formula="of:=[.T63]*100/[.$A63]" office:value-type="float" office:value="0" calcext:value-type="float">
            <text:p>0</text:p>
          </table:table-cell>
          <table:table-cell table:formula="of:=[.U63]*100/[.$A63]" office:value-type="float" office:value="0" calcext:value-type="float">
            <text:p>0</text:p>
          </table:table-cell>
          <table:table-cell table:formula="of:=[.V63]*100/[.$A63]" office:value-type="float" office:value="0" calcext:value-type="float">
            <text:p>0</text:p>
          </table:table-cell>
          <table:table-cell/>
          <table:table-cell table:formula="of:=[.X63]*100/[.$A63]" office:value-type="float" office:value="0" calcext:value-type="float">
            <text:p>0</text:p>
          </table:table-cell>
          <table:table-cell table:formula="of:=[.Y63]*100/[.$A63]" office:value-type="float" office:value="0" calcext:value-type="float">
            <text:p>0</text:p>
          </table:table-cell>
          <table:table-cell table:formula="of:=[.Z63]*100/[.$A63]" office:value-type="float" office:value="0" calcext:value-type="float">
            <text:p>0</text:p>
          </table:table-cell>
          <table:table-cell/>
          <table:table-cell table:formula="of:=IF([.P63]&gt;0;[.AJ62]+1;0)" office:value-type="float" office:value="0" calcext:value-type="float">
            <text:p>0</text:p>
          </table:table-cell>
          <table:table-cell table:style-name="Default" table:formula="of:=IF([.Q63]&gt;0;[.AK62]+1;0)" office:value-type="float" office:value="0" calcext:value-type="float">
            <text:p>0</text:p>
          </table:table-cell>
          <table:table-cell table:style-name="Default" table:formula="of:=IF([.R63]&gt;0;[.AL6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4]*2" office:value-type="float" office:value="0" calcext:value-type="float">
            <text:p>0</text:p>
          </table:table-cell>
          <table:table-cell table:formula="of:=[.I64]*2" office:value-type="float" office:value="0" calcext:value-type="float">
            <text:p>0</text:p>
          </table:table-cell>
          <table:table-cell table:formula="of:=[.J64]*2" office:value-type="float" office:value="0" calcext:value-type="float">
            <text:p>0</text:p>
          </table:table-cell>
          <table:table-cell/>
          <table:table-cell table:formula="of:=IF([.L64]&gt;=[.$P$2];[.L64];0)" office:value-type="float" office:value="0" calcext:value-type="float">
            <text:p>0</text:p>
          </table:table-cell>
          <table:table-cell table:formula="of:=IF([.M64]&gt;=[.$P$2];[.M64];0)" office:value-type="float" office:value="0" calcext:value-type="float">
            <text:p>0</text:p>
          </table:table-cell>
          <table:table-cell table:formula="of:=IF([.N64]&gt;=[.$P$2];[.N64];0)" office:value-type="float" office:value="0" calcext:value-type="float">
            <text:p>0</text:p>
          </table:table-cell>
          <table:table-cell table:number-columns-repeated="9"/>
          <table:table-cell table:formula="of:=[.T64]*100/[.$A64]" office:value-type="float" office:value="0" calcext:value-type="float">
            <text:p>0</text:p>
          </table:table-cell>
          <table:table-cell table:formula="of:=[.U64]*100/[.$A64]" office:value-type="float" office:value="0" calcext:value-type="float">
            <text:p>0</text:p>
          </table:table-cell>
          <table:table-cell table:formula="of:=[.V64]*100/[.$A64]" office:value-type="float" office:value="0" calcext:value-type="float">
            <text:p>0</text:p>
          </table:table-cell>
          <table:table-cell/>
          <table:table-cell table:formula="of:=[.X64]*100/[.$A64]" office:value-type="float" office:value="0" calcext:value-type="float">
            <text:p>0</text:p>
          </table:table-cell>
          <table:table-cell table:formula="of:=[.Y64]*100/[.$A64]" office:value-type="float" office:value="0" calcext:value-type="float">
            <text:p>0</text:p>
          </table:table-cell>
          <table:table-cell table:formula="of:=[.Z64]*100/[.$A64]" office:value-type="float" office:value="0" calcext:value-type="float">
            <text:p>0</text:p>
          </table:table-cell>
          <table:table-cell/>
          <table:table-cell table:formula="of:=IF([.P64]&gt;0;[.AJ63]+1;0)" office:value-type="float" office:value="0" calcext:value-type="float">
            <text:p>0</text:p>
          </table:table-cell>
          <table:table-cell table:style-name="Default" table:formula="of:=IF([.Q64]&gt;0;[.AK63]+1;0)" office:value-type="float" office:value="0" calcext:value-type="float">
            <text:p>0</text:p>
          </table:table-cell>
          <table:table-cell table:style-name="Default" table:formula="of:=IF([.R64]&gt;0;[.AL6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5]*2" office:value-type="float" office:value="0" calcext:value-type="float">
            <text:p>0</text:p>
          </table:table-cell>
          <table:table-cell table:formula="of:=[.I65]*2" office:value-type="float" office:value="0" calcext:value-type="float">
            <text:p>0</text:p>
          </table:table-cell>
          <table:table-cell table:formula="of:=[.J65]*2" office:value-type="float" office:value="0" calcext:value-type="float">
            <text:p>0</text:p>
          </table:table-cell>
          <table:table-cell/>
          <table:table-cell table:formula="of:=IF([.L65]&gt;=[.$P$2];[.L65];0)" office:value-type="float" office:value="0" calcext:value-type="float">
            <text:p>0</text:p>
          </table:table-cell>
          <table:table-cell table:formula="of:=IF([.M65]&gt;=[.$P$2];[.M65];0)" office:value-type="float" office:value="0" calcext:value-type="float">
            <text:p>0</text:p>
          </table:table-cell>
          <table:table-cell table:formula="of:=IF([.N65]&gt;=[.$P$2];[.N65];0)" office:value-type="float" office:value="0" calcext:value-type="float">
            <text:p>0</text:p>
          </table:table-cell>
          <table:table-cell table:number-columns-repeated="9"/>
          <table:table-cell table:formula="of:=[.T65]*100/[.$A65]" office:value-type="float" office:value="0" calcext:value-type="float">
            <text:p>0</text:p>
          </table:table-cell>
          <table:table-cell table:formula="of:=[.U65]*100/[.$A65]" office:value-type="float" office:value="0" calcext:value-type="float">
            <text:p>0</text:p>
          </table:table-cell>
          <table:table-cell table:formula="of:=[.V65]*100/[.$A65]" office:value-type="float" office:value="0" calcext:value-type="float">
            <text:p>0</text:p>
          </table:table-cell>
          <table:table-cell/>
          <table:table-cell table:formula="of:=[.X65]*100/[.$A65]" office:value-type="float" office:value="0" calcext:value-type="float">
            <text:p>0</text:p>
          </table:table-cell>
          <table:table-cell table:formula="of:=[.Y65]*100/[.$A65]" office:value-type="float" office:value="0" calcext:value-type="float">
            <text:p>0</text:p>
          </table:table-cell>
          <table:table-cell table:formula="of:=[.Z65]*100/[.$A65]" office:value-type="float" office:value="0" calcext:value-type="float">
            <text:p>0</text:p>
          </table:table-cell>
          <table:table-cell/>
          <table:table-cell table:formula="of:=IF([.P65]&gt;0;[.AJ64]+1;0)" office:value-type="float" office:value="0" calcext:value-type="float">
            <text:p>0</text:p>
          </table:table-cell>
          <table:table-cell table:style-name="Default" table:formula="of:=IF([.Q65]&gt;0;[.AK64]+1;0)" office:value-type="float" office:value="0" calcext:value-type="float">
            <text:p>0</text:p>
          </table:table-cell>
          <table:table-cell table:style-name="Default" table:formula="of:=IF([.R65]&gt;0;[.AL6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66]*2" office:value-type="float" office:value="0" calcext:value-type="float">
            <text:p>0</text:p>
          </table:table-cell>
          <table:table-cell table:formula="of:=[.I66]*2" office:value-type="float" office:value="0" calcext:value-type="float">
            <text:p>0</text:p>
          </table:table-cell>
          <table:table-cell table:formula="of:=[.J66]*2" office:value-type="float" office:value="0" calcext:value-type="float">
            <text:p>0</text:p>
          </table:table-cell>
          <table:table-cell/>
          <table:table-cell table:formula="of:=IF([.L66]&gt;=[.$P$2];[.L66];0)" office:value-type="float" office:value="0" calcext:value-type="float">
            <text:p>0</text:p>
          </table:table-cell>
          <table:table-cell table:formula="of:=IF([.M66]&gt;=[.$P$2];[.M66];0)" office:value-type="float" office:value="0" calcext:value-type="float">
            <text:p>0</text:p>
          </table:table-cell>
          <table:table-cell table:formula="of:=IF([.N66]&gt;=[.$P$2];[.N66];0)" office:value-type="float" office:value="0" calcext:value-type="float">
            <text:p>0</text:p>
          </table:table-cell>
          <table:table-cell table:number-columns-repeated="9"/>
          <table:table-cell table:formula="of:=[.T66]*100/[.$A66]" office:value-type="float" office:value="0" calcext:value-type="float">
            <text:p>0</text:p>
          </table:table-cell>
          <table:table-cell table:formula="of:=[.U66]*100/[.$A66]" office:value-type="float" office:value="0" calcext:value-type="float">
            <text:p>0</text:p>
          </table:table-cell>
          <table:table-cell table:formula="of:=[.V66]*100/[.$A66]" office:value-type="float" office:value="0" calcext:value-type="float">
            <text:p>0</text:p>
          </table:table-cell>
          <table:table-cell/>
          <table:table-cell table:formula="of:=[.X66]*100/[.$A66]" office:value-type="float" office:value="0" calcext:value-type="float">
            <text:p>0</text:p>
          </table:table-cell>
          <table:table-cell table:formula="of:=[.Y66]*100/[.$A66]" office:value-type="float" office:value="0" calcext:value-type="float">
            <text:p>0</text:p>
          </table:table-cell>
          <table:table-cell table:formula="of:=[.Z66]*100/[.$A66]" office:value-type="float" office:value="0" calcext:value-type="float">
            <text:p>0</text:p>
          </table:table-cell>
          <table:table-cell/>
          <table:table-cell table:formula="of:=IF([.P66]&gt;0;[.AJ65]+1;0)" office:value-type="float" office:value="0" calcext:value-type="float">
            <text:p>0</text:p>
          </table:table-cell>
          <table:table-cell table:style-name="Default" table:formula="of:=IF([.Q66]&gt;0;[.AK65]+1;0)" office:value-type="float" office:value="0" calcext:value-type="float">
            <text:p>0</text:p>
          </table:table-cell>
          <table:table-cell table:style-name="Default" table:formula="of:=IF([.R66]&gt;0;[.AL6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67]*2" office:value-type="float" office:value="0" calcext:value-type="float">
            <text:p>0</text:p>
          </table:table-cell>
          <table:table-cell table:formula="of:=[.I67]*2" office:value-type="float" office:value="0" calcext:value-type="float">
            <text:p>0</text:p>
          </table:table-cell>
          <table:table-cell table:formula="of:=[.J67]*2" office:value-type="float" office:value="0" calcext:value-type="float">
            <text:p>0</text:p>
          </table:table-cell>
          <table:table-cell/>
          <table:table-cell table:formula="of:=IF([.L67]&gt;=[.$P$2];[.L67];0)" office:value-type="float" office:value="0" calcext:value-type="float">
            <text:p>0</text:p>
          </table:table-cell>
          <table:table-cell table:formula="of:=IF([.M67]&gt;=[.$P$2];[.M67];0)" office:value-type="float" office:value="0" calcext:value-type="float">
            <text:p>0</text:p>
          </table:table-cell>
          <table:table-cell table:formula="of:=IF([.N67]&gt;=[.$P$2];[.N67];0)" office:value-type="float" office:value="0" calcext:value-type="float">
            <text:p>0</text:p>
          </table:table-cell>
          <table:table-cell table:number-columns-repeated="17"/>
          <table:table-cell table:formula="of:=IF([.P67]&gt;0;[.AJ66]+1;0)" office:value-type="float" office:value="0" calcext:value-type="float">
            <text:p>0</text:p>
          </table:table-cell>
          <table:table-cell table:style-name="Default" table:formula="of:=IF([.Q67]&gt;0;[.AK66]+1;0)" office:value-type="float" office:value="0" calcext:value-type="float">
            <text:p>0</text:p>
          </table:table-cell>
          <table:table-cell table:style-name="Default" table:formula="of:=IF([.R67]&gt;0;[.AL6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8]*2" office:value-type="float" office:value="0" calcext:value-type="float">
            <text:p>0</text:p>
          </table:table-cell>
          <table:table-cell table:formula="of:=[.I68]*2" office:value-type="float" office:value="0" calcext:value-type="float">
            <text:p>0</text:p>
          </table:table-cell>
          <table:table-cell table:formula="of:=[.J68]*2" office:value-type="float" office:value="0" calcext:value-type="float">
            <text:p>0</text:p>
          </table:table-cell>
          <table:table-cell/>
          <table:table-cell table:formula="of:=IF([.L68]&gt;=[.$P$2];[.L68];0)" office:value-type="float" office:value="0" calcext:value-type="float">
            <text:p>0</text:p>
          </table:table-cell>
          <table:table-cell table:formula="of:=IF([.M68]&gt;=[.$P$2];[.M68];0)" office:value-type="float" office:value="0" calcext:value-type="float">
            <text:p>0</text:p>
          </table:table-cell>
          <table:table-cell table:formula="of:=IF([.N68]&gt;=[.$P$2];[.N68];0)" office:value-type="float" office:value="0" calcext:value-type="float">
            <text:p>0</text:p>
          </table:table-cell>
          <table:table-cell table:number-columns-repeated="9"/>
          <table:table-cell table:formula="of:=[.T68]*100/[.$A68]" office:value-type="float" office:value="0" calcext:value-type="float">
            <text:p>0</text:p>
          </table:table-cell>
          <table:table-cell table:formula="of:=[.U68]*100/[.$A68]" office:value-type="float" office:value="0" calcext:value-type="float">
            <text:p>0</text:p>
          </table:table-cell>
          <table:table-cell table:formula="of:=[.V68]*100/[.$A68]" office:value-type="float" office:value="0" calcext:value-type="float">
            <text:p>0</text:p>
          </table:table-cell>
          <table:table-cell/>
          <table:table-cell table:formula="of:=[.X68]*100/[.$A68]" office:value-type="float" office:value="0" calcext:value-type="float">
            <text:p>0</text:p>
          </table:table-cell>
          <table:table-cell table:formula="of:=[.Y68]*100/[.$A68]" office:value-type="float" office:value="0" calcext:value-type="float">
            <text:p>0</text:p>
          </table:table-cell>
          <table:table-cell table:formula="of:=[.Z68]*100/[.$A68]" office:value-type="float" office:value="0" calcext:value-type="float">
            <text:p>0</text:p>
          </table:table-cell>
          <table:table-cell/>
          <table:table-cell table:formula="of:=IF([.P68]&gt;0;[.AJ67]+1;0)" office:value-type="float" office:value="0" calcext:value-type="float">
            <text:p>0</text:p>
          </table:table-cell>
          <table:table-cell table:style-name="Default" table:formula="of:=IF([.Q68]&gt;0;[.AK67]+1;0)" office:value-type="float" office:value="0" calcext:value-type="float">
            <text:p>0</text:p>
          </table:table-cell>
          <table:table-cell table:style-name="Default" table:formula="of:=IF([.R68]&gt;0;[.AL6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69]*2" office:value-type="float" office:value="0" calcext:value-type="float">
            <text:p>0</text:p>
          </table:table-cell>
          <table:table-cell table:formula="of:=[.I69]*2" office:value-type="float" office:value="0" calcext:value-type="float">
            <text:p>0</text:p>
          </table:table-cell>
          <table:table-cell table:formula="of:=[.J69]*2" office:value-type="float" office:value="0" calcext:value-type="float">
            <text:p>0</text:p>
          </table:table-cell>
          <table:table-cell/>
          <table:table-cell table:formula="of:=IF([.L69]&gt;=[.$P$2];[.L69];0)" office:value-type="float" office:value="0" calcext:value-type="float">
            <text:p>0</text:p>
          </table:table-cell>
          <table:table-cell table:formula="of:=IF([.M69]&gt;=[.$P$2];[.M69];0)" office:value-type="float" office:value="0" calcext:value-type="float">
            <text:p>0</text:p>
          </table:table-cell>
          <table:table-cell table:formula="of:=IF([.N69]&gt;=[.$P$2];[.N69];0)" office:value-type="float" office:value="0" calcext:value-type="float">
            <text:p>0</text:p>
          </table:table-cell>
          <table:table-cell table:number-columns-repeated="9"/>
          <table:table-cell table:formula="of:=[.T69]*100/[.$A69]" office:value-type="float" office:value="0" calcext:value-type="float">
            <text:p>0</text:p>
          </table:table-cell>
          <table:table-cell table:formula="of:=[.U69]*100/[.$A69]" office:value-type="float" office:value="0" calcext:value-type="float">
            <text:p>0</text:p>
          </table:table-cell>
          <table:table-cell table:formula="of:=[.V69]*100/[.$A69]" office:value-type="float" office:value="0" calcext:value-type="float">
            <text:p>0</text:p>
          </table:table-cell>
          <table:table-cell/>
          <table:table-cell table:formula="of:=[.X69]*100/[.$A69]" office:value-type="float" office:value="0" calcext:value-type="float">
            <text:p>0</text:p>
          </table:table-cell>
          <table:table-cell table:formula="of:=[.Y69]*100/[.$A69]" office:value-type="float" office:value="0" calcext:value-type="float">
            <text:p>0</text:p>
          </table:table-cell>
          <table:table-cell table:formula="of:=[.Z69]*100/[.$A69]" office:value-type="float" office:value="0" calcext:value-type="float">
            <text:p>0</text:p>
          </table:table-cell>
          <table:table-cell/>
          <table:table-cell table:formula="of:=IF([.P69]&gt;0;[.AJ68]+1;0)" office:value-type="float" office:value="0" calcext:value-type="float">
            <text:p>0</text:p>
          </table:table-cell>
          <table:table-cell table:style-name="Default" table:formula="of:=IF([.Q69]&gt;0;[.AK68]+1;0)" office:value-type="float" office:value="0" calcext:value-type="float">
            <text:p>0</text:p>
          </table:table-cell>
          <table:table-cell table:style-name="Default" table:formula="of:=IF([.R69]&gt;0;[.AL6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0]*2" office:value-type="float" office:value="0" calcext:value-type="float">
            <text:p>0</text:p>
          </table:table-cell>
          <table:table-cell table:formula="of:=[.I70]*2" office:value-type="float" office:value="0" calcext:value-type="float">
            <text:p>0</text:p>
          </table:table-cell>
          <table:table-cell table:formula="of:=[.J70]*2" office:value-type="float" office:value="0" calcext:value-type="float">
            <text:p>0</text:p>
          </table:table-cell>
          <table:table-cell/>
          <table:table-cell table:formula="of:=IF([.L70]&gt;=[.$P$2];[.L70];0)" office:value-type="float" office:value="0" calcext:value-type="float">
            <text:p>0</text:p>
          </table:table-cell>
          <table:table-cell table:formula="of:=IF([.M70]&gt;=[.$P$2];[.M70];0)" office:value-type="float" office:value="0" calcext:value-type="float">
            <text:p>0</text:p>
          </table:table-cell>
          <table:table-cell table:formula="of:=IF([.N70]&gt;=[.$P$2];[.N70];0)" office:value-type="float" office:value="0" calcext:value-type="float">
            <text:p>0</text:p>
          </table:table-cell>
          <table:table-cell table:number-columns-repeated="9"/>
          <table:table-cell table:formula="of:=[.T70]*100/[.$A70]" office:value-type="float" office:value="0" calcext:value-type="float">
            <text:p>0</text:p>
          </table:table-cell>
          <table:table-cell table:formula="of:=[.U70]*100/[.$A70]" office:value-type="float" office:value="0" calcext:value-type="float">
            <text:p>0</text:p>
          </table:table-cell>
          <table:table-cell table:formula="of:=[.V70]*100/[.$A70]" office:value-type="float" office:value="0" calcext:value-type="float">
            <text:p>0</text:p>
          </table:table-cell>
          <table:table-cell/>
          <table:table-cell table:formula="of:=[.X70]*100/[.$A70]" office:value-type="float" office:value="0" calcext:value-type="float">
            <text:p>0</text:p>
          </table:table-cell>
          <table:table-cell table:formula="of:=[.Y70]*100/[.$A70]" office:value-type="float" office:value="0" calcext:value-type="float">
            <text:p>0</text:p>
          </table:table-cell>
          <table:table-cell table:formula="of:=[.Z70]*100/[.$A70]" office:value-type="float" office:value="0" calcext:value-type="float">
            <text:p>0</text:p>
          </table:table-cell>
          <table:table-cell/>
          <table:table-cell table:formula="of:=IF([.P70]&gt;0;[.AJ69]+1;0)" office:value-type="float" office:value="0" calcext:value-type="float">
            <text:p>0</text:p>
          </table:table-cell>
          <table:table-cell table:style-name="Default" table:formula="of:=IF([.Q70]&gt;0;[.AK69]+1;0)" office:value-type="float" office:value="0" calcext:value-type="float">
            <text:p>0</text:p>
          </table:table-cell>
          <table:table-cell table:style-name="Default" table:formula="of:=IF([.R70]&gt;0;[.AL6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1]*2" office:value-type="float" office:value="0" calcext:value-type="float">
            <text:p>0</text:p>
          </table:table-cell>
          <table:table-cell table:formula="of:=[.I71]*2" office:value-type="float" office:value="0" calcext:value-type="float">
            <text:p>0</text:p>
          </table:table-cell>
          <table:table-cell table:formula="of:=[.J71]*2" office:value-type="float" office:value="0" calcext:value-type="float">
            <text:p>0</text:p>
          </table:table-cell>
          <table:table-cell/>
          <table:table-cell table:formula="of:=IF([.L71]&gt;=[.$P$2];[.L71];0)" office:value-type="float" office:value="0" calcext:value-type="float">
            <text:p>0</text:p>
          </table:table-cell>
          <table:table-cell table:formula="of:=IF([.M71]&gt;=[.$P$2];[.M71];0)" office:value-type="float" office:value="0" calcext:value-type="float">
            <text:p>0</text:p>
          </table:table-cell>
          <table:table-cell table:formula="of:=IF([.N71]&gt;=[.$P$2];[.N71];0)" office:value-type="float" office:value="0" calcext:value-type="float">
            <text:p>0</text:p>
          </table:table-cell>
          <table:table-cell table:number-columns-repeated="9"/>
          <table:table-cell table:formula="of:=[.T71]*100/[.$A71]" office:value-type="float" office:value="0" calcext:value-type="float">
            <text:p>0</text:p>
          </table:table-cell>
          <table:table-cell table:formula="of:=[.U71]*100/[.$A71]" office:value-type="float" office:value="0" calcext:value-type="float">
            <text:p>0</text:p>
          </table:table-cell>
          <table:table-cell table:formula="of:=[.V71]*100/[.$A71]" office:value-type="float" office:value="0" calcext:value-type="float">
            <text:p>0</text:p>
          </table:table-cell>
          <table:table-cell/>
          <table:table-cell table:formula="of:=[.X71]*100/[.$A71]" office:value-type="float" office:value="0" calcext:value-type="float">
            <text:p>0</text:p>
          </table:table-cell>
          <table:table-cell table:formula="of:=[.Y71]*100/[.$A71]" office:value-type="float" office:value="0" calcext:value-type="float">
            <text:p>0</text:p>
          </table:table-cell>
          <table:table-cell table:formula="of:=[.Z71]*100/[.$A71]" office:value-type="float" office:value="0" calcext:value-type="float">
            <text:p>0</text:p>
          </table:table-cell>
          <table:table-cell/>
          <table:table-cell table:formula="of:=IF([.P71]&gt;0;[.AJ70]+1;0)" office:value-type="float" office:value="0" calcext:value-type="float">
            <text:p>0</text:p>
          </table:table-cell>
          <table:table-cell table:style-name="Default" table:formula="of:=IF([.Q71]&gt;0;[.AK70]+1;0)" office:value-type="float" office:value="0" calcext:value-type="float">
            <text:p>0</text:p>
          </table:table-cell>
          <table:table-cell table:style-name="Default" table:formula="of:=IF([.R71]&gt;0;[.AL7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72]*2" office:value-type="float" office:value="0" calcext:value-type="float">
            <text:p>0</text:p>
          </table:table-cell>
          <table:table-cell table:formula="of:=[.I72]*2" office:value-type="float" office:value="0" calcext:value-type="float">
            <text:p>0</text:p>
          </table:table-cell>
          <table:table-cell table:formula="of:=[.J72]*2" office:value-type="float" office:value="0" calcext:value-type="float">
            <text:p>0</text:p>
          </table:table-cell>
          <table:table-cell/>
          <table:table-cell table:formula="of:=IF([.L72]&gt;=[.$P$2];[.L72];0)" office:value-type="float" office:value="0" calcext:value-type="float">
            <text:p>0</text:p>
          </table:table-cell>
          <table:table-cell table:formula="of:=IF([.M72]&gt;=[.$P$2];[.M72];0)" office:value-type="float" office:value="0" calcext:value-type="float">
            <text:p>0</text:p>
          </table:table-cell>
          <table:table-cell table:formula="of:=IF([.N72]&gt;=[.$P$2];[.N72];0)" office:value-type="float" office:value="0" calcext:value-type="float">
            <text:p>0</text:p>
          </table:table-cell>
          <table:table-cell table:number-columns-repeated="9"/>
          <table:table-cell table:formula="of:=[.T72]*100/[.$A72]" office:value-type="float" office:value="0" calcext:value-type="float">
            <text:p>0</text:p>
          </table:table-cell>
          <table:table-cell table:formula="of:=[.U72]*100/[.$A72]" office:value-type="float" office:value="0" calcext:value-type="float">
            <text:p>0</text:p>
          </table:table-cell>
          <table:table-cell table:formula="of:=[.V72]*100/[.$A72]" office:value-type="float" office:value="0" calcext:value-type="float">
            <text:p>0</text:p>
          </table:table-cell>
          <table:table-cell/>
          <table:table-cell table:formula="of:=[.X72]*100/[.$A72]" office:value-type="float" office:value="0" calcext:value-type="float">
            <text:p>0</text:p>
          </table:table-cell>
          <table:table-cell table:formula="of:=[.Y72]*100/[.$A72]" office:value-type="float" office:value="0" calcext:value-type="float">
            <text:p>0</text:p>
          </table:table-cell>
          <table:table-cell table:formula="of:=[.Z72]*100/[.$A72]" office:value-type="float" office:value="0" calcext:value-type="float">
            <text:p>0</text:p>
          </table:table-cell>
          <table:table-cell/>
          <table:table-cell table:formula="of:=IF([.P72]&gt;0;[.AJ71]+1;0)" office:value-type="float" office:value="0" calcext:value-type="float">
            <text:p>0</text:p>
          </table:table-cell>
          <table:table-cell table:style-name="Default" table:formula="of:=IF([.Q72]&gt;0;[.AK71]+1;0)" office:value-type="float" office:value="0" calcext:value-type="float">
            <text:p>0</text:p>
          </table:table-cell>
          <table:table-cell table:style-name="Default" table:formula="of:=IF([.R72]&gt;0;[.AL7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1815.42" calcext:value-type="float">
            <text:p>1815,42</text:p>
          </table:table-cell>
          <table:table-cell table:style-name="Default"/>
          <table:table-cell table:number-columns-repeated="2"/>
          <table:table-cell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formula="of:=[.H73]*2" office:value-type="float" office:value="10" calcext:value-type="float">
            <text:p>10</text:p>
          </table:table-cell>
          <table:table-cell table:formula="of:=[.I73]*2" office:value-type="float" office:value="0" calcext:value-type="float">
            <text:p>0</text:p>
          </table:table-cell>
          <table:table-cell table:formula="of:=[.J73]*2" office:value-type="float" office:value="0" calcext:value-type="float">
            <text:p>0</text:p>
          </table:table-cell>
          <table:table-cell/>
          <table:table-cell table:formula="of:=IF([.L73]&gt;=[.$P$2];[.L73];0)" office:value-type="float" office:value="0" calcext:value-type="float">
            <text:p>0</text:p>
          </table:table-cell>
          <table:table-cell table:formula="of:=IF([.M73]&gt;=[.$P$2];[.M73];0)" office:value-type="float" office:value="0" calcext:value-type="float">
            <text:p>0</text:p>
          </table:table-cell>
          <table:table-cell table:formula="of:=IF([.N73]&gt;=[.$P$2];[.N73];0)" office:value-type="float" office:value="0" calcext:value-type="float">
            <text:p>0</text:p>
          </table:table-cell>
          <table:table-cell/>
          <table:table-cell office:value-type="float" office:value="315.422" calcext:value-type="float">
            <text:p>315,422</text:p>
          </table:table-cell>
          <table:table-cell table:number-columns-repeated="3"/>
          <table:table-cell office:value-type="float" office:value="344.916" calcext:value-type="float">
            <text:p>344,916</text:p>
          </table:table-cell>
          <table:table-cell table:number-columns-repeated="3"/>
          <table:table-cell table:formula="of:=[.T73]*100/[.$A73]" office:value-type="float" office:value="21.0281333333333" calcext:value-type="float">
            <text:p>21,0281333333333</text:p>
          </table:table-cell>
          <table:table-cell table:formula="of:=[.U73]*100/[.$A73]" office:value-type="float" office:value="0" calcext:value-type="float">
            <text:p>0</text:p>
          </table:table-cell>
          <table:table-cell table:formula="of:=[.V73]*100/[.$A73]" office:value-type="float" office:value="0" calcext:value-type="float">
            <text:p>0</text:p>
          </table:table-cell>
          <table:table-cell/>
          <table:table-cell table:formula="of:=[.X73]*100/[.$A73]" office:value-type="float" office:value="22.9944" calcext:value-type="float">
            <text:p>22,9944</text:p>
          </table:table-cell>
          <table:table-cell table:formula="of:=[.Y73]*100/[.$A73]" office:value-type="float" office:value="0" calcext:value-type="float">
            <text:p>0</text:p>
          </table:table-cell>
          <table:table-cell table:formula="of:=[.Z73]*100/[.$A73]" office:value-type="float" office:value="0" calcext:value-type="float">
            <text:p>0</text:p>
          </table:table-cell>
          <table:table-cell/>
          <table:table-cell table:formula="of:=IF([.P73]&gt;0;[.AJ72]+1;0)" office:value-type="float" office:value="0" calcext:value-type="float">
            <text:p>0</text:p>
          </table:table-cell>
          <table:table-cell table:style-name="Default" table:formula="of:=IF([.Q73]&gt;0;[.AK72]+1;0)" office:value-type="float" office:value="0" calcext:value-type="float">
            <text:p>0</text:p>
          </table:table-cell>
          <table:table-cell table:style-name="Default" table:formula="of:=IF([.R73]&gt;0;[.AL7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1787.89" calcext:value-type="float">
            <text:p>1787,89</text:p>
          </table:table-cell>
          <table:table-cell office:value-type="float" office:value="1705.22" calcext:value-type="float">
            <text:p>1705,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formula="of:=[.H74]*2" office:value-type="float" office:value="24" calcext:value-type="float">
            <text:p>24</text:p>
          </table:table-cell>
          <table:table-cell table:formula="of:=[.I74]*2" office:value-type="float" office:value="22" calcext:value-type="float">
            <text:p>22</text:p>
          </table:table-cell>
          <table:table-cell table:formula="of:=[.J74]*2" office:value-type="float" office:value="0" calcext:value-type="float">
            <text:p>0</text:p>
          </table:table-cell>
          <table:table-cell/>
          <table:table-cell table:formula="of:=IF([.L74]&gt;=[.$P$2];[.L74];0)" office:value-type="float" office:value="0" calcext:value-type="float">
            <text:p>0</text:p>
          </table:table-cell>
          <table:table-cell table:formula="of:=IF([.M74]&gt;=[.$P$2];[.M74];0)" office:value-type="float" office:value="0" calcext:value-type="float">
            <text:p>0</text:p>
          </table:table-cell>
          <table:table-cell table:formula="of:=IF([.N74]&gt;=[.$P$2];[.N74];0)" office:value-type="float" office:value="0" calcext:value-type="float">
            <text:p>0</text:p>
          </table:table-cell>
          <table:table-cell/>
          <table:table-cell office:value-type="float" office:value="287.895" calcext:value-type="float">
            <text:p>287,895</text:p>
          </table:table-cell>
          <table:table-cell table:style-name="ce9" office:value-type="float" office:value="205.218" calcext:value-type="float">
            <text:p>205,2</text:p>
          </table:table-cell>
          <table:table-cell table:number-columns-repeated="2"/>
          <table:table-cell office:value-type="float" office:value="307.258" calcext:value-type="float">
            <text:p>307,258</text:p>
          </table:table-cell>
          <table:table-cell table:style-name="ce9" office:value-type="float" office:value="234.508" calcext:value-type="float">
            <text:p>234,5</text:p>
          </table:table-cell>
          <table:table-cell table:number-columns-repeated="2"/>
          <table:table-cell table:formula="of:=[.T74]*100/[.$A74]" office:value-type="float" office:value="19.193" calcext:value-type="float">
            <text:p>19,193</text:p>
          </table:table-cell>
          <table:table-cell table:formula="of:=[.U74]*100/[.$A74]" office:value-type="float" office:value="13.6812" calcext:value-type="float">
            <text:p>13,6812</text:p>
          </table:table-cell>
          <table:table-cell table:formula="of:=[.V74]*100/[.$A74]" office:value-type="float" office:value="0" calcext:value-type="float">
            <text:p>0</text:p>
          </table:table-cell>
          <table:table-cell/>
          <table:table-cell table:formula="of:=[.X74]*100/[.$A74]" office:value-type="float" office:value="20.4838666666667" calcext:value-type="float">
            <text:p>20,4838666666667</text:p>
          </table:table-cell>
          <table:table-cell table:formula="of:=[.Y74]*100/[.$A74]" office:value-type="float" office:value="15.6338666666667" calcext:value-type="float">
            <text:p>15,6338666666667</text:p>
          </table:table-cell>
          <table:table-cell table:formula="of:=[.Z74]*100/[.$A74]" office:value-type="float" office:value="0" calcext:value-type="float">
            <text:p>0</text:p>
          </table:table-cell>
          <table:table-cell/>
          <table:table-cell table:formula="of:=IF([.P74]&gt;0;[.AJ73]+1;0)" office:value-type="float" office:value="0" calcext:value-type="float">
            <text:p>0</text:p>
          </table:table-cell>
          <table:table-cell table:style-name="Default" table:formula="of:=IF([.Q74]&gt;0;[.AK73]+1;0)" office:value-type="float" office:value="0" calcext:value-type="float">
            <text:p>0</text:p>
          </table:table-cell>
          <table:table-cell table:style-name="Default" table:formula="of:=IF([.R74]&gt;0;[.AL7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1788.57" calcext:value-type="float">
            <text:p>1788,57</text:p>
          </table:table-cell>
          <table:table-cell office:value-type="float" office:value="1706.05" calcext:value-type="float">
            <text:p>1706,0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formula="of:=[.H75]*2" office:value-type="float" office:value="92" calcext:value-type="float">
            <text:p>92</text:p>
          </table:table-cell>
          <table:table-cell table:formula="of:=[.I75]*2" office:value-type="float" office:value="18" calcext:value-type="float">
            <text:p>18</text:p>
          </table:table-cell>
          <table:table-cell table:formula="of:=[.J75]*2" office:value-type="float" office:value="0" calcext:value-type="float">
            <text:p>0</text:p>
          </table:table-cell>
          <table:table-cell/>
          <table:table-cell table:formula="of:=IF([.L75]&gt;=[.$P$2];[.L75];0)" office:value-type="float" office:value="92" calcext:value-type="float">
            <text:p>92</text:p>
          </table:table-cell>
          <table:table-cell table:formula="of:=IF([.M75]&gt;=[.$P$2];[.M75];0)" office:value-type="float" office:value="0" calcext:value-type="float">
            <text:p>0</text:p>
          </table:table-cell>
          <table:table-cell table:formula="of:=IF([.N75]&gt;=[.$P$2];[.N75];0)" office:value-type="float" office:value="0" calcext:value-type="float">
            <text:p>0</text:p>
          </table:table-cell>
          <table:table-cell/>
          <table:table-cell office:value-type="float" office:value="288.574" calcext:value-type="float">
            <text:p>288,574</text:p>
          </table:table-cell>
          <table:table-cell table:style-name="ce9" office:value-type="float" office:value="206.046" calcext:value-type="float">
            <text:p>206,0</text:p>
          </table:table-cell>
          <table:table-cell table:number-columns-repeated="2"/>
          <table:table-cell office:value-type="float" office:value="305.062" calcext:value-type="float">
            <text:p>305,062</text:p>
          </table:table-cell>
          <table:table-cell table:style-name="ce9" office:value-type="float" office:value="206.408" calcext:value-type="float">
            <text:p>206,4</text:p>
          </table:table-cell>
          <table:table-cell table:number-columns-repeated="2"/>
          <table:table-cell table:formula="of:=[.T75]*100/[.$A75]" office:value-type="float" office:value="19.2382666666667" calcext:value-type="float">
            <text:p>19,2382666666667</text:p>
          </table:table-cell>
          <table:table-cell table:formula="of:=[.U75]*100/[.$A75]" office:value-type="float" office:value="13.7364" calcext:value-type="float">
            <text:p>13,7364</text:p>
          </table:table-cell>
          <table:table-cell table:formula="of:=[.V75]*100/[.$A75]" office:value-type="float" office:value="0" calcext:value-type="float">
            <text:p>0</text:p>
          </table:table-cell>
          <table:table-cell/>
          <table:table-cell table:formula="of:=[.X75]*100/[.$A75]" office:value-type="float" office:value="20.3374666666667" calcext:value-type="float">
            <text:p>20,3374666666667</text:p>
          </table:table-cell>
          <table:table-cell table:formula="of:=[.Y75]*100/[.$A75]" office:value-type="float" office:value="13.7605333333333" calcext:value-type="float">
            <text:p>13,7605333333333</text:p>
          </table:table-cell>
          <table:table-cell table:formula="of:=[.Z75]*100/[.$A75]" office:value-type="float" office:value="0" calcext:value-type="float">
            <text:p>0</text:p>
          </table:table-cell>
          <table:table-cell/>
          <table:table-cell table:formula="of:=IF([.P75]&gt;0;[.AJ74]+1;0)" office:value-type="float" office:value="1" calcext:value-type="float">
            <text:p>1</text:p>
          </table:table-cell>
          <table:table-cell table:style-name="Default" table:formula="of:=IF([.Q75]&gt;0;[.AK74]+1;0)" office:value-type="float" office:value="0" calcext:value-type="float">
            <text:p>0</text:p>
          </table:table-cell>
          <table:table-cell table:style-name="Default" table:formula="of:=IF([.R75]&gt;0;[.AL7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1765.53" calcext:value-type="float">
            <text:p>1765,53</text:p>
          </table:table-cell>
          <table:table-cell office:value-type="float" office:value="1686.11" calcext:value-type="float">
            <text:p>1686,11</text:p>
          </table:table-cell>
          <table:table-cell office:value-type="float" office:value="1740.5" calcext:value-type="float">
            <text:p>1740,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H76]*2" office:value-type="float" office:value="96" calcext:value-type="float">
            <text:p>96</text:p>
          </table:table-cell>
          <table:table-cell table:formula="of:=[.I76]*2" office:value-type="float" office:value="64" calcext:value-type="float">
            <text:p>64</text:p>
          </table:table-cell>
          <table:table-cell table:formula="of:=[.J76]*2" office:value-type="float" office:value="40" calcext:value-type="float">
            <text:p>40</text:p>
          </table:table-cell>
          <table:table-cell/>
          <table:table-cell table:formula="of:=IF([.L76]&gt;=[.$P$2];[.L76];0)" office:value-type="float" office:value="96" calcext:value-type="float">
            <text:p>96</text:p>
          </table:table-cell>
          <table:table-cell table:formula="of:=IF([.M76]&gt;=[.$P$2];[.M76];0)" office:value-type="float" office:value="0" calcext:value-type="float">
            <text:p>0</text:p>
          </table:table-cell>
          <table:table-cell table:formula="of:=IF([.N76]&gt;=[.$P$2];[.N76];0)" office:value-type="float" office:value="0" calcext:value-type="float">
            <text:p>0</text:p>
          </table:table-cell>
          <table:table-cell/>
          <table:table-cell office:value-type="float" office:value="265.532" calcext:value-type="float">
            <text:p>265,532</text:p>
          </table:table-cell>
          <table:table-cell table:style-name="ce9" office:value-type="float" office:value="186.113" calcext:value-type="float">
            <text:p>186,1</text:p>
          </table:table-cell>
          <table:table-cell office:value-type="float" office:value="240.504" calcext:value-type="float">
            <text:p>240,504</text:p>
          </table:table-cell>
          <table:table-cell/>
          <table:table-cell office:value-type="float" office:value="304.825" calcext:value-type="float">
            <text:p>304,825</text:p>
          </table:table-cell>
          <table:table-cell table:style-name="ce9" office:value-type="float" office:value="206.413" calcext:value-type="float">
            <text:p>206,4</text:p>
          </table:table-cell>
          <table:table-cell office:value-type="float" office:value="254.564" calcext:value-type="float">
            <text:p>254,564</text:p>
          </table:table-cell>
          <table:table-cell/>
          <table:table-cell table:formula="of:=[.T76]*100/[.$A76]" office:value-type="float" office:value="17.7021333333333" calcext:value-type="float">
            <text:p>17,7021333333333</text:p>
          </table:table-cell>
          <table:table-cell table:formula="of:=[.U76]*100/[.$A76]" office:value-type="float" office:value="12.4075333333333" calcext:value-type="float">
            <text:p>12,4075333333333</text:p>
          </table:table-cell>
          <table:table-cell table:formula="of:=[.V76]*100/[.$A76]" office:value-type="float" office:value="16.0336" calcext:value-type="float">
            <text:p>16,0336</text:p>
          </table:table-cell>
          <table:table-cell/>
          <table:table-cell table:formula="of:=[.X76]*100/[.$A76]" office:value-type="float" office:value="20.3216666666667" calcext:value-type="float">
            <text:p>20,3216666666667</text:p>
          </table:table-cell>
          <table:table-cell table:formula="of:=[.Y76]*100/[.$A76]" office:value-type="float" office:value="13.7608666666667" calcext:value-type="float">
            <text:p>13,7608666666667</text:p>
          </table:table-cell>
          <table:table-cell table:formula="of:=[.Z76]*100/[.$A76]" office:value-type="float" office:value="16.9709333333333" calcext:value-type="float">
            <text:p>16,9709333333333</text:p>
          </table:table-cell>
          <table:table-cell/>
          <table:table-cell table:formula="of:=IF([.P76]&gt;0;[.AJ75]+1;0)" office:value-type="float" office:value="2" calcext:value-type="float">
            <text:p>2</text:p>
          </table:table-cell>
          <table:table-cell table:style-name="Default" table:formula="of:=IF([.Q76]&gt;0;[.AK75]+1;0)" office:value-type="float" office:value="0" calcext:value-type="float">
            <text:p>0</text:p>
          </table:table-cell>
          <table:table-cell table:style-name="Default" table:formula="of:=IF([.R76]&gt;0;[.AL7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1743.84" calcext:value-type="float">
            <text:p>1743,84</text:p>
          </table:table-cell>
          <table:table-cell office:value-type="float" office:value="1701.67" calcext:value-type="float">
            <text:p>1701,67</text:p>
          </table:table-cell>
          <table:table-cell office:value-type="float" office:value="1777.6" calcext:value-type="float">
            <text:p>1777,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77]*2" office:value-type="float" office:value="92" calcext:value-type="float">
            <text:p>92</text:p>
          </table:table-cell>
          <table:table-cell table:formula="of:=[.I77]*2" office:value-type="float" office:value="90" calcext:value-type="float">
            <text:p>90</text:p>
          </table:table-cell>
          <table:table-cell table:formula="of:=[.J77]*2" office:value-type="float" office:value="8" calcext:value-type="float">
            <text:p>8</text:p>
          </table:table-cell>
          <table:table-cell/>
          <table:table-cell table:formula="of:=IF([.L77]&gt;=[.$P$2];[.L77];0)" office:value-type="float" office:value="92" calcext:value-type="float">
            <text:p>92</text:p>
          </table:table-cell>
          <table:table-cell table:formula="of:=IF([.M77]&gt;=[.$P$2];[.M77];0)" office:value-type="float" office:value="90" calcext:value-type="float">
            <text:p>90</text:p>
          </table:table-cell>
          <table:table-cell table:formula="of:=IF([.N77]&gt;=[.$P$2];[.N77];0)" office:value-type="float" office:value="0" calcext:value-type="float">
            <text:p>0</text:p>
          </table:table-cell>
          <table:table-cell/>
          <table:table-cell office:value-type="float" office:value="243.842" calcext:value-type="float">
            <text:p>243,842</text:p>
          </table:table-cell>
          <table:table-cell table:style-name="ce9" office:value-type="float" office:value="201.669" calcext:value-type="float">
            <text:p>201,7</text:p>
          </table:table-cell>
          <table:table-cell office:value-type="float" office:value="277.601" calcext:value-type="float">
            <text:p>277,601</text:p>
          </table:table-cell>
          <table:table-cell/>
          <table:table-cell office:value-type="float" office:value="267.707" calcext:value-type="float">
            <text:p>267,707</text:p>
          </table:table-cell>
          <table:table-cell table:style-name="ce9" office:value-type="float" office:value="205.902" calcext:value-type="float">
            <text:p>205,9</text:p>
          </table:table-cell>
          <table:table-cell office:value-type="float" office:value="326.768" calcext:value-type="float">
            <text:p>326,768</text:p>
          </table:table-cell>
          <table:table-cell/>
          <table:table-cell table:formula="of:=[.T77]*100/[.$A77]" office:value-type="float" office:value="16.2561333333333" calcext:value-type="float">
            <text:p>16,2561333333333</text:p>
          </table:table-cell>
          <table:table-cell table:formula="of:=[.U77]*100/[.$A77]" office:value-type="float" office:value="13.4446" calcext:value-type="float">
            <text:p>13,4446</text:p>
          </table:table-cell>
          <table:table-cell table:formula="of:=[.V77]*100/[.$A77]" office:value-type="float" office:value="18.5067333333333" calcext:value-type="float">
            <text:p>18,5067333333333</text:p>
          </table:table-cell>
          <table:table-cell/>
          <table:table-cell table:formula="of:=[.X77]*100/[.$A77]" office:value-type="float" office:value="17.8471333333333" calcext:value-type="float">
            <text:p>17,8471333333333</text:p>
          </table:table-cell>
          <table:table-cell table:formula="of:=[.Y77]*100/[.$A77]" office:value-type="float" office:value="13.7268" calcext:value-type="float">
            <text:p>13,7268</text:p>
          </table:table-cell>
          <table:table-cell table:formula="of:=[.Z77]*100/[.$A77]" office:value-type="float" office:value="21.7845333333333" calcext:value-type="float">
            <text:p>21,7845333333333</text:p>
          </table:table-cell>
          <table:table-cell/>
          <table:table-cell table:formula="of:=IF([.P77]&gt;0;[.AJ76]+1;0)" office:value-type="float" office:value="3" calcext:value-type="float">
            <text:p>3</text:p>
          </table:table-cell>
          <table:table-cell table:style-name="Default" table:formula="of:=IF([.Q77]&gt;0;[.AK76]+1;0)" office:value-type="float" office:value="1" calcext:value-type="float">
            <text:p>1</text:p>
          </table:table-cell>
          <table:table-cell table:style-name="Default" table:formula="of:=IF([.R77]&gt;0;[.AL7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1733.96" calcext:value-type="float">
            <text:p>1733,96</text:p>
          </table:table-cell>
          <table:table-cell office:value-type="float" office:value="1691.53" calcext:value-type="float">
            <text:p>1691,53</text:p>
          </table:table-cell>
          <table:table-cell office:value-type="float" office:value="1724.19" calcext:value-type="float">
            <text:p>1724,1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78]*2" office:value-type="float" office:value="58" calcext:value-type="float">
            <text:p>58</text:p>
          </table:table-cell>
          <table:table-cell table:formula="of:=[.I78]*2" office:value-type="float" office:value="96" calcext:value-type="float">
            <text:p>96</text:p>
          </table:table-cell>
          <table:table-cell table:formula="of:=[.J78]*2" office:value-type="float" office:value="6" calcext:value-type="float">
            <text:p>6</text:p>
          </table:table-cell>
          <table:table-cell/>
          <table:table-cell table:formula="of:=IF([.L78]&gt;=[.$P$2];[.L78];0)" office:value-type="float" office:value="0" calcext:value-type="float">
            <text:p>0</text:p>
          </table:table-cell>
          <table:table-cell table:formula="of:=IF([.M78]&gt;=[.$P$2];[.M78];0)" office:value-type="float" office:value="96" calcext:value-type="float">
            <text:p>96</text:p>
          </table:table-cell>
          <table:table-cell table:formula="of:=IF([.N78]&gt;=[.$P$2];[.N78];0)" office:value-type="float" office:value="0" calcext:value-type="float">
            <text:p>0</text:p>
          </table:table-cell>
          <table:table-cell/>
          <table:table-cell office:value-type="float" office:value="233.963" calcext:value-type="float">
            <text:p>233,963</text:p>
          </table:table-cell>
          <table:table-cell table:style-name="ce9" office:value-type="float" office:value="191.526" calcext:value-type="float">
            <text:p>191,5</text:p>
          </table:table-cell>
          <table:table-cell office:value-type="float" office:value="224.185" calcext:value-type="float">
            <text:p>224,185</text:p>
          </table:table-cell>
          <table:table-cell/>
          <table:table-cell office:value-type="float" office:value="295.659" calcext:value-type="float">
            <text:p>295,659</text:p>
          </table:table-cell>
          <table:table-cell table:style-name="ce9" office:value-type="float" office:value="205.456" calcext:value-type="float">
            <text:p>205,5</text:p>
          </table:table-cell>
          <table:table-cell office:value-type="float" office:value="225.773" calcext:value-type="float">
            <text:p>225,773</text:p>
          </table:table-cell>
          <table:table-cell/>
          <table:table-cell table:formula="of:=[.T78]*100/[.$A78]" office:value-type="float" office:value="15.5975333333333" calcext:value-type="float">
            <text:p>15,5975333333333</text:p>
          </table:table-cell>
          <table:table-cell table:formula="of:=[.U78]*100/[.$A78]" office:value-type="float" office:value="12.7684" calcext:value-type="float">
            <text:p>12,7684</text:p>
          </table:table-cell>
          <table:table-cell table:formula="of:=[.V78]*100/[.$A78]" office:value-type="float" office:value="14.9456666666667" calcext:value-type="float">
            <text:p>14,9456666666667</text:p>
          </table:table-cell>
          <table:table-cell/>
          <table:table-cell table:formula="of:=[.X78]*100/[.$A78]" office:value-type="float" office:value="19.7106" calcext:value-type="float">
            <text:p>19,7106</text:p>
          </table:table-cell>
          <table:table-cell table:formula="of:=[.Y78]*100/[.$A78]" office:value-type="float" office:value="13.6970666666667" calcext:value-type="float">
            <text:p>13,6970666666667</text:p>
          </table:table-cell>
          <table:table-cell table:formula="of:=[.Z78]*100/[.$A78]" office:value-type="float" office:value="15.0515333333333" calcext:value-type="float">
            <text:p>15,0515333333333</text:p>
          </table:table-cell>
          <table:table-cell/>
          <table:table-cell table:formula="of:=IF([.P78]&gt;0;[.AJ77]+1;0)" office:value-type="float" office:value="0" calcext:value-type="float">
            <text:p>0</text:p>
          </table:table-cell>
          <table:table-cell table:style-name="Default" table:formula="of:=IF([.Q78]&gt;0;[.AK77]+1;0)" office:value-type="float" office:value="2" calcext:value-type="float">
            <text:p>2</text:p>
          </table:table-cell>
          <table:table-cell table:style-name="Default" table:formula="of:=IF([.R78]&gt;0;[.AL7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727.47" calcext:value-type="float">
            <text:p>1727,47</text:p>
          </table:table-cell>
          <table:table-cell office:value-type="float" office:value="1673.5" calcext:value-type="float">
            <text:p>1673,5</text:p>
          </table:table-cell>
          <table:table-cell office:value-type="float" office:value="1727.36" calcext:value-type="float">
            <text:p>1727,3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79]*2" office:value-type="float" office:value="98" calcext:value-type="float">
            <text:p>98</text:p>
          </table:table-cell>
          <table:table-cell table:formula="of:=[.I79]*2" office:value-type="float" office:value="100" calcext:value-type="float">
            <text:p>100</text:p>
          </table:table-cell>
          <table:table-cell table:formula="of:=[.J79]*2" office:value-type="float" office:value="94" calcext:value-type="float">
            <text:p>94</text:p>
          </table:table-cell>
          <table:table-cell/>
          <table:table-cell table:formula="of:=IF([.L79]&gt;=[.$P$2];[.L79];0)" office:value-type="float" office:value="98" calcext:value-type="float">
            <text:p>98</text:p>
          </table:table-cell>
          <table:table-cell table:formula="of:=IF([.M79]&gt;=[.$P$2];[.M79];0)" office:value-type="float" office:value="100" calcext:value-type="float">
            <text:p>100</text:p>
          </table:table-cell>
          <table:table-cell table:formula="of:=IF([.N79]&gt;=[.$P$2];[.N79];0)" office:value-type="float" office:value="94" calcext:value-type="float">
            <text:p>94</text:p>
          </table:table-cell>
          <table:table-cell/>
          <table:table-cell office:value-type="float" office:value="227.473" calcext:value-type="float">
            <text:p>227,473</text:p>
          </table:table-cell>
          <table:table-cell table:style-name="ce9" office:value-type="float" office:value="173.502" calcext:value-type="float">
            <text:p>173,5</text:p>
          </table:table-cell>
          <table:table-cell office:value-type="float" office:value="227.36" calcext:value-type="float">
            <text:p>227,36</text:p>
          </table:table-cell>
          <table:table-cell/>
          <table:table-cell office:value-type="float" office:value="295.328" calcext:value-type="float">
            <text:p>295,328</text:p>
          </table:table-cell>
          <table:table-cell table:style-name="ce9" office:value-type="float" office:value="177.272" calcext:value-type="float">
            <text:p>177,3</text:p>
          </table:table-cell>
          <table:table-cell office:value-type="float" office:value="244.295" calcext:value-type="float">
            <text:p>244,295</text:p>
          </table:table-cell>
          <table:table-cell/>
          <table:table-cell table:formula="of:=[.T79]*100/[.$A79]" office:value-type="float" office:value="15.1648666666667" calcext:value-type="float">
            <text:p>15,1648666666667</text:p>
          </table:table-cell>
          <table:table-cell table:formula="of:=[.U79]*100/[.$A79]" office:value-type="float" office:value="11.5668" calcext:value-type="float">
            <text:p>11,5668</text:p>
          </table:table-cell>
          <table:table-cell table:formula="of:=[.V79]*100/[.$A79]" office:value-type="float" office:value="15.1573333333333" calcext:value-type="float">
            <text:p>15,1573333333333</text:p>
          </table:table-cell>
          <table:table-cell/>
          <table:table-cell table:formula="of:=[.X79]*100/[.$A79]" office:value-type="float" office:value="19.6885333333333" calcext:value-type="float">
            <text:p>19,6885333333333</text:p>
          </table:table-cell>
          <table:table-cell table:formula="of:=[.Y79]*100/[.$A79]" office:value-type="float" office:value="11.8181333333333" calcext:value-type="float">
            <text:p>11,8181333333333</text:p>
          </table:table-cell>
          <table:table-cell table:formula="of:=[.Z79]*100/[.$A79]" office:value-type="float" office:value="16.2863333333333" calcext:value-type="float">
            <text:p>16,2863333333333</text:p>
          </table:table-cell>
          <table:table-cell/>
          <table:table-cell table:formula="of:=IF([.P79]&gt;0;[.AJ78]+1;0)" office:value-type="float" office:value="1" calcext:value-type="float">
            <text:p>1</text:p>
          </table:table-cell>
          <table:table-cell table:style-name="Default" table:formula="of:=IF([.Q79]&gt;0;[.AK78]+1;0)" office:value-type="float" office:value="3" calcext:value-type="float">
            <text:p>3</text:p>
          </table:table-cell>
          <table:table-cell table:style-name="Default" table:formula="of:=IF([.R79]&gt;0;[.AL78]+1;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1729.8" calcext:value-type="float">
            <text:p>1729,8</text:p>
          </table:table-cell>
          <table:table-cell office:value-type="float" office:value="1693.45" calcext:value-type="float">
            <text:p>1693,45</text:p>
          </table:table-cell>
          <table:table-cell office:value-type="float" office:value="1728.7" calcext:value-type="float">
            <text:p>1728,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H80]*2" office:value-type="float" office:value="100" calcext:value-type="float">
            <text:p>100</text:p>
          </table:table-cell>
          <table:table-cell table:formula="of:=[.I80]*2" office:value-type="float" office:value="100" calcext:value-type="float">
            <text:p>100</text:p>
          </table:table-cell>
          <table:table-cell table:formula="of:=[.J80]*2" office:value-type="float" office:value="96" calcext:value-type="float">
            <text:p>96</text:p>
          </table:table-cell>
          <table:table-cell/>
          <table:table-cell table:formula="of:=IF([.L80]&gt;=[.$P$2];[.L80];0)" office:value-type="float" office:value="100" calcext:value-type="float">
            <text:p>100</text:p>
          </table:table-cell>
          <table:table-cell table:formula="of:=IF([.M80]&gt;=[.$P$2];[.M80];0)" office:value-type="float" office:value="100" calcext:value-type="float">
            <text:p>100</text:p>
          </table:table-cell>
          <table:table-cell table:formula="of:=IF([.N80]&gt;=[.$P$2];[.N80];0)" office:value-type="float" office:value="96" calcext:value-type="float">
            <text:p>96</text:p>
          </table:table-cell>
          <table:table-cell/>
          <table:table-cell office:value-type="float" office:value="229.802" calcext:value-type="float">
            <text:p>229,802</text:p>
          </table:table-cell>
          <table:table-cell table:style-name="ce9" office:value-type="float" office:value="193.451" calcext:value-type="float">
            <text:p>193,5</text:p>
          </table:table-cell>
          <table:table-cell office:value-type="float" office:value="228.7" calcext:value-type="float">
            <text:p>228,7</text:p>
          </table:table-cell>
          <table:table-cell/>
          <table:table-cell office:value-type="float" office:value="261.563" calcext:value-type="float">
            <text:p>261,563</text:p>
          </table:table-cell>
          <table:table-cell table:style-name="ce9" office:value-type="float" office:value="286.847" calcext:value-type="float">
            <text:p>286,8</text:p>
          </table:table-cell>
          <table:table-cell office:value-type="float" office:value="251.145" calcext:value-type="float">
            <text:p>251,145</text:p>
          </table:table-cell>
          <table:table-cell/>
          <table:table-cell table:formula="of:=[.T80]*100/[.$A80]" office:value-type="float" office:value="15.3201333333333" calcext:value-type="float">
            <text:p>15,3201333333333</text:p>
          </table:table-cell>
          <table:table-cell table:formula="of:=[.U80]*100/[.$A80]" office:value-type="float" office:value="12.8967333333333" calcext:value-type="float">
            <text:p>12,8967333333333</text:p>
          </table:table-cell>
          <table:table-cell table:formula="of:=[.V80]*100/[.$A80]" office:value-type="float" office:value="15.2466666666667" calcext:value-type="float">
            <text:p>15,2466666666667</text:p>
          </table:table-cell>
          <table:table-cell/>
          <table:table-cell table:formula="of:=[.X80]*100/[.$A80]" office:value-type="float" office:value="17.4375333333333" calcext:value-type="float">
            <text:p>17,4375333333333</text:p>
          </table:table-cell>
          <table:table-cell table:formula="of:=[.Y80]*100/[.$A80]" office:value-type="float" office:value="19.1231333333333" calcext:value-type="float">
            <text:p>19,1231333333333</text:p>
          </table:table-cell>
          <table:table-cell table:formula="of:=[.Z80]*100/[.$A80]" office:value-type="float" office:value="16.743" calcext:value-type="float">
            <text:p>16,743</text:p>
          </table:table-cell>
          <table:table-cell/>
          <table:table-cell table:formula="of:=IF([.P80]&gt;0;[.AJ79]+1;0)" office:value-type="float" office:value="2" calcext:value-type="float">
            <text:p>2</text:p>
          </table:table-cell>
          <table:table-cell table:style-name="Default" table:formula="of:=IF([.Q80]&gt;0;[.AK79]+1;0)" office:value-type="float" office:value="4" calcext:value-type="float">
            <text:p>4</text:p>
          </table:table-cell>
          <table:table-cell table:style-name="Default" table:formula="of:=IF([.R80]&gt;0;[.AL79]+1;0)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1728.09" calcext:value-type="float">
            <text:p>1728,09</text:p>
          </table:table-cell>
          <table:table-cell office:value-type="float" office:value="1681.15" calcext:value-type="float">
            <text:p>1681,15</text:p>
          </table:table-cell>
          <table:table-cell office:value-type="float" office:value="1727.48" calcext:value-type="float">
            <text:p>1727,48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1]*2" office:value-type="float" office:value="100" calcext:value-type="float">
            <text:p>100</text:p>
          </table:table-cell>
          <table:table-cell table:formula="of:=[.I81]*2" office:value-type="float" office:value="100" calcext:value-type="float">
            <text:p>100</text:p>
          </table:table-cell>
          <table:table-cell table:formula="of:=[.J81]*2" office:value-type="float" office:value="100" calcext:value-type="float">
            <text:p>100</text:p>
          </table:table-cell>
          <table:table-cell/>
          <table:table-cell table:formula="of:=IF([.L81]&gt;=[.$P$2];[.L81];0)" office:value-type="float" office:value="100" calcext:value-type="float">
            <text:p>100</text:p>
          </table:table-cell>
          <table:table-cell table:formula="of:=IF([.M81]&gt;=[.$P$2];[.M81];0)" office:value-type="float" office:value="100" calcext:value-type="float">
            <text:p>100</text:p>
          </table:table-cell>
          <table:table-cell table:formula="of:=IF([.N81]&gt;=[.$P$2];[.N81];0)" office:value-type="float" office:value="100" calcext:value-type="float">
            <text:p>100</text:p>
          </table:table-cell>
          <table:table-cell/>
          <table:table-cell office:value-type="float" office:value="228.087" calcext:value-type="float">
            <text:p>228,087</text:p>
          </table:table-cell>
          <table:table-cell table:style-name="ce9" office:value-type="float" office:value="181.152" calcext:value-type="float">
            <text:p>181,2</text:p>
          </table:table-cell>
          <table:table-cell office:value-type="float" office:value="227.485" calcext:value-type="float">
            <text:p>227,485</text:p>
          </table:table-cell>
          <table:table-cell/>
          <table:table-cell office:value-type="float" office:value="261.514" calcext:value-type="float">
            <text:p>261,514</text:p>
          </table:table-cell>
          <table:table-cell table:style-name="ce9" office:value-type="float" office:value="204.173" calcext:value-type="float">
            <text:p>204,2</text:p>
          </table:table-cell>
          <table:table-cell office:value-type="float" office:value="251.974" calcext:value-type="float">
            <text:p>251,974</text:p>
          </table:table-cell>
          <table:table-cell/>
          <table:table-cell table:formula="of:=[.T81]*100/[.$A81]" office:value-type="float" office:value="15.2058" calcext:value-type="float">
            <text:p>15,2058</text:p>
          </table:table-cell>
          <table:table-cell table:formula="of:=[.U81]*100/[.$A81]" office:value-type="float" office:value="12.0768" calcext:value-type="float">
            <text:p>12,0768</text:p>
          </table:table-cell>
          <table:table-cell table:formula="of:=[.V81]*100/[.$A81]" office:value-type="float" office:value="15.1656666666667" calcext:value-type="float">
            <text:p>15,1656666666667</text:p>
          </table:table-cell>
          <table:table-cell/>
          <table:table-cell table:formula="of:=[.X81]*100/[.$A81]" office:value-type="float" office:value="17.4342666666667" calcext:value-type="float">
            <text:p>17,4342666666667</text:p>
          </table:table-cell>
          <table:table-cell table:formula="of:=[.Y81]*100/[.$A81]" office:value-type="float" office:value="13.6115333333333" calcext:value-type="float">
            <text:p>13,6115333333333</text:p>
          </table:table-cell>
          <table:table-cell table:formula="of:=[.Z81]*100/[.$A81]" office:value-type="float" office:value="16.7982666666667" calcext:value-type="float">
            <text:p>16,7982666666667</text:p>
          </table:table-cell>
          <table:table-cell/>
          <table:table-cell table:formula="of:=IF([.P81]&gt;0;[.AJ80]+1;0)" office:value-type="float" office:value="3" calcext:value-type="float">
            <text:p>3</text:p>
          </table:table-cell>
          <table:table-cell table:style-name="Default" table:formula="of:=IF([.Q81]&gt;0;[.AK80]+1;0)" office:value-type="float" office:value="5" calcext:value-type="float">
            <text:p>5</text:p>
          </table:table-cell>
          <table:table-cell table:style-name="Default" table:formula="of:=IF([.R81]&gt;0;[.AL80]+1;0)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1725.23" calcext:value-type="float">
            <text:p>1725,23</text:p>
          </table:table-cell>
          <table:table-cell office:value-type="float" office:value="1684.31" calcext:value-type="float">
            <text:p>1684,31</text:p>
          </table:table-cell>
          <table:table-cell office:value-type="float" office:value="1729.01" calcext:value-type="float">
            <text:p>1729,0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2]*2" office:value-type="float" office:value="100" calcext:value-type="float">
            <text:p>100</text:p>
          </table:table-cell>
          <table:table-cell table:formula="of:=[.I82]*2" office:value-type="float" office:value="100" calcext:value-type="float">
            <text:p>100</text:p>
          </table:table-cell>
          <table:table-cell table:formula="of:=[.J82]*2" office:value-type="float" office:value="100" calcext:value-type="float">
            <text:p>100</text:p>
          </table:table-cell>
          <table:table-cell/>
          <table:table-cell table:formula="of:=IF([.L82]&gt;=[.$P$2];[.L82];0)" office:value-type="float" office:value="100" calcext:value-type="float">
            <text:p>100</text:p>
          </table:table-cell>
          <table:table-cell table:formula="of:=IF([.M82]&gt;=[.$P$2];[.M82];0)" office:value-type="float" office:value="100" calcext:value-type="float">
            <text:p>100</text:p>
          </table:table-cell>
          <table:table-cell table:formula="of:=IF([.N82]&gt;=[.$P$2];[.N82];0)" office:value-type="float" office:value="100" calcext:value-type="float">
            <text:p>100</text:p>
          </table:table-cell>
          <table:table-cell/>
          <table:table-cell office:value-type="float" office:value="225.235" calcext:value-type="float">
            <text:p>225,235</text:p>
          </table:table-cell>
          <table:table-cell table:style-name="ce9" office:value-type="float" office:value="184.311" calcext:value-type="float">
            <text:p>184,3</text:p>
          </table:table-cell>
          <table:table-cell office:value-type="float" office:value="229.012" calcext:value-type="float">
            <text:p>229,012</text:p>
          </table:table-cell>
          <table:table-cell/>
          <table:table-cell office:value-type="float" office:value="229.336" calcext:value-type="float">
            <text:p>229,336</text:p>
          </table:table-cell>
          <table:table-cell table:style-name="ce9" office:value-type="float" office:value="206.317" calcext:value-type="float">
            <text:p>206,3</text:p>
          </table:table-cell>
          <table:table-cell office:value-type="float" office:value="252.545" calcext:value-type="float">
            <text:p>252,545</text:p>
          </table:table-cell>
          <table:table-cell/>
          <table:table-cell table:formula="of:=[.T82]*100/[.$A82]" office:value-type="float" office:value="15.0156666666667" calcext:value-type="float">
            <text:p>15,0156666666667</text:p>
          </table:table-cell>
          <table:table-cell table:formula="of:=[.U82]*100/[.$A82]" office:value-type="float" office:value="12.2874" calcext:value-type="float">
            <text:p>12,2874</text:p>
          </table:table-cell>
          <table:table-cell table:formula="of:=[.V82]*100/[.$A82]" office:value-type="float" office:value="15.2674666666667" calcext:value-type="float">
            <text:p>15,2674666666667</text:p>
          </table:table-cell>
          <table:table-cell/>
          <table:table-cell table:formula="of:=[.X82]*100/[.$A82]" office:value-type="float" office:value="15.2890666666667" calcext:value-type="float">
            <text:p>15,2890666666667</text:p>
          </table:table-cell>
          <table:table-cell table:formula="of:=[.Y82]*100/[.$A82]" office:value-type="float" office:value="13.7544666666667" calcext:value-type="float">
            <text:p>13,7544666666667</text:p>
          </table:table-cell>
          <table:table-cell table:formula="of:=[.Z82]*100/[.$A82]" office:value-type="float" office:value="16.8363333333333" calcext:value-type="float">
            <text:p>16,8363333333333</text:p>
          </table:table-cell>
          <table:table-cell/>
          <table:table-cell table:formula="of:=IF([.P82]&gt;0;[.AJ81]+1;0)" office:value-type="float" office:value="4" calcext:value-type="float">
            <text:p>4</text:p>
          </table:table-cell>
          <table:table-cell table:style-name="Default" table:formula="of:=IF([.Q82]&gt;0;[.AK81]+1;0)" office:value-type="float" office:value="6" calcext:value-type="float">
            <text:p>6</text:p>
          </table:table-cell>
          <table:table-cell table:style-name="Default" table:formula="of:=IF([.R82]&gt;0;[.AL81]+1;0)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727.93" calcext:value-type="float">
            <text:p>1727,93</text:p>
          </table:table-cell>
          <table:table-cell office:value-type="float" office:value="1684.56" calcext:value-type="float">
            <text:p>1684,56</text:p>
          </table:table-cell>
          <table:table-cell office:value-type="float" office:value="1732.24" calcext:value-type="float">
            <text:p>1732,2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83]*2" office:value-type="float" office:value="100" calcext:value-type="float">
            <text:p>100</text:p>
          </table:table-cell>
          <table:table-cell table:formula="of:=[.I83]*2" office:value-type="float" office:value="100" calcext:value-type="float">
            <text:p>100</text:p>
          </table:table-cell>
          <table:table-cell table:formula="of:=[.J83]*2" office:value-type="float" office:value="98" calcext:value-type="float">
            <text:p>98</text:p>
          </table:table-cell>
          <table:table-cell/>
          <table:table-cell table:formula="of:=IF([.L83]&gt;=[.$P$2];[.L83];0)" office:value-type="float" office:value="100" calcext:value-type="float">
            <text:p>100</text:p>
          </table:table-cell>
          <table:table-cell table:formula="of:=IF([.M83]&gt;=[.$P$2];[.M83];0)" office:value-type="float" office:value="100" calcext:value-type="float">
            <text:p>100</text:p>
          </table:table-cell>
          <table:table-cell table:formula="of:=IF([.N83]&gt;=[.$P$2];[.N83];0)" office:value-type="float" office:value="98" calcext:value-type="float">
            <text:p>98</text:p>
          </table:table-cell>
          <table:table-cell/>
          <table:table-cell office:value-type="float" office:value="227.928" calcext:value-type="float">
            <text:p>227,928</text:p>
          </table:table-cell>
          <table:table-cell table:style-name="ce9" office:value-type="float" office:value="184.558" calcext:value-type="float">
            <text:p>184,6</text:p>
          </table:table-cell>
          <table:table-cell office:value-type="float" office:value="232.245" calcext:value-type="float">
            <text:p>232,245</text:p>
          </table:table-cell>
          <table:table-cell/>
          <table:table-cell office:value-type="float" office:value="231.407" calcext:value-type="float">
            <text:p>231,407</text:p>
          </table:table-cell>
          <table:table-cell table:style-name="ce9" office:value-type="float" office:value="206.891" calcext:value-type="float">
            <text:p>206,9</text:p>
          </table:table-cell>
          <table:table-cell office:value-type="float" office:value="451.158" calcext:value-type="float">
            <text:p>451,158</text:p>
          </table:table-cell>
          <table:table-cell/>
          <table:table-cell table:formula="of:=[.T83]*100/[.$A83]" office:value-type="float" office:value="15.1952" calcext:value-type="float">
            <text:p>15,1952</text:p>
          </table:table-cell>
          <table:table-cell table:formula="of:=[.U83]*100/[.$A83]" office:value-type="float" office:value="12.3038666666667" calcext:value-type="float">
            <text:p>12,3038666666667</text:p>
          </table:table-cell>
          <table:table-cell table:formula="of:=[.V83]*100/[.$A83]" office:value-type="float" office:value="15.483" calcext:value-type="float">
            <text:p>15,483</text:p>
          </table:table-cell>
          <table:table-cell/>
          <table:table-cell table:formula="of:=[.X83]*100/[.$A83]" office:value-type="float" office:value="15.4271333333333" calcext:value-type="float">
            <text:p>15,4271333333333</text:p>
          </table:table-cell>
          <table:table-cell table:formula="of:=[.Y83]*100/[.$A83]" office:value-type="float" office:value="13.7927333333333" calcext:value-type="float">
            <text:p>13,7927333333333</text:p>
          </table:table-cell>
          <table:table-cell table:formula="of:=[.Z83]*100/[.$A83]" office:value-type="float" office:value="30.0772" calcext:value-type="float">
            <text:p>30,0772</text:p>
          </table:table-cell>
          <table:table-cell/>
          <table:table-cell table:formula="of:=IF([.P83]&gt;0;[.AJ82]+1;0)" office:value-type="float" office:value="5" calcext:value-type="float">
            <text:p>5</text:p>
          </table:table-cell>
          <table:table-cell table:style-name="Default" table:formula="of:=IF([.Q83]&gt;0;[.AK82]+1;0)" office:value-type="float" office:value="7" calcext:value-type="float">
            <text:p>7</text:p>
          </table:table-cell>
          <table:table-cell table:style-name="Default" table:formula="of:=IF([.R83]&gt;0;[.AL82]+1;0)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21.56" calcext:value-type="float">
            <text:p>1721,56</text:p>
          </table:table-cell>
          <table:table-cell office:value-type="float" office:value="1669.58" calcext:value-type="float">
            <text:p>1669,58</text:p>
          </table:table-cell>
          <table:table-cell office:value-type="float" office:value="1728" calcext:value-type="float">
            <text:p>1728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4]*2" office:value-type="float" office:value="100" calcext:value-type="float">
            <text:p>100</text:p>
          </table:table-cell>
          <table:table-cell table:formula="of:=[.I84]*2" office:value-type="float" office:value="100" calcext:value-type="float">
            <text:p>100</text:p>
          </table:table-cell>
          <table:table-cell table:formula="of:=[.J84]*2" office:value-type="float" office:value="100" calcext:value-type="float">
            <text:p>100</text:p>
          </table:table-cell>
          <table:table-cell/>
          <table:table-cell table:formula="of:=IF([.L84]&gt;=[.$P$2];[.L84];0)" office:value-type="float" office:value="100" calcext:value-type="float">
            <text:p>100</text:p>
          </table:table-cell>
          <table:table-cell table:formula="of:=IF([.M84]&gt;=[.$P$2];[.M84];0)" office:value-type="float" office:value="100" calcext:value-type="float">
            <text:p>100</text:p>
          </table:table-cell>
          <table:table-cell table:formula="of:=IF([.N84]&gt;=[.$P$2];[.N84];0)" office:value-type="float" office:value="100" calcext:value-type="float">
            <text:p>100</text:p>
          </table:table-cell>
          <table:table-cell/>
          <table:table-cell office:value-type="float" office:value="221.563" calcext:value-type="float">
            <text:p>221,563</text:p>
          </table:table-cell>
          <table:table-cell table:style-name="ce9" office:value-type="float" office:value="169.577" calcext:value-type="float">
            <text:p>169,6</text:p>
          </table:table-cell>
          <table:table-cell office:value-type="float" office:value="228.003" calcext:value-type="float">
            <text:p>228,003</text:p>
          </table:table-cell>
          <table:table-cell/>
          <table:table-cell office:value-type="float" office:value="248.517" calcext:value-type="float">
            <text:p>248,517</text:p>
          </table:table-cell>
          <table:table-cell table:style-name="ce9" office:value-type="float" office:value="172.318" calcext:value-type="float">
            <text:p>172,3</text:p>
          </table:table-cell>
          <table:table-cell office:value-type="float" office:value="250.482" calcext:value-type="float">
            <text:p>250,482</text:p>
          </table:table-cell>
          <table:table-cell/>
          <table:table-cell table:formula="of:=[.T84]*100/[.$A84]" office:value-type="float" office:value="14.7708666666667" calcext:value-type="float">
            <text:p>14,7708666666667</text:p>
          </table:table-cell>
          <table:table-cell table:formula="of:=[.U84]*100/[.$A84]" office:value-type="float" office:value="11.3051333333333" calcext:value-type="float">
            <text:p>11,3051333333333</text:p>
          </table:table-cell>
          <table:table-cell table:formula="of:=[.V84]*100/[.$A84]" office:value-type="float" office:value="15.2002" calcext:value-type="float">
            <text:p>15,2002</text:p>
          </table:table-cell>
          <table:table-cell/>
          <table:table-cell table:formula="of:=[.X84]*100/[.$A84]" office:value-type="float" office:value="16.5678" calcext:value-type="float">
            <text:p>16,5678</text:p>
          </table:table-cell>
          <table:table-cell table:formula="of:=[.Y84]*100/[.$A84]" office:value-type="float" office:value="11.4878666666667" calcext:value-type="float">
            <text:p>11,4878666666667</text:p>
          </table:table-cell>
          <table:table-cell table:formula="of:=[.Z84]*100/[.$A84]" office:value-type="float" office:value="16.6988" calcext:value-type="float">
            <text:p>16,6988</text:p>
          </table:table-cell>
          <table:table-cell/>
          <table:table-cell table:formula="of:=IF([.P84]&gt;0;[.AJ83]+1;0)" office:value-type="float" office:value="6" calcext:value-type="float">
            <text:p>6</text:p>
          </table:table-cell>
          <table:table-cell table:style-name="Default" table:formula="of:=IF([.Q84]&gt;0;[.AK83]+1;0)" office:value-type="float" office:value="8" calcext:value-type="float">
            <text:p>8</text:p>
          </table:table-cell>
          <table:table-cell table:style-name="Default" table:formula="of:=IF([.R84]&gt;0;[.AL83]+1;0)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25.76" calcext:value-type="float">
            <text:p>1725,76</text:p>
          </table:table-cell>
          <table:table-cell office:value-type="float" office:value="1674.42" calcext:value-type="float">
            <text:p>1674,42</text:p>
          </table:table-cell>
          <table:table-cell office:value-type="float" office:value="1725.1" calcext:value-type="float">
            <text:p>1725,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5]*2" office:value-type="float" office:value="100" calcext:value-type="float">
            <text:p>100</text:p>
          </table:table-cell>
          <table:table-cell table:formula="of:=[.I85]*2" office:value-type="float" office:value="100" calcext:value-type="float">
            <text:p>100</text:p>
          </table:table-cell>
          <table:table-cell table:formula="of:=[.J85]*2" office:value-type="float" office:value="100" calcext:value-type="float">
            <text:p>100</text:p>
          </table:table-cell>
          <table:table-cell/>
          <table:table-cell table:formula="of:=IF([.L85]&gt;=[.$P$2];[.L85];0)" office:value-type="float" office:value="100" calcext:value-type="float">
            <text:p>100</text:p>
          </table:table-cell>
          <table:table-cell table:formula="of:=IF([.M85]&gt;=[.$P$2];[.M85];0)" office:value-type="float" office:value="100" calcext:value-type="float">
            <text:p>100</text:p>
          </table:table-cell>
          <table:table-cell table:formula="of:=IF([.N85]&gt;=[.$P$2];[.N85];0)" office:value-type="float" office:value="100" calcext:value-type="float">
            <text:p>100</text:p>
          </table:table-cell>
          <table:table-cell/>
          <table:table-cell office:value-type="float" office:value="225.755" calcext:value-type="float">
            <text:p>225,755</text:p>
          </table:table-cell>
          <table:table-cell table:style-name="ce9" office:value-type="float" office:value="174.421" calcext:value-type="float">
            <text:p>174,4</text:p>
          </table:table-cell>
          <table:table-cell office:value-type="float" office:value="225.103" calcext:value-type="float">
            <text:p>225,103</text:p>
          </table:table-cell>
          <table:table-cell/>
          <table:table-cell office:value-type="float" office:value="358.658" calcext:value-type="float">
            <text:p>358,658</text:p>
          </table:table-cell>
          <table:table-cell table:style-name="ce9" office:value-type="float" office:value="198.567" calcext:value-type="float">
            <text:p>198,6</text:p>
          </table:table-cell>
          <table:table-cell office:value-type="float" office:value="268.028" calcext:value-type="float">
            <text:p>268,028</text:p>
          </table:table-cell>
          <table:table-cell/>
          <table:table-cell table:formula="of:=[.T85]*100/[.$A85]" office:value-type="float" office:value="15.0503333333333" calcext:value-type="float">
            <text:p>15,0503333333333</text:p>
          </table:table-cell>
          <table:table-cell table:formula="of:=[.U85]*100/[.$A85]" office:value-type="float" office:value="11.6280666666667" calcext:value-type="float">
            <text:p>11,6280666666667</text:p>
          </table:table-cell>
          <table:table-cell table:formula="of:=[.V85]*100/[.$A85]" office:value-type="float" office:value="15.0068666666667" calcext:value-type="float">
            <text:p>15,0068666666667</text:p>
          </table:table-cell>
          <table:table-cell/>
          <table:table-cell table:formula="of:=[.X85]*100/[.$A85]" office:value-type="float" office:value="23.9105333333333" calcext:value-type="float">
            <text:p>23,9105333333333</text:p>
          </table:table-cell>
          <table:table-cell table:formula="of:=[.Y85]*100/[.$A85]" office:value-type="float" office:value="13.2378" calcext:value-type="float">
            <text:p>13,2378</text:p>
          </table:table-cell>
          <table:table-cell table:formula="of:=[.Z85]*100/[.$A85]" office:value-type="float" office:value="17.8685333333333" calcext:value-type="float">
            <text:p>17,8685333333333</text:p>
          </table:table-cell>
          <table:table-cell/>
          <table:table-cell table:formula="of:=IF([.P85]&gt;0;[.AJ84]+1;0)" office:value-type="float" office:value="7" calcext:value-type="float">
            <text:p>7</text:p>
          </table:table-cell>
          <table:table-cell table:style-name="Default" table:formula="of:=IF([.Q85]&gt;0;[.AK84]+1;0)" office:value-type="float" office:value="9" calcext:value-type="float">
            <text:p>9</text:p>
          </table:table-cell>
          <table:table-cell table:style-name="Default" table:formula="of:=IF([.R85]&gt;0;[.AL84]+1;0)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717.85" calcext:value-type="float">
            <text:p>1717,85</text:p>
          </table:table-cell>
          <table:table-cell office:value-type="float" office:value="1667.57" calcext:value-type="float">
            <text:p>1667,57</text:p>
          </table:table-cell>
          <table:table-cell office:value-type="float" office:value="1717.08" calcext:value-type="float">
            <text:p>1717,08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6]*2" office:value-type="float" office:value="100" calcext:value-type="float">
            <text:p>100</text:p>
          </table:table-cell>
          <table:table-cell table:formula="of:=[.I86]*2" office:value-type="float" office:value="100" calcext:value-type="float">
            <text:p>100</text:p>
          </table:table-cell>
          <table:table-cell table:formula="of:=[.J86]*2" office:value-type="float" office:value="100" calcext:value-type="float">
            <text:p>100</text:p>
          </table:table-cell>
          <table:table-cell/>
          <table:table-cell table:formula="of:=IF([.L86]&gt;=[.$P$2];[.L86];0)" office:value-type="float" office:value="100" calcext:value-type="float">
            <text:p>100</text:p>
          </table:table-cell>
          <table:table-cell table:formula="of:=IF([.M86]&gt;=[.$P$2];[.M86];0)" office:value-type="float" office:value="100" calcext:value-type="float">
            <text:p>100</text:p>
          </table:table-cell>
          <table:table-cell table:formula="of:=IF([.N86]&gt;=[.$P$2];[.N86];0)" office:value-type="float" office:value="100" calcext:value-type="float">
            <text:p>100</text:p>
          </table:table-cell>
          <table:table-cell/>
          <table:table-cell office:value-type="float" office:value="217.847" calcext:value-type="float">
            <text:p>217,847</text:p>
          </table:table-cell>
          <table:table-cell table:style-name="ce9" office:value-type="float" office:value="167.567" calcext:value-type="float">
            <text:p>167,6</text:p>
          </table:table-cell>
          <table:table-cell office:value-type="float" office:value="217.081" calcext:value-type="float">
            <text:p>217,081</text:p>
          </table:table-cell>
          <table:table-cell/>
          <table:table-cell office:value-type="float" office:value="222.217" calcext:value-type="float">
            <text:p>222,217</text:p>
          </table:table-cell>
          <table:table-cell table:style-name="ce9" office:value-type="float" office:value="192.818" calcext:value-type="float">
            <text:p>192,8</text:p>
          </table:table-cell>
          <table:table-cell office:value-type="float" office:value="221.272" calcext:value-type="float">
            <text:p>221,272</text:p>
          </table:table-cell>
          <table:table-cell/>
          <table:table-cell table:formula="of:=[.T86]*100/[.$A86]" office:value-type="float" office:value="14.5231333333333" calcext:value-type="float">
            <text:p>14,5231333333333</text:p>
          </table:table-cell>
          <table:table-cell table:formula="of:=[.U86]*100/[.$A86]" office:value-type="float" office:value="11.1711333333333" calcext:value-type="float">
            <text:p>11,1711333333333</text:p>
          </table:table-cell>
          <table:table-cell table:formula="of:=[.V86]*100/[.$A86]" office:value-type="float" office:value="14.4720666666667" calcext:value-type="float">
            <text:p>14,4720666666667</text:p>
          </table:table-cell>
          <table:table-cell/>
          <table:table-cell table:formula="of:=[.X86]*100/[.$A86]" office:value-type="float" office:value="14.8144666666667" calcext:value-type="float">
            <text:p>14,8144666666667</text:p>
          </table:table-cell>
          <table:table-cell table:formula="of:=[.Y86]*100/[.$A86]" office:value-type="float" office:value="12.8545333333333" calcext:value-type="float">
            <text:p>12,8545333333333</text:p>
          </table:table-cell>
          <table:table-cell table:formula="of:=[.Z86]*100/[.$A86]" office:value-type="float" office:value="14.7514666666667" calcext:value-type="float">
            <text:p>14,7514666666667</text:p>
          </table:table-cell>
          <table:table-cell/>
          <table:table-cell table:formula="of:=IF([.P86]&gt;0;[.AJ85]+1;0)" office:value-type="float" office:value="8" calcext:value-type="float">
            <text:p>8</text:p>
          </table:table-cell>
          <table:table-cell table:style-name="Default" table:formula="of:=IF([.Q86]&gt;0;[.AK85]+1;0)" office:value-type="float" office:value="10" calcext:value-type="float">
            <text:p>10</text:p>
          </table:table-cell>
          <table:table-cell table:style-name="Default" table:formula="of:=IF([.R86]&gt;0;[.AL85]+1;0)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740.69" calcext:value-type="float">
            <text:p>1740,69</text:p>
          </table:table-cell>
          <table:table-cell office:value-type="float" office:value="1665.8" calcext:value-type="float">
            <text:p>1665,8</text:p>
          </table:table-cell>
          <table:table-cell office:value-type="float" office:value="1717.29" calcext:value-type="float">
            <text:p>1717,29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87]*2" office:value-type="float" office:value="100" calcext:value-type="float">
            <text:p>100</text:p>
          </table:table-cell>
          <table:table-cell table:formula="of:=[.I87]*2" office:value-type="float" office:value="100" calcext:value-type="float">
            <text:p>100</text:p>
          </table:table-cell>
          <table:table-cell table:formula="of:=[.J87]*2" office:value-type="float" office:value="100" calcext:value-type="float">
            <text:p>100</text:p>
          </table:table-cell>
          <table:table-cell/>
          <table:table-cell table:formula="of:=IF([.L87]&gt;=[.$P$2];[.L87];0)" office:value-type="float" office:value="100" calcext:value-type="float">
            <text:p>100</text:p>
          </table:table-cell>
          <table:table-cell table:formula="of:=IF([.M87]&gt;=[.$P$2];[.M87];0)" office:value-type="float" office:value="100" calcext:value-type="float">
            <text:p>100</text:p>
          </table:table-cell>
          <table:table-cell table:formula="of:=IF([.N87]&gt;=[.$P$2];[.N87];0)" office:value-type="float" office:value="100" calcext:value-type="float">
            <text:p>100</text:p>
          </table:table-cell>
          <table:table-cell/>
          <table:table-cell office:value-type="float" office:value="240.69" calcext:value-type="float">
            <text:p>240,69</text:p>
          </table:table-cell>
          <table:table-cell table:style-name="ce9" office:value-type="float" office:value="165.797" calcext:value-type="float">
            <text:p>165,8</text:p>
          </table:table-cell>
          <table:table-cell office:value-type="float" office:value="217.293" calcext:value-type="float">
            <text:p>217,293</text:p>
          </table:table-cell>
          <table:table-cell/>
          <table:table-cell office:value-type="float" office:value="283.734" calcext:value-type="float">
            <text:p>283,734</text:p>
          </table:table-cell>
          <table:table-cell table:style-name="ce9" office:value-type="float" office:value="192.089" calcext:value-type="float">
            <text:p>192,1</text:p>
          </table:table-cell>
          <table:table-cell office:value-type="float" office:value="240.16" calcext:value-type="float">
            <text:p>240,16</text:p>
          </table:table-cell>
          <table:table-cell/>
          <table:table-cell table:formula="of:=[.T87]*100/[.$A87]" office:value-type="float" office:value="16.046" calcext:value-type="float">
            <text:p>16,046</text:p>
          </table:table-cell>
          <table:table-cell table:formula="of:=[.U87]*100/[.$A87]" office:value-type="float" office:value="11.0531333333333" calcext:value-type="float">
            <text:p>11,0531333333333</text:p>
          </table:table-cell>
          <table:table-cell table:formula="of:=[.V87]*100/[.$A87]" office:value-type="float" office:value="14.4862" calcext:value-type="float">
            <text:p>14,4862</text:p>
          </table:table-cell>
          <table:table-cell/>
          <table:table-cell table:formula="of:=[.X87]*100/[.$A87]" office:value-type="float" office:value="18.9156" calcext:value-type="float">
            <text:p>18,9156</text:p>
          </table:table-cell>
          <table:table-cell table:formula="of:=[.Y87]*100/[.$A87]" office:value-type="float" office:value="12.8059333333333" calcext:value-type="float">
            <text:p>12,8059333333333</text:p>
          </table:table-cell>
          <table:table-cell table:formula="of:=[.Z87]*100/[.$A87]" office:value-type="float" office:value="16.0106666666667" calcext:value-type="float">
            <text:p>16,0106666666667</text:p>
          </table:table-cell>
          <table:table-cell/>
          <table:table-cell table:formula="of:=IF([.P87]&gt;0;[.AJ86]+1;0)" office:value-type="float" office:value="9" calcext:value-type="float">
            <text:p>9</text:p>
          </table:table-cell>
          <table:table-cell table:style-name="Default" table:formula="of:=IF([.Q87]&gt;0;[.AK86]+1;0)" office:value-type="float" office:value="11" calcext:value-type="float">
            <text:p>11</text:p>
          </table:table-cell>
          <table:table-cell table:style-name="Default" table:formula="of:=IF([.R87]&gt;0;[.AL86]+1;0)" office:value-type="float" office:value="9" calcext:value-type="float">
            <text:p>9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740.99" calcext:value-type="float">
            <text:p>1740,99</text:p>
          </table:table-cell>
          <table:table-cell office:value-type="float" office:value="1660.17" calcext:value-type="float">
            <text:p>1660,17</text:p>
          </table:table-cell>
          <table:table-cell office:value-type="float" office:value="1711.18" calcext:value-type="float">
            <text:p>1711,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table:formula="of:=[.H88]*2" office:value-type="float" office:value="96" calcext:value-type="float">
            <text:p>96</text:p>
          </table:table-cell>
          <table:table-cell table:formula="of:=[.I88]*2" office:value-type="float" office:value="100" calcext:value-type="float">
            <text:p>100</text:p>
          </table:table-cell>
          <table:table-cell table:formula="of:=[.J88]*2" office:value-type="float" office:value="90" calcext:value-type="float">
            <text:p>90</text:p>
          </table:table-cell>
          <table:table-cell/>
          <table:table-cell table:formula="of:=IF([.L88]&gt;=[.$P$2];[.L88];0)" office:value-type="float" office:value="96" calcext:value-type="float">
            <text:p>96</text:p>
          </table:table-cell>
          <table:table-cell table:formula="of:=IF([.M88]&gt;=[.$P$2];[.M88];0)" office:value-type="float" office:value="100" calcext:value-type="float">
            <text:p>100</text:p>
          </table:table-cell>
          <table:table-cell table:formula="of:=IF([.N88]&gt;=[.$P$2];[.N88];0)" office:value-type="float" office:value="90" calcext:value-type="float">
            <text:p>90</text:p>
          </table:table-cell>
          <table:table-cell/>
          <table:table-cell office:value-type="float" office:value="240.991" calcext:value-type="float">
            <text:p>240,991</text:p>
          </table:table-cell>
          <table:table-cell table:style-name="ce9" office:value-type="float" office:value="160.172" calcext:value-type="float">
            <text:p>160,2</text:p>
          </table:table-cell>
          <table:table-cell office:value-type="float" office:value="211.177" calcext:value-type="float">
            <text:p>211,177</text:p>
          </table:table-cell>
          <table:table-cell/>
          <table:table-cell office:value-type="float" office:value="251.611" calcext:value-type="float">
            <text:p>251,611</text:p>
          </table:table-cell>
          <table:table-cell table:style-name="ce9" office:value-type="float" office:value="164.94" calcext:value-type="float">
            <text:p>164,9</text:p>
          </table:table-cell>
          <table:table-cell office:value-type="float" office:value="214.972" calcext:value-type="float">
            <text:p>214,972</text:p>
          </table:table-cell>
          <table:table-cell/>
          <table:table-cell table:formula="of:=[.T88]*100/[.$A88]" office:value-type="float" office:value="16.0660666666667" calcext:value-type="float">
            <text:p>16,0660666666667</text:p>
          </table:table-cell>
          <table:table-cell table:formula="of:=[.U88]*100/[.$A88]" office:value-type="float" office:value="10.6781333333333" calcext:value-type="float">
            <text:p>10,6781333333333</text:p>
          </table:table-cell>
          <table:table-cell table:formula="of:=[.V88]*100/[.$A88]" office:value-type="float" office:value="14.0784666666667" calcext:value-type="float">
            <text:p>14,0784666666667</text:p>
          </table:table-cell>
          <table:table-cell/>
          <table:table-cell table:formula="of:=[.X88]*100/[.$A88]" office:value-type="float" office:value="16.7740666666667" calcext:value-type="float">
            <text:p>16,7740666666667</text:p>
          </table:table-cell>
          <table:table-cell table:formula="of:=[.Y88]*100/[.$A88]" office:value-type="float" office:value="10.996" calcext:value-type="float">
            <text:p>10,996</text:p>
          </table:table-cell>
          <table:table-cell table:formula="of:=[.Z88]*100/[.$A88]" office:value-type="float" office:value="14.3314666666667" calcext:value-type="float">
            <text:p>14,3314666666667</text:p>
          </table:table-cell>
          <table:table-cell/>
          <table:table-cell table:formula="of:=IF([.P88]&gt;0;[.AJ87]+1;0)" office:value-type="float" office:value="10" calcext:value-type="float">
            <text:p>10</text:p>
          </table:table-cell>
          <table:table-cell table:style-name="Default" table:formula="of:=IF([.Q88]&gt;0;[.AK87]+1;0)" office:value-type="float" office:value="12" calcext:value-type="float">
            <text:p>12</text:p>
          </table:table-cell>
          <table:table-cell table:style-name="Default" table:formula="of:=IF([.R88]&gt;0;[.AL87]+1;0)" office:value-type="float" office:value="10" calcext:value-type="float">
            <text:p>1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38.55" calcext:value-type="float">
            <text:p>1738,55</text:p>
          </table:table-cell>
          <table:table-cell office:value-type="float" office:value="1653.88" calcext:value-type="float">
            <text:p>1653,88</text:p>
          </table:table-cell>
          <table:table-cell office:value-type="float" office:value="1727.11" calcext:value-type="float">
            <text:p>1727,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H89]*2" office:value-type="float" office:value="100" calcext:value-type="float">
            <text:p>100</text:p>
          </table:table-cell>
          <table:table-cell table:formula="of:=[.I89]*2" office:value-type="float" office:value="98" calcext:value-type="float">
            <text:p>98</text:p>
          </table:table-cell>
          <table:table-cell table:formula="of:=[.J89]*2" office:value-type="float" office:value="52" calcext:value-type="float">
            <text:p>52</text:p>
          </table:table-cell>
          <table:table-cell/>
          <table:table-cell table:formula="of:=IF([.L89]&gt;=[.$P$2];[.L89];0)" office:value-type="float" office:value="100" calcext:value-type="float">
            <text:p>100</text:p>
          </table:table-cell>
          <table:table-cell table:formula="of:=IF([.M89]&gt;=[.$P$2];[.M89];0)" office:value-type="float" office:value="98" calcext:value-type="float">
            <text:p>98</text:p>
          </table:table-cell>
          <table:table-cell table:formula="of:=IF([.N89]&gt;=[.$P$2];[.N89];0)" office:value-type="float" office:value="0" calcext:value-type="float">
            <text:p>0</text:p>
          </table:table-cell>
          <table:table-cell/>
          <table:table-cell office:value-type="float" office:value="238.545" calcext:value-type="float">
            <text:p>238,545</text:p>
          </table:table-cell>
          <table:table-cell table:style-name="ce9" office:value-type="float" office:value="153.883" calcext:value-type="float">
            <text:p>153,9</text:p>
          </table:table-cell>
          <table:table-cell office:value-type="float" office:value="227.115" calcext:value-type="float">
            <text:p>227,115</text:p>
          </table:table-cell>
          <table:table-cell/>
          <table:table-cell office:value-type="float" office:value="278.559" calcext:value-type="float">
            <text:p>278,559</text:p>
          </table:table-cell>
          <table:table-cell table:style-name="ce9" office:value-type="float" office:value="166.317" calcext:value-type="float">
            <text:p>166,3</text:p>
          </table:table-cell>
          <table:table-cell office:value-type="float" office:value="233.866" calcext:value-type="float">
            <text:p>233,866</text:p>
          </table:table-cell>
          <table:table-cell/>
          <table:table-cell table:formula="of:=[.T89]*100/[.$A89]" office:value-type="float" office:value="15.903" calcext:value-type="float">
            <text:p>15,903</text:p>
          </table:table-cell>
          <table:table-cell table:formula="of:=[.U89]*100/[.$A89]" office:value-type="float" office:value="10.2588666666667" calcext:value-type="float">
            <text:p>10,2588666666667</text:p>
          </table:table-cell>
          <table:table-cell table:formula="of:=[.V89]*100/[.$A89]" office:value-type="float" office:value="15.141" calcext:value-type="float">
            <text:p>15,141</text:p>
          </table:table-cell>
          <table:table-cell/>
          <table:table-cell table:formula="of:=[.X89]*100/[.$A89]" office:value-type="float" office:value="18.5706" calcext:value-type="float">
            <text:p>18,5706</text:p>
          </table:table-cell>
          <table:table-cell table:formula="of:=[.Y89]*100/[.$A89]" office:value-type="float" office:value="11.0878" calcext:value-type="float">
            <text:p>11,0878</text:p>
          </table:table-cell>
          <table:table-cell table:formula="of:=[.Z89]*100/[.$A89]" office:value-type="float" office:value="15.5910666666667" calcext:value-type="float">
            <text:p>15,5910666666667</text:p>
          </table:table-cell>
          <table:table-cell/>
          <table:table-cell table:formula="of:=IF([.P89]&gt;0;[.AJ88]+1;0)" office:value-type="float" office:value="11" calcext:value-type="float">
            <text:p>11</text:p>
          </table:table-cell>
          <table:table-cell table:style-name="Default" table:formula="of:=IF([.Q89]&gt;0;[.AK88]+1;0)" office:value-type="float" office:value="13" calcext:value-type="float">
            <text:p>13</text:p>
          </table:table-cell>
          <table:table-cell table:style-name="Default" table:formula="of:=IF([.R89]&gt;0;[.AL8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1747.02" calcext:value-type="float">
            <text:p>1747,02</text:p>
          </table:table-cell>
          <table:table-cell office:value-type="float" office:value="1673.09" calcext:value-type="float">
            <text:p>1673,09</text:p>
          </table:table-cell>
          <table:table-cell office:value-type="float" office:value="1730.84" calcext:value-type="float">
            <text:p>1730,8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H90]*2" office:value-type="float" office:value="100" calcext:value-type="float">
            <text:p>100</text:p>
          </table:table-cell>
          <table:table-cell table:formula="of:=[.I90]*2" office:value-type="float" office:value="70" calcext:value-type="float">
            <text:p>70</text:p>
          </table:table-cell>
          <table:table-cell table:formula="of:=[.J90]*2" office:value-type="float" office:value="28" calcext:value-type="float">
            <text:p>28</text:p>
          </table:table-cell>
          <table:table-cell/>
          <table:table-cell table:formula="of:=IF([.L90]&gt;=[.$P$2];[.L90];0)" office:value-type="float" office:value="100" calcext:value-type="float">
            <text:p>100</text:p>
          </table:table-cell>
          <table:table-cell table:formula="of:=IF([.M90]&gt;=[.$P$2];[.M90];0)" office:value-type="float" office:value="0" calcext:value-type="float">
            <text:p>0</text:p>
          </table:table-cell>
          <table:table-cell table:formula="of:=IF([.N90]&gt;=[.$P$2];[.N90];0)" office:value-type="float" office:value="0" calcext:value-type="float">
            <text:p>0</text:p>
          </table:table-cell>
          <table:table-cell/>
          <table:table-cell office:value-type="float" office:value="247.017" calcext:value-type="float">
            <text:p>247,017</text:p>
          </table:table-cell>
          <table:table-cell table:style-name="ce9" office:value-type="float" office:value="173.095" calcext:value-type="float">
            <text:p>173,1</text:p>
          </table:table-cell>
          <table:table-cell office:value-type="float" office:value="230.838" calcext:value-type="float">
            <text:p>230,838</text:p>
          </table:table-cell>
          <table:table-cell/>
          <table:table-cell office:value-type="float" office:value="275.402" calcext:value-type="float">
            <text:p>275,402</text:p>
          </table:table-cell>
          <table:table-cell table:style-name="ce9" office:value-type="float" office:value="193.57" calcext:value-type="float">
            <text:p>193,6</text:p>
          </table:table-cell>
          <table:table-cell office:value-type="float" office:value="235.651" calcext:value-type="float">
            <text:p>235,651</text:p>
          </table:table-cell>
          <table:table-cell/>
          <table:table-cell table:formula="of:=[.T90]*100/[.$A90]" office:value-type="float" office:value="16.4678" calcext:value-type="float">
            <text:p>16,4678</text:p>
          </table:table-cell>
          <table:table-cell table:formula="of:=[.U90]*100/[.$A90]" office:value-type="float" office:value="11.5396666666667" calcext:value-type="float">
            <text:p>11,5396666666667</text:p>
          </table:table-cell>
          <table:table-cell table:formula="of:=[.V90]*100/[.$A90]" office:value-type="float" office:value="15.3892" calcext:value-type="float">
            <text:p>15,3892</text:p>
          </table:table-cell>
          <table:table-cell/>
          <table:table-cell table:formula="of:=[.X90]*100/[.$A90]" office:value-type="float" office:value="18.3601333333333" calcext:value-type="float">
            <text:p>18,3601333333333</text:p>
          </table:table-cell>
          <table:table-cell table:formula="of:=[.Y90]*100/[.$A90]" office:value-type="float" office:value="12.9046666666667" calcext:value-type="float">
            <text:p>12,9046666666667</text:p>
          </table:table-cell>
          <table:table-cell table:formula="of:=[.Z90]*100/[.$A90]" office:value-type="float" office:value="15.7100666666667" calcext:value-type="float">
            <text:p>15,7100666666667</text:p>
          </table:table-cell>
          <table:table-cell/>
          <table:table-cell table:formula="of:=IF([.P90]&gt;0;[.AJ89]+1;0)" office:value-type="float" office:value="12" calcext:value-type="float">
            <text:p>12</text:p>
          </table:table-cell>
          <table:table-cell table:style-name="Default" table:formula="of:=IF([.Q90]&gt;0;[.AK89]+1;0)" office:value-type="float" office:value="0" calcext:value-type="float">
            <text:p>0</text:p>
          </table:table-cell>
          <table:table-cell table:style-name="Default" table:formula="of:=IF([.R90]&gt;0;[.AL8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738.25" calcext:value-type="float">
            <text:p>1738,25</text:p>
          </table:table-cell>
          <table:table-cell office:value-type="float" office:value="1686.34" calcext:value-type="float">
            <text:p>1686,3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H91]*2" office:value-type="float" office:value="70" calcext:value-type="float">
            <text:p>70</text:p>
          </table:table-cell>
          <table:table-cell table:formula="of:=[.I91]*2" office:value-type="float" office:value="14" calcext:value-type="float">
            <text:p>14</text:p>
          </table:table-cell>
          <table:table-cell table:formula="of:=[.J91]*2" office:value-type="float" office:value="0" calcext:value-type="float">
            <text:p>0</text:p>
          </table:table-cell>
          <table:table-cell/>
          <table:table-cell table:formula="of:=IF([.L91]&gt;=[.$P$2];[.L91];0)" office:value-type="float" office:value="0" calcext:value-type="float">
            <text:p>0</text:p>
          </table:table-cell>
          <table:table-cell table:formula="of:=IF([.M91]&gt;=[.$P$2];[.M91];0)" office:value-type="float" office:value="0" calcext:value-type="float">
            <text:p>0</text:p>
          </table:table-cell>
          <table:table-cell table:formula="of:=IF([.N91]&gt;=[.$P$2];[.N91];0)" office:value-type="float" office:value="0" calcext:value-type="float">
            <text:p>0</text:p>
          </table:table-cell>
          <table:table-cell/>
          <table:table-cell office:value-type="float" office:value="238.253" calcext:value-type="float">
            <text:p>238,253</text:p>
          </table:table-cell>
          <table:table-cell table:style-name="ce9" office:value-type="float" office:value="186.344" calcext:value-type="float">
            <text:p>186,3</text:p>
          </table:table-cell>
          <table:table-cell table:number-columns-repeated="2"/>
          <table:table-cell office:value-type="float" office:value="278.69" calcext:value-type="float">
            <text:p>278,69</text:p>
          </table:table-cell>
          <table:table-cell table:style-name="ce9" office:value-type="float" office:value="193.241" calcext:value-type="float">
            <text:p>193,2</text:p>
          </table:table-cell>
          <table:table-cell table:number-columns-repeated="2"/>
          <table:table-cell table:formula="of:=[.T91]*100/[.$A91]" office:value-type="float" office:value="15.8835333333333" calcext:value-type="float">
            <text:p>15,8835333333333</text:p>
          </table:table-cell>
          <table:table-cell table:formula="of:=[.U91]*100/[.$A91]" office:value-type="float" office:value="12.4229333333333" calcext:value-type="float">
            <text:p>12,4229333333333</text:p>
          </table:table-cell>
          <table:table-cell table:formula="of:=[.V91]*100/[.$A91]" office:value-type="float" office:value="0" calcext:value-type="float">
            <text:p>0</text:p>
          </table:table-cell>
          <table:table-cell/>
          <table:table-cell table:formula="of:=[.X91]*100/[.$A91]" office:value-type="float" office:value="18.5793333333333" calcext:value-type="float">
            <text:p>18,5793333333333</text:p>
          </table:table-cell>
          <table:table-cell table:formula="of:=[.Y91]*100/[.$A91]" office:value-type="float" office:value="12.8827333333333" calcext:value-type="float">
            <text:p>12,8827333333333</text:p>
          </table:table-cell>
          <table:table-cell table:formula="of:=[.Z91]*100/[.$A91]" office:value-type="float" office:value="0" calcext:value-type="float">
            <text:p>0</text:p>
          </table:table-cell>
          <table:table-cell/>
          <table:table-cell table:formula="of:=IF([.P91]&gt;0;[.AJ90]+1;0)" office:value-type="float" office:value="0" calcext:value-type="float">
            <text:p>0</text:p>
          </table:table-cell>
          <table:table-cell table:style-name="Default" table:formula="of:=IF([.Q91]&gt;0;[.AK90]+1;0)" office:value-type="float" office:value="0" calcext:value-type="float">
            <text:p>0</text:p>
          </table:table-cell>
          <table:table-cell table:style-name="Default" table:formula="of:=IF([.R91]&gt;0;[.AL9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762.76" calcext:value-type="float">
            <text:p>1762,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92]*2" office:value-type="float" office:value="8" calcext:value-type="float">
            <text:p>8</text:p>
          </table:table-cell>
          <table:table-cell table:formula="of:=[.I92]*2" office:value-type="float" office:value="0" calcext:value-type="float">
            <text:p>0</text:p>
          </table:table-cell>
          <table:table-cell table:formula="of:=[.J92]*2" office:value-type="float" office:value="0" calcext:value-type="float">
            <text:p>0</text:p>
          </table:table-cell>
          <table:table-cell/>
          <table:table-cell table:formula="of:=IF([.L92]&gt;=[.$P$2];[.L92];0)" office:value-type="float" office:value="0" calcext:value-type="float">
            <text:p>0</text:p>
          </table:table-cell>
          <table:table-cell table:formula="of:=IF([.M92]&gt;=[.$P$2];[.M92];0)" office:value-type="float" office:value="0" calcext:value-type="float">
            <text:p>0</text:p>
          </table:table-cell>
          <table:table-cell table:formula="of:=IF([.N92]&gt;=[.$P$2];[.N92];0)" office:value-type="float" office:value="0" calcext:value-type="float">
            <text:p>0</text:p>
          </table:table-cell>
          <table:table-cell/>
          <table:table-cell office:value-type="float" office:value="262.759" calcext:value-type="float">
            <text:p>262,759</text:p>
          </table:table-cell>
          <table:table-cell table:number-columns-repeated="3"/>
          <table:table-cell office:value-type="float" office:value="279.291" calcext:value-type="float">
            <text:p>279,291</text:p>
          </table:table-cell>
          <table:table-cell table:number-columns-repeated="3"/>
          <table:table-cell table:formula="of:=[.T92]*100/[.$A92]" office:value-type="float" office:value="17.5172666666667" calcext:value-type="float">
            <text:p>17,5172666666667</text:p>
          </table:table-cell>
          <table:table-cell table:formula="of:=[.U92]*100/[.$A92]" office:value-type="float" office:value="0" calcext:value-type="float">
            <text:p>0</text:p>
          </table:table-cell>
          <table:table-cell table:formula="of:=[.V92]*100/[.$A92]" office:value-type="float" office:value="0" calcext:value-type="float">
            <text:p>0</text:p>
          </table:table-cell>
          <table:table-cell/>
          <table:table-cell table:formula="of:=[.X92]*100/[.$A92]" office:value-type="float" office:value="18.6194" calcext:value-type="float">
            <text:p>18,6194</text:p>
          </table:table-cell>
          <table:table-cell table:formula="of:=[.Y92]*100/[.$A92]" office:value-type="float" office:value="0" calcext:value-type="float">
            <text:p>0</text:p>
          </table:table-cell>
          <table:table-cell table:formula="of:=[.Z92]*100/[.$A92]" office:value-type="float" office:value="0" calcext:value-type="float">
            <text:p>0</text:p>
          </table:table-cell>
          <table:table-cell/>
          <table:table-cell table:formula="of:=IF([.P92]&gt;0;[.AJ91]+1;0)" office:value-type="float" office:value="0" calcext:value-type="float">
            <text:p>0</text:p>
          </table:table-cell>
          <table:table-cell table:style-name="Default" table:formula="of:=IF([.Q92]&gt;0;[.AK91]+1;0)" office:value-type="float" office:value="0" calcext:value-type="float">
            <text:p>0</text:p>
          </table:table-cell>
          <table:table-cell table:style-name="Default" table:formula="of:=IF([.R92]&gt;0;[.AL9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772.17" calcext:value-type="float">
            <text:p>1772,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93]*2" office:value-type="float" office:value="16" calcext:value-type="float">
            <text:p>16</text:p>
          </table:table-cell>
          <table:table-cell table:formula="of:=[.I93]*2" office:value-type="float" office:value="0" calcext:value-type="float">
            <text:p>0</text:p>
          </table:table-cell>
          <table:table-cell table:formula="of:=[.J93]*2" office:value-type="float" office:value="0" calcext:value-type="float">
            <text:p>0</text:p>
          </table:table-cell>
          <table:table-cell/>
          <table:table-cell table:formula="of:=IF([.L93]&gt;=[.$P$2];[.L93];0)" office:value-type="float" office:value="0" calcext:value-type="float">
            <text:p>0</text:p>
          </table:table-cell>
          <table:table-cell table:formula="of:=IF([.M93]&gt;=[.$P$2];[.M93];0)" office:value-type="float" office:value="0" calcext:value-type="float">
            <text:p>0</text:p>
          </table:table-cell>
          <table:table-cell table:formula="of:=IF([.N93]&gt;=[.$P$2];[.N93];0)" office:value-type="float" office:value="0" calcext:value-type="float">
            <text:p>0</text:p>
          </table:table-cell>
          <table:table-cell/>
          <table:table-cell office:value-type="float" office:value="272.174" calcext:value-type="float">
            <text:p>272,174</text:p>
          </table:table-cell>
          <table:table-cell table:number-columns-repeated="3"/>
          <table:table-cell office:value-type="float" office:value="284.228" calcext:value-type="float">
            <text:p>284,228</text:p>
          </table:table-cell>
          <table:table-cell table:number-columns-repeated="3"/>
          <table:table-cell table:formula="of:=[.T93]*100/[.$A93]" office:value-type="float" office:value="18.1449333333333" calcext:value-type="float">
            <text:p>18,1449333333333</text:p>
          </table:table-cell>
          <table:table-cell table:formula="of:=[.U93]*100/[.$A93]" office:value-type="float" office:value="0" calcext:value-type="float">
            <text:p>0</text:p>
          </table:table-cell>
          <table:table-cell table:formula="of:=[.V93]*100/[.$A93]" office:value-type="float" office:value="0" calcext:value-type="float">
            <text:p>0</text:p>
          </table:table-cell>
          <table:table-cell/>
          <table:table-cell table:formula="of:=[.X93]*100/[.$A93]" office:value-type="float" office:value="18.9485333333333" calcext:value-type="float">
            <text:p>18,9485333333333</text:p>
          </table:table-cell>
          <table:table-cell table:formula="of:=[.Y93]*100/[.$A93]" office:value-type="float" office:value="0" calcext:value-type="float">
            <text:p>0</text:p>
          </table:table-cell>
          <table:table-cell table:formula="of:=[.Z93]*100/[.$A93]" office:value-type="float" office:value="0" calcext:value-type="float">
            <text:p>0</text:p>
          </table:table-cell>
          <table:table-cell/>
          <table:table-cell table:formula="of:=IF([.P93]&gt;0;[.AJ92]+1;0)" office:value-type="float" office:value="0" calcext:value-type="float">
            <text:p>0</text:p>
          </table:table-cell>
          <table:table-cell table:style-name="Default" table:formula="of:=IF([.Q93]&gt;0;[.AK92]+1;0)" office:value-type="float" office:value="0" calcext:value-type="float">
            <text:p>0</text:p>
          </table:table-cell>
          <table:table-cell table:style-name="Default" table:formula="of:=IF([.R93]&gt;0;[.AL9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4]*2" office:value-type="float" office:value="0" calcext:value-type="float">
            <text:p>0</text:p>
          </table:table-cell>
          <table:table-cell table:formula="of:=[.I94]*2" office:value-type="float" office:value="0" calcext:value-type="float">
            <text:p>0</text:p>
          </table:table-cell>
          <table:table-cell table:formula="of:=[.J94]*2" office:value-type="float" office:value="0" calcext:value-type="float">
            <text:p>0</text:p>
          </table:table-cell>
          <table:table-cell/>
          <table:table-cell table:formula="of:=IF([.L94]&gt;=[.$P$2];[.L94];0)" office:value-type="float" office:value="0" calcext:value-type="float">
            <text:p>0</text:p>
          </table:table-cell>
          <table:table-cell table:formula="of:=IF([.M94]&gt;=[.$P$2];[.M94];0)" office:value-type="float" office:value="0" calcext:value-type="float">
            <text:p>0</text:p>
          </table:table-cell>
          <table:table-cell table:formula="of:=IF([.N94]&gt;=[.$P$2];[.N94];0)" office:value-type="float" office:value="0" calcext:value-type="float">
            <text:p>0</text:p>
          </table:table-cell>
          <table:table-cell table:number-columns-repeated="9"/>
          <table:table-cell table:formula="of:=[.T94]*100/[.$A94]" office:value-type="float" office:value="0" calcext:value-type="float">
            <text:p>0</text:p>
          </table:table-cell>
          <table:table-cell table:formula="of:=[.U94]*100/[.$A94]" office:value-type="float" office:value="0" calcext:value-type="float">
            <text:p>0</text:p>
          </table:table-cell>
          <table:table-cell table:formula="of:=[.V94]*100/[.$A94]" office:value-type="float" office:value="0" calcext:value-type="float">
            <text:p>0</text:p>
          </table:table-cell>
          <table:table-cell/>
          <table:table-cell table:formula="of:=[.X94]*100/[.$A94]" office:value-type="float" office:value="0" calcext:value-type="float">
            <text:p>0</text:p>
          </table:table-cell>
          <table:table-cell table:formula="of:=[.Y94]*100/[.$A94]" office:value-type="float" office:value="0" calcext:value-type="float">
            <text:p>0</text:p>
          </table:table-cell>
          <table:table-cell table:formula="of:=[.Z94]*100/[.$A94]" office:value-type="float" office:value="0" calcext:value-type="float">
            <text:p>0</text:p>
          </table:table-cell>
          <table:table-cell/>
          <table:table-cell table:formula="of:=IF([.P94]&gt;0;[.AJ93]+1;0)" office:value-type="float" office:value="0" calcext:value-type="float">
            <text:p>0</text:p>
          </table:table-cell>
          <table:table-cell table:style-name="Default" table:formula="of:=IF([.Q94]&gt;0;[.AK93]+1;0)" office:value-type="float" office:value="0" calcext:value-type="float">
            <text:p>0</text:p>
          </table:table-cell>
          <table:table-cell table:style-name="Default" table:formula="of:=IF([.R94]&gt;0;[.AL9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5]*2" office:value-type="float" office:value="0" calcext:value-type="float">
            <text:p>0</text:p>
          </table:table-cell>
          <table:table-cell table:formula="of:=[.I95]*2" office:value-type="float" office:value="0" calcext:value-type="float">
            <text:p>0</text:p>
          </table:table-cell>
          <table:table-cell table:formula="of:=[.J95]*2" office:value-type="float" office:value="0" calcext:value-type="float">
            <text:p>0</text:p>
          </table:table-cell>
          <table:table-cell/>
          <table:table-cell table:formula="of:=IF([.L95]&gt;=[.$P$2];[.L95];0)" office:value-type="float" office:value="0" calcext:value-type="float">
            <text:p>0</text:p>
          </table:table-cell>
          <table:table-cell table:formula="of:=IF([.M95]&gt;=[.$P$2];[.M95];0)" office:value-type="float" office:value="0" calcext:value-type="float">
            <text:p>0</text:p>
          </table:table-cell>
          <table:table-cell table:formula="of:=IF([.N95]&gt;=[.$P$2];[.N95];0)" office:value-type="float" office:value="0" calcext:value-type="float">
            <text:p>0</text:p>
          </table:table-cell>
          <table:table-cell table:number-columns-repeated="9"/>
          <table:table-cell table:formula="of:=[.T95]*100/[.$A95]" office:value-type="float" office:value="0" calcext:value-type="float">
            <text:p>0</text:p>
          </table:table-cell>
          <table:table-cell table:formula="of:=[.U95]*100/[.$A95]" office:value-type="float" office:value="0" calcext:value-type="float">
            <text:p>0</text:p>
          </table:table-cell>
          <table:table-cell table:formula="of:=[.V95]*100/[.$A95]" office:value-type="float" office:value="0" calcext:value-type="float">
            <text:p>0</text:p>
          </table:table-cell>
          <table:table-cell/>
          <table:table-cell table:formula="of:=[.X95]*100/[.$A95]" office:value-type="float" office:value="0" calcext:value-type="float">
            <text:p>0</text:p>
          </table:table-cell>
          <table:table-cell table:formula="of:=[.Y95]*100/[.$A95]" office:value-type="float" office:value="0" calcext:value-type="float">
            <text:p>0</text:p>
          </table:table-cell>
          <table:table-cell table:formula="of:=[.Z95]*100/[.$A95]" office:value-type="float" office:value="0" calcext:value-type="float">
            <text:p>0</text:p>
          </table:table-cell>
          <table:table-cell/>
          <table:table-cell table:formula="of:=IF([.P95]&gt;0;[.AJ94]+1;0)" office:value-type="float" office:value="0" calcext:value-type="float">
            <text:p>0</text:p>
          </table:table-cell>
          <table:table-cell table:style-name="Default" table:formula="of:=IF([.Q95]&gt;0;[.AK94]+1;0)" office:value-type="float" office:value="0" calcext:value-type="float">
            <text:p>0</text:p>
          </table:table-cell>
          <table:table-cell table:style-name="Default" table:formula="of:=IF([.R95]&gt;0;[.AL9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6]*2" office:value-type="float" office:value="0" calcext:value-type="float">
            <text:p>0</text:p>
          </table:table-cell>
          <table:table-cell table:formula="of:=[.I96]*2" office:value-type="float" office:value="0" calcext:value-type="float">
            <text:p>0</text:p>
          </table:table-cell>
          <table:table-cell table:formula="of:=[.J96]*2" office:value-type="float" office:value="0" calcext:value-type="float">
            <text:p>0</text:p>
          </table:table-cell>
          <table:table-cell/>
          <table:table-cell table:formula="of:=IF([.L96]&gt;=[.$P$2];[.L96];0)" office:value-type="float" office:value="0" calcext:value-type="float">
            <text:p>0</text:p>
          </table:table-cell>
          <table:table-cell table:formula="of:=IF([.M96]&gt;=[.$P$2];[.M96];0)" office:value-type="float" office:value="0" calcext:value-type="float">
            <text:p>0</text:p>
          </table:table-cell>
          <table:table-cell table:formula="of:=IF([.N96]&gt;=[.$P$2];[.N96];0)" office:value-type="float" office:value="0" calcext:value-type="float">
            <text:p>0</text:p>
          </table:table-cell>
          <table:table-cell table:number-columns-repeated="9"/>
          <table:table-cell table:formula="of:=[.T96]*100/[.$A96]" office:value-type="float" office:value="0" calcext:value-type="float">
            <text:p>0</text:p>
          </table:table-cell>
          <table:table-cell table:formula="of:=[.U96]*100/[.$A96]" office:value-type="float" office:value="0" calcext:value-type="float">
            <text:p>0</text:p>
          </table:table-cell>
          <table:table-cell table:formula="of:=[.V96]*100/[.$A96]" office:value-type="float" office:value="0" calcext:value-type="float">
            <text:p>0</text:p>
          </table:table-cell>
          <table:table-cell/>
          <table:table-cell table:formula="of:=[.X96]*100/[.$A96]" office:value-type="float" office:value="0" calcext:value-type="float">
            <text:p>0</text:p>
          </table:table-cell>
          <table:table-cell table:formula="of:=[.Y96]*100/[.$A96]" office:value-type="float" office:value="0" calcext:value-type="float">
            <text:p>0</text:p>
          </table:table-cell>
          <table:table-cell table:formula="of:=[.Z96]*100/[.$A96]" office:value-type="float" office:value="0" calcext:value-type="float">
            <text:p>0</text:p>
          </table:table-cell>
          <table:table-cell/>
          <table:table-cell table:formula="of:=IF([.P96]&gt;0;[.AJ95]+1;0)" office:value-type="float" office:value="0" calcext:value-type="float">
            <text:p>0</text:p>
          </table:table-cell>
          <table:table-cell table:style-name="Default" table:formula="of:=IF([.Q96]&gt;0;[.AK95]+1;0)" office:value-type="float" office:value="0" calcext:value-type="float">
            <text:p>0</text:p>
          </table:table-cell>
          <table:table-cell table:style-name="Default" table:formula="of:=IF([.R96]&gt;0;[.AL9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7]*2" office:value-type="float" office:value="0" calcext:value-type="float">
            <text:p>0</text:p>
          </table:table-cell>
          <table:table-cell table:formula="of:=[.I97]*2" office:value-type="float" office:value="0" calcext:value-type="float">
            <text:p>0</text:p>
          </table:table-cell>
          <table:table-cell table:formula="of:=[.J97]*2" office:value-type="float" office:value="0" calcext:value-type="float">
            <text:p>0</text:p>
          </table:table-cell>
          <table:table-cell/>
          <table:table-cell table:formula="of:=IF([.L97]&gt;=[.$P$2];[.L97];0)" office:value-type="float" office:value="0" calcext:value-type="float">
            <text:p>0</text:p>
          </table:table-cell>
          <table:table-cell table:formula="of:=IF([.M97]&gt;=[.$P$2];[.M97];0)" office:value-type="float" office:value="0" calcext:value-type="float">
            <text:p>0</text:p>
          </table:table-cell>
          <table:table-cell table:formula="of:=IF([.N97]&gt;=[.$P$2];[.N97];0)" office:value-type="float" office:value="0" calcext:value-type="float">
            <text:p>0</text:p>
          </table:table-cell>
          <table:table-cell table:number-columns-repeated="9"/>
          <table:table-cell table:formula="of:=[.T97]*100/[.$A97]" office:value-type="float" office:value="0" calcext:value-type="float">
            <text:p>0</text:p>
          </table:table-cell>
          <table:table-cell table:formula="of:=[.U97]*100/[.$A97]" office:value-type="float" office:value="0" calcext:value-type="float">
            <text:p>0</text:p>
          </table:table-cell>
          <table:table-cell table:formula="of:=[.V97]*100/[.$A97]" office:value-type="float" office:value="0" calcext:value-type="float">
            <text:p>0</text:p>
          </table:table-cell>
          <table:table-cell/>
          <table:table-cell table:formula="of:=[.X97]*100/[.$A97]" office:value-type="float" office:value="0" calcext:value-type="float">
            <text:p>0</text:p>
          </table:table-cell>
          <table:table-cell table:formula="of:=[.Y97]*100/[.$A97]" office:value-type="float" office:value="0" calcext:value-type="float">
            <text:p>0</text:p>
          </table:table-cell>
          <table:table-cell table:formula="of:=[.Z97]*100/[.$A97]" office:value-type="float" office:value="0" calcext:value-type="float">
            <text:p>0</text:p>
          </table:table-cell>
          <table:table-cell/>
          <table:table-cell table:formula="of:=IF([.P97]&gt;0;[.AJ96]+1;0)" office:value-type="float" office:value="0" calcext:value-type="float">
            <text:p>0</text:p>
          </table:table-cell>
          <table:table-cell table:style-name="Default" table:formula="of:=IF([.Q97]&gt;0;[.AK96]+1;0)" office:value-type="float" office:value="0" calcext:value-type="float">
            <text:p>0</text:p>
          </table:table-cell>
          <table:table-cell table:style-name="Default" table:formula="of:=IF([.R97]&gt;0;[.AL9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98]*2" office:value-type="float" office:value="0" calcext:value-type="float">
            <text:p>0</text:p>
          </table:table-cell>
          <table:table-cell table:formula="of:=[.I98]*2" office:value-type="float" office:value="0" calcext:value-type="float">
            <text:p>0</text:p>
          </table:table-cell>
          <table:table-cell table:formula="of:=[.J98]*2" office:value-type="float" office:value="0" calcext:value-type="float">
            <text:p>0</text:p>
          </table:table-cell>
          <table:table-cell/>
          <table:table-cell table:formula="of:=IF([.L98]&gt;=[.$P$2];[.L98];0)" office:value-type="float" office:value="0" calcext:value-type="float">
            <text:p>0</text:p>
          </table:table-cell>
          <table:table-cell table:formula="of:=IF([.M98]&gt;=[.$P$2];[.M98];0)" office:value-type="float" office:value="0" calcext:value-type="float">
            <text:p>0</text:p>
          </table:table-cell>
          <table:table-cell table:formula="of:=IF([.N98]&gt;=[.$P$2];[.N98];0)" office:value-type="float" office:value="0" calcext:value-type="float">
            <text:p>0</text:p>
          </table:table-cell>
          <table:table-cell table:number-columns-repeated="9"/>
          <table:table-cell table:formula="of:=[.T98]*100/[.$A98]" office:value-type="float" office:value="0" calcext:value-type="float">
            <text:p>0</text:p>
          </table:table-cell>
          <table:table-cell table:formula="of:=[.U98]*100/[.$A98]" office:value-type="float" office:value="0" calcext:value-type="float">
            <text:p>0</text:p>
          </table:table-cell>
          <table:table-cell table:formula="of:=[.V98]*100/[.$A98]" office:value-type="float" office:value="0" calcext:value-type="float">
            <text:p>0</text:p>
          </table:table-cell>
          <table:table-cell/>
          <table:table-cell table:formula="of:=[.X98]*100/[.$A98]" office:value-type="float" office:value="0" calcext:value-type="float">
            <text:p>0</text:p>
          </table:table-cell>
          <table:table-cell table:formula="of:=[.Y98]*100/[.$A98]" office:value-type="float" office:value="0" calcext:value-type="float">
            <text:p>0</text:p>
          </table:table-cell>
          <table:table-cell table:formula="of:=[.Z98]*100/[.$A98]" office:value-type="float" office:value="0" calcext:value-type="float">
            <text:p>0</text:p>
          </table:table-cell>
          <table:table-cell/>
          <table:table-cell table:formula="of:=IF([.P98]&gt;0;[.AJ97]+1;0)" office:value-type="float" office:value="0" calcext:value-type="float">
            <text:p>0</text:p>
          </table:table-cell>
          <table:table-cell table:style-name="Default" table:formula="of:=IF([.Q98]&gt;0;[.AK97]+1;0)" office:value-type="float" office:value="0" calcext:value-type="float">
            <text:p>0</text:p>
          </table:table-cell>
          <table:table-cell table:style-name="Default" table:formula="of:=IF([.R98]&gt;0;[.AL9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99]*2" office:value-type="float" office:value="0" calcext:value-type="float">
            <text:p>0</text:p>
          </table:table-cell>
          <table:table-cell table:formula="of:=[.I99]*2" office:value-type="float" office:value="0" calcext:value-type="float">
            <text:p>0</text:p>
          </table:table-cell>
          <table:table-cell table:formula="of:=[.J99]*2" office:value-type="float" office:value="0" calcext:value-type="float">
            <text:p>0</text:p>
          </table:table-cell>
          <table:table-cell/>
          <table:table-cell table:formula="of:=IF([.L99]&gt;=[.$P$2];[.L99];0)" office:value-type="float" office:value="0" calcext:value-type="float">
            <text:p>0</text:p>
          </table:table-cell>
          <table:table-cell table:formula="of:=IF([.M99]&gt;=[.$P$2];[.M99];0)" office:value-type="float" office:value="0" calcext:value-type="float">
            <text:p>0</text:p>
          </table:table-cell>
          <table:table-cell table:formula="of:=IF([.N99]&gt;=[.$P$2];[.N99];0)" office:value-type="float" office:value="0" calcext:value-type="float">
            <text:p>0</text:p>
          </table:table-cell>
          <table:table-cell table:number-columns-repeated="17"/>
          <table:table-cell table:formula="of:=IF([.P99]&gt;0;[.AJ98]+1;0)" office:value-type="float" office:value="0" calcext:value-type="float">
            <text:p>0</text:p>
          </table:table-cell>
          <table:table-cell table:style-name="Default" table:formula="of:=IF([.Q99]&gt;0;[.AK98]+1;0)" office:value-type="float" office:value="0" calcext:value-type="float">
            <text:p>0</text:p>
          </table:table-cell>
          <table:table-cell table:style-name="Default" table:formula="of:=IF([.R99]&gt;0;[.AL9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0]*2" office:value-type="float" office:value="0" calcext:value-type="float">
            <text:p>0</text:p>
          </table:table-cell>
          <table:table-cell table:formula="of:=[.I100]*2" office:value-type="float" office:value="0" calcext:value-type="float">
            <text:p>0</text:p>
          </table:table-cell>
          <table:table-cell table:formula="of:=[.J100]*2" office:value-type="float" office:value="0" calcext:value-type="float">
            <text:p>0</text:p>
          </table:table-cell>
          <table:table-cell/>
          <table:table-cell table:formula="of:=IF([.L100]&gt;=[.$P$2];[.L100];0)" office:value-type="float" office:value="0" calcext:value-type="float">
            <text:p>0</text:p>
          </table:table-cell>
          <table:table-cell table:formula="of:=IF([.M100]&gt;=[.$P$2];[.M100];0)" office:value-type="float" office:value="0" calcext:value-type="float">
            <text:p>0</text:p>
          </table:table-cell>
          <table:table-cell table:formula="of:=IF([.N100]&gt;=[.$P$2];[.N100];0)" office:value-type="float" office:value="0" calcext:value-type="float">
            <text:p>0</text:p>
          </table:table-cell>
          <table:table-cell table:number-columns-repeated="9"/>
          <table:table-cell table:formula="of:=[.T100]*100/[.$A100]" office:value-type="float" office:value="0" calcext:value-type="float">
            <text:p>0</text:p>
          </table:table-cell>
          <table:table-cell table:formula="of:=[.U100]*100/[.$A100]" office:value-type="float" office:value="0" calcext:value-type="float">
            <text:p>0</text:p>
          </table:table-cell>
          <table:table-cell table:formula="of:=[.V100]*100/[.$A100]" office:value-type="float" office:value="0" calcext:value-type="float">
            <text:p>0</text:p>
          </table:table-cell>
          <table:table-cell/>
          <table:table-cell table:formula="of:=[.X100]*100/[.$A100]" office:value-type="float" office:value="0" calcext:value-type="float">
            <text:p>0</text:p>
          </table:table-cell>
          <table:table-cell table:formula="of:=[.Y100]*100/[.$A100]" office:value-type="float" office:value="0" calcext:value-type="float">
            <text:p>0</text:p>
          </table:table-cell>
          <table:table-cell table:formula="of:=[.Z100]*100/[.$A100]" office:value-type="float" office:value="0" calcext:value-type="float">
            <text:p>0</text:p>
          </table:table-cell>
          <table:table-cell/>
          <table:table-cell table:formula="of:=IF([.P100]&gt;0;[.AJ99]+1;0)" office:value-type="float" office:value="0" calcext:value-type="float">
            <text:p>0</text:p>
          </table:table-cell>
          <table:table-cell table:style-name="Default" table:formula="of:=IF([.Q100]&gt;0;[.AK99]+1;0)" office:value-type="float" office:value="0" calcext:value-type="float">
            <text:p>0</text:p>
          </table:table-cell>
          <table:table-cell table:style-name="Default" table:formula="of:=IF([.R100]&gt;0;[.AL9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1]*2" office:value-type="float" office:value="0" calcext:value-type="float">
            <text:p>0</text:p>
          </table:table-cell>
          <table:table-cell table:formula="of:=[.I101]*2" office:value-type="float" office:value="0" calcext:value-type="float">
            <text:p>0</text:p>
          </table:table-cell>
          <table:table-cell table:formula="of:=[.J101]*2" office:value-type="float" office:value="0" calcext:value-type="float">
            <text:p>0</text:p>
          </table:table-cell>
          <table:table-cell/>
          <table:table-cell table:formula="of:=IF([.L101]&gt;=[.$P$2];[.L101];0)" office:value-type="float" office:value="0" calcext:value-type="float">
            <text:p>0</text:p>
          </table:table-cell>
          <table:table-cell table:formula="of:=IF([.M101]&gt;=[.$P$2];[.M101];0)" office:value-type="float" office:value="0" calcext:value-type="float">
            <text:p>0</text:p>
          </table:table-cell>
          <table:table-cell table:formula="of:=IF([.N101]&gt;=[.$P$2];[.N101];0)" office:value-type="float" office:value="0" calcext:value-type="float">
            <text:p>0</text:p>
          </table:table-cell>
          <table:table-cell table:number-columns-repeated="9"/>
          <table:table-cell table:formula="of:=[.T101]*100/[.$A101]" office:value-type="float" office:value="0" calcext:value-type="float">
            <text:p>0</text:p>
          </table:table-cell>
          <table:table-cell table:formula="of:=[.U101]*100/[.$A101]" office:value-type="float" office:value="0" calcext:value-type="float">
            <text:p>0</text:p>
          </table:table-cell>
          <table:table-cell table:formula="of:=[.V101]*100/[.$A101]" office:value-type="float" office:value="0" calcext:value-type="float">
            <text:p>0</text:p>
          </table:table-cell>
          <table:table-cell/>
          <table:table-cell table:formula="of:=[.X101]*100/[.$A101]" office:value-type="float" office:value="0" calcext:value-type="float">
            <text:p>0</text:p>
          </table:table-cell>
          <table:table-cell table:formula="of:=[.Y101]*100/[.$A101]" office:value-type="float" office:value="0" calcext:value-type="float">
            <text:p>0</text:p>
          </table:table-cell>
          <table:table-cell table:formula="of:=[.Z101]*100/[.$A101]" office:value-type="float" office:value="0" calcext:value-type="float">
            <text:p>0</text:p>
          </table:table-cell>
          <table:table-cell/>
          <table:table-cell table:formula="of:=IF([.P101]&gt;0;[.AJ100]+1;0)" office:value-type="float" office:value="0" calcext:value-type="float">
            <text:p>0</text:p>
          </table:table-cell>
          <table:table-cell table:style-name="Default" table:formula="of:=IF([.Q101]&gt;0;[.AK100]+1;0)" office:value-type="float" office:value="0" calcext:value-type="float">
            <text:p>0</text:p>
          </table:table-cell>
          <table:table-cell table:style-name="Default" table:formula="of:=IF([.R101]&gt;0;[.AL10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2]*2" office:value-type="float" office:value="0" calcext:value-type="float">
            <text:p>0</text:p>
          </table:table-cell>
          <table:table-cell table:formula="of:=[.I102]*2" office:value-type="float" office:value="0" calcext:value-type="float">
            <text:p>0</text:p>
          </table:table-cell>
          <table:table-cell table:formula="of:=[.J102]*2" office:value-type="float" office:value="0" calcext:value-type="float">
            <text:p>0</text:p>
          </table:table-cell>
          <table:table-cell/>
          <table:table-cell table:formula="of:=IF([.L102]&gt;=[.$P$2];[.L102];0)" office:value-type="float" office:value="0" calcext:value-type="float">
            <text:p>0</text:p>
          </table:table-cell>
          <table:table-cell table:formula="of:=IF([.M102]&gt;=[.$P$2];[.M102];0)" office:value-type="float" office:value="0" calcext:value-type="float">
            <text:p>0</text:p>
          </table:table-cell>
          <table:table-cell table:formula="of:=IF([.N102]&gt;=[.$P$2];[.N102];0)" office:value-type="float" office:value="0" calcext:value-type="float">
            <text:p>0</text:p>
          </table:table-cell>
          <table:table-cell table:number-columns-repeated="9"/>
          <table:table-cell table:formula="of:=[.T102]*100/[.$A102]" office:value-type="float" office:value="0" calcext:value-type="float">
            <text:p>0</text:p>
          </table:table-cell>
          <table:table-cell table:formula="of:=[.U102]*100/[.$A102]" office:value-type="float" office:value="0" calcext:value-type="float">
            <text:p>0</text:p>
          </table:table-cell>
          <table:table-cell table:formula="of:=[.V102]*100/[.$A102]" office:value-type="float" office:value="0" calcext:value-type="float">
            <text:p>0</text:p>
          </table:table-cell>
          <table:table-cell/>
          <table:table-cell table:formula="of:=[.X102]*100/[.$A102]" office:value-type="float" office:value="0" calcext:value-type="float">
            <text:p>0</text:p>
          </table:table-cell>
          <table:table-cell table:formula="of:=[.Y102]*100/[.$A102]" office:value-type="float" office:value="0" calcext:value-type="float">
            <text:p>0</text:p>
          </table:table-cell>
          <table:table-cell table:formula="of:=[.Z102]*100/[.$A102]" office:value-type="float" office:value="0" calcext:value-type="float">
            <text:p>0</text:p>
          </table:table-cell>
          <table:table-cell/>
          <table:table-cell table:formula="of:=IF([.P102]&gt;0;[.AJ101]+1;0)" office:value-type="float" office:value="0" calcext:value-type="float">
            <text:p>0</text:p>
          </table:table-cell>
          <table:table-cell table:style-name="Default" table:formula="of:=IF([.Q102]&gt;0;[.AK101]+1;0)" office:value-type="float" office:value="0" calcext:value-type="float">
            <text:p>0</text:p>
          </table:table-cell>
          <table:table-cell table:style-name="Default" table:formula="of:=IF([.R102]&gt;0;[.AL10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3]*2" office:value-type="float" office:value="0" calcext:value-type="float">
            <text:p>0</text:p>
          </table:table-cell>
          <table:table-cell table:formula="of:=[.I103]*2" office:value-type="float" office:value="0" calcext:value-type="float">
            <text:p>0</text:p>
          </table:table-cell>
          <table:table-cell table:formula="of:=[.J103]*2" office:value-type="float" office:value="0" calcext:value-type="float">
            <text:p>0</text:p>
          </table:table-cell>
          <table:table-cell/>
          <table:table-cell table:formula="of:=IF([.L103]&gt;=[.$P$2];[.L103];0)" office:value-type="float" office:value="0" calcext:value-type="float">
            <text:p>0</text:p>
          </table:table-cell>
          <table:table-cell table:formula="of:=IF([.M103]&gt;=[.$P$2];[.M103];0)" office:value-type="float" office:value="0" calcext:value-type="float">
            <text:p>0</text:p>
          </table:table-cell>
          <table:table-cell table:formula="of:=IF([.N103]&gt;=[.$P$2];[.N103];0)" office:value-type="float" office:value="0" calcext:value-type="float">
            <text:p>0</text:p>
          </table:table-cell>
          <table:table-cell table:number-columns-repeated="9"/>
          <table:table-cell table:formula="of:=[.T103]*100/[.$A103]" office:value-type="float" office:value="0" calcext:value-type="float">
            <text:p>0</text:p>
          </table:table-cell>
          <table:table-cell table:formula="of:=[.U103]*100/[.$A103]" office:value-type="float" office:value="0" calcext:value-type="float">
            <text:p>0</text:p>
          </table:table-cell>
          <table:table-cell table:formula="of:=[.V103]*100/[.$A103]" office:value-type="float" office:value="0" calcext:value-type="float">
            <text:p>0</text:p>
          </table:table-cell>
          <table:table-cell/>
          <table:table-cell table:formula="of:=[.X103]*100/[.$A103]" office:value-type="float" office:value="0" calcext:value-type="float">
            <text:p>0</text:p>
          </table:table-cell>
          <table:table-cell table:formula="of:=[.Y103]*100/[.$A103]" office:value-type="float" office:value="0" calcext:value-type="float">
            <text:p>0</text:p>
          </table:table-cell>
          <table:table-cell table:formula="of:=[.Z103]*100/[.$A103]" office:value-type="float" office:value="0" calcext:value-type="float">
            <text:p>0</text:p>
          </table:table-cell>
          <table:table-cell/>
          <table:table-cell table:formula="of:=IF([.P103]&gt;0;[.AJ102]+1;0)" office:value-type="float" office:value="0" calcext:value-type="float">
            <text:p>0</text:p>
          </table:table-cell>
          <table:table-cell table:style-name="Default" table:formula="of:=IF([.Q103]&gt;0;[.AK102]+1;0)" office:value-type="float" office:value="0" calcext:value-type="float">
            <text:p>0</text:p>
          </table:table-cell>
          <table:table-cell table:style-name="Default" table:formula="of:=IF([.R103]&gt;0;[.AL10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04]*2" office:value-type="float" office:value="0" calcext:value-type="float">
            <text:p>0</text:p>
          </table:table-cell>
          <table:table-cell table:formula="of:=[.I104]*2" office:value-type="float" office:value="0" calcext:value-type="float">
            <text:p>0</text:p>
          </table:table-cell>
          <table:table-cell table:formula="of:=[.J104]*2" office:value-type="float" office:value="0" calcext:value-type="float">
            <text:p>0</text:p>
          </table:table-cell>
          <table:table-cell/>
          <table:table-cell table:formula="of:=IF([.L104]&gt;=[.$P$2];[.L104];0)" office:value-type="float" office:value="0" calcext:value-type="float">
            <text:p>0</text:p>
          </table:table-cell>
          <table:table-cell table:formula="of:=IF([.M104]&gt;=[.$P$2];[.M104];0)" office:value-type="float" office:value="0" calcext:value-type="float">
            <text:p>0</text:p>
          </table:table-cell>
          <table:table-cell table:formula="of:=IF([.N104]&gt;=[.$P$2];[.N104];0)" office:value-type="float" office:value="0" calcext:value-type="float">
            <text:p>0</text:p>
          </table:table-cell>
          <table:table-cell table:number-columns-repeated="9"/>
          <table:table-cell table:formula="of:=[.T104]*100/[.$A104]" office:value-type="float" office:value="0" calcext:value-type="float">
            <text:p>0</text:p>
          </table:table-cell>
          <table:table-cell table:formula="of:=[.U104]*100/[.$A104]" office:value-type="float" office:value="0" calcext:value-type="float">
            <text:p>0</text:p>
          </table:table-cell>
          <table:table-cell table:formula="of:=[.V104]*100/[.$A104]" office:value-type="float" office:value="0" calcext:value-type="float">
            <text:p>0</text:p>
          </table:table-cell>
          <table:table-cell/>
          <table:table-cell table:formula="of:=[.X104]*100/[.$A104]" office:value-type="float" office:value="0" calcext:value-type="float">
            <text:p>0</text:p>
          </table:table-cell>
          <table:table-cell table:formula="of:=[.Y104]*100/[.$A104]" office:value-type="float" office:value="0" calcext:value-type="float">
            <text:p>0</text:p>
          </table:table-cell>
          <table:table-cell table:formula="of:=[.Z104]*100/[.$A104]" office:value-type="float" office:value="0" calcext:value-type="float">
            <text:p>0</text:p>
          </table:table-cell>
          <table:table-cell/>
          <table:table-cell table:formula="of:=IF([.P104]&gt;0;[.AJ103]+1;0)" office:value-type="float" office:value="0" calcext:value-type="float">
            <text:p>0</text:p>
          </table:table-cell>
          <table:table-cell table:style-name="Default" table:formula="of:=IF([.Q104]&gt;0;[.AK103]+1;0)" office:value-type="float" office:value="0" calcext:value-type="float">
            <text:p>0</text:p>
          </table:table-cell>
          <table:table-cell table:style-name="Default" table:formula="of:=IF([.R104]&gt;0;[.AL10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0" calcext:value-type="float">
            <text:p>-50</text:p>
          </table:table-cell>
          <table:table-cell/>
          <table:table-cell office:value-type="float" office:value="2130.5" calcext:value-type="float">
            <text:p>2130,5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[.H105]*2" office:value-type="float" office:value="8" calcext:value-type="float">
            <text:p>8</text:p>
          </table:table-cell>
          <table:table-cell table:formula="of:=[.I105]*2" office:value-type="float" office:value="0" calcext:value-type="float">
            <text:p>0</text:p>
          </table:table-cell>
          <table:table-cell table:formula="of:=[.J105]*2" office:value-type="float" office:value="0" calcext:value-type="float">
            <text:p>0</text:p>
          </table:table-cell>
          <table:table-cell/>
          <table:table-cell table:formula="of:=IF([.L105]&gt;=[.$P$2];[.L105];0)" office:value-type="float" office:value="0" calcext:value-type="float">
            <text:p>0</text:p>
          </table:table-cell>
          <table:table-cell table:formula="of:=IF([.M105]&gt;=[.$P$2];[.M105];0)" office:value-type="float" office:value="0" calcext:value-type="float">
            <text:p>0</text:p>
          </table:table-cell>
          <table:table-cell table:formula="of:=IF([.N105]&gt;=[.$P$2];[.N105];0)" office:value-type="float" office:value="0" calcext:value-type="float">
            <text:p>0</text:p>
          </table:table-cell>
          <table:table-cell/>
          <table:table-cell office:value-type="float" office:value="380.501" calcext:value-type="float">
            <text:p>380,501</text:p>
          </table:table-cell>
          <table:table-cell table:number-columns-repeated="3"/>
          <table:table-cell office:value-type="float" office:value="420.898" calcext:value-type="float">
            <text:p>420,898</text:p>
          </table:table-cell>
          <table:table-cell table:number-columns-repeated="3"/>
          <table:table-cell table:formula="of:=[.T105]*100/[.$A105]" office:value-type="float" office:value="21.7429142857143" calcext:value-type="float">
            <text:p>21,7429142857143</text:p>
          </table:table-cell>
          <table:table-cell table:formula="of:=[.U105]*100/[.$A105]" office:value-type="float" office:value="0" calcext:value-type="float">
            <text:p>0</text:p>
          </table:table-cell>
          <table:table-cell table:formula="of:=[.V105]*100/[.$A105]" office:value-type="float" office:value="0" calcext:value-type="float">
            <text:p>0</text:p>
          </table:table-cell>
          <table:table-cell/>
          <table:table-cell table:formula="of:=[.X105]*100/[.$A105]" office:value-type="float" office:value="24.0513142857143" calcext:value-type="float">
            <text:p>24,0513142857143</text:p>
          </table:table-cell>
          <table:table-cell table:formula="of:=[.Y105]*100/[.$A105]" office:value-type="float" office:value="0" calcext:value-type="float">
            <text:p>0</text:p>
          </table:table-cell>
          <table:table-cell table:formula="of:=[.Z105]*100/[.$A105]" office:value-type="float" office:value="0" calcext:value-type="float">
            <text:p>0</text:p>
          </table:table-cell>
          <table:table-cell/>
          <table:table-cell table:formula="of:=IF([.P105]&gt;0;[.AJ104]+1;0)" office:value-type="float" office:value="0" calcext:value-type="float">
            <text:p>0</text:p>
          </table:table-cell>
          <table:table-cell table:style-name="Default" table:formula="of:=IF([.Q105]&gt;0;[.AK104]+1;0)" office:value-type="float" office:value="0" calcext:value-type="float">
            <text:p>0</text:p>
          </table:table-cell>
          <table:table-cell table:style-name="Default" table:formula="of:=IF([.R105]&gt;0;[.AL10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142.42" calcext:value-type="float">
            <text:p>2142,42</text:p>
          </table:table-cell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formula="of:=[.H106]*2" office:value-type="float" office:value="8" calcext:value-type="float">
            <text:p>8</text:p>
          </table:table-cell>
          <table:table-cell table:formula="of:=[.I106]*2" office:value-type="float" office:value="0" calcext:value-type="float">
            <text:p>0</text:p>
          </table:table-cell>
          <table:table-cell table:formula="of:=[.J106]*2" office:value-type="float" office:value="0" calcext:value-type="float">
            <text:p>0</text:p>
          </table:table-cell>
          <table:table-cell/>
          <table:table-cell table:formula="of:=IF([.L106]&gt;=[.$P$2];[.L106];0)" office:value-type="float" office:value="0" calcext:value-type="float">
            <text:p>0</text:p>
          </table:table-cell>
          <table:table-cell table:formula="of:=IF([.M106]&gt;=[.$P$2];[.M106];0)" office:value-type="float" office:value="0" calcext:value-type="float">
            <text:p>0</text:p>
          </table:table-cell>
          <table:table-cell table:formula="of:=IF([.N106]&gt;=[.$P$2];[.N106];0)" office:value-type="float" office:value="0" calcext:value-type="float">
            <text:p>0</text:p>
          </table:table-cell>
          <table:table-cell/>
          <table:table-cell office:value-type="float" office:value="392.421" calcext:value-type="float">
            <text:p>392,421</text:p>
          </table:table-cell>
          <table:table-cell table:number-columns-repeated="3"/>
          <table:table-cell office:value-type="float" office:value="419.802" calcext:value-type="float">
            <text:p>419,802</text:p>
          </table:table-cell>
          <table:table-cell table:number-columns-repeated="3"/>
          <table:table-cell table:formula="of:=[.T106]*100/[.$A106]" office:value-type="float" office:value="22.4240571428571" calcext:value-type="float">
            <text:p>22,4240571428571</text:p>
          </table:table-cell>
          <table:table-cell table:formula="of:=[.U106]*100/[.$A106]" office:value-type="float" office:value="0" calcext:value-type="float">
            <text:p>0</text:p>
          </table:table-cell>
          <table:table-cell table:formula="of:=[.V106]*100/[.$A106]" office:value-type="float" office:value="0" calcext:value-type="float">
            <text:p>0</text:p>
          </table:table-cell>
          <table:table-cell/>
          <table:table-cell table:formula="of:=[.X106]*100/[.$A106]" office:value-type="float" office:value="23.9886857142857" calcext:value-type="float">
            <text:p>23,9886857142857</text:p>
          </table:table-cell>
          <table:table-cell table:formula="of:=[.Y106]*100/[.$A106]" office:value-type="float" office:value="0" calcext:value-type="float">
            <text:p>0</text:p>
          </table:table-cell>
          <table:table-cell table:formula="of:=[.Z106]*100/[.$A106]" office:value-type="float" office:value="0" calcext:value-type="float">
            <text:p>0</text:p>
          </table:table-cell>
          <table:table-cell/>
          <table:table-cell table:formula="of:=IF([.P106]&gt;0;[.AJ105]+1;0)" office:value-type="float" office:value="0" calcext:value-type="float">
            <text:p>0</text:p>
          </table:table-cell>
          <table:table-cell table:style-name="Default" table:formula="of:=IF([.Q106]&gt;0;[.AK105]+1;0)" office:value-type="float" office:value="0" calcext:value-type="float">
            <text:p>0</text:p>
          </table:table-cell>
          <table:table-cell table:style-name="Default" table:formula="of:=IF([.R106]&gt;0;[.AL10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124.11" calcext:value-type="float">
            <text:p>2124,11</text:p>
          </table:table-cell>
          <table:table-cell office:value-type="float" office:value="2061.95" calcext:value-type="float">
            <text:p>2061,9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H107]*2" office:value-type="float" office:value="76" calcext:value-type="float">
            <text:p>76</text:p>
          </table:table-cell>
          <table:table-cell table:formula="of:=[.I107]*2" office:value-type="float" office:value="2" calcext:value-type="float">
            <text:p>2</text:p>
          </table:table-cell>
          <table:table-cell table:formula="of:=[.J107]*2" office:value-type="float" office:value="0" calcext:value-type="float">
            <text:p>0</text:p>
          </table:table-cell>
          <table:table-cell/>
          <table:table-cell table:formula="of:=IF([.L107]&gt;=[.$P$2];[.L107];0)" office:value-type="float" office:value="0" calcext:value-type="float">
            <text:p>0</text:p>
          </table:table-cell>
          <table:table-cell table:formula="of:=IF([.M107]&gt;=[.$P$2];[.M107];0)" office:value-type="float" office:value="0" calcext:value-type="float">
            <text:p>0</text:p>
          </table:table-cell>
          <table:table-cell table:formula="of:=IF([.N107]&gt;=[.$P$2];[.N107];0)" office:value-type="float" office:value="0" calcext:value-type="float">
            <text:p>0</text:p>
          </table:table-cell>
          <table:table-cell/>
          <table:table-cell office:value-type="float" office:value="374.114" calcext:value-type="float">
            <text:p>374,114</text:p>
          </table:table-cell>
          <table:table-cell table:style-name="ce9" office:value-type="float" office:value="311.951" calcext:value-type="float">
            <text:p>312,0</text:p>
          </table:table-cell>
          <table:table-cell table:number-columns-repeated="2"/>
          <table:table-cell office:value-type="float" office:value="417.354" calcext:value-type="float">
            <text:p>417,354</text:p>
          </table:table-cell>
          <table:table-cell table:style-name="ce9" office:value-type="float" office:value="311.951" calcext:value-type="float">
            <text:p>312,0</text:p>
          </table:table-cell>
          <table:table-cell table:number-columns-repeated="2"/>
          <table:table-cell table:formula="of:=[.T107]*100/[.$A107]" office:value-type="float" office:value="21.3779428571429" calcext:value-type="float">
            <text:p>21,3779428571429</text:p>
          </table:table-cell>
          <table:table-cell table:formula="of:=[.U107]*100/[.$A107]" office:value-type="float" office:value="17.8257714285714" calcext:value-type="float">
            <text:p>17,8257714285714</text:p>
          </table:table-cell>
          <table:table-cell table:formula="of:=[.V107]*100/[.$A107]" office:value-type="float" office:value="0" calcext:value-type="float">
            <text:p>0</text:p>
          </table:table-cell>
          <table:table-cell/>
          <table:table-cell table:formula="of:=[.X107]*100/[.$A107]" office:value-type="float" office:value="23.8488" calcext:value-type="float">
            <text:p>23,8488</text:p>
          </table:table-cell>
          <table:table-cell table:formula="of:=[.Y107]*100/[.$A107]" office:value-type="float" office:value="17.8257714285714" calcext:value-type="float">
            <text:p>17,8257714285714</text:p>
          </table:table-cell>
          <table:table-cell table:formula="of:=[.Z107]*100/[.$A107]" office:value-type="float" office:value="0" calcext:value-type="float">
            <text:p>0</text:p>
          </table:table-cell>
          <table:table-cell/>
          <table:table-cell table:formula="of:=IF([.P107]&gt;0;[.AJ106]+1;0)" office:value-type="float" office:value="0" calcext:value-type="float">
            <text:p>0</text:p>
          </table:table-cell>
          <table:table-cell table:style-name="Default" table:formula="of:=IF([.Q107]&gt;0;[.AK106]+1;0)" office:value-type="float" office:value="0" calcext:value-type="float">
            <text:p>0</text:p>
          </table:table-cell>
          <table:table-cell table:style-name="Default" table:formula="of:=IF([.R107]&gt;0;[.AL10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078.91" calcext:value-type="float">
            <text:p>2078,91</text:p>
          </table:table-cell>
          <table:table-cell office:value-type="float" office:value="2052.12" calcext:value-type="float">
            <text:p>2052,12</text:p>
          </table:table-cell>
          <table:table-cell office:value-type="float" office:value="2055.54" calcext:value-type="float">
            <text:p>2055,5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08]*2" office:value-type="float" office:value="84" calcext:value-type="float">
            <text:p>84</text:p>
          </table:table-cell>
          <table:table-cell table:formula="of:=[.I108]*2" office:value-type="float" office:value="12" calcext:value-type="float">
            <text:p>12</text:p>
          </table:table-cell>
          <table:table-cell table:formula="of:=[.J108]*2" office:value-type="float" office:value="2" calcext:value-type="float">
            <text:p>2</text:p>
          </table:table-cell>
          <table:table-cell/>
          <table:table-cell table:formula="of:=IF([.L108]&gt;=[.$P$2];[.L108];0)" office:value-type="float" office:value="84" calcext:value-type="float">
            <text:p>84</text:p>
          </table:table-cell>
          <table:table-cell table:formula="of:=IF([.M108]&gt;=[.$P$2];[.M108];0)" office:value-type="float" office:value="0" calcext:value-type="float">
            <text:p>0</text:p>
          </table:table-cell>
          <table:table-cell table:formula="of:=IF([.N108]&gt;=[.$P$2];[.N108];0)" office:value-type="float" office:value="0" calcext:value-type="float">
            <text:p>0</text:p>
          </table:table-cell>
          <table:table-cell/>
          <table:table-cell office:value-type="float" office:value="328.913" calcext:value-type="float">
            <text:p>328,913</text:p>
          </table:table-cell>
          <table:table-cell table:style-name="ce9" office:value-type="float" office:value="302.124" calcext:value-type="float">
            <text:p>302,1</text:p>
          </table:table-cell>
          <table:table-cell office:value-type="float" office:value="305.54" calcext:value-type="float">
            <text:p>305,54</text:p>
          </table:table-cell>
          <table:table-cell/>
          <table:table-cell office:value-type="float" office:value="365.198" calcext:value-type="float">
            <text:p>365,198</text:p>
          </table:table-cell>
          <table:table-cell table:style-name="ce9" office:value-type="float" office:value="312.125" calcext:value-type="float">
            <text:p>312,1</text:p>
          </table:table-cell>
          <table:table-cell office:value-type="float" office:value="305.54" calcext:value-type="float">
            <text:p>305,54</text:p>
          </table:table-cell>
          <table:table-cell/>
          <table:table-cell table:formula="of:=[.T108]*100/[.$A108]" office:value-type="float" office:value="18.7950285714286" calcext:value-type="float">
            <text:p>18,7950285714286</text:p>
          </table:table-cell>
          <table:table-cell table:formula="of:=[.U108]*100/[.$A108]" office:value-type="float" office:value="17.2642285714286" calcext:value-type="float">
            <text:p>17,2642285714286</text:p>
          </table:table-cell>
          <table:table-cell table:formula="of:=[.V108]*100/[.$A108]" office:value-type="float" office:value="17.4594285714286" calcext:value-type="float">
            <text:p>17,4594285714286</text:p>
          </table:table-cell>
          <table:table-cell/>
          <table:table-cell table:formula="of:=[.X108]*100/[.$A108]" office:value-type="float" office:value="20.8684571428571" calcext:value-type="float">
            <text:p>20,8684571428571</text:p>
          </table:table-cell>
          <table:table-cell table:formula="of:=[.Y108]*100/[.$A108]" office:value-type="float" office:value="17.8357142857143" calcext:value-type="float">
            <text:p>17,8357142857143</text:p>
          </table:table-cell>
          <table:table-cell table:formula="of:=[.Z108]*100/[.$A108]" office:value-type="float" office:value="17.4594285714286" calcext:value-type="float">
            <text:p>17,4594285714286</text:p>
          </table:table-cell>
          <table:table-cell/>
          <table:table-cell table:formula="of:=IF([.P108]&gt;0;[.AJ107]+1;0)" office:value-type="float" office:value="1" calcext:value-type="float">
            <text:p>1</text:p>
          </table:table-cell>
          <table:table-cell table:style-name="Default" table:formula="of:=IF([.Q108]&gt;0;[.AK107]+1;0)" office:value-type="float" office:value="0" calcext:value-type="float">
            <text:p>0</text:p>
          </table:table-cell>
          <table:table-cell table:style-name="Default" table:formula="of:=IF([.R108]&gt;0;[.AL10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071.73" calcext:value-type="float">
            <text:p>2071,73</text:p>
          </table:table-cell>
          <table:table-cell office:value-type="float" office:value="2037.2" calcext:value-type="float">
            <text:p>2037,2</text:p>
          </table:table-cell>
          <table:table-cell office:value-type="float" office:value="2053.1" calcext:value-type="float">
            <text:p>2053,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109]*2" office:value-type="float" office:value="84" calcext:value-type="float">
            <text:p>84</text:p>
          </table:table-cell>
          <table:table-cell table:formula="of:=[.I109]*2" office:value-type="float" office:value="74" calcext:value-type="float">
            <text:p>74</text:p>
          </table:table-cell>
          <table:table-cell table:formula="of:=[.J109]*2" office:value-type="float" office:value="6" calcext:value-type="float">
            <text:p>6</text:p>
          </table:table-cell>
          <table:table-cell/>
          <table:table-cell table:formula="of:=IF([.L109]&gt;=[.$P$2];[.L109];0)" office:value-type="float" office:value="84" calcext:value-type="float">
            <text:p>84</text:p>
          </table:table-cell>
          <table:table-cell table:formula="of:=IF([.M109]&gt;=[.$P$2];[.M109];0)" office:value-type="float" office:value="0" calcext:value-type="float">
            <text:p>0</text:p>
          </table:table-cell>
          <table:table-cell table:formula="of:=IF([.N109]&gt;=[.$P$2];[.N109];0)" office:value-type="float" office:value="0" calcext:value-type="float">
            <text:p>0</text:p>
          </table:table-cell>
          <table:table-cell/>
          <table:table-cell office:value-type="float" office:value="321.732" calcext:value-type="float">
            <text:p>321,732</text:p>
          </table:table-cell>
          <table:table-cell table:style-name="ce9" office:value-type="float" office:value="287.201" calcext:value-type="float">
            <text:p>287,2</text:p>
          </table:table-cell>
          <table:table-cell office:value-type="float" office:value="303.1" calcext:value-type="float">
            <text:p>303,1</text:p>
          </table:table-cell>
          <table:table-cell/>
          <table:table-cell office:value-type="float" office:value="413.084" calcext:value-type="float">
            <text:p>413,084</text:p>
          </table:table-cell>
          <table:table-cell table:style-name="ce9" office:value-type="float" office:value="307.296" calcext:value-type="float">
            <text:p>307,3</text:p>
          </table:table-cell>
          <table:table-cell office:value-type="float" office:value="303.818" calcext:value-type="float">
            <text:p>303,818</text:p>
          </table:table-cell>
          <table:table-cell/>
          <table:table-cell table:formula="of:=[.T109]*100/[.$A109]" office:value-type="float" office:value="18.3846857142857" calcext:value-type="float">
            <text:p>18,3846857142857</text:p>
          </table:table-cell>
          <table:table-cell table:formula="of:=[.U109]*100/[.$A109]" office:value-type="float" office:value="16.4114857142857" calcext:value-type="float">
            <text:p>16,4114857142857</text:p>
          </table:table-cell>
          <table:table-cell table:formula="of:=[.V109]*100/[.$A109]" office:value-type="float" office:value="17.32" calcext:value-type="float">
            <text:p>17,32</text:p>
          </table:table-cell>
          <table:table-cell/>
          <table:table-cell table:formula="of:=[.X109]*100/[.$A109]" office:value-type="float" office:value="23.6048" calcext:value-type="float">
            <text:p>23,6048</text:p>
          </table:table-cell>
          <table:table-cell table:formula="of:=[.Y109]*100/[.$A109]" office:value-type="float" office:value="17.5597714285714" calcext:value-type="float">
            <text:p>17,5597714285714</text:p>
          </table:table-cell>
          <table:table-cell table:formula="of:=[.Z109]*100/[.$A109]" office:value-type="float" office:value="17.3610285714286" calcext:value-type="float">
            <text:p>17,3610285714286</text:p>
          </table:table-cell>
          <table:table-cell/>
          <table:table-cell table:formula="of:=IF([.P109]&gt;0;[.AJ108]+1;0)" office:value-type="float" office:value="2" calcext:value-type="float">
            <text:p>2</text:p>
          </table:table-cell>
          <table:table-cell table:style-name="Default" table:formula="of:=IF([.Q109]&gt;0;[.AK108]+1;0)" office:value-type="float" office:value="0" calcext:value-type="float">
            <text:p>0</text:p>
          </table:table-cell>
          <table:table-cell table:style-name="Default" table:formula="of:=IF([.R109]&gt;0;[.AL10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075.78" calcext:value-type="float">
            <text:p>2075,78</text:p>
          </table:table-cell>
          <table:table-cell office:value-type="float" office:value="2021.5" calcext:value-type="float">
            <text:p>2021,5</text:p>
          </table:table-cell>
          <table:table-cell office:value-type="float" office:value="2061.62" calcext:value-type="float">
            <text:p>2061,6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110]*2" office:value-type="float" office:value="94" calcext:value-type="float">
            <text:p>94</text:p>
          </table:table-cell>
          <table:table-cell table:formula="of:=[.I110]*2" office:value-type="float" office:value="76" calcext:value-type="float">
            <text:p>76</text:p>
          </table:table-cell>
          <table:table-cell table:formula="of:=[.J110]*2" office:value-type="float" office:value="14" calcext:value-type="float">
            <text:p>14</text:p>
          </table:table-cell>
          <table:table-cell/>
          <table:table-cell table:formula="of:=IF([.L110]&gt;=[.$P$2];[.L110];0)" office:value-type="float" office:value="94" calcext:value-type="float">
            <text:p>94</text:p>
          </table:table-cell>
          <table:table-cell table:formula="of:=IF([.M110]&gt;=[.$P$2];[.M110];0)" office:value-type="float" office:value="0" calcext:value-type="float">
            <text:p>0</text:p>
          </table:table-cell>
          <table:table-cell table:formula="of:=IF([.N110]&gt;=[.$P$2];[.N110];0)" office:value-type="float" office:value="0" calcext:value-type="float">
            <text:p>0</text:p>
          </table:table-cell>
          <table:table-cell/>
          <table:table-cell office:value-type="float" office:value="325.776" calcext:value-type="float">
            <text:p>325,776</text:p>
          </table:table-cell>
          <table:table-cell table:style-name="ce9" office:value-type="float" office:value="271.501" calcext:value-type="float">
            <text:p>271,5</text:p>
          </table:table-cell>
          <table:table-cell office:value-type="float" office:value="311.623" calcext:value-type="float">
            <text:p>311,623</text:p>
          </table:table-cell>
          <table:table-cell/>
          <table:table-cell office:value-type="float" office:value="413.493" calcext:value-type="float">
            <text:p>413,493</text:p>
          </table:table-cell>
          <table:table-cell table:style-name="ce9" office:value-type="float" office:value="307.335" calcext:value-type="float">
            <text:p>307,3</text:p>
          </table:table-cell>
          <table:table-cell office:value-type="float" office:value="333.836" calcext:value-type="float">
            <text:p>333,836</text:p>
          </table:table-cell>
          <table:table-cell/>
          <table:table-cell table:formula="of:=[.T110]*100/[.$A110]" office:value-type="float" office:value="18.6157714285714" calcext:value-type="float">
            <text:p>18,6157714285714</text:p>
          </table:table-cell>
          <table:table-cell table:formula="of:=[.U110]*100/[.$A110]" office:value-type="float" office:value="15.5143428571429" calcext:value-type="float">
            <text:p>15,5143428571429</text:p>
          </table:table-cell>
          <table:table-cell table:formula="of:=[.V110]*100/[.$A110]" office:value-type="float" office:value="17.8070285714286" calcext:value-type="float">
            <text:p>17,8070285714286</text:p>
          </table:table-cell>
          <table:table-cell/>
          <table:table-cell table:formula="of:=[.X110]*100/[.$A110]" office:value-type="float" office:value="23.6281714285714" calcext:value-type="float">
            <text:p>23,6281714285714</text:p>
          </table:table-cell>
          <table:table-cell table:formula="of:=[.Y110]*100/[.$A110]" office:value-type="float" office:value="17.562" calcext:value-type="float">
            <text:p>17,562</text:p>
          </table:table-cell>
          <table:table-cell table:formula="of:=[.Z110]*100/[.$A110]" office:value-type="float" office:value="19.0763428571429" calcext:value-type="float">
            <text:p>19,0763428571429</text:p>
          </table:table-cell>
          <table:table-cell/>
          <table:table-cell table:formula="of:=IF([.P110]&gt;0;[.AJ109]+1;0)" office:value-type="float" office:value="3" calcext:value-type="float">
            <text:p>3</text:p>
          </table:table-cell>
          <table:table-cell table:style-name="Default" table:formula="of:=IF([.Q110]&gt;0;[.AK109]+1;0)" office:value-type="float" office:value="0" calcext:value-type="float">
            <text:p>0</text:p>
          </table:table-cell>
          <table:table-cell table:style-name="Default" table:formula="of:=IF([.R110]&gt;0;[.AL10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57.01" calcext:value-type="float">
            <text:p>2057,01</text:p>
          </table:table-cell>
          <table:table-cell office:value-type="float" office:value="2016.56" calcext:value-type="float">
            <text:p>2016,56</text:p>
          </table:table-cell>
          <table:table-cell office:value-type="float" office:value="2045.89" calcext:value-type="float">
            <text:p>2045,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1]*2" office:value-type="float" office:value="98" calcext:value-type="float">
            <text:p>98</text:p>
          </table:table-cell>
          <table:table-cell table:formula="of:=[.I111]*2" office:value-type="float" office:value="50" calcext:value-type="float">
            <text:p>50</text:p>
          </table:table-cell>
          <table:table-cell table:formula="of:=[.J111]*2" office:value-type="float" office:value="98" calcext:value-type="float">
            <text:p>98</text:p>
          </table:table-cell>
          <table:table-cell/>
          <table:table-cell table:formula="of:=IF([.L111]&gt;=[.$P$2];[.L111];0)" office:value-type="float" office:value="98" calcext:value-type="float">
            <text:p>98</text:p>
          </table:table-cell>
          <table:table-cell table:formula="of:=IF([.M111]&gt;=[.$P$2];[.M111];0)" office:value-type="float" office:value="0" calcext:value-type="float">
            <text:p>0</text:p>
          </table:table-cell>
          <table:table-cell table:formula="of:=IF([.N111]&gt;=[.$P$2];[.N111];0)" office:value-type="float" office:value="98" calcext:value-type="float">
            <text:p>98</text:p>
          </table:table-cell>
          <table:table-cell/>
          <table:table-cell office:value-type="float" office:value="307.009" calcext:value-type="float">
            <text:p>307,009</text:p>
          </table:table-cell>
          <table:table-cell table:style-name="ce9" office:value-type="float" office:value="266.557" calcext:value-type="float">
            <text:p>266,6</text:p>
          </table:table-cell>
          <table:table-cell office:value-type="float" office:value="295.89" calcext:value-type="float">
            <text:p>295,89</text:p>
          </table:table-cell>
          <table:table-cell/>
          <table:table-cell office:value-type="float" office:value="310.238" calcext:value-type="float">
            <text:p>310,238</text:p>
          </table:table-cell>
          <table:table-cell table:style-name="ce9" office:value-type="float" office:value="305.689" calcext:value-type="float">
            <text:p>305,7</text:p>
          </table:table-cell>
          <table:table-cell office:value-type="float" office:value="384.062" calcext:value-type="float">
            <text:p>384,062</text:p>
          </table:table-cell>
          <table:table-cell/>
          <table:table-cell table:formula="of:=[.T111]*100/[.$A111]" office:value-type="float" office:value="17.5433714285714" calcext:value-type="float">
            <text:p>17,5433714285714</text:p>
          </table:table-cell>
          <table:table-cell table:formula="of:=[.U111]*100/[.$A111]" office:value-type="float" office:value="15.2318285714286" calcext:value-type="float">
            <text:p>15,2318285714286</text:p>
          </table:table-cell>
          <table:table-cell table:formula="of:=[.V111]*100/[.$A111]" office:value-type="float" office:value="16.908" calcext:value-type="float">
            <text:p>16,908</text:p>
          </table:table-cell>
          <table:table-cell/>
          <table:table-cell table:formula="of:=[.X111]*100/[.$A111]" office:value-type="float" office:value="17.7278857142857" calcext:value-type="float">
            <text:p>17,7278857142857</text:p>
          </table:table-cell>
          <table:table-cell table:formula="of:=[.Y111]*100/[.$A111]" office:value-type="float" office:value="17.4679428571429" calcext:value-type="float">
            <text:p>17,4679428571429</text:p>
          </table:table-cell>
          <table:table-cell table:formula="of:=[.Z111]*100/[.$A111]" office:value-type="float" office:value="21.9464" calcext:value-type="float">
            <text:p>21,9464</text:p>
          </table:table-cell>
          <table:table-cell/>
          <table:table-cell table:formula="of:=IF([.P111]&gt;0;[.AJ110]+1;0)" office:value-type="float" office:value="4" calcext:value-type="float">
            <text:p>4</text:p>
          </table:table-cell>
          <table:table-cell table:style-name="Default" table:formula="of:=IF([.Q111]&gt;0;[.AK110]+1;0)" office:value-type="float" office:value="0" calcext:value-type="float">
            <text:p>0</text:p>
          </table:table-cell>
          <table:table-cell table:style-name="Default" table:formula="of:=IF([.R111]&gt;0;[.AL110]+1;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055.76" calcext:value-type="float">
            <text:p>2055,76</text:p>
          </table:table-cell>
          <table:table-cell office:value-type="float" office:value="2008.07" calcext:value-type="float">
            <text:p>2008,07</text:p>
          </table:table-cell>
          <table:table-cell office:value-type="float" office:value="2041.77" calcext:value-type="float">
            <text:p>2041,77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2]*2" office:value-type="float" office:value="100" calcext:value-type="float">
            <text:p>100</text:p>
          </table:table-cell>
          <table:table-cell table:formula="of:=[.I112]*2" office:value-type="float" office:value="100" calcext:value-type="float">
            <text:p>100</text:p>
          </table:table-cell>
          <table:table-cell table:formula="of:=[.J112]*2" office:value-type="float" office:value="98" calcext:value-type="float">
            <text:p>98</text:p>
          </table:table-cell>
          <table:table-cell/>
          <table:table-cell table:formula="of:=IF([.L112]&gt;=[.$P$2];[.L112];0)" office:value-type="float" office:value="100" calcext:value-type="float">
            <text:p>100</text:p>
          </table:table-cell>
          <table:table-cell table:formula="of:=IF([.M112]&gt;=[.$P$2];[.M112];0)" office:value-type="float" office:value="100" calcext:value-type="float">
            <text:p>100</text:p>
          </table:table-cell>
          <table:table-cell table:formula="of:=IF([.N112]&gt;=[.$P$2];[.N112];0)" office:value-type="float" office:value="98" calcext:value-type="float">
            <text:p>98</text:p>
          </table:table-cell>
          <table:table-cell/>
          <table:table-cell office:value-type="float" office:value="305.756" calcext:value-type="float">
            <text:p>305,756</text:p>
          </table:table-cell>
          <table:table-cell table:style-name="ce9" office:value-type="float" office:value="258.068" calcext:value-type="float">
            <text:p>258,1</text:p>
          </table:table-cell>
          <table:table-cell office:value-type="float" office:value="291.766" calcext:value-type="float">
            <text:p>291,766</text:p>
          </table:table-cell>
          <table:table-cell/>
          <table:table-cell office:value-type="float" office:value="357.067" calcext:value-type="float">
            <text:p>357,067</text:p>
          </table:table-cell>
          <table:table-cell table:style-name="ce9" office:value-type="float" office:value="308.705" calcext:value-type="float">
            <text:p>308,7</text:p>
          </table:table-cell>
          <table:table-cell office:value-type="float" office:value="303.408" calcext:value-type="float">
            <text:p>303,408</text:p>
          </table:table-cell>
          <table:table-cell/>
          <table:table-cell table:formula="of:=[.T112]*100/[.$A112]" office:value-type="float" office:value="17.4717714285714" calcext:value-type="float">
            <text:p>17,4717714285714</text:p>
          </table:table-cell>
          <table:table-cell table:formula="of:=[.U112]*100/[.$A112]" office:value-type="float" office:value="14.7467428571429" calcext:value-type="float">
            <text:p>14,7467428571429</text:p>
          </table:table-cell>
          <table:table-cell table:formula="of:=[.V112]*100/[.$A112]" office:value-type="float" office:value="16.6723428571429" calcext:value-type="float">
            <text:p>16,6723428571429</text:p>
          </table:table-cell>
          <table:table-cell/>
          <table:table-cell table:formula="of:=[.X112]*100/[.$A112]" office:value-type="float" office:value="20.4038285714286" calcext:value-type="float">
            <text:p>20,4038285714286</text:p>
          </table:table-cell>
          <table:table-cell table:formula="of:=[.Y112]*100/[.$A112]" office:value-type="float" office:value="17.6402857142857" calcext:value-type="float">
            <text:p>17,6402857142857</text:p>
          </table:table-cell>
          <table:table-cell table:formula="of:=[.Z112]*100/[.$A112]" office:value-type="float" office:value="17.3376" calcext:value-type="float">
            <text:p>17,3376</text:p>
          </table:table-cell>
          <table:table-cell/>
          <table:table-cell table:formula="of:=IF([.P112]&gt;0;[.AJ111]+1;0)" office:value-type="float" office:value="5" calcext:value-type="float">
            <text:p>5</text:p>
          </table:table-cell>
          <table:table-cell table:style-name="Default" table:formula="of:=IF([.Q112]&gt;0;[.AK111]+1;0)" office:value-type="float" office:value="1" calcext:value-type="float">
            <text:p>1</text:p>
          </table:table-cell>
          <table:table-cell table:style-name="Default" table:formula="of:=IF([.R112]&gt;0;[.AL111]+1;0)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54.45" calcext:value-type="float">
            <text:p>2054,45</text:p>
          </table:table-cell>
          <table:table-cell office:value-type="float" office:value="2015.96" calcext:value-type="float">
            <text:p>2015,96</text:p>
          </table:table-cell>
          <table:table-cell office:value-type="float" office:value="2038.14" calcext:value-type="float">
            <text:p>2038,14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44" calcext:value-type="float">
            <text:p>44</text:p>
          </table:table-cell>
          <table:table-cell/>
          <table:table-cell table:formula="of:=[.H113]*2" office:value-type="float" office:value="98" calcext:value-type="float">
            <text:p>98</text:p>
          </table:table-cell>
          <table:table-cell table:formula="of:=[.I113]*2" office:value-type="float" office:value="88" calcext:value-type="float">
            <text:p>88</text:p>
          </table:table-cell>
          <table:table-cell table:formula="of:=[.J113]*2" office:value-type="float" office:value="88" calcext:value-type="float">
            <text:p>88</text:p>
          </table:table-cell>
          <table:table-cell/>
          <table:table-cell table:formula="of:=IF([.L113]&gt;=[.$P$2];[.L113];0)" office:value-type="float" office:value="98" calcext:value-type="float">
            <text:p>98</text:p>
          </table:table-cell>
          <table:table-cell table:formula="of:=IF([.M113]&gt;=[.$P$2];[.M113];0)" office:value-type="float" office:value="88" calcext:value-type="float">
            <text:p>88</text:p>
          </table:table-cell>
          <table:table-cell table:formula="of:=IF([.N113]&gt;=[.$P$2];[.N113];0)" office:value-type="float" office:value="88" calcext:value-type="float">
            <text:p>88</text:p>
          </table:table-cell>
          <table:table-cell/>
          <table:table-cell office:value-type="float" office:value="304.453" calcext:value-type="float">
            <text:p>304,453</text:p>
          </table:table-cell>
          <table:table-cell table:style-name="ce9" office:value-type="float" office:value="265.957" calcext:value-type="float">
            <text:p>266,0</text:p>
          </table:table-cell>
          <table:table-cell office:value-type="float" office:value="288.139" calcext:value-type="float">
            <text:p>288,139</text:p>
          </table:table-cell>
          <table:table-cell/>
          <table:table-cell office:value-type="float" office:value="359.486" calcext:value-type="float">
            <text:p>359,486</text:p>
          </table:table-cell>
          <table:table-cell table:style-name="ce9" office:value-type="float" office:value="303.131" calcext:value-type="float">
            <text:p>303,1</text:p>
          </table:table-cell>
          <table:table-cell office:value-type="float" office:value="302.677" calcext:value-type="float">
            <text:p>302,677</text:p>
          </table:table-cell>
          <table:table-cell/>
          <table:table-cell table:formula="of:=[.T113]*100/[.$A113]" office:value-type="float" office:value="17.3973142857143" calcext:value-type="float">
            <text:p>17,3973142857143</text:p>
          </table:table-cell>
          <table:table-cell table:formula="of:=[.U113]*100/[.$A113]" office:value-type="float" office:value="15.1975428571429" calcext:value-type="float">
            <text:p>15,1975428571429</text:p>
          </table:table-cell>
          <table:table-cell table:formula="of:=[.V113]*100/[.$A113]" office:value-type="float" office:value="16.4650857142857" calcext:value-type="float">
            <text:p>16,4650857142857</text:p>
          </table:table-cell>
          <table:table-cell/>
          <table:table-cell table:formula="of:=[.X113]*100/[.$A113]" office:value-type="float" office:value="20.5420571428571" calcext:value-type="float">
            <text:p>20,5420571428571</text:p>
          </table:table-cell>
          <table:table-cell table:formula="of:=[.Y113]*100/[.$A113]" office:value-type="float" office:value="17.3217714285714" calcext:value-type="float">
            <text:p>17,3217714285714</text:p>
          </table:table-cell>
          <table:table-cell table:formula="of:=[.Z113]*100/[.$A113]" office:value-type="float" office:value="17.2958285714286" calcext:value-type="float">
            <text:p>17,2958285714286</text:p>
          </table:table-cell>
          <table:table-cell/>
          <table:table-cell table:formula="of:=IF([.P113]&gt;0;[.AJ112]+1;0)" office:value-type="float" office:value="6" calcext:value-type="float">
            <text:p>6</text:p>
          </table:table-cell>
          <table:table-cell table:style-name="Default" table:formula="of:=IF([.Q113]&gt;0;[.AK112]+1;0)" office:value-type="float" office:value="2" calcext:value-type="float">
            <text:p>2</text:p>
          </table:table-cell>
          <table:table-cell table:style-name="Default" table:formula="of:=IF([.R113]&gt;0;[.AL112]+1;0)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053.73" calcext:value-type="float">
            <text:p>2053,73</text:p>
          </table:table-cell>
          <table:table-cell office:value-type="float" office:value="2019.38" calcext:value-type="float">
            <text:p>2019,38</text:p>
          </table:table-cell>
          <table:table-cell office:value-type="float" office:value="2028.4" calcext:value-type="float">
            <text:p>2028,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4]*2" office:value-type="float" office:value="100" calcext:value-type="float">
            <text:p>100</text:p>
          </table:table-cell>
          <table:table-cell table:formula="of:=[.I114]*2" office:value-type="float" office:value="100" calcext:value-type="float">
            <text:p>100</text:p>
          </table:table-cell>
          <table:table-cell table:formula="of:=[.J114]*2" office:value-type="float" office:value="98" calcext:value-type="float">
            <text:p>98</text:p>
          </table:table-cell>
          <table:table-cell/>
          <table:table-cell table:formula="of:=IF([.L114]&gt;=[.$P$2];[.L114];0)" office:value-type="float" office:value="100" calcext:value-type="float">
            <text:p>100</text:p>
          </table:table-cell>
          <table:table-cell table:formula="of:=IF([.M114]&gt;=[.$P$2];[.M114];0)" office:value-type="float" office:value="100" calcext:value-type="float">
            <text:p>100</text:p>
          </table:table-cell>
          <table:table-cell table:formula="of:=IF([.N114]&gt;=[.$P$2];[.N114];0)" office:value-type="float" office:value="98" calcext:value-type="float">
            <text:p>98</text:p>
          </table:table-cell>
          <table:table-cell/>
          <table:table-cell office:value-type="float" office:value="303.726" calcext:value-type="float">
            <text:p>303,726</text:p>
          </table:table-cell>
          <table:table-cell table:style-name="ce9" office:value-type="float" office:value="269.381" calcext:value-type="float">
            <text:p>269,4</text:p>
          </table:table-cell>
          <table:table-cell office:value-type="float" office:value="278.398" calcext:value-type="float">
            <text:p>278,398</text:p>
          </table:table-cell>
          <table:table-cell/>
          <table:table-cell office:value-type="float" office:value="311.518" calcext:value-type="float">
            <text:p>311,518</text:p>
          </table:table-cell>
          <table:table-cell table:style-name="ce9" office:value-type="float" office:value="306.615" calcext:value-type="float">
            <text:p>306,6</text:p>
          </table:table-cell>
          <table:table-cell office:value-type="float" office:value="304.914" calcext:value-type="float">
            <text:p>304,914</text:p>
          </table:table-cell>
          <table:table-cell/>
          <table:table-cell table:formula="of:=[.T114]*100/[.$A114]" office:value-type="float" office:value="17.3557714285714" calcext:value-type="float">
            <text:p>17,3557714285714</text:p>
          </table:table-cell>
          <table:table-cell table:formula="of:=[.U114]*100/[.$A114]" office:value-type="float" office:value="15.3932" calcext:value-type="float">
            <text:p>15,3932</text:p>
          </table:table-cell>
          <table:table-cell table:formula="of:=[.V114]*100/[.$A114]" office:value-type="float" office:value="15.9084571428571" calcext:value-type="float">
            <text:p>15,9084571428571</text:p>
          </table:table-cell>
          <table:table-cell/>
          <table:table-cell table:formula="of:=[.X114]*100/[.$A114]" office:value-type="float" office:value="17.8010285714286" calcext:value-type="float">
            <text:p>17,8010285714286</text:p>
          </table:table-cell>
          <table:table-cell table:formula="of:=[.Y114]*100/[.$A114]" office:value-type="float" office:value="17.5208571428571" calcext:value-type="float">
            <text:p>17,5208571428571</text:p>
          </table:table-cell>
          <table:table-cell table:formula="of:=[.Z114]*100/[.$A114]" office:value-type="float" office:value="17.4236571428571" calcext:value-type="float">
            <text:p>17,4236571428571</text:p>
          </table:table-cell>
          <table:table-cell/>
          <table:table-cell table:formula="of:=IF([.P114]&gt;0;[.AJ113]+1;0)" office:value-type="float" office:value="7" calcext:value-type="float">
            <text:p>7</text:p>
          </table:table-cell>
          <table:table-cell table:style-name="Default" table:formula="of:=IF([.Q114]&gt;0;[.AK113]+1;0)" office:value-type="float" office:value="3" calcext:value-type="float">
            <text:p>3</text:p>
          </table:table-cell>
          <table:table-cell table:style-name="Default" table:formula="of:=IF([.R114]&gt;0;[.AL113]+1;0)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59.12" calcext:value-type="float">
            <text:p>2059,12</text:p>
          </table:table-cell>
          <table:table-cell office:value-type="float" office:value="2009.55" calcext:value-type="float">
            <text:p>2009,55</text:p>
          </table:table-cell>
          <table:table-cell office:value-type="float" office:value="2032.41" calcext:value-type="float">
            <text:p>2032,41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15]*2" office:value-type="float" office:value="100" calcext:value-type="float">
            <text:p>100</text:p>
          </table:table-cell>
          <table:table-cell table:formula="of:=[.I115]*2" office:value-type="float" office:value="100" calcext:value-type="float">
            <text:p>100</text:p>
          </table:table-cell>
          <table:table-cell table:formula="of:=[.J115]*2" office:value-type="float" office:value="100" calcext:value-type="float">
            <text:p>100</text:p>
          </table:table-cell>
          <table:table-cell/>
          <table:table-cell table:formula="of:=IF([.L115]&gt;=[.$P$2];[.L115];0)" office:value-type="float" office:value="100" calcext:value-type="float">
            <text:p>100</text:p>
          </table:table-cell>
          <table:table-cell table:formula="of:=IF([.M115]&gt;=[.$P$2];[.M115];0)" office:value-type="float" office:value="100" calcext:value-type="float">
            <text:p>100</text:p>
          </table:table-cell>
          <table:table-cell table:formula="of:=IF([.N115]&gt;=[.$P$2];[.N115];0)" office:value-type="float" office:value="100" calcext:value-type="float">
            <text:p>100</text:p>
          </table:table-cell>
          <table:table-cell/>
          <table:table-cell office:value-type="float" office:value="309.122" calcext:value-type="float">
            <text:p>309,122</text:p>
          </table:table-cell>
          <table:table-cell table:style-name="ce9" office:value-type="float" office:value="259.552" calcext:value-type="float">
            <text:p>259,6</text:p>
          </table:table-cell>
          <table:table-cell office:value-type="float" office:value="282.409" calcext:value-type="float">
            <text:p>282,409</text:p>
          </table:table-cell>
          <table:table-cell/>
          <table:table-cell office:value-type="float" office:value="364.493" calcext:value-type="float">
            <text:p>364,493</text:p>
          </table:table-cell>
          <table:table-cell table:style-name="ce9" office:value-type="float" office:value="274.046" calcext:value-type="float">
            <text:p>274,0</text:p>
          </table:table-cell>
          <table:table-cell office:value-type="float" office:value="333.467" calcext:value-type="float">
            <text:p>333,467</text:p>
          </table:table-cell>
          <table:table-cell/>
          <table:table-cell table:formula="of:=[.T115]*100/[.$A115]" office:value-type="float" office:value="17.6641142857143" calcext:value-type="float">
            <text:p>17,6641142857143</text:p>
          </table:table-cell>
          <table:table-cell table:formula="of:=[.U115]*100/[.$A115]" office:value-type="float" office:value="14.8315428571429" calcext:value-type="float">
            <text:p>14,8315428571429</text:p>
          </table:table-cell>
          <table:table-cell table:formula="of:=[.V115]*100/[.$A115]" office:value-type="float" office:value="16.1376571428571" calcext:value-type="float">
            <text:p>16,1376571428571</text:p>
          </table:table-cell>
          <table:table-cell/>
          <table:table-cell table:formula="of:=[.X115]*100/[.$A115]" office:value-type="float" office:value="20.8281714285714" calcext:value-type="float">
            <text:p>20,8281714285714</text:p>
          </table:table-cell>
          <table:table-cell table:formula="of:=[.Y115]*100/[.$A115]" office:value-type="float" office:value="15.6597714285714" calcext:value-type="float">
            <text:p>15,6597714285714</text:p>
          </table:table-cell>
          <table:table-cell table:formula="of:=[.Z115]*100/[.$A115]" office:value-type="float" office:value="19.0552571428571" calcext:value-type="float">
            <text:p>19,0552571428571</text:p>
          </table:table-cell>
          <table:table-cell/>
          <table:table-cell table:formula="of:=IF([.P115]&gt;0;[.AJ114]+1;0)" office:value-type="float" office:value="8" calcext:value-type="float">
            <text:p>8</text:p>
          </table:table-cell>
          <table:table-cell table:style-name="Default" table:formula="of:=IF([.Q115]&gt;0;[.AK114]+1;0)" office:value-type="float" office:value="4" calcext:value-type="float">
            <text:p>4</text:p>
          </table:table-cell>
          <table:table-cell table:style-name="Default" table:formula="of:=IF([.R115]&gt;0;[.AL114]+1;0)"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46.48" calcext:value-type="float">
            <text:p>2046,48</text:p>
          </table:table-cell>
          <table:table-cell office:value-type="float" office:value="2015.07" calcext:value-type="float">
            <text:p>2015,07</text:p>
          </table:table-cell>
          <table:table-cell office:value-type="float" office:value="2034.39" calcext:value-type="float">
            <text:p>2034,39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16]*2" office:value-type="float" office:value="100" calcext:value-type="float">
            <text:p>100</text:p>
          </table:table-cell>
          <table:table-cell table:formula="of:=[.I116]*2" office:value-type="float" office:value="100" calcext:value-type="float">
            <text:p>100</text:p>
          </table:table-cell>
          <table:table-cell table:formula="of:=[.J116]*2" office:value-type="float" office:value="98" calcext:value-type="float">
            <text:p>98</text:p>
          </table:table-cell>
          <table:table-cell/>
          <table:table-cell table:formula="of:=IF([.L116]&gt;=[.$P$2];[.L116];0)" office:value-type="float" office:value="100" calcext:value-type="float">
            <text:p>100</text:p>
          </table:table-cell>
          <table:table-cell table:formula="of:=IF([.M116]&gt;=[.$P$2];[.M116];0)" office:value-type="float" office:value="100" calcext:value-type="float">
            <text:p>100</text:p>
          </table:table-cell>
          <table:table-cell table:formula="of:=IF([.N116]&gt;=[.$P$2];[.N116];0)" office:value-type="float" office:value="98" calcext:value-type="float">
            <text:p>98</text:p>
          </table:table-cell>
          <table:table-cell/>
          <table:table-cell office:value-type="float" office:value="296.482" calcext:value-type="float">
            <text:p>296,482</text:p>
          </table:table-cell>
          <table:table-cell table:style-name="ce9" office:value-type="float" office:value="265.074" calcext:value-type="float">
            <text:p>265,1</text:p>
          </table:table-cell>
          <table:table-cell office:value-type="float" office:value="284.389" calcext:value-type="float">
            <text:p>284,389</text:p>
          </table:table-cell>
          <table:table-cell/>
          <table:table-cell office:value-type="float" office:value="310.946" calcext:value-type="float">
            <text:p>310,946</text:p>
          </table:table-cell>
          <table:table-cell table:style-name="ce9" office:value-type="float" office:value="269.822" calcext:value-type="float">
            <text:p>269,8</text:p>
          </table:table-cell>
          <table:table-cell office:value-type="float" office:value="301.961" calcext:value-type="float">
            <text:p>301,961</text:p>
          </table:table-cell>
          <table:table-cell/>
          <table:table-cell table:formula="of:=[.T116]*100/[.$A116]" office:value-type="float" office:value="16.9418285714286" calcext:value-type="float">
            <text:p>16,9418285714286</text:p>
          </table:table-cell>
          <table:table-cell table:formula="of:=[.U116]*100/[.$A116]" office:value-type="float" office:value="15.1470857142857" calcext:value-type="float">
            <text:p>15,1470857142857</text:p>
          </table:table-cell>
          <table:table-cell table:formula="of:=[.V116]*100/[.$A116]" office:value-type="float" office:value="16.2508" calcext:value-type="float">
            <text:p>16,2508</text:p>
          </table:table-cell>
          <table:table-cell/>
          <table:table-cell table:formula="of:=[.X116]*100/[.$A116]" office:value-type="float" office:value="17.7683428571429" calcext:value-type="float">
            <text:p>17,7683428571429</text:p>
          </table:table-cell>
          <table:table-cell table:formula="of:=[.Y116]*100/[.$A116]" office:value-type="float" office:value="15.4184" calcext:value-type="float">
            <text:p>15,4184</text:p>
          </table:table-cell>
          <table:table-cell table:formula="of:=[.Z116]*100/[.$A116]" office:value-type="float" office:value="17.2549142857143" calcext:value-type="float">
            <text:p>17,2549142857143</text:p>
          </table:table-cell>
          <table:table-cell/>
          <table:table-cell table:formula="of:=IF([.P116]&gt;0;[.AJ115]+1;0)" office:value-type="float" office:value="9" calcext:value-type="float">
            <text:p>9</text:p>
          </table:table-cell>
          <table:table-cell table:style-name="Default" table:formula="of:=IF([.Q116]&gt;0;[.AK115]+1;0)" office:value-type="float" office:value="5" calcext:value-type="float">
            <text:p>5</text:p>
          </table:table-cell>
          <table:table-cell table:style-name="Default" table:formula="of:=IF([.R116]&gt;0;[.AL115]+1;0)" office:value-type="float" office:value="6" calcext:value-type="float">
            <text:p>6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41.7" calcext:value-type="float">
            <text:p>2041,7</text:p>
          </table:table-cell>
          <table:table-cell office:value-type="float" office:value="1988.28" calcext:value-type="float">
            <text:p>1988,28</text:p>
          </table:table-cell>
          <table:table-cell office:value-type="float" office:value="2039.54" calcext:value-type="float">
            <text:p>2039,54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17]*2" office:value-type="float" office:value="100" calcext:value-type="float">
            <text:p>100</text:p>
          </table:table-cell>
          <table:table-cell table:formula="of:=[.I117]*2" office:value-type="float" office:value="100" calcext:value-type="float">
            <text:p>100</text:p>
          </table:table-cell>
          <table:table-cell table:formula="of:=[.J117]*2" office:value-type="float" office:value="100" calcext:value-type="float">
            <text:p>100</text:p>
          </table:table-cell>
          <table:table-cell/>
          <table:table-cell table:formula="of:=IF([.L117]&gt;=[.$P$2];[.L117];0)" office:value-type="float" office:value="100" calcext:value-type="float">
            <text:p>100</text:p>
          </table:table-cell>
          <table:table-cell table:formula="of:=IF([.M117]&gt;=[.$P$2];[.M117];0)" office:value-type="float" office:value="100" calcext:value-type="float">
            <text:p>100</text:p>
          </table:table-cell>
          <table:table-cell table:formula="of:=IF([.N117]&gt;=[.$P$2];[.N117];0)" office:value-type="float" office:value="100" calcext:value-type="float">
            <text:p>100</text:p>
          </table:table-cell>
          <table:table-cell/>
          <table:table-cell office:value-type="float" office:value="291.699" calcext:value-type="float">
            <text:p>291,699</text:p>
          </table:table-cell>
          <table:table-cell table:style-name="ce9" office:value-type="float" office:value="238.284" calcext:value-type="float">
            <text:p>238,3</text:p>
          </table:table-cell>
          <table:table-cell office:value-type="float" office:value="289.544" calcext:value-type="float">
            <text:p>289,544</text:p>
          </table:table-cell>
          <table:table-cell/>
          <table:table-cell office:value-type="float" office:value="307.572" calcext:value-type="float">
            <text:p>307,572</text:p>
          </table:table-cell>
          <table:table-cell table:style-name="ce9" office:value-type="float" office:value="266.428" calcext:value-type="float">
            <text:p>266,4</text:p>
          </table:table-cell>
          <table:table-cell office:value-type="float" office:value="299.059" calcext:value-type="float">
            <text:p>299,059</text:p>
          </table:table-cell>
          <table:table-cell/>
          <table:table-cell table:formula="of:=[.T117]*100/[.$A117]" office:value-type="float" office:value="16.6685142857143" calcext:value-type="float">
            <text:p>16,6685142857143</text:p>
          </table:table-cell>
          <table:table-cell table:formula="of:=[.U117]*100/[.$A117]" office:value-type="float" office:value="13.6162285714286" calcext:value-type="float">
            <text:p>13,6162285714286</text:p>
          </table:table-cell>
          <table:table-cell table:formula="of:=[.V117]*100/[.$A117]" office:value-type="float" office:value="16.5453714285714" calcext:value-type="float">
            <text:p>16,5453714285714</text:p>
          </table:table-cell>
          <table:table-cell/>
          <table:table-cell table:formula="of:=[.X117]*100/[.$A117]" office:value-type="float" office:value="17.5755428571429" calcext:value-type="float">
            <text:p>17,5755428571429</text:p>
          </table:table-cell>
          <table:table-cell table:formula="of:=[.Y117]*100/[.$A117]" office:value-type="float" office:value="15.2244571428571" calcext:value-type="float">
            <text:p>15,2244571428571</text:p>
          </table:table-cell>
          <table:table-cell table:formula="of:=[.Z117]*100/[.$A117]" office:value-type="float" office:value="17.0890857142857" calcext:value-type="float">
            <text:p>17,0890857142857</text:p>
          </table:table-cell>
          <table:table-cell/>
          <table:table-cell table:formula="of:=IF([.P117]&gt;0;[.AJ116]+1;0)" office:value-type="float" office:value="10" calcext:value-type="float">
            <text:p>10</text:p>
          </table:table-cell>
          <table:table-cell table:style-name="Default" table:formula="of:=IF([.Q117]&gt;0;[.AK116]+1;0)" office:value-type="float" office:value="6" calcext:value-type="float">
            <text:p>6</text:p>
          </table:table-cell>
          <table:table-cell table:style-name="Default" table:formula="of:=IF([.R117]&gt;0;[.AL116]+1;0)" office:value-type="float" office:value="7" calcext:value-type="float">
            <text:p>7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49.52" calcext:value-type="float">
            <text:p>2049,52</text:p>
          </table:table-cell>
          <table:table-cell office:value-type="float" office:value="2014.12" calcext:value-type="float">
            <text:p>2014,12</text:p>
          </table:table-cell>
          <table:table-cell office:value-type="float" office:value="2040.21" calcext:value-type="float">
            <text:p>2040,2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118]*2" office:value-type="float" office:value="100" calcext:value-type="float">
            <text:p>100</text:p>
          </table:table-cell>
          <table:table-cell table:formula="of:=[.I118]*2" office:value-type="float" office:value="96" calcext:value-type="float">
            <text:p>96</text:p>
          </table:table-cell>
          <table:table-cell table:formula="of:=[.J118]*2" office:value-type="float" office:value="100" calcext:value-type="float">
            <text:p>100</text:p>
          </table:table-cell>
          <table:table-cell/>
          <table:table-cell table:formula="of:=IF([.L118]&gt;=[.$P$2];[.L118];0)" office:value-type="float" office:value="100" calcext:value-type="float">
            <text:p>100</text:p>
          </table:table-cell>
          <table:table-cell table:formula="of:=IF([.M118]&gt;=[.$P$2];[.M118];0)" office:value-type="float" office:value="96" calcext:value-type="float">
            <text:p>96</text:p>
          </table:table-cell>
          <table:table-cell table:formula="of:=IF([.N118]&gt;=[.$P$2];[.N118];0)" office:value-type="float" office:value="100" calcext:value-type="float">
            <text:p>100</text:p>
          </table:table-cell>
          <table:table-cell/>
          <table:table-cell office:value-type="float" office:value="299.523" calcext:value-type="float">
            <text:p>299,523</text:p>
          </table:table-cell>
          <table:table-cell table:style-name="ce9" office:value-type="float" office:value="264.12" calcext:value-type="float">
            <text:p>264,1</text:p>
          </table:table-cell>
          <table:table-cell office:value-type="float" office:value="290.213" calcext:value-type="float">
            <text:p>290,213</text:p>
          </table:table-cell>
          <table:table-cell/>
          <table:table-cell office:value-type="float" office:value="502.37" calcext:value-type="float">
            <text:p>502,37</text:p>
          </table:table-cell>
          <table:table-cell table:style-name="ce9" office:value-type="float" office:value="300.877" calcext:value-type="float">
            <text:p>300,9</text:p>
          </table:table-cell>
          <table:table-cell office:value-type="float" office:value="416.057" calcext:value-type="float">
            <text:p>416,057</text:p>
          </table:table-cell>
          <table:table-cell/>
          <table:table-cell table:formula="of:=[.T118]*100/[.$A118]" office:value-type="float" office:value="17.1156" calcext:value-type="float">
            <text:p>17,1156</text:p>
          </table:table-cell>
          <table:table-cell table:formula="of:=[.U118]*100/[.$A118]" office:value-type="float" office:value="15.0925714285714" calcext:value-type="float">
            <text:p>15,0925714285714</text:p>
          </table:table-cell>
          <table:table-cell table:formula="of:=[.V118]*100/[.$A118]" office:value-type="float" office:value="16.5836" calcext:value-type="float">
            <text:p>16,5836</text:p>
          </table:table-cell>
          <table:table-cell/>
          <table:table-cell table:formula="of:=[.X118]*100/[.$A118]" office:value-type="float" office:value="28.7068571428571" calcext:value-type="float">
            <text:p>28,7068571428571</text:p>
          </table:table-cell>
          <table:table-cell table:formula="of:=[.Y118]*100/[.$A118]" office:value-type="float" office:value="17.1929714285714" calcext:value-type="float">
            <text:p>17,1929714285714</text:p>
          </table:table-cell>
          <table:table-cell table:formula="of:=[.Z118]*100/[.$A118]" office:value-type="float" office:value="23.7746857142857" calcext:value-type="float">
            <text:p>23,7746857142857</text:p>
          </table:table-cell>
          <table:table-cell/>
          <table:table-cell table:formula="of:=IF([.P118]&gt;0;[.AJ117]+1;0)" office:value-type="float" office:value="11" calcext:value-type="float">
            <text:p>11</text:p>
          </table:table-cell>
          <table:table-cell table:style-name="Default" table:formula="of:=IF([.Q118]&gt;0;[.AK117]+1;0)" office:value-type="float" office:value="7" calcext:value-type="float">
            <text:p>7</text:p>
          </table:table-cell>
          <table:table-cell table:style-name="Default" table:formula="of:=IF([.R118]&gt;0;[.AL117]+1;0)" office:value-type="float" office:value="8" calcext:value-type="float">
            <text:p>8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067.47" calcext:value-type="float">
            <text:p>2067,47</text:p>
          </table:table-cell>
          <table:table-cell office:value-type="float" office:value="2011.71" calcext:value-type="float">
            <text:p>2011,71</text:p>
          </table:table-cell>
          <table:table-cell office:value-type="float" office:value="2032.99" calcext:value-type="float">
            <text:p>2032,9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/>
          <table:table-cell table:formula="of:=[.H119]*2" office:value-type="float" office:value="100" calcext:value-type="float">
            <text:p>100</text:p>
          </table:table-cell>
          <table:table-cell table:formula="of:=[.I119]*2" office:value-type="float" office:value="98" calcext:value-type="float">
            <text:p>98</text:p>
          </table:table-cell>
          <table:table-cell table:formula="of:=[.J119]*2" office:value-type="float" office:value="98" calcext:value-type="float">
            <text:p>98</text:p>
          </table:table-cell>
          <table:table-cell/>
          <table:table-cell table:formula="of:=IF([.L119]&gt;=[.$P$2];[.L119];0)" office:value-type="float" office:value="100" calcext:value-type="float">
            <text:p>100</text:p>
          </table:table-cell>
          <table:table-cell table:formula="of:=IF([.M119]&gt;=[.$P$2];[.M119];0)" office:value-type="float" office:value="98" calcext:value-type="float">
            <text:p>98</text:p>
          </table:table-cell>
          <table:table-cell table:formula="of:=IF([.N119]&gt;=[.$P$2];[.N119];0)" office:value-type="float" office:value="98" calcext:value-type="float">
            <text:p>98</text:p>
          </table:table-cell>
          <table:table-cell/>
          <table:table-cell office:value-type="float" office:value="317.467" calcext:value-type="float">
            <text:p>317,467</text:p>
          </table:table-cell>
          <table:table-cell table:style-name="ce9" office:value-type="float" office:value="261.706" calcext:value-type="float">
            <text:p>261,7</text:p>
          </table:table-cell>
          <table:table-cell office:value-type="float" office:value="282.992" calcext:value-type="float">
            <text:p>282,992</text:p>
          </table:table-cell>
          <table:table-cell/>
          <table:table-cell office:value-type="float" office:value="352.43" calcext:value-type="float">
            <text:p>352,43</text:p>
          </table:table-cell>
          <table:table-cell table:style-name="ce9" office:value-type="float" office:value="294.466" calcext:value-type="float">
            <text:p>294,5</text:p>
          </table:table-cell>
          <table:table-cell office:value-type="float" office:value="291.265" calcext:value-type="float">
            <text:p>291,265</text:p>
          </table:table-cell>
          <table:table-cell/>
          <table:table-cell table:formula="of:=[.T119]*100/[.$A119]" office:value-type="float" office:value="18.1409714285714" calcext:value-type="float">
            <text:p>18,1409714285714</text:p>
          </table:table-cell>
          <table:table-cell table:formula="of:=[.U119]*100/[.$A119]" office:value-type="float" office:value="14.9546285714286" calcext:value-type="float">
            <text:p>14,9546285714286</text:p>
          </table:table-cell>
          <table:table-cell table:formula="of:=[.V119]*100/[.$A119]" office:value-type="float" office:value="16.1709714285714" calcext:value-type="float">
            <text:p>16,1709714285714</text:p>
          </table:table-cell>
          <table:table-cell/>
          <table:table-cell table:formula="of:=[.X119]*100/[.$A119]" office:value-type="float" office:value="20.1388571428571" calcext:value-type="float">
            <text:p>20,1388571428571</text:p>
          </table:table-cell>
          <table:table-cell table:formula="of:=[.Y119]*100/[.$A119]" office:value-type="float" office:value="16.8266285714286" calcext:value-type="float">
            <text:p>16,8266285714286</text:p>
          </table:table-cell>
          <table:table-cell table:formula="of:=[.Z119]*100/[.$A119]" office:value-type="float" office:value="16.6437142857143" calcext:value-type="float">
            <text:p>16,6437142857143</text:p>
          </table:table-cell>
          <table:table-cell/>
          <table:table-cell table:formula="of:=IF([.P119]&gt;0;[.AJ118]+1;0)" office:value-type="float" office:value="12" calcext:value-type="float">
            <text:p>12</text:p>
          </table:table-cell>
          <table:table-cell table:style-name="Default" table:formula="of:=IF([.Q119]&gt;0;[.AK118]+1;0)" office:value-type="float" office:value="8" calcext:value-type="float">
            <text:p>8</text:p>
          </table:table-cell>
          <table:table-cell table:style-name="Default" table:formula="of:=IF([.R119]&gt;0;[.AL118]+1;0)" office:value-type="float" office:value="9" calcext:value-type="float">
            <text:p>9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049.37" calcext:value-type="float">
            <text:p>2049,37</text:p>
          </table:table-cell>
          <table:table-cell office:value-type="float" office:value="1973.8" calcext:value-type="float">
            <text:p>1973,8</text:p>
          </table:table-cell>
          <table:table-cell office:value-type="float" office:value="2030.75" calcext:value-type="float">
            <text:p>2030,7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H120]*2" office:value-type="float" office:value="100" calcext:value-type="float">
            <text:p>100</text:p>
          </table:table-cell>
          <table:table-cell table:formula="of:=[.I120]*2" office:value-type="float" office:value="96" calcext:value-type="float">
            <text:p>96</text:p>
          </table:table-cell>
          <table:table-cell table:formula="of:=[.J120]*2" office:value-type="float" office:value="70" calcext:value-type="float">
            <text:p>70</text:p>
          </table:table-cell>
          <table:table-cell/>
          <table:table-cell table:formula="of:=IF([.L120]&gt;=[.$P$2];[.L120];0)" office:value-type="float" office:value="100" calcext:value-type="float">
            <text:p>100</text:p>
          </table:table-cell>
          <table:table-cell table:formula="of:=IF([.M120]&gt;=[.$P$2];[.M120];0)" office:value-type="float" office:value="96" calcext:value-type="float">
            <text:p>96</text:p>
          </table:table-cell>
          <table:table-cell table:formula="of:=IF([.N120]&gt;=[.$P$2];[.N120];0)" office:value-type="float" office:value="0" calcext:value-type="float">
            <text:p>0</text:p>
          </table:table-cell>
          <table:table-cell/>
          <table:table-cell office:value-type="float" office:value="299.368" calcext:value-type="float">
            <text:p>299,368</text:p>
          </table:table-cell>
          <table:table-cell table:style-name="ce9" office:value-type="float" office:value="223.795" calcext:value-type="float">
            <text:p>223,8</text:p>
          </table:table-cell>
          <table:table-cell office:value-type="float" office:value="280.748" calcext:value-type="float">
            <text:p>280,748</text:p>
          </table:table-cell>
          <table:table-cell/>
          <table:table-cell office:value-type="float" office:value="341.181" calcext:value-type="float">
            <text:p>341,181</text:p>
          </table:table-cell>
          <table:table-cell table:style-name="ce9" office:value-type="float" office:value="296.585" calcext:value-type="float">
            <text:p>296,6</text:p>
          </table:table-cell>
          <table:table-cell office:value-type="float" office:value="289.551" calcext:value-type="float">
            <text:p>289,551</text:p>
          </table:table-cell>
          <table:table-cell/>
          <table:table-cell table:formula="of:=[.T120]*100/[.$A120]" office:value-type="float" office:value="17.1067428571429" calcext:value-type="float">
            <text:p>17,1067428571429</text:p>
          </table:table-cell>
          <table:table-cell table:formula="of:=[.U120]*100/[.$A120]" office:value-type="float" office:value="12.7882857142857" calcext:value-type="float">
            <text:p>12,7882857142857</text:p>
          </table:table-cell>
          <table:table-cell table:formula="of:=[.V120]*100/[.$A120]" office:value-type="float" office:value="16.0427428571429" calcext:value-type="float">
            <text:p>16,0427428571429</text:p>
          </table:table-cell>
          <table:table-cell/>
          <table:table-cell table:formula="of:=[.X120]*100/[.$A120]" office:value-type="float" office:value="19.4960571428571" calcext:value-type="float">
            <text:p>19,4960571428571</text:p>
          </table:table-cell>
          <table:table-cell table:formula="of:=[.Y120]*100/[.$A120]" office:value-type="float" office:value="16.9477142857143" calcext:value-type="float">
            <text:p>16,9477142857143</text:p>
          </table:table-cell>
          <table:table-cell table:formula="of:=[.Z120]*100/[.$A120]" office:value-type="float" office:value="16.5457714285714" calcext:value-type="float">
            <text:p>16,5457714285714</text:p>
          </table:table-cell>
          <table:table-cell/>
          <table:table-cell table:formula="of:=IF([.P120]&gt;0;[.AJ119]+1;0)" office:value-type="float" office:value="13" calcext:value-type="float">
            <text:p>13</text:p>
          </table:table-cell>
          <table:table-cell table:style-name="Default" table:formula="of:=IF([.Q120]&gt;0;[.AK119]+1;0)" office:value-type="float" office:value="9" calcext:value-type="float">
            <text:p>9</text:p>
          </table:table-cell>
          <table:table-cell table:style-name="Default" table:formula="of:=IF([.R120]&gt;0;[.AL11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083.2" calcext:value-type="float">
            <text:p>2083,2</text:p>
          </table:table-cell>
          <table:table-cell office:value-type="float" office:value="2028.06" calcext:value-type="float">
            <text:p>2028,06</text:p>
          </table:table-cell>
          <table:table-cell office:value-type="float" office:value="2029.21" calcext:value-type="float">
            <text:p>2029,2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H121]*2" office:value-type="float" office:value="74" calcext:value-type="float">
            <text:p>74</text:p>
          </table:table-cell>
          <table:table-cell table:formula="of:=[.I121]*2" office:value-type="float" office:value="100" calcext:value-type="float">
            <text:p>100</text:p>
          </table:table-cell>
          <table:table-cell table:formula="of:=[.J121]*2" office:value-type="float" office:value="60" calcext:value-type="float">
            <text:p>60</text:p>
          </table:table-cell>
          <table:table-cell/>
          <table:table-cell table:formula="of:=IF([.L121]&gt;=[.$P$2];[.L121];0)" office:value-type="float" office:value="0" calcext:value-type="float">
            <text:p>0</text:p>
          </table:table-cell>
          <table:table-cell table:formula="of:=IF([.M121]&gt;=[.$P$2];[.M121];0)" office:value-type="float" office:value="100" calcext:value-type="float">
            <text:p>100</text:p>
          </table:table-cell>
          <table:table-cell table:formula="of:=IF([.N121]&gt;=[.$P$2];[.N121];0)" office:value-type="float" office:value="0" calcext:value-type="float">
            <text:p>0</text:p>
          </table:table-cell>
          <table:table-cell/>
          <table:table-cell office:value-type="float" office:value="333.196" calcext:value-type="float">
            <text:p>333,196</text:p>
          </table:table-cell>
          <table:table-cell table:style-name="ce9" office:value-type="float" office:value="278.055" calcext:value-type="float">
            <text:p>278,1</text:p>
          </table:table-cell>
          <table:table-cell office:value-type="float" office:value="279.209" calcext:value-type="float">
            <text:p>279,209</text:p>
          </table:table-cell>
          <table:table-cell/>
          <table:table-cell office:value-type="float" office:value="344.362" calcext:value-type="float">
            <text:p>344,362</text:p>
          </table:table-cell>
          <table:table-cell table:style-name="ce9" office:value-type="float" office:value="294.338" calcext:value-type="float">
            <text:p>294,3</text:p>
          </table:table-cell>
          <table:table-cell office:value-type="float" office:value="307.557" calcext:value-type="float">
            <text:p>307,557</text:p>
          </table:table-cell>
          <table:table-cell/>
          <table:table-cell table:formula="of:=[.T121]*100/[.$A121]" office:value-type="float" office:value="19.0397714285714" calcext:value-type="float">
            <text:p>19,0397714285714</text:p>
          </table:table-cell>
          <table:table-cell table:formula="of:=[.U121]*100/[.$A121]" office:value-type="float" office:value="15.8888571428571" calcext:value-type="float">
            <text:p>15,8888571428571</text:p>
          </table:table-cell>
          <table:table-cell table:formula="of:=[.V121]*100/[.$A121]" office:value-type="float" office:value="15.9548" calcext:value-type="float">
            <text:p>15,9548</text:p>
          </table:table-cell>
          <table:table-cell/>
          <table:table-cell table:formula="of:=[.X121]*100/[.$A121]" office:value-type="float" office:value="19.6778285714286" calcext:value-type="float">
            <text:p>19,6778285714286</text:p>
          </table:table-cell>
          <table:table-cell table:formula="of:=[.Y121]*100/[.$A121]" office:value-type="float" office:value="16.8193142857143" calcext:value-type="float">
            <text:p>16,8193142857143</text:p>
          </table:table-cell>
          <table:table-cell table:formula="of:=[.Z121]*100/[.$A121]" office:value-type="float" office:value="17.5746857142857" calcext:value-type="float">
            <text:p>17,5746857142857</text:p>
          </table:table-cell>
          <table:table-cell/>
          <table:table-cell table:formula="of:=IF([.P121]&gt;0;[.AJ120]+1;0)" office:value-type="float" office:value="0" calcext:value-type="float">
            <text:p>0</text:p>
          </table:table-cell>
          <table:table-cell table:style-name="Default" table:formula="of:=IF([.Q121]&gt;0;[.AK120]+1;0)" office:value-type="float" office:value="10" calcext:value-type="float">
            <text:p>10</text:p>
          </table:table-cell>
          <table:table-cell table:style-name="Default" table:formula="of:=IF([.R121]&gt;0;[.AL12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72.35" calcext:value-type="float">
            <text:p>2072,35</text:p>
          </table:table-cell>
          <table:table-cell office:value-type="float" office:value="2039.87" calcext:value-type="float">
            <text:p>2039,87</text:p>
          </table:table-cell>
          <table:table-cell office:value-type="float" office:value="2038.51" calcext:value-type="float">
            <text:p>2038,5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H122]*2" office:value-type="float" office:value="10" calcext:value-type="float">
            <text:p>10</text:p>
          </table:table-cell>
          <table:table-cell table:formula="of:=[.I122]*2" office:value-type="float" office:value="80" calcext:value-type="float">
            <text:p>80</text:p>
          </table:table-cell>
          <table:table-cell table:formula="of:=[.J122]*2" office:value-type="float" office:value="20" calcext:value-type="float">
            <text:p>20</text:p>
          </table:table-cell>
          <table:table-cell/>
          <table:table-cell table:formula="of:=IF([.L122]&gt;=[.$P$2];[.L122];0)" office:value-type="float" office:value="0" calcext:value-type="float">
            <text:p>0</text:p>
          </table:table-cell>
          <table:table-cell table:formula="of:=IF([.M122]&gt;=[.$P$2];[.M122];0)" office:value-type="float" office:value="80" calcext:value-type="float">
            <text:p>80</text:p>
          </table:table-cell>
          <table:table-cell table:formula="of:=IF([.N122]&gt;=[.$P$2];[.N122];0)" office:value-type="float" office:value="0" calcext:value-type="float">
            <text:p>0</text:p>
          </table:table-cell>
          <table:table-cell/>
          <table:table-cell office:value-type="float" office:value="322.349" calcext:value-type="float">
            <text:p>322,349</text:p>
          </table:table-cell>
          <table:table-cell table:style-name="ce9" office:value-type="float" office:value="289.867" calcext:value-type="float">
            <text:p>289,9</text:p>
          </table:table-cell>
          <table:table-cell office:value-type="float" office:value="288.507" calcext:value-type="float">
            <text:p>288,507</text:p>
          </table:table-cell>
          <table:table-cell/>
          <table:table-cell office:value-type="float" office:value="344.905" calcext:value-type="float">
            <text:p>344,905</text:p>
          </table:table-cell>
          <table:table-cell table:style-name="ce9" office:value-type="float" office:value="296.093" calcext:value-type="float">
            <text:p>296,1</text:p>
          </table:table-cell>
          <table:table-cell office:value-type="float" office:value="314.643" calcext:value-type="float">
            <text:p>314,643</text:p>
          </table:table-cell>
          <table:table-cell/>
          <table:table-cell table:formula="of:=[.T122]*100/[.$A122]" office:value-type="float" office:value="18.4199428571429" calcext:value-type="float">
            <text:p>18,4199428571429</text:p>
          </table:table-cell>
          <table:table-cell table:formula="of:=[.U122]*100/[.$A122]" office:value-type="float" office:value="16.5638285714286" calcext:value-type="float">
            <text:p>16,5638285714286</text:p>
          </table:table-cell>
          <table:table-cell table:formula="of:=[.V122]*100/[.$A122]" office:value-type="float" office:value="16.4861142857143" calcext:value-type="float">
            <text:p>16,4861142857143</text:p>
          </table:table-cell>
          <table:table-cell/>
          <table:table-cell table:formula="of:=[.X122]*100/[.$A122]" office:value-type="float" office:value="19.7088571428571" calcext:value-type="float">
            <text:p>19,7088571428571</text:p>
          </table:table-cell>
          <table:table-cell table:formula="of:=[.Y122]*100/[.$A122]" office:value-type="float" office:value="16.9196" calcext:value-type="float">
            <text:p>16,9196</text:p>
          </table:table-cell>
          <table:table-cell table:formula="of:=[.Z122]*100/[.$A122]" office:value-type="float" office:value="17.9796" calcext:value-type="float">
            <text:p>17,9796</text:p>
          </table:table-cell>
          <table:table-cell/>
          <table:table-cell table:formula="of:=IF([.P122]&gt;0;[.AJ121]+1;0)" office:value-type="float" office:value="0" calcext:value-type="float">
            <text:p>0</text:p>
          </table:table-cell>
          <table:table-cell table:style-name="Default" table:formula="of:=IF([.Q122]&gt;0;[.AK121]+1;0)" office:value-type="float" office:value="11" calcext:value-type="float">
            <text:p>11</text:p>
          </table:table-cell>
          <table:table-cell table:style-name="Default" table:formula="of:=IF([.R122]&gt;0;[.AL12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91.11" calcext:value-type="float">
            <text:p>2091,11</text:p>
          </table:table-cell>
          <table:table-cell office:value-type="float" office:value="2035.56" calcext:value-type="float">
            <text:p>2035,5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formula="of:=[.H123]*2" office:value-type="float" office:value="72" calcext:value-type="float">
            <text:p>72</text:p>
          </table:table-cell>
          <table:table-cell table:formula="of:=[.I123]*2" office:value-type="float" office:value="24" calcext:value-type="float">
            <text:p>24</text:p>
          </table:table-cell>
          <table:table-cell table:formula="of:=[.J123]*2" office:value-type="float" office:value="0" calcext:value-type="float">
            <text:p>0</text:p>
          </table:table-cell>
          <table:table-cell/>
          <table:table-cell table:formula="of:=IF([.L123]&gt;=[.$P$2];[.L123];0)" office:value-type="float" office:value="0" calcext:value-type="float">
            <text:p>0</text:p>
          </table:table-cell>
          <table:table-cell table:formula="of:=IF([.M123]&gt;=[.$P$2];[.M123];0)" office:value-type="float" office:value="0" calcext:value-type="float">
            <text:p>0</text:p>
          </table:table-cell>
          <table:table-cell table:formula="of:=IF([.N123]&gt;=[.$P$2];[.N123];0)" office:value-type="float" office:value="0" calcext:value-type="float">
            <text:p>0</text:p>
          </table:table-cell>
          <table:table-cell/>
          <table:table-cell office:value-type="float" office:value="341.111" calcext:value-type="float">
            <text:p>341,111</text:p>
          </table:table-cell>
          <table:table-cell table:style-name="ce9" office:value-type="float" office:value="285.562" calcext:value-type="float">
            <text:p>285,6</text:p>
          </table:table-cell>
          <table:table-cell table:number-columns-repeated="2"/>
          <table:table-cell office:value-type="float" office:value="344.74" calcext:value-type="float">
            <text:p>344,74</text:p>
          </table:table-cell>
          <table:table-cell table:style-name="ce9" office:value-type="float" office:value="297.085" calcext:value-type="float">
            <text:p>297,1</text:p>
          </table:table-cell>
          <table:table-cell table:number-columns-repeated="2"/>
          <table:table-cell table:formula="of:=[.T123]*100/[.$A123]" office:value-type="float" office:value="19.4920571428571" calcext:value-type="float">
            <text:p>19,4920571428571</text:p>
          </table:table-cell>
          <table:table-cell table:formula="of:=[.U123]*100/[.$A123]" office:value-type="float" office:value="16.3178285714286" calcext:value-type="float">
            <text:p>16,3178285714286</text:p>
          </table:table-cell>
          <table:table-cell table:formula="of:=[.V123]*100/[.$A123]" office:value-type="float" office:value="0" calcext:value-type="float">
            <text:p>0</text:p>
          </table:table-cell>
          <table:table-cell/>
          <table:table-cell table:formula="of:=[.X123]*100/[.$A123]" office:value-type="float" office:value="19.6994285714286" calcext:value-type="float">
            <text:p>19,6994285714286</text:p>
          </table:table-cell>
          <table:table-cell table:formula="of:=[.Y123]*100/[.$A123]" office:value-type="float" office:value="16.9762857142857" calcext:value-type="float">
            <text:p>16,9762857142857</text:p>
          </table:table-cell>
          <table:table-cell table:formula="of:=[.Z123]*100/[.$A123]" office:value-type="float" office:value="0" calcext:value-type="float">
            <text:p>0</text:p>
          </table:table-cell>
          <table:table-cell/>
          <table:table-cell table:formula="of:=IF([.P123]&gt;0;[.AJ122]+1;0)" office:value-type="float" office:value="0" calcext:value-type="float">
            <text:p>0</text:p>
          </table:table-cell>
          <table:table-cell table:style-name="Default" table:formula="of:=IF([.Q123]&gt;0;[.AK122]+1;0)" office:value-type="float" office:value="0" calcext:value-type="float">
            <text:p>0</text:p>
          </table:table-cell>
          <table:table-cell table:style-name="Default" table:formula="of:=IF([.R123]&gt;0;[.AL12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074.47" calcext:value-type="float">
            <text:p>2074,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24]*2" office:value-type="float" office:value="46" calcext:value-type="float">
            <text:p>46</text:p>
          </table:table-cell>
          <table:table-cell table:formula="of:=[.I124]*2" office:value-type="float" office:value="0" calcext:value-type="float">
            <text:p>0</text:p>
          </table:table-cell>
          <table:table-cell table:formula="of:=[.J124]*2" office:value-type="float" office:value="0" calcext:value-type="float">
            <text:p>0</text:p>
          </table:table-cell>
          <table:table-cell/>
          <table:table-cell table:formula="of:=IF([.L124]&gt;=[.$P$2];[.L124];0)" office:value-type="float" office:value="0" calcext:value-type="float">
            <text:p>0</text:p>
          </table:table-cell>
          <table:table-cell table:formula="of:=IF([.M124]&gt;=[.$P$2];[.M124];0)" office:value-type="float" office:value="0" calcext:value-type="float">
            <text:p>0</text:p>
          </table:table-cell>
          <table:table-cell table:formula="of:=IF([.N124]&gt;=[.$P$2];[.N124];0)" office:value-type="float" office:value="0" calcext:value-type="float">
            <text:p>0</text:p>
          </table:table-cell>
          <table:table-cell/>
          <table:table-cell office:value-type="float" office:value="324.473" calcext:value-type="float">
            <text:p>324,473</text:p>
          </table:table-cell>
          <table:table-cell table:number-columns-repeated="3"/>
          <table:table-cell office:value-type="float" office:value="390.235" calcext:value-type="float">
            <text:p>390,235</text:p>
          </table:table-cell>
          <table:table-cell table:number-columns-repeated="3"/>
          <table:table-cell table:formula="of:=[.T124]*100/[.$A124]" office:value-type="float" office:value="18.5413142857143" calcext:value-type="float">
            <text:p>18,5413142857143</text:p>
          </table:table-cell>
          <table:table-cell table:formula="of:=[.U124]*100/[.$A124]" office:value-type="float" office:value="0" calcext:value-type="float">
            <text:p>0</text:p>
          </table:table-cell>
          <table:table-cell table:formula="of:=[.V124]*100/[.$A124]" office:value-type="float" office:value="0" calcext:value-type="float">
            <text:p>0</text:p>
          </table:table-cell>
          <table:table-cell/>
          <table:table-cell table:formula="of:=[.X124]*100/[.$A124]" office:value-type="float" office:value="22.2991428571429" calcext:value-type="float">
            <text:p>22,2991428571429</text:p>
          </table:table-cell>
          <table:table-cell table:formula="of:=[.Y124]*100/[.$A124]" office:value-type="float" office:value="0" calcext:value-type="float">
            <text:p>0</text:p>
          </table:table-cell>
          <table:table-cell table:formula="of:=[.Z124]*100/[.$A124]" office:value-type="float" office:value="0" calcext:value-type="float">
            <text:p>0</text:p>
          </table:table-cell>
          <table:table-cell/>
          <table:table-cell table:formula="of:=IF([.P124]&gt;0;[.AJ123]+1;0)" office:value-type="float" office:value="0" calcext:value-type="float">
            <text:p>0</text:p>
          </table:table-cell>
          <table:table-cell table:style-name="Default" table:formula="of:=IF([.Q124]&gt;0;[.AK123]+1;0)" office:value-type="float" office:value="0" calcext:value-type="float">
            <text:p>0</text:p>
          </table:table-cell>
          <table:table-cell table:style-name="Default" table:formula="of:=IF([.R124]&gt;0;[.AL12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093.7" calcext:value-type="float">
            <text:p>2093,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25]*2" office:value-type="float" office:value="2" calcext:value-type="float">
            <text:p>2</text:p>
          </table:table-cell>
          <table:table-cell table:formula="of:=[.I125]*2" office:value-type="float" office:value="0" calcext:value-type="float">
            <text:p>0</text:p>
          </table:table-cell>
          <table:table-cell table:formula="of:=[.J125]*2" office:value-type="float" office:value="0" calcext:value-type="float">
            <text:p>0</text:p>
          </table:table-cell>
          <table:table-cell/>
          <table:table-cell table:formula="of:=IF([.L125]&gt;=[.$P$2];[.L125];0)" office:value-type="float" office:value="0" calcext:value-type="float">
            <text:p>0</text:p>
          </table:table-cell>
          <table:table-cell table:formula="of:=IF([.M125]&gt;=[.$P$2];[.M125];0)" office:value-type="float" office:value="0" calcext:value-type="float">
            <text:p>0</text:p>
          </table:table-cell>
          <table:table-cell table:formula="of:=IF([.N125]&gt;=[.$P$2];[.N125];0)" office:value-type="float" office:value="0" calcext:value-type="float">
            <text:p>0</text:p>
          </table:table-cell>
          <table:table-cell/>
          <table:table-cell office:value-type="float" office:value="343.698" calcext:value-type="float">
            <text:p>343,698</text:p>
          </table:table-cell>
          <table:table-cell table:number-columns-repeated="3"/>
          <table:table-cell office:value-type="float" office:value="343.698" calcext:value-type="float">
            <text:p>343,698</text:p>
          </table:table-cell>
          <table:table-cell table:number-columns-repeated="3"/>
          <table:table-cell table:formula="of:=[.T125]*100/[.$A125]" office:value-type="float" office:value="19.6398857142857" calcext:value-type="float">
            <text:p>19,6398857142857</text:p>
          </table:table-cell>
          <table:table-cell table:formula="of:=[.U125]*100/[.$A125]" office:value-type="float" office:value="0" calcext:value-type="float">
            <text:p>0</text:p>
          </table:table-cell>
          <table:table-cell table:formula="of:=[.V125]*100/[.$A125]" office:value-type="float" office:value="0" calcext:value-type="float">
            <text:p>0</text:p>
          </table:table-cell>
          <table:table-cell/>
          <table:table-cell table:formula="of:=[.X125]*100/[.$A125]" office:value-type="float" office:value="19.6398857142857" calcext:value-type="float">
            <text:p>19,6398857142857</text:p>
          </table:table-cell>
          <table:table-cell table:formula="of:=[.Y125]*100/[.$A125]" office:value-type="float" office:value="0" calcext:value-type="float">
            <text:p>0</text:p>
          </table:table-cell>
          <table:table-cell table:formula="of:=[.Z125]*100/[.$A125]" office:value-type="float" office:value="0" calcext:value-type="float">
            <text:p>0</text:p>
          </table:table-cell>
          <table:table-cell/>
          <table:table-cell table:formula="of:=IF([.P125]&gt;0;[.AJ124]+1;0)" office:value-type="float" office:value="0" calcext:value-type="float">
            <text:p>0</text:p>
          </table:table-cell>
          <table:table-cell table:style-name="Default" table:formula="of:=IF([.Q125]&gt;0;[.AK124]+1;0)" office:value-type="float" office:value="0" calcext:value-type="float">
            <text:p>0</text:p>
          </table:table-cell>
          <table:table-cell table:style-name="Default" table:formula="of:=IF([.R125]&gt;0;[.AL12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6]*2" office:value-type="float" office:value="0" calcext:value-type="float">
            <text:p>0</text:p>
          </table:table-cell>
          <table:table-cell table:formula="of:=[.I126]*2" office:value-type="float" office:value="0" calcext:value-type="float">
            <text:p>0</text:p>
          </table:table-cell>
          <table:table-cell table:formula="of:=[.J126]*2" office:value-type="float" office:value="0" calcext:value-type="float">
            <text:p>0</text:p>
          </table:table-cell>
          <table:table-cell/>
          <table:table-cell table:formula="of:=IF([.L126]&gt;=[.$P$2];[.L126];0)" office:value-type="float" office:value="0" calcext:value-type="float">
            <text:p>0</text:p>
          </table:table-cell>
          <table:table-cell table:formula="of:=IF([.M126]&gt;=[.$P$2];[.M126];0)" office:value-type="float" office:value="0" calcext:value-type="float">
            <text:p>0</text:p>
          </table:table-cell>
          <table:table-cell table:formula="of:=IF([.N126]&gt;=[.$P$2];[.N126];0)" office:value-type="float" office:value="0" calcext:value-type="float">
            <text:p>0</text:p>
          </table:table-cell>
          <table:table-cell table:number-columns-repeated="9"/>
          <table:table-cell table:formula="of:=[.T126]*100/[.$A126]" office:value-type="float" office:value="0" calcext:value-type="float">
            <text:p>0</text:p>
          </table:table-cell>
          <table:table-cell table:formula="of:=[.U126]*100/[.$A126]" office:value-type="float" office:value="0" calcext:value-type="float">
            <text:p>0</text:p>
          </table:table-cell>
          <table:table-cell table:formula="of:=[.V126]*100/[.$A126]" office:value-type="float" office:value="0" calcext:value-type="float">
            <text:p>0</text:p>
          </table:table-cell>
          <table:table-cell/>
          <table:table-cell table:formula="of:=[.X126]*100/[.$A126]" office:value-type="float" office:value="0" calcext:value-type="float">
            <text:p>0</text:p>
          </table:table-cell>
          <table:table-cell table:formula="of:=[.Y126]*100/[.$A126]" office:value-type="float" office:value="0" calcext:value-type="float">
            <text:p>0</text:p>
          </table:table-cell>
          <table:table-cell table:formula="of:=[.Z126]*100/[.$A126]" office:value-type="float" office:value="0" calcext:value-type="float">
            <text:p>0</text:p>
          </table:table-cell>
          <table:table-cell/>
          <table:table-cell table:formula="of:=IF([.P126]&gt;0;[.AJ125]+1;0)" office:value-type="float" office:value="0" calcext:value-type="float">
            <text:p>0</text:p>
          </table:table-cell>
          <table:table-cell table:style-name="Default" table:formula="of:=IF([.Q126]&gt;0;[.AK125]+1;0)" office:value-type="float" office:value="0" calcext:value-type="float">
            <text:p>0</text:p>
          </table:table-cell>
          <table:table-cell table:style-name="Default" table:formula="of:=IF([.R126]&gt;0;[.AL12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7]*2" office:value-type="float" office:value="0" calcext:value-type="float">
            <text:p>0</text:p>
          </table:table-cell>
          <table:table-cell table:formula="of:=[.I127]*2" office:value-type="float" office:value="0" calcext:value-type="float">
            <text:p>0</text:p>
          </table:table-cell>
          <table:table-cell table:formula="of:=[.J127]*2" office:value-type="float" office:value="0" calcext:value-type="float">
            <text:p>0</text:p>
          </table:table-cell>
          <table:table-cell/>
          <table:table-cell table:formula="of:=IF([.L127]&gt;=[.$P$2];[.L127];0)" office:value-type="float" office:value="0" calcext:value-type="float">
            <text:p>0</text:p>
          </table:table-cell>
          <table:table-cell table:formula="of:=IF([.M127]&gt;=[.$P$2];[.M127];0)" office:value-type="float" office:value="0" calcext:value-type="float">
            <text:p>0</text:p>
          </table:table-cell>
          <table:table-cell table:formula="of:=IF([.N127]&gt;=[.$P$2];[.N127];0)" office:value-type="float" office:value="0" calcext:value-type="float">
            <text:p>0</text:p>
          </table:table-cell>
          <table:table-cell table:number-columns-repeated="9"/>
          <table:table-cell table:formula="of:=[.T127]*100/[.$A127]" office:value-type="float" office:value="0" calcext:value-type="float">
            <text:p>0</text:p>
          </table:table-cell>
          <table:table-cell table:formula="of:=[.U127]*100/[.$A127]" office:value-type="float" office:value="0" calcext:value-type="float">
            <text:p>0</text:p>
          </table:table-cell>
          <table:table-cell table:formula="of:=[.V127]*100/[.$A127]" office:value-type="float" office:value="0" calcext:value-type="float">
            <text:p>0</text:p>
          </table:table-cell>
          <table:table-cell/>
          <table:table-cell table:formula="of:=[.X127]*100/[.$A127]" office:value-type="float" office:value="0" calcext:value-type="float">
            <text:p>0</text:p>
          </table:table-cell>
          <table:table-cell table:formula="of:=[.Y127]*100/[.$A127]" office:value-type="float" office:value="0" calcext:value-type="float">
            <text:p>0</text:p>
          </table:table-cell>
          <table:table-cell table:formula="of:=[.Z127]*100/[.$A127]" office:value-type="float" office:value="0" calcext:value-type="float">
            <text:p>0</text:p>
          </table:table-cell>
          <table:table-cell/>
          <table:table-cell table:formula="of:=IF([.P127]&gt;0;[.AJ126]+1;0)" office:value-type="float" office:value="0" calcext:value-type="float">
            <text:p>0</text:p>
          </table:table-cell>
          <table:table-cell table:style-name="Default" table:formula="of:=IF([.Q127]&gt;0;[.AK126]+1;0)" office:value-type="float" office:value="0" calcext:value-type="float">
            <text:p>0</text:p>
          </table:table-cell>
          <table:table-cell table:style-name="Default" table:formula="of:=IF([.R127]&gt;0;[.AL12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8]*2" office:value-type="float" office:value="0" calcext:value-type="float">
            <text:p>0</text:p>
          </table:table-cell>
          <table:table-cell table:formula="of:=[.I128]*2" office:value-type="float" office:value="0" calcext:value-type="float">
            <text:p>0</text:p>
          </table:table-cell>
          <table:table-cell table:formula="of:=[.J128]*2" office:value-type="float" office:value="0" calcext:value-type="float">
            <text:p>0</text:p>
          </table:table-cell>
          <table:table-cell/>
          <table:table-cell table:formula="of:=IF([.L128]&gt;=[.$P$2];[.L128];0)" office:value-type="float" office:value="0" calcext:value-type="float">
            <text:p>0</text:p>
          </table:table-cell>
          <table:table-cell table:formula="of:=IF([.M128]&gt;=[.$P$2];[.M128];0)" office:value-type="float" office:value="0" calcext:value-type="float">
            <text:p>0</text:p>
          </table:table-cell>
          <table:table-cell table:formula="of:=IF([.N128]&gt;=[.$P$2];[.N128];0)" office:value-type="float" office:value="0" calcext:value-type="float">
            <text:p>0</text:p>
          </table:table-cell>
          <table:table-cell table:number-columns-repeated="9"/>
          <table:table-cell table:formula="of:=[.T128]*100/[.$A128]" office:value-type="float" office:value="0" calcext:value-type="float">
            <text:p>0</text:p>
          </table:table-cell>
          <table:table-cell table:formula="of:=[.U128]*100/[.$A128]" office:value-type="float" office:value="0" calcext:value-type="float">
            <text:p>0</text:p>
          </table:table-cell>
          <table:table-cell table:formula="of:=[.V128]*100/[.$A128]" office:value-type="float" office:value="0" calcext:value-type="float">
            <text:p>0</text:p>
          </table:table-cell>
          <table:table-cell/>
          <table:table-cell table:formula="of:=[.X128]*100/[.$A128]" office:value-type="float" office:value="0" calcext:value-type="float">
            <text:p>0</text:p>
          </table:table-cell>
          <table:table-cell table:formula="of:=[.Y128]*100/[.$A128]" office:value-type="float" office:value="0" calcext:value-type="float">
            <text:p>0</text:p>
          </table:table-cell>
          <table:table-cell table:formula="of:=[.Z128]*100/[.$A128]" office:value-type="float" office:value="0" calcext:value-type="float">
            <text:p>0</text:p>
          </table:table-cell>
          <table:table-cell/>
          <table:table-cell table:formula="of:=IF([.P128]&gt;0;[.AJ127]+1;0)" office:value-type="float" office:value="0" calcext:value-type="float">
            <text:p>0</text:p>
          </table:table-cell>
          <table:table-cell table:style-name="Default" table:formula="of:=IF([.Q128]&gt;0;[.AK127]+1;0)" office:value-type="float" office:value="0" calcext:value-type="float">
            <text:p>0</text:p>
          </table:table-cell>
          <table:table-cell table:style-name="Default" table:formula="of:=IF([.R128]&gt;0;[.AL12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29]*2" office:value-type="float" office:value="0" calcext:value-type="float">
            <text:p>0</text:p>
          </table:table-cell>
          <table:table-cell table:formula="of:=[.I129]*2" office:value-type="float" office:value="0" calcext:value-type="float">
            <text:p>0</text:p>
          </table:table-cell>
          <table:table-cell table:formula="of:=[.J129]*2" office:value-type="float" office:value="0" calcext:value-type="float">
            <text:p>0</text:p>
          </table:table-cell>
          <table:table-cell/>
          <table:table-cell table:formula="of:=IF([.L129]&gt;=[.$P$2];[.L129];0)" office:value-type="float" office:value="0" calcext:value-type="float">
            <text:p>0</text:p>
          </table:table-cell>
          <table:table-cell table:formula="of:=IF([.M129]&gt;=[.$P$2];[.M129];0)" office:value-type="float" office:value="0" calcext:value-type="float">
            <text:p>0</text:p>
          </table:table-cell>
          <table:table-cell table:formula="of:=IF([.N129]&gt;=[.$P$2];[.N129];0)" office:value-type="float" office:value="0" calcext:value-type="float">
            <text:p>0</text:p>
          </table:table-cell>
          <table:table-cell table:number-columns-repeated="9"/>
          <table:table-cell table:formula="of:=[.T129]*100/[.$A129]" office:value-type="float" office:value="0" calcext:value-type="float">
            <text:p>0</text:p>
          </table:table-cell>
          <table:table-cell table:formula="of:=[.U129]*100/[.$A129]" office:value-type="float" office:value="0" calcext:value-type="float">
            <text:p>0</text:p>
          </table:table-cell>
          <table:table-cell table:formula="of:=[.V129]*100/[.$A129]" office:value-type="float" office:value="0" calcext:value-type="float">
            <text:p>0</text:p>
          </table:table-cell>
          <table:table-cell/>
          <table:table-cell table:formula="of:=[.X129]*100/[.$A129]" office:value-type="float" office:value="0" calcext:value-type="float">
            <text:p>0</text:p>
          </table:table-cell>
          <table:table-cell table:formula="of:=[.Y129]*100/[.$A129]" office:value-type="float" office:value="0" calcext:value-type="float">
            <text:p>0</text:p>
          </table:table-cell>
          <table:table-cell table:formula="of:=[.Z129]*100/[.$A129]" office:value-type="float" office:value="0" calcext:value-type="float">
            <text:p>0</text:p>
          </table:table-cell>
          <table:table-cell/>
          <table:table-cell table:formula="of:=IF([.P129]&gt;0;[.AJ128]+1;0)" office:value-type="float" office:value="0" calcext:value-type="float">
            <text:p>0</text:p>
          </table:table-cell>
          <table:table-cell table:style-name="Default" table:formula="of:=IF([.Q129]&gt;0;[.AK128]+1;0)" office:value-type="float" office:value="0" calcext:value-type="float">
            <text:p>0</text:p>
          </table:table-cell>
          <table:table-cell table:style-name="Default" table:formula="of:=IF([.R129]&gt;0;[.AL12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30]*2" office:value-type="float" office:value="0" calcext:value-type="float">
            <text:p>0</text:p>
          </table:table-cell>
          <table:table-cell table:formula="of:=[.I130]*2" office:value-type="float" office:value="0" calcext:value-type="float">
            <text:p>0</text:p>
          </table:table-cell>
          <table:table-cell table:formula="of:=[.J130]*2" office:value-type="float" office:value="0" calcext:value-type="float">
            <text:p>0</text:p>
          </table:table-cell>
          <table:table-cell/>
          <table:table-cell table:formula="of:=IF([.L130]&gt;=[.$P$2];[.L130];0)" office:value-type="float" office:value="0" calcext:value-type="float">
            <text:p>0</text:p>
          </table:table-cell>
          <table:table-cell table:formula="of:=IF([.M130]&gt;=[.$P$2];[.M130];0)" office:value-type="float" office:value="0" calcext:value-type="float">
            <text:p>0</text:p>
          </table:table-cell>
          <table:table-cell table:formula="of:=IF([.N130]&gt;=[.$P$2];[.N130];0)" office:value-type="float" office:value="0" calcext:value-type="float">
            <text:p>0</text:p>
          </table:table-cell>
          <table:table-cell table:number-columns-repeated="9"/>
          <table:table-cell table:formula="of:=[.T130]*100/[.$A130]" office:value-type="float" office:value="0" calcext:value-type="float">
            <text:p>0</text:p>
          </table:table-cell>
          <table:table-cell table:formula="of:=[.U130]*100/[.$A130]" office:value-type="float" office:value="0" calcext:value-type="float">
            <text:p>0</text:p>
          </table:table-cell>
          <table:table-cell table:formula="of:=[.V130]*100/[.$A130]" office:value-type="float" office:value="0" calcext:value-type="float">
            <text:p>0</text:p>
          </table:table-cell>
          <table:table-cell/>
          <table:table-cell table:formula="of:=[.X130]*100/[.$A130]" office:value-type="float" office:value="0" calcext:value-type="float">
            <text:p>0</text:p>
          </table:table-cell>
          <table:table-cell table:formula="of:=[.Y130]*100/[.$A130]" office:value-type="float" office:value="0" calcext:value-type="float">
            <text:p>0</text:p>
          </table:table-cell>
          <table:table-cell table:formula="of:=[.Z130]*100/[.$A130]" office:value-type="float" office:value="0" calcext:value-type="float">
            <text:p>0</text:p>
          </table:table-cell>
          <table:table-cell/>
          <table:table-cell table:formula="of:=IF([.P130]&gt;0;[.AJ129]+1;0)" office:value-type="float" office:value="0" calcext:value-type="float">
            <text:p>0</text:p>
          </table:table-cell>
          <table:table-cell table:style-name="Default" table:formula="of:=IF([.Q130]&gt;0;[.AK129]+1;0)" office:value-type="float" office:value="0" calcext:value-type="float">
            <text:p>0</text:p>
          </table:table-cell>
          <table:table-cell table:style-name="Default" table:formula="of:=IF([.R130]&gt;0;[.AL12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31]*2" office:value-type="float" office:value="0" calcext:value-type="float">
            <text:p>0</text:p>
          </table:table-cell>
          <table:table-cell table:formula="of:=[.I131]*2" office:value-type="float" office:value="0" calcext:value-type="float">
            <text:p>0</text:p>
          </table:table-cell>
          <table:table-cell table:formula="of:=[.J131]*2" office:value-type="float" office:value="0" calcext:value-type="float">
            <text:p>0</text:p>
          </table:table-cell>
          <table:table-cell/>
          <table:table-cell table:formula="of:=IF([.L131]&gt;=[.$P$2];[.L131];0)" office:value-type="float" office:value="0" calcext:value-type="float">
            <text:p>0</text:p>
          </table:table-cell>
          <table:table-cell table:formula="of:=IF([.M131]&gt;=[.$P$2];[.M131];0)" office:value-type="float" office:value="0" calcext:value-type="float">
            <text:p>0</text:p>
          </table:table-cell>
          <table:table-cell table:formula="of:=IF([.N131]&gt;=[.$P$2];[.N131];0)" office:value-type="float" office:value="0" calcext:value-type="float">
            <text:p>0</text:p>
          </table:table-cell>
          <table:table-cell table:number-columns-repeated="17"/>
          <table:table-cell table:formula="of:=IF([.P131]&gt;0;[.AJ130]+1;0)" office:value-type="float" office:value="0" calcext:value-type="float">
            <text:p>0</text:p>
          </table:table-cell>
          <table:table-cell table:style-name="Default" table:formula="of:=IF([.Q131]&gt;0;[.AK130]+1;0)" office:value-type="float" office:value="0" calcext:value-type="float">
            <text:p>0</text:p>
          </table:table-cell>
          <table:table-cell table:style-name="Default" table:formula="of:=IF([.R131]&gt;0;[.AL13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32]*2" office:value-type="float" office:value="0" calcext:value-type="float">
            <text:p>0</text:p>
          </table:table-cell>
          <table:table-cell table:formula="of:=[.I132]*2" office:value-type="float" office:value="0" calcext:value-type="float">
            <text:p>0</text:p>
          </table:table-cell>
          <table:table-cell table:formula="of:=[.J132]*2" office:value-type="float" office:value="0" calcext:value-type="float">
            <text:p>0</text:p>
          </table:table-cell>
          <table:table-cell/>
          <table:table-cell table:formula="of:=IF([.L132]&gt;=[.$P$2];[.L132];0)" office:value-type="float" office:value="0" calcext:value-type="float">
            <text:p>0</text:p>
          </table:table-cell>
          <table:table-cell table:formula="of:=IF([.M132]&gt;=[.$P$2];[.M132];0)" office:value-type="float" office:value="0" calcext:value-type="float">
            <text:p>0</text:p>
          </table:table-cell>
          <table:table-cell table:formula="of:=IF([.N132]&gt;=[.$P$2];[.N132];0)" office:value-type="float" office:value="0" calcext:value-type="float">
            <text:p>0</text:p>
          </table:table-cell>
          <table:table-cell table:number-columns-repeated="9"/>
          <table:table-cell table:formula="of:=[.T132]*100/[.$A132]" office:value-type="float" office:value="0" calcext:value-type="float">
            <text:p>0</text:p>
          </table:table-cell>
          <table:table-cell table:formula="of:=[.U132]*100/[.$A132]" office:value-type="float" office:value="0" calcext:value-type="float">
            <text:p>0</text:p>
          </table:table-cell>
          <table:table-cell table:formula="of:=[.V132]*100/[.$A132]" office:value-type="float" office:value="0" calcext:value-type="float">
            <text:p>0</text:p>
          </table:table-cell>
          <table:table-cell/>
          <table:table-cell table:formula="of:=[.X132]*100/[.$A132]" office:value-type="float" office:value="0" calcext:value-type="float">
            <text:p>0</text:p>
          </table:table-cell>
          <table:table-cell table:formula="of:=[.Y132]*100/[.$A132]" office:value-type="float" office:value="0" calcext:value-type="float">
            <text:p>0</text:p>
          </table:table-cell>
          <table:table-cell table:formula="of:=[.Z132]*100/[.$A132]" office:value-type="float" office:value="0" calcext:value-type="float">
            <text:p>0</text:p>
          </table:table-cell>
          <table:table-cell/>
          <table:table-cell table:formula="of:=IF([.P132]&gt;0;[.AJ131]+1;0)" office:value-type="float" office:value="0" calcext:value-type="float">
            <text:p>0</text:p>
          </table:table-cell>
          <table:table-cell table:style-name="Default" table:formula="of:=IF([.Q132]&gt;0;[.AK131]+1;0)" office:value-type="float" office:value="0" calcext:value-type="float">
            <text:p>0</text:p>
          </table:table-cell>
          <table:table-cell table:style-name="Default" table:formula="of:=IF([.R132]&gt;0;[.AL13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33]*2" office:value-type="float" office:value="0" calcext:value-type="float">
            <text:p>0</text:p>
          </table:table-cell>
          <table:table-cell table:formula="of:=[.I133]*2" office:value-type="float" office:value="0" calcext:value-type="float">
            <text:p>0</text:p>
          </table:table-cell>
          <table:table-cell table:formula="of:=[.J133]*2" office:value-type="float" office:value="0" calcext:value-type="float">
            <text:p>0</text:p>
          </table:table-cell>
          <table:table-cell/>
          <table:table-cell table:formula="of:=IF([.L133]&gt;=[.$P$2];[.L133];0)" office:value-type="float" office:value="0" calcext:value-type="float">
            <text:p>0</text:p>
          </table:table-cell>
          <table:table-cell table:formula="of:=IF([.M133]&gt;=[.$P$2];[.M133];0)" office:value-type="float" office:value="0" calcext:value-type="float">
            <text:p>0</text:p>
          </table:table-cell>
          <table:table-cell table:formula="of:=IF([.N133]&gt;=[.$P$2];[.N133];0)" office:value-type="float" office:value="0" calcext:value-type="float">
            <text:p>0</text:p>
          </table:table-cell>
          <table:table-cell table:number-columns-repeated="9"/>
          <table:table-cell table:formula="of:=[.T133]*100/[.$A133]" office:value-type="float" office:value="0" calcext:value-type="float">
            <text:p>0</text:p>
          </table:table-cell>
          <table:table-cell table:formula="of:=[.U133]*100/[.$A133]" office:value-type="float" office:value="0" calcext:value-type="float">
            <text:p>0</text:p>
          </table:table-cell>
          <table:table-cell table:formula="of:=[.V133]*100/[.$A133]" office:value-type="float" office:value="0" calcext:value-type="float">
            <text:p>0</text:p>
          </table:table-cell>
          <table:table-cell/>
          <table:table-cell table:formula="of:=[.X133]*100/[.$A133]" office:value-type="float" office:value="0" calcext:value-type="float">
            <text:p>0</text:p>
          </table:table-cell>
          <table:table-cell table:formula="of:=[.Y133]*100/[.$A133]" office:value-type="float" office:value="0" calcext:value-type="float">
            <text:p>0</text:p>
          </table:table-cell>
          <table:table-cell table:formula="of:=[.Z133]*100/[.$A133]" office:value-type="float" office:value="0" calcext:value-type="float">
            <text:p>0</text:p>
          </table:table-cell>
          <table:table-cell/>
          <table:table-cell table:formula="of:=IF([.P133]&gt;0;[.AJ132]+1;0)" office:value-type="float" office:value="0" calcext:value-type="float">
            <text:p>0</text:p>
          </table:table-cell>
          <table:table-cell table:style-name="Default" table:formula="of:=IF([.Q133]&gt;0;[.AK132]+1;0)" office:value-type="float" office:value="0" calcext:value-type="float">
            <text:p>0</text:p>
          </table:table-cell>
          <table:table-cell table:style-name="Default" table:formula="of:=IF([.R133]&gt;0;[.AL13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4]*2" office:value-type="float" office:value="0" calcext:value-type="float">
            <text:p>0</text:p>
          </table:table-cell>
          <table:table-cell table:formula="of:=[.I134]*2" office:value-type="float" office:value="0" calcext:value-type="float">
            <text:p>0</text:p>
          </table:table-cell>
          <table:table-cell table:formula="of:=[.J134]*2" office:value-type="float" office:value="0" calcext:value-type="float">
            <text:p>0</text:p>
          </table:table-cell>
          <table:table-cell/>
          <table:table-cell table:formula="of:=IF([.L134]&gt;=[.$P$2];[.L134];0)" office:value-type="float" office:value="0" calcext:value-type="float">
            <text:p>0</text:p>
          </table:table-cell>
          <table:table-cell table:formula="of:=IF([.M134]&gt;=[.$P$2];[.M134];0)" office:value-type="float" office:value="0" calcext:value-type="float">
            <text:p>0</text:p>
          </table:table-cell>
          <table:table-cell table:formula="of:=IF([.N134]&gt;=[.$P$2];[.N134];0)" office:value-type="float" office:value="0" calcext:value-type="float">
            <text:p>0</text:p>
          </table:table-cell>
          <table:table-cell table:number-columns-repeated="9"/>
          <table:table-cell table:formula="of:=[.T134]*100/[.$A134]" office:value-type="float" office:value="0" calcext:value-type="float">
            <text:p>0</text:p>
          </table:table-cell>
          <table:table-cell table:formula="of:=[.U134]*100/[.$A134]" office:value-type="float" office:value="0" calcext:value-type="float">
            <text:p>0</text:p>
          </table:table-cell>
          <table:table-cell table:formula="of:=[.V134]*100/[.$A134]" office:value-type="float" office:value="0" calcext:value-type="float">
            <text:p>0</text:p>
          </table:table-cell>
          <table:table-cell/>
          <table:table-cell table:formula="of:=[.X134]*100/[.$A134]" office:value-type="float" office:value="0" calcext:value-type="float">
            <text:p>0</text:p>
          </table:table-cell>
          <table:table-cell table:formula="of:=[.Y134]*100/[.$A134]" office:value-type="float" office:value="0" calcext:value-type="float">
            <text:p>0</text:p>
          </table:table-cell>
          <table:table-cell table:formula="of:=[.Z134]*100/[.$A134]" office:value-type="float" office:value="0" calcext:value-type="float">
            <text:p>0</text:p>
          </table:table-cell>
          <table:table-cell/>
          <table:table-cell table:formula="of:=IF([.P134]&gt;0;[.AJ133]+1;0)" office:value-type="float" office:value="0" calcext:value-type="float">
            <text:p>0</text:p>
          </table:table-cell>
          <table:table-cell table:style-name="Default" table:formula="of:=IF([.Q134]&gt;0;[.AK133]+1;0)" office:value-type="float" office:value="0" calcext:value-type="float">
            <text:p>0</text:p>
          </table:table-cell>
          <table:table-cell table:style-name="Default" table:formula="of:=IF([.R134]&gt;0;[.AL13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5]*2" office:value-type="float" office:value="0" calcext:value-type="float">
            <text:p>0</text:p>
          </table:table-cell>
          <table:table-cell table:formula="of:=[.I135]*2" office:value-type="float" office:value="0" calcext:value-type="float">
            <text:p>0</text:p>
          </table:table-cell>
          <table:table-cell table:formula="of:=[.J135]*2" office:value-type="float" office:value="0" calcext:value-type="float">
            <text:p>0</text:p>
          </table:table-cell>
          <table:table-cell/>
          <table:table-cell table:formula="of:=IF([.L135]&gt;=[.$P$2];[.L135];0)" office:value-type="float" office:value="0" calcext:value-type="float">
            <text:p>0</text:p>
          </table:table-cell>
          <table:table-cell table:formula="of:=IF([.M135]&gt;=[.$P$2];[.M135];0)" office:value-type="float" office:value="0" calcext:value-type="float">
            <text:p>0</text:p>
          </table:table-cell>
          <table:table-cell table:formula="of:=IF([.N135]&gt;=[.$P$2];[.N135];0)" office:value-type="float" office:value="0" calcext:value-type="float">
            <text:p>0</text:p>
          </table:table-cell>
          <table:table-cell table:number-columns-repeated="9"/>
          <table:table-cell table:formula="of:=[.T135]*100/[.$A135]" office:value-type="float" office:value="0" calcext:value-type="float">
            <text:p>0</text:p>
          </table:table-cell>
          <table:table-cell table:formula="of:=[.U135]*100/[.$A135]" office:value-type="float" office:value="0" calcext:value-type="float">
            <text:p>0</text:p>
          </table:table-cell>
          <table:table-cell table:formula="of:=[.V135]*100/[.$A135]" office:value-type="float" office:value="0" calcext:value-type="float">
            <text:p>0</text:p>
          </table:table-cell>
          <table:table-cell/>
          <table:table-cell table:formula="of:=[.X135]*100/[.$A135]" office:value-type="float" office:value="0" calcext:value-type="float">
            <text:p>0</text:p>
          </table:table-cell>
          <table:table-cell table:formula="of:=[.Y135]*100/[.$A135]" office:value-type="float" office:value="0" calcext:value-type="float">
            <text:p>0</text:p>
          </table:table-cell>
          <table:table-cell table:formula="of:=[.Z135]*100/[.$A135]" office:value-type="float" office:value="0" calcext:value-type="float">
            <text:p>0</text:p>
          </table:table-cell>
          <table:table-cell/>
          <table:table-cell table:formula="of:=IF([.P135]&gt;0;[.AJ134]+1;0)" office:value-type="float" office:value="0" calcext:value-type="float">
            <text:p>0</text:p>
          </table:table-cell>
          <table:table-cell table:style-name="Default" table:formula="of:=IF([.Q135]&gt;0;[.AK134]+1;0)" office:value-type="float" office:value="0" calcext:value-type="float">
            <text:p>0</text:p>
          </table:table-cell>
          <table:table-cell table:style-name="Default" table:formula="of:=IF([.R135]&gt;0;[.AL13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6]*2" office:value-type="float" office:value="0" calcext:value-type="float">
            <text:p>0</text:p>
          </table:table-cell>
          <table:table-cell table:formula="of:=[.I136]*2" office:value-type="float" office:value="0" calcext:value-type="float">
            <text:p>0</text:p>
          </table:table-cell>
          <table:table-cell table:formula="of:=[.J136]*2" office:value-type="float" office:value="0" calcext:value-type="float">
            <text:p>0</text:p>
          </table:table-cell>
          <table:table-cell/>
          <table:table-cell table:formula="of:=IF([.L136]&gt;=[.$P$2];[.L136];0)" office:value-type="float" office:value="0" calcext:value-type="float">
            <text:p>0</text:p>
          </table:table-cell>
          <table:table-cell table:formula="of:=IF([.M136]&gt;=[.$P$2];[.M136];0)" office:value-type="float" office:value="0" calcext:value-type="float">
            <text:p>0</text:p>
          </table:table-cell>
          <table:table-cell table:formula="of:=IF([.N136]&gt;=[.$P$2];[.N136];0)" office:value-type="float" office:value="0" calcext:value-type="float">
            <text:p>0</text:p>
          </table:table-cell>
          <table:table-cell table:number-columns-repeated="9"/>
          <table:table-cell table:formula="of:=[.T136]*100/[.$A136]" office:value-type="float" office:value="0" calcext:value-type="float">
            <text:p>0</text:p>
          </table:table-cell>
          <table:table-cell table:formula="of:=[.U136]*100/[.$A136]" office:value-type="float" office:value="0" calcext:value-type="float">
            <text:p>0</text:p>
          </table:table-cell>
          <table:table-cell table:formula="of:=[.V136]*100/[.$A136]" office:value-type="float" office:value="0" calcext:value-type="float">
            <text:p>0</text:p>
          </table:table-cell>
          <table:table-cell/>
          <table:table-cell table:formula="of:=[.X136]*100/[.$A136]" office:value-type="float" office:value="0" calcext:value-type="float">
            <text:p>0</text:p>
          </table:table-cell>
          <table:table-cell table:formula="of:=[.Y136]*100/[.$A136]" office:value-type="float" office:value="0" calcext:value-type="float">
            <text:p>0</text:p>
          </table:table-cell>
          <table:table-cell table:formula="of:=[.Z136]*100/[.$A136]" office:value-type="float" office:value="0" calcext:value-type="float">
            <text:p>0</text:p>
          </table:table-cell>
          <table:table-cell/>
          <table:table-cell table:formula="of:=IF([.P136]&gt;0;[.AJ135]+1;0)" office:value-type="float" office:value="0" calcext:value-type="float">
            <text:p>0</text:p>
          </table:table-cell>
          <table:table-cell table:style-name="Default" table:formula="of:=IF([.Q136]&gt;0;[.AK135]+1;0)" office:value-type="float" office:value="0" calcext:value-type="float">
            <text:p>0</text:p>
          </table:table-cell>
          <table:table-cell table:style-name="Default" table:formula="of:=IF([.R136]&gt;0;[.AL13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37]*2" office:value-type="float" office:value="0" calcext:value-type="float">
            <text:p>0</text:p>
          </table:table-cell>
          <table:table-cell table:formula="of:=[.I137]*2" office:value-type="float" office:value="0" calcext:value-type="float">
            <text:p>0</text:p>
          </table:table-cell>
          <table:table-cell table:formula="of:=[.J137]*2" office:value-type="float" office:value="0" calcext:value-type="float">
            <text:p>0</text:p>
          </table:table-cell>
          <table:table-cell/>
          <table:table-cell table:formula="of:=IF([.L137]&gt;=[.$P$2];[.L137];0)" office:value-type="float" office:value="0" calcext:value-type="float">
            <text:p>0</text:p>
          </table:table-cell>
          <table:table-cell table:formula="of:=IF([.M137]&gt;=[.$P$2];[.M137];0)" office:value-type="float" office:value="0" calcext:value-type="float">
            <text:p>0</text:p>
          </table:table-cell>
          <table:table-cell table:formula="of:=IF([.N137]&gt;=[.$P$2];[.N137];0)" office:value-type="float" office:value="0" calcext:value-type="float">
            <text:p>0</text:p>
          </table:table-cell>
          <table:table-cell table:number-columns-repeated="9"/>
          <table:table-cell table:formula="of:=[.T137]*100/[.$A137]" office:value-type="float" office:value="0" calcext:value-type="float">
            <text:p>0</text:p>
          </table:table-cell>
          <table:table-cell table:formula="of:=[.U137]*100/[.$A137]" office:value-type="float" office:value="0" calcext:value-type="float">
            <text:p>0</text:p>
          </table:table-cell>
          <table:table-cell table:formula="of:=[.V137]*100/[.$A137]" office:value-type="float" office:value="0" calcext:value-type="float">
            <text:p>0</text:p>
          </table:table-cell>
          <table:table-cell/>
          <table:table-cell table:formula="of:=[.X137]*100/[.$A137]" office:value-type="float" office:value="0" calcext:value-type="float">
            <text:p>0</text:p>
          </table:table-cell>
          <table:table-cell table:formula="of:=[.Y137]*100/[.$A137]" office:value-type="float" office:value="0" calcext:value-type="float">
            <text:p>0</text:p>
          </table:table-cell>
          <table:table-cell table:formula="of:=[.Z137]*100/[.$A137]" office:value-type="float" office:value="0" calcext:value-type="float">
            <text:p>0</text:p>
          </table:table-cell>
          <table:table-cell/>
          <table:table-cell table:formula="of:=IF([.P137]&gt;0;[.AJ136]+1;0)" office:value-type="float" office:value="0" calcext:value-type="float">
            <text:p>0</text:p>
          </table:table-cell>
          <table:table-cell table:style-name="Default" table:formula="of:=IF([.Q137]&gt;0;[.AK136]+1;0)" office:value-type="float" office:value="0" calcext:value-type="float">
            <text:p>0</text:p>
          </table:table-cell>
          <table:table-cell table:style-name="Default" table:formula="of:=IF([.R137]&gt;0;[.AL13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5" calcext:value-type="float">
            <text:p>-45</text:p>
          </table:table-cell>
          <table:table-cell/>
          <table:table-cell office:value-type="float" office:value="2407.44" calcext:value-type="float">
            <text:p>2407,44</text:p>
          </table:table-cell>
          <table:table-cell table:style-name="Default"/>
          <table:table-cell table:number-columns-repeated="2"/>
          <table:table-cell office:value-type="float" office:value="39" calcext:value-type="float">
            <text:p>39</text:p>
          </table:table-cell>
          <table:table-cell table:style-name="Default"/>
          <table:table-cell table:number-columns-repeated="2"/>
          <table:table-cell table:formula="of:=[.H138]*2" office:value-type="float" office:value="78" calcext:value-type="float">
            <text:p>78</text:p>
          </table:table-cell>
          <table:table-cell table:formula="of:=[.I138]*2" office:value-type="float" office:value="0" calcext:value-type="float">
            <text:p>0</text:p>
          </table:table-cell>
          <table:table-cell table:formula="of:=[.J138]*2" office:value-type="float" office:value="0" calcext:value-type="float">
            <text:p>0</text:p>
          </table:table-cell>
          <table:table-cell/>
          <table:table-cell table:formula="of:=IF([.L138]&gt;=[.$P$2];[.L138];0)" office:value-type="float" office:value="0" calcext:value-type="float">
            <text:p>0</text:p>
          </table:table-cell>
          <table:table-cell table:formula="of:=IF([.M138]&gt;=[.$P$2];[.M138];0)" office:value-type="float" office:value="0" calcext:value-type="float">
            <text:p>0</text:p>
          </table:table-cell>
          <table:table-cell table:formula="of:=IF([.N138]&gt;=[.$P$2];[.N138];0)" office:value-type="float" office:value="0" calcext:value-type="float">
            <text:p>0</text:p>
          </table:table-cell>
          <table:table-cell/>
          <table:table-cell office:value-type="float" office:value="407.44" calcext:value-type="float">
            <text:p>407,44</text:p>
          </table:table-cell>
          <table:table-cell table:number-columns-repeated="3"/>
          <table:table-cell office:value-type="float" office:value="477.704" calcext:value-type="float">
            <text:p>477,704</text:p>
          </table:table-cell>
          <table:table-cell table:number-columns-repeated="3"/>
          <table:table-cell table:formula="of:=[.T138]*100/[.$A138]" office:value-type="float" office:value="20.372" calcext:value-type="float">
            <text:p>20,372</text:p>
          </table:table-cell>
          <table:table-cell table:formula="of:=[.U138]*100/[.$A138]" office:value-type="float" office:value="0" calcext:value-type="float">
            <text:p>0</text:p>
          </table:table-cell>
          <table:table-cell table:formula="of:=[.V138]*100/[.$A138]" office:value-type="float" office:value="0" calcext:value-type="float">
            <text:p>0</text:p>
          </table:table-cell>
          <table:table-cell/>
          <table:table-cell table:formula="of:=[.X138]*100/[.$A138]" office:value-type="float" office:value="23.8852" calcext:value-type="float">
            <text:p>23,8852</text:p>
          </table:table-cell>
          <table:table-cell table:formula="of:=[.Y138]*100/[.$A138]" office:value-type="float" office:value="0" calcext:value-type="float">
            <text:p>0</text:p>
          </table:table-cell>
          <table:table-cell table:formula="of:=[.Z138]*100/[.$A138]" office:value-type="float" office:value="0" calcext:value-type="float">
            <text:p>0</text:p>
          </table:table-cell>
          <table:table-cell/>
          <table:table-cell table:formula="of:=IF([.P138]&gt;0;[.AJ137]+1;0)" office:value-type="float" office:value="0" calcext:value-type="float">
            <text:p>0</text:p>
          </table:table-cell>
          <table:table-cell table:style-name="Default" table:formula="of:=IF([.Q138]&gt;0;[.AK137]+1;0)" office:value-type="float" office:value="0" calcext:value-type="float">
            <text:p>0</text:p>
          </table:table-cell>
          <table:table-cell table:style-name="Default" table:formula="of:=IF([.R138]&gt;0;[.AL13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435.19" calcext:value-type="float">
            <text:p>2435,19</text:p>
          </table:table-cell>
          <table:table-cell table:style-name="Default"/>
          <table:table-cell table:number-columns-repeated="2"/>
          <table:table-cell office:value-type="float" office:value="39" calcext:value-type="float">
            <text:p>39</text:p>
          </table:table-cell>
          <table:table-cell table:style-name="Default"/>
          <table:table-cell table:number-columns-repeated="2"/>
          <table:table-cell table:formula="of:=[.H139]*2" office:value-type="float" office:value="78" calcext:value-type="float">
            <text:p>78</text:p>
          </table:table-cell>
          <table:table-cell table:formula="of:=[.I139]*2" office:value-type="float" office:value="0" calcext:value-type="float">
            <text:p>0</text:p>
          </table:table-cell>
          <table:table-cell table:formula="of:=[.J139]*2" office:value-type="float" office:value="0" calcext:value-type="float">
            <text:p>0</text:p>
          </table:table-cell>
          <table:table-cell/>
          <table:table-cell table:formula="of:=IF([.L139]&gt;=[.$P$2];[.L139];0)" office:value-type="float" office:value="0" calcext:value-type="float">
            <text:p>0</text:p>
          </table:table-cell>
          <table:table-cell table:formula="of:=IF([.M139]&gt;=[.$P$2];[.M139];0)" office:value-type="float" office:value="0" calcext:value-type="float">
            <text:p>0</text:p>
          </table:table-cell>
          <table:table-cell table:formula="of:=IF([.N139]&gt;=[.$P$2];[.N139];0)" office:value-type="float" office:value="0" calcext:value-type="float">
            <text:p>0</text:p>
          </table:table-cell>
          <table:table-cell/>
          <table:table-cell office:value-type="float" office:value="435.189" calcext:value-type="float">
            <text:p>435,189</text:p>
          </table:table-cell>
          <table:table-cell table:number-columns-repeated="3"/>
          <table:table-cell office:value-type="float" office:value="478.409" calcext:value-type="float">
            <text:p>478,409</text:p>
          </table:table-cell>
          <table:table-cell table:number-columns-repeated="3"/>
          <table:table-cell table:formula="of:=[.T139]*100/[.$A139]" office:value-type="float" office:value="21.75945" calcext:value-type="float">
            <text:p>21,75945</text:p>
          </table:table-cell>
          <table:table-cell table:formula="of:=[.U139]*100/[.$A139]" office:value-type="float" office:value="0" calcext:value-type="float">
            <text:p>0</text:p>
          </table:table-cell>
          <table:table-cell table:formula="of:=[.V139]*100/[.$A139]" office:value-type="float" office:value="0" calcext:value-type="float">
            <text:p>0</text:p>
          </table:table-cell>
          <table:table-cell/>
          <table:table-cell table:formula="of:=[.X139]*100/[.$A139]" office:value-type="float" office:value="23.92045" calcext:value-type="float">
            <text:p>23,92045</text:p>
          </table:table-cell>
          <table:table-cell table:formula="of:=[.Y139]*100/[.$A139]" office:value-type="float" office:value="0" calcext:value-type="float">
            <text:p>0</text:p>
          </table:table-cell>
          <table:table-cell table:formula="of:=[.Z139]*100/[.$A139]" office:value-type="float" office:value="0" calcext:value-type="float">
            <text:p>0</text:p>
          </table:table-cell>
          <table:table-cell/>
          <table:table-cell table:formula="of:=IF([.P139]&gt;0;[.AJ138]+1;0)" office:value-type="float" office:value="0" calcext:value-type="float">
            <text:p>0</text:p>
          </table:table-cell>
          <table:table-cell table:style-name="Default" table:formula="of:=IF([.Q139]&gt;0;[.AK138]+1;0)" office:value-type="float" office:value="0" calcext:value-type="float">
            <text:p>0</text:p>
          </table:table-cell>
          <table:table-cell table:style-name="Default" table:formula="of:=IF([.R139]&gt;0;[.AL13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435.43" calcext:value-type="float">
            <text:p>2435,43</text:p>
          </table:table-cell>
          <table:table-cell office:value-type="float" office:value="2352.93" calcext:value-type="float">
            <text:p>2352,93</text:p>
          </table:table-cell>
          <table:table-cell office:value-type="float" office:value="2400.28" calcext:value-type="float">
            <text:p>2400,2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H140]*2" office:value-type="float" office:value="86" calcext:value-type="float">
            <text:p>86</text:p>
          </table:table-cell>
          <table:table-cell table:formula="of:=[.I140]*2" office:value-type="float" office:value="70" calcext:value-type="float">
            <text:p>70</text:p>
          </table:table-cell>
          <table:table-cell table:formula="of:=[.J140]*2" office:value-type="float" office:value="6" calcext:value-type="float">
            <text:p>6</text:p>
          </table:table-cell>
          <table:table-cell/>
          <table:table-cell table:formula="of:=IF([.L140]&gt;=[.$P$2];[.L140];0)" office:value-type="float" office:value="86" calcext:value-type="float">
            <text:p>86</text:p>
          </table:table-cell>
          <table:table-cell table:formula="of:=IF([.M140]&gt;=[.$P$2];[.M140];0)" office:value-type="float" office:value="0" calcext:value-type="float">
            <text:p>0</text:p>
          </table:table-cell>
          <table:table-cell table:formula="of:=IF([.N140]&gt;=[.$P$2];[.N140];0)" office:value-type="float" office:value="0" calcext:value-type="float">
            <text:p>0</text:p>
          </table:table-cell>
          <table:table-cell/>
          <table:table-cell office:value-type="float" office:value="435.426" calcext:value-type="float">
            <text:p>435,426</text:p>
          </table:table-cell>
          <table:table-cell table:style-name="ce9" office:value-type="float" office:value="352.928" calcext:value-type="float">
            <text:p>352,9</text:p>
          </table:table-cell>
          <table:table-cell office:value-type="float" office:value="400.28" calcext:value-type="float">
            <text:p>400,28</text:p>
          </table:table-cell>
          <table:table-cell/>
          <table:table-cell office:value-type="float" office:value="476.753" calcext:value-type="float">
            <text:p>476,753</text:p>
          </table:table-cell>
          <table:table-cell table:style-name="ce9" office:value-type="float" office:value="424.786" calcext:value-type="float">
            <text:p>424,8</text:p>
          </table:table-cell>
          <table:table-cell office:value-type="float" office:value="429.062" calcext:value-type="float">
            <text:p>429,062</text:p>
          </table:table-cell>
          <table:table-cell/>
          <table:table-cell table:formula="of:=[.T140]*100/[.$A140]" office:value-type="float" office:value="21.7713" calcext:value-type="float">
            <text:p>21,7713</text:p>
          </table:table-cell>
          <table:table-cell table:formula="of:=[.U140]*100/[.$A140]" office:value-type="float" office:value="17.6464" calcext:value-type="float">
            <text:p>17,6464</text:p>
          </table:table-cell>
          <table:table-cell table:formula="of:=[.V140]*100/[.$A140]" office:value-type="float" office:value="20.014" calcext:value-type="float">
            <text:p>20,014</text:p>
          </table:table-cell>
          <table:table-cell/>
          <table:table-cell table:formula="of:=[.X140]*100/[.$A140]" office:value-type="float" office:value="23.83765" calcext:value-type="float">
            <text:p>23,83765</text:p>
          </table:table-cell>
          <table:table-cell table:formula="of:=[.Y140]*100/[.$A140]" office:value-type="float" office:value="21.2393" calcext:value-type="float">
            <text:p>21,2393</text:p>
          </table:table-cell>
          <table:table-cell table:formula="of:=[.Z140]*100/[.$A140]" office:value-type="float" office:value="21.4531" calcext:value-type="float">
            <text:p>21,4531</text:p>
          </table:table-cell>
          <table:table-cell/>
          <table:table-cell table:formula="of:=IF([.P140]&gt;0;[.AJ139]+1;0)" office:value-type="float" office:value="1" calcext:value-type="float">
            <text:p>1</text:p>
          </table:table-cell>
          <table:table-cell table:style-name="Default" table:formula="of:=IF([.Q140]&gt;0;[.AK139]+1;0)" office:value-type="float" office:value="0" calcext:value-type="float">
            <text:p>0</text:p>
          </table:table-cell>
          <table:table-cell table:style-name="Default" table:formula="of:=IF([.R140]&gt;0;[.AL13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413.44" calcext:value-type="float">
            <text:p>2413,44</text:p>
          </table:table-cell>
          <table:table-cell office:value-type="float" office:value="2322.34" calcext:value-type="float">
            <text:p>2322,34</text:p>
          </table:table-cell>
          <table:table-cell office:value-type="float" office:value="2400.85" calcext:value-type="float">
            <text:p>2400,8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/>
          <table:table-cell table:formula="of:=[.H141]*2" office:value-type="float" office:value="80" calcext:value-type="float">
            <text:p>80</text:p>
          </table:table-cell>
          <table:table-cell table:formula="of:=[.I141]*2" office:value-type="float" office:value="74" calcext:value-type="float">
            <text:p>74</text:p>
          </table:table-cell>
          <table:table-cell table:formula="of:=[.J141]*2" office:value-type="float" office:value="8" calcext:value-type="float">
            <text:p>8</text:p>
          </table:table-cell>
          <table:table-cell/>
          <table:table-cell table:formula="of:=IF([.L141]&gt;=[.$P$2];[.L141];0)" office:value-type="float" office:value="80" calcext:value-type="float">
            <text:p>80</text:p>
          </table:table-cell>
          <table:table-cell table:formula="of:=IF([.M141]&gt;=[.$P$2];[.M141];0)" office:value-type="float" office:value="0" calcext:value-type="float">
            <text:p>0</text:p>
          </table:table-cell>
          <table:table-cell table:formula="of:=IF([.N141]&gt;=[.$P$2];[.N141];0)" office:value-type="float" office:value="0" calcext:value-type="float">
            <text:p>0</text:p>
          </table:table-cell>
          <table:table-cell/>
          <table:table-cell office:value-type="float" office:value="413.436" calcext:value-type="float">
            <text:p>413,436</text:p>
          </table:table-cell>
          <table:table-cell table:style-name="ce9" office:value-type="float" office:value="322.342" calcext:value-type="float">
            <text:p>322,3</text:p>
          </table:table-cell>
          <table:table-cell office:value-type="float" office:value="400.85" calcext:value-type="float">
            <text:p>400,85</text:p>
          </table:table-cell>
          <table:table-cell/>
          <table:table-cell office:value-type="float" office:value="475.537" calcext:value-type="float">
            <text:p>475,537</text:p>
          </table:table-cell>
          <table:table-cell table:style-name="ce9" office:value-type="float" office:value="407.896" calcext:value-type="float">
            <text:p>407,9</text:p>
          </table:table-cell>
          <table:table-cell office:value-type="float" office:value="433.606" calcext:value-type="float">
            <text:p>433,606</text:p>
          </table:table-cell>
          <table:table-cell/>
          <table:table-cell table:formula="of:=[.T141]*100/[.$A141]" office:value-type="float" office:value="20.6718" calcext:value-type="float">
            <text:p>20,6718</text:p>
          </table:table-cell>
          <table:table-cell table:formula="of:=[.U141]*100/[.$A141]" office:value-type="float" office:value="16.1171" calcext:value-type="float">
            <text:p>16,1171</text:p>
          </table:table-cell>
          <table:table-cell table:formula="of:=[.V141]*100/[.$A141]" office:value-type="float" office:value="20.0425" calcext:value-type="float">
            <text:p>20,0425</text:p>
          </table:table-cell>
          <table:table-cell/>
          <table:table-cell table:formula="of:=[.X141]*100/[.$A141]" office:value-type="float" office:value="23.77685" calcext:value-type="float">
            <text:p>23,77685</text:p>
          </table:table-cell>
          <table:table-cell table:formula="of:=[.Y141]*100/[.$A141]" office:value-type="float" office:value="20.3948" calcext:value-type="float">
            <text:p>20,3948</text:p>
          </table:table-cell>
          <table:table-cell table:formula="of:=[.Z141]*100/[.$A141]" office:value-type="float" office:value="21.6803" calcext:value-type="float">
            <text:p>21,6803</text:p>
          </table:table-cell>
          <table:table-cell/>
          <table:table-cell table:formula="of:=IF([.P141]&gt;0;[.AJ140]+1;0)" office:value-type="float" office:value="2" calcext:value-type="float">
            <text:p>2</text:p>
          </table:table-cell>
          <table:table-cell table:style-name="Default" table:formula="of:=IF([.Q141]&gt;0;[.AK140]+1;0)" office:value-type="float" office:value="0" calcext:value-type="float">
            <text:p>0</text:p>
          </table:table-cell>
          <table:table-cell table:style-name="Default" table:formula="of:=IF([.R141]&gt;0;[.AL14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408.27" calcext:value-type="float">
            <text:p>2408,27</text:p>
          </table:table-cell>
          <table:table-cell office:value-type="float" office:value="2312.32" calcext:value-type="float">
            <text:p>2312,32</text:p>
          </table:table-cell>
          <table:table-cell office:value-type="float" office:value="2385.38" calcext:value-type="float">
            <text:p>2385,3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42]*2" office:value-type="float" office:value="60" calcext:value-type="float">
            <text:p>60</text:p>
          </table:table-cell>
          <table:table-cell table:formula="of:=[.I142]*2" office:value-type="float" office:value="100" calcext:value-type="float">
            <text:p>100</text:p>
          </table:table-cell>
          <table:table-cell table:formula="of:=[.J142]*2" office:value-type="float" office:value="2" calcext:value-type="float">
            <text:p>2</text:p>
          </table:table-cell>
          <table:table-cell/>
          <table:table-cell table:formula="of:=IF([.L142]&gt;=[.$P$2];[.L142];0)" office:value-type="float" office:value="0" calcext:value-type="float">
            <text:p>0</text:p>
          </table:table-cell>
          <table:table-cell table:formula="of:=IF([.M142]&gt;=[.$P$2];[.M142];0)" office:value-type="float" office:value="100" calcext:value-type="float">
            <text:p>100</text:p>
          </table:table-cell>
          <table:table-cell table:formula="of:=IF([.N142]&gt;=[.$P$2];[.N142];0)" office:value-type="float" office:value="0" calcext:value-type="float">
            <text:p>0</text:p>
          </table:table-cell>
          <table:table-cell/>
          <table:table-cell office:value-type="float" office:value="408.266" calcext:value-type="float">
            <text:p>408,266</text:p>
          </table:table-cell>
          <table:table-cell table:style-name="ce9" office:value-type="float" office:value="312.319" calcext:value-type="float">
            <text:p>312,3</text:p>
          </table:table-cell>
          <table:table-cell office:value-type="float" office:value="385.375" calcext:value-type="float">
            <text:p>385,375</text:p>
          </table:table-cell>
          <table:table-cell/>
          <table:table-cell office:value-type="float" office:value="471.695" calcext:value-type="float">
            <text:p>471,695</text:p>
          </table:table-cell>
          <table:table-cell table:style-name="ce9" office:value-type="float" office:value="362.203" calcext:value-type="float">
            <text:p>362,2</text:p>
          </table:table-cell>
          <table:table-cell office:value-type="float" office:value="385.375" calcext:value-type="float">
            <text:p>385,375</text:p>
          </table:table-cell>
          <table:table-cell/>
          <table:table-cell table:formula="of:=[.T142]*100/[.$A142]" office:value-type="float" office:value="20.4133" calcext:value-type="float">
            <text:p>20,4133</text:p>
          </table:table-cell>
          <table:table-cell table:formula="of:=[.U142]*100/[.$A142]" office:value-type="float" office:value="15.61595" calcext:value-type="float">
            <text:p>15,61595</text:p>
          </table:table-cell>
          <table:table-cell table:formula="of:=[.V142]*100/[.$A142]" office:value-type="float" office:value="19.26875" calcext:value-type="float">
            <text:p>19,26875</text:p>
          </table:table-cell>
          <table:table-cell/>
          <table:table-cell table:formula="of:=[.X142]*100/[.$A142]" office:value-type="float" office:value="23.58475" calcext:value-type="float">
            <text:p>23,58475</text:p>
          </table:table-cell>
          <table:table-cell table:formula="of:=[.Y142]*100/[.$A142]" office:value-type="float" office:value="18.11015" calcext:value-type="float">
            <text:p>18,11015</text:p>
          </table:table-cell>
          <table:table-cell table:formula="of:=[.Z142]*100/[.$A142]" office:value-type="float" office:value="19.26875" calcext:value-type="float">
            <text:p>19,26875</text:p>
          </table:table-cell>
          <table:table-cell/>
          <table:table-cell table:formula="of:=IF([.P142]&gt;0;[.AJ141]+1;0)" office:value-type="float" office:value="0" calcext:value-type="float">
            <text:p>0</text:p>
          </table:table-cell>
          <table:table-cell table:style-name="Default" table:formula="of:=IF([.Q142]&gt;0;[.AK141]+1;0)" office:value-type="float" office:value="1" calcext:value-type="float">
            <text:p>1</text:p>
          </table:table-cell>
          <table:table-cell table:style-name="Default" table:formula="of:=IF([.R142]&gt;0;[.AL14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406.29" calcext:value-type="float">
            <text:p>2406,29</text:p>
          </table:table-cell>
          <table:table-cell office:value-type="float" office:value="2315.72" calcext:value-type="float">
            <text:p>2315,72</text:p>
          </table:table-cell>
          <table:table-cell office:value-type="float" office:value="2347.37" calcext:value-type="float">
            <text:p>2347,3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H143]*2" office:value-type="float" office:value="60" calcext:value-type="float">
            <text:p>60</text:p>
          </table:table-cell>
          <table:table-cell table:formula="of:=[.I143]*2" office:value-type="float" office:value="92" calcext:value-type="float">
            <text:p>92</text:p>
          </table:table-cell>
          <table:table-cell table:formula="of:=[.J143]*2" office:value-type="float" office:value="74" calcext:value-type="float">
            <text:p>74</text:p>
          </table:table-cell>
          <table:table-cell/>
          <table:table-cell table:formula="of:=IF([.L143]&gt;=[.$P$2];[.L143];0)" office:value-type="float" office:value="0" calcext:value-type="float">
            <text:p>0</text:p>
          </table:table-cell>
          <table:table-cell table:formula="of:=IF([.M143]&gt;=[.$P$2];[.M143];0)" office:value-type="float" office:value="92" calcext:value-type="float">
            <text:p>92</text:p>
          </table:table-cell>
          <table:table-cell table:formula="of:=IF([.N143]&gt;=[.$P$2];[.N143];0)" office:value-type="float" office:value="0" calcext:value-type="float">
            <text:p>0</text:p>
          </table:table-cell>
          <table:table-cell/>
          <table:table-cell office:value-type="float" office:value="406.293" calcext:value-type="float">
            <text:p>406,293</text:p>
          </table:table-cell>
          <table:table-cell table:style-name="ce9" office:value-type="float" office:value="315.715" calcext:value-type="float">
            <text:p>315,7</text:p>
          </table:table-cell>
          <table:table-cell office:value-type="float" office:value="347.372" calcext:value-type="float">
            <text:p>347,372</text:p>
          </table:table-cell>
          <table:table-cell/>
          <table:table-cell office:value-type="float" office:value="467.032" calcext:value-type="float">
            <text:p>467,032</text:p>
          </table:table-cell>
          <table:table-cell table:style-name="ce9" office:value-type="float" office:value="368.349" calcext:value-type="float">
            <text:p>368,3</text:p>
          </table:table-cell>
          <table:table-cell office:value-type="float" office:value="430.644" calcext:value-type="float">
            <text:p>430,644</text:p>
          </table:table-cell>
          <table:table-cell/>
          <table:table-cell table:formula="of:=[.T143]*100/[.$A143]" office:value-type="float" office:value="20.31465" calcext:value-type="float">
            <text:p>20,31465</text:p>
          </table:table-cell>
          <table:table-cell table:formula="of:=[.U143]*100/[.$A143]" office:value-type="float" office:value="15.78575" calcext:value-type="float">
            <text:p>15,78575</text:p>
          </table:table-cell>
          <table:table-cell table:formula="of:=[.V143]*100/[.$A143]" office:value-type="float" office:value="17.3686" calcext:value-type="float">
            <text:p>17,3686</text:p>
          </table:table-cell>
          <table:table-cell/>
          <table:table-cell table:formula="of:=[.X143]*100/[.$A143]" office:value-type="float" office:value="23.3516" calcext:value-type="float">
            <text:p>23,3516</text:p>
          </table:table-cell>
          <table:table-cell table:formula="of:=[.Y143]*100/[.$A143]" office:value-type="float" office:value="18.41745" calcext:value-type="float">
            <text:p>18,41745</text:p>
          </table:table-cell>
          <table:table-cell table:formula="of:=[.Z143]*100/[.$A143]" office:value-type="float" office:value="21.5322" calcext:value-type="float">
            <text:p>21,5322</text:p>
          </table:table-cell>
          <table:table-cell/>
          <table:table-cell table:formula="of:=IF([.P143]&gt;0;[.AJ142]+1;0)" office:value-type="float" office:value="0" calcext:value-type="float">
            <text:p>0</text:p>
          </table:table-cell>
          <table:table-cell table:style-name="Default" table:formula="of:=IF([.Q143]&gt;0;[.AK142]+1;0)" office:value-type="float" office:value="2" calcext:value-type="float">
            <text:p>2</text:p>
          </table:table-cell>
          <table:table-cell table:style-name="Default" table:formula="of:=IF([.R143]&gt;0;[.AL14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411.9" calcext:value-type="float">
            <text:p>2411,9</text:p>
          </table:table-cell>
          <table:table-cell office:value-type="float" office:value="2323.55" calcext:value-type="float">
            <text:p>2323,55</text:p>
          </table:table-cell>
          <table:table-cell office:value-type="float" office:value="2354.36" calcext:value-type="float">
            <text:p>2354,3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  <table:table-cell table:formula="of:=[.H144]*2" office:value-type="float" office:value="76" calcext:value-type="float">
            <text:p>76</text:p>
          </table:table-cell>
          <table:table-cell table:formula="of:=[.I144]*2" office:value-type="float" office:value="90" calcext:value-type="float">
            <text:p>90</text:p>
          </table:table-cell>
          <table:table-cell table:formula="of:=[.J144]*2" office:value-type="float" office:value="92" calcext:value-type="float">
            <text:p>92</text:p>
          </table:table-cell>
          <table:table-cell/>
          <table:table-cell table:formula="of:=IF([.L144]&gt;=[.$P$2];[.L144];0)" office:value-type="float" office:value="0" calcext:value-type="float">
            <text:p>0</text:p>
          </table:table-cell>
          <table:table-cell table:formula="of:=IF([.M144]&gt;=[.$P$2];[.M144];0)" office:value-type="float" office:value="90" calcext:value-type="float">
            <text:p>90</text:p>
          </table:table-cell>
          <table:table-cell table:formula="of:=IF([.N144]&gt;=[.$P$2];[.N144];0)" office:value-type="float" office:value="92" calcext:value-type="float">
            <text:p>92</text:p>
          </table:table-cell>
          <table:table-cell/>
          <table:table-cell office:value-type="float" office:value="411.896" calcext:value-type="float">
            <text:p>411,896</text:p>
          </table:table-cell>
          <table:table-cell table:style-name="ce9" office:value-type="float" office:value="323.546" calcext:value-type="float">
            <text:p>323,5</text:p>
          </table:table-cell>
          <table:table-cell office:value-type="float" office:value="354.364" calcext:value-type="float">
            <text:p>354,364</text:p>
          </table:table-cell>
          <table:table-cell/>
          <table:table-cell office:value-type="float" office:value="473.419" calcext:value-type="float">
            <text:p>473,419</text:p>
          </table:table-cell>
          <table:table-cell table:style-name="ce9" office:value-type="float" office:value="371.666" calcext:value-type="float">
            <text:p>371,7</text:p>
          </table:table-cell>
          <table:table-cell office:value-type="float" office:value="425.82" calcext:value-type="float">
            <text:p>425,82</text:p>
          </table:table-cell>
          <table:table-cell/>
          <table:table-cell table:formula="of:=[.T144]*100/[.$A144]" office:value-type="float" office:value="20.5948" calcext:value-type="float">
            <text:p>20,5948</text:p>
          </table:table-cell>
          <table:table-cell table:formula="of:=[.U144]*100/[.$A144]" office:value-type="float" office:value="16.1773" calcext:value-type="float">
            <text:p>16,1773</text:p>
          </table:table-cell>
          <table:table-cell table:formula="of:=[.V144]*100/[.$A144]" office:value-type="float" office:value="17.7182" calcext:value-type="float">
            <text:p>17,7182</text:p>
          </table:table-cell>
          <table:table-cell/>
          <table:table-cell table:formula="of:=[.X144]*100/[.$A144]" office:value-type="float" office:value="23.67095" calcext:value-type="float">
            <text:p>23,67095</text:p>
          </table:table-cell>
          <table:table-cell table:formula="of:=[.Y144]*100/[.$A144]" office:value-type="float" office:value="18.5833" calcext:value-type="float">
            <text:p>18,5833</text:p>
          </table:table-cell>
          <table:table-cell table:formula="of:=[.Z144]*100/[.$A144]" office:value-type="float" office:value="21.291" calcext:value-type="float">
            <text:p>21,291</text:p>
          </table:table-cell>
          <table:table-cell/>
          <table:table-cell table:formula="of:=IF([.P144]&gt;0;[.AJ143]+1;0)" office:value-type="float" office:value="0" calcext:value-type="float">
            <text:p>0</text:p>
          </table:table-cell>
          <table:table-cell table:style-name="Default" table:formula="of:=IF([.Q144]&gt;0;[.AK143]+1;0)" office:value-type="float" office:value="3" calcext:value-type="float">
            <text:p>3</text:p>
          </table:table-cell>
          <table:table-cell table:style-name="Default" table:formula="of:=IF([.R144]&gt;0;[.AL143]+1;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364.45" calcext:value-type="float">
            <text:p>2364,45</text:p>
          </table:table-cell>
          <table:table-cell office:value-type="float" office:value="2355.27" calcext:value-type="float">
            <text:p>2355,27</text:p>
          </table:table-cell>
          <table:table-cell office:value-type="float" office:value="2354.35" calcext:value-type="float">
            <text:p>2354,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H145]*2" office:value-type="float" office:value="98" calcext:value-type="float">
            <text:p>98</text:p>
          </table:table-cell>
          <table:table-cell table:formula="of:=[.I145]*2" office:value-type="float" office:value="100" calcext:value-type="float">
            <text:p>100</text:p>
          </table:table-cell>
          <table:table-cell table:formula="of:=[.J145]*2" office:value-type="float" office:value="36" calcext:value-type="float">
            <text:p>36</text:p>
          </table:table-cell>
          <table:table-cell/>
          <table:table-cell table:formula="of:=IF([.L145]&gt;=[.$P$2];[.L145];0)" office:value-type="float" office:value="98" calcext:value-type="float">
            <text:p>98</text:p>
          </table:table-cell>
          <table:table-cell table:formula="of:=IF([.M145]&gt;=[.$P$2];[.M145];0)" office:value-type="float" office:value="100" calcext:value-type="float">
            <text:p>100</text:p>
          </table:table-cell>
          <table:table-cell table:formula="of:=IF([.N145]&gt;=[.$P$2];[.N145];0)" office:value-type="float" office:value="0" calcext:value-type="float">
            <text:p>0</text:p>
          </table:table-cell>
          <table:table-cell/>
          <table:table-cell office:value-type="float" office:value="364.449" calcext:value-type="float">
            <text:p>364,449</text:p>
          </table:table-cell>
          <table:table-cell table:style-name="ce9" office:value-type="float" office:value="355.275" calcext:value-type="float">
            <text:p>355,3</text:p>
          </table:table-cell>
          <table:table-cell office:value-type="float" office:value="354.351" calcext:value-type="float">
            <text:p>354,351</text:p>
          </table:table-cell>
          <table:table-cell/>
          <table:table-cell office:value-type="float" office:value="468.788" calcext:value-type="float">
            <text:p>468,788</text:p>
          </table:table-cell>
          <table:table-cell table:style-name="ce9" office:value-type="float" office:value="469.465" calcext:value-type="float">
            <text:p>469,5</text:p>
          </table:table-cell>
          <table:table-cell office:value-type="float" office:value="522.955" calcext:value-type="float">
            <text:p>522,955</text:p>
          </table:table-cell>
          <table:table-cell/>
          <table:table-cell table:formula="of:=[.T145]*100/[.$A145]" office:value-type="float" office:value="18.22245" calcext:value-type="float">
            <text:p>18,22245</text:p>
          </table:table-cell>
          <table:table-cell table:formula="of:=[.U145]*100/[.$A145]" office:value-type="float" office:value="17.76375" calcext:value-type="float">
            <text:p>17,76375</text:p>
          </table:table-cell>
          <table:table-cell table:formula="of:=[.V145]*100/[.$A145]" office:value-type="float" office:value="17.71755" calcext:value-type="float">
            <text:p>17,71755</text:p>
          </table:table-cell>
          <table:table-cell/>
          <table:table-cell table:formula="of:=[.X145]*100/[.$A145]" office:value-type="float" office:value="23.4394" calcext:value-type="float">
            <text:p>23,4394</text:p>
          </table:table-cell>
          <table:table-cell table:formula="of:=[.Y145]*100/[.$A145]" office:value-type="float" office:value="23.47325" calcext:value-type="float">
            <text:p>23,47325</text:p>
          </table:table-cell>
          <table:table-cell table:formula="of:=[.Z145]*100/[.$A145]" office:value-type="float" office:value="26.14775" calcext:value-type="float">
            <text:p>26,14775</text:p>
          </table:table-cell>
          <table:table-cell/>
          <table:table-cell table:formula="of:=IF([.P145]&gt;0;[.AJ144]+1;0)" office:value-type="float" office:value="1" calcext:value-type="float">
            <text:p>1</text:p>
          </table:table-cell>
          <table:table-cell table:style-name="Default" table:formula="of:=IF([.Q145]&gt;0;[.AK144]+1;0)" office:value-type="float" office:value="4" calcext:value-type="float">
            <text:p>4</text:p>
          </table:table-cell>
          <table:table-cell table:style-name="Default" table:formula="of:=IF([.R145]&gt;0;[.AL14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374.47" calcext:value-type="float">
            <text:p>2374,47</text:p>
          </table:table-cell>
          <table:table-cell office:value-type="float" office:value="2324.61" calcext:value-type="float">
            <text:p>2324,61</text:p>
          </table:table-cell>
          <table:table-cell office:value-type="float" office:value="2345.74" calcext:value-type="float">
            <text:p>2345,7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46]*2" office:value-type="float" office:value="98" calcext:value-type="float">
            <text:p>98</text:p>
          </table:table-cell>
          <table:table-cell table:formula="of:=[.I146]*2" office:value-type="float" office:value="100" calcext:value-type="float">
            <text:p>100</text:p>
          </table:table-cell>
          <table:table-cell table:formula="of:=[.J146]*2" office:value-type="float" office:value="94" calcext:value-type="float">
            <text:p>94</text:p>
          </table:table-cell>
          <table:table-cell/>
          <table:table-cell table:formula="of:=IF([.L146]&gt;=[.$P$2];[.L146];0)" office:value-type="float" office:value="98" calcext:value-type="float">
            <text:p>98</text:p>
          </table:table-cell>
          <table:table-cell table:formula="of:=IF([.M146]&gt;=[.$P$2];[.M146];0)" office:value-type="float" office:value="100" calcext:value-type="float">
            <text:p>100</text:p>
          </table:table-cell>
          <table:table-cell table:formula="of:=IF([.N146]&gt;=[.$P$2];[.N146];0)" office:value-type="float" office:value="94" calcext:value-type="float">
            <text:p>94</text:p>
          </table:table-cell>
          <table:table-cell/>
          <table:table-cell office:value-type="float" office:value="374.471" calcext:value-type="float">
            <text:p>374,471</text:p>
          </table:table-cell>
          <table:table-cell table:style-name="ce9" office:value-type="float" office:value="324.612" calcext:value-type="float">
            <text:p>324,6</text:p>
          </table:table-cell>
          <table:table-cell office:value-type="float" office:value="345.738" calcext:value-type="float">
            <text:p>345,738</text:p>
          </table:table-cell>
          <table:table-cell/>
          <table:table-cell office:value-type="float" office:value="510.856" calcext:value-type="float">
            <text:p>510,856</text:p>
          </table:table-cell>
          <table:table-cell table:style-name="ce9" office:value-type="float" office:value="544.133" calcext:value-type="float">
            <text:p>544,1</text:p>
          </table:table-cell>
          <table:table-cell office:value-type="float" office:value="427.297" calcext:value-type="float">
            <text:p>427,297</text:p>
          </table:table-cell>
          <table:table-cell/>
          <table:table-cell table:formula="of:=[.T146]*100/[.$A146]" office:value-type="float" office:value="18.72355" calcext:value-type="float">
            <text:p>18,72355</text:p>
          </table:table-cell>
          <table:table-cell table:formula="of:=[.U146]*100/[.$A146]" office:value-type="float" office:value="16.2306" calcext:value-type="float">
            <text:p>16,2306</text:p>
          </table:table-cell>
          <table:table-cell table:formula="of:=[.V146]*100/[.$A146]" office:value-type="float" office:value="17.2869" calcext:value-type="float">
            <text:p>17,2869</text:p>
          </table:table-cell>
          <table:table-cell/>
          <table:table-cell table:formula="of:=[.X146]*100/[.$A146]" office:value-type="float" office:value="25.5428" calcext:value-type="float">
            <text:p>25,5428</text:p>
          </table:table-cell>
          <table:table-cell table:formula="of:=[.Y146]*100/[.$A146]" office:value-type="float" office:value="27.20665" calcext:value-type="float">
            <text:p>27,20665</text:p>
          </table:table-cell>
          <table:table-cell table:formula="of:=[.Z146]*100/[.$A146]" office:value-type="float" office:value="21.36485" calcext:value-type="float">
            <text:p>21,36485</text:p>
          </table:table-cell>
          <table:table-cell/>
          <table:table-cell table:formula="of:=IF([.P146]&gt;0;[.AJ145]+1;0)" office:value-type="float" office:value="2" calcext:value-type="float">
            <text:p>2</text:p>
          </table:table-cell>
          <table:table-cell table:style-name="Default" table:formula="of:=IF([.Q146]&gt;0;[.AK145]+1;0)" office:value-type="float" office:value="5" calcext:value-type="float">
            <text:p>5</text:p>
          </table:table-cell>
          <table:table-cell table:style-name="Default" table:formula="of:=IF([.R146]&gt;0;[.AL145]+1;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59.18" calcext:value-type="float">
            <text:p>2359,18</text:p>
          </table:table-cell>
          <table:table-cell office:value-type="float" office:value="2346.08" calcext:value-type="float">
            <text:p>2346,08</text:p>
          </table:table-cell>
          <table:table-cell office:value-type="float" office:value="2339.95" calcext:value-type="float">
            <text:p>2339,95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47]*2" office:value-type="float" office:value="100" calcext:value-type="float">
            <text:p>100</text:p>
          </table:table-cell>
          <table:table-cell table:formula="of:=[.I147]*2" office:value-type="float" office:value="100" calcext:value-type="float">
            <text:p>100</text:p>
          </table:table-cell>
          <table:table-cell table:formula="of:=[.J147]*2" office:value-type="float" office:value="100" calcext:value-type="float">
            <text:p>100</text:p>
          </table:table-cell>
          <table:table-cell/>
          <table:table-cell table:formula="of:=IF([.L147]&gt;=[.$P$2];[.L147];0)" office:value-type="float" office:value="100" calcext:value-type="float">
            <text:p>100</text:p>
          </table:table-cell>
          <table:table-cell table:formula="of:=IF([.M147]&gt;=[.$P$2];[.M147];0)" office:value-type="float" office:value="100" calcext:value-type="float">
            <text:p>100</text:p>
          </table:table-cell>
          <table:table-cell table:formula="of:=IF([.N147]&gt;=[.$P$2];[.N147];0)" office:value-type="float" office:value="100" calcext:value-type="float">
            <text:p>100</text:p>
          </table:table-cell>
          <table:table-cell/>
          <table:table-cell office:value-type="float" office:value="359.183" calcext:value-type="float">
            <text:p>359,183</text:p>
          </table:table-cell>
          <table:table-cell table:style-name="ce9" office:value-type="float" office:value="346.082" calcext:value-type="float">
            <text:p>346,1</text:p>
          </table:table-cell>
          <table:table-cell office:value-type="float" office:value="339.951" calcext:value-type="float">
            <text:p>339,951</text:p>
          </table:table-cell>
          <table:table-cell/>
          <table:table-cell office:value-type="float" office:value="615.44" calcext:value-type="float">
            <text:p>615,44</text:p>
          </table:table-cell>
          <table:table-cell table:style-name="ce9" office:value-type="float" office:value="501.529" calcext:value-type="float">
            <text:p>501,5</text:p>
          </table:table-cell>
          <table:table-cell office:value-type="float" office:value="367.704" calcext:value-type="float">
            <text:p>367,704</text:p>
          </table:table-cell>
          <table:table-cell/>
          <table:table-cell table:formula="of:=[.T147]*100/[.$A147]" office:value-type="float" office:value="17.95915" calcext:value-type="float">
            <text:p>17,95915</text:p>
          </table:table-cell>
          <table:table-cell table:formula="of:=[.U147]*100/[.$A147]" office:value-type="float" office:value="17.3041" calcext:value-type="float">
            <text:p>17,3041</text:p>
          </table:table-cell>
          <table:table-cell table:formula="of:=[.V147]*100/[.$A147]" office:value-type="float" office:value="16.99755" calcext:value-type="float">
            <text:p>16,99755</text:p>
          </table:table-cell>
          <table:table-cell/>
          <table:table-cell table:formula="of:=[.X147]*100/[.$A147]" office:value-type="float" office:value="30.772" calcext:value-type="float">
            <text:p>30,772</text:p>
          </table:table-cell>
          <table:table-cell table:formula="of:=[.Y147]*100/[.$A147]" office:value-type="float" office:value="25.07645" calcext:value-type="float">
            <text:p>25,07645</text:p>
          </table:table-cell>
          <table:table-cell table:formula="of:=[.Z147]*100/[.$A147]" office:value-type="float" office:value="18.3852" calcext:value-type="float">
            <text:p>18,3852</text:p>
          </table:table-cell>
          <table:table-cell/>
          <table:table-cell table:formula="of:=IF([.P147]&gt;0;[.AJ146]+1;0)" office:value-type="float" office:value="3" calcext:value-type="float">
            <text:p>3</text:p>
          </table:table-cell>
          <table:table-cell table:style-name="Default" table:formula="of:=IF([.Q147]&gt;0;[.AK146]+1;0)" office:value-type="float" office:value="6" calcext:value-type="float">
            <text:p>6</text:p>
          </table:table-cell>
          <table:table-cell table:style-name="Default" table:formula="of:=IF([.R147]&gt;0;[.AL146]+1;0)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72.82" calcext:value-type="float">
            <text:p>2372,82</text:p>
          </table:table-cell>
          <table:table-cell office:value-type="float" office:value="2317.03" calcext:value-type="float">
            <text:p>2317,03</text:p>
          </table:table-cell>
          <table:table-cell office:value-type="float" office:value="2348.77" calcext:value-type="float">
            <text:p>2348,77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50" calcext:value-type="float">
            <text:p>50</text:p>
          </table:table-cell>
          <table:table-cell/>
          <table:table-cell table:formula="of:=[.H148]*2" office:value-type="float" office:value="96" calcext:value-type="float">
            <text:p>96</text:p>
          </table:table-cell>
          <table:table-cell table:formula="of:=[.I148]*2" office:value-type="float" office:value="100" calcext:value-type="float">
            <text:p>100</text:p>
          </table:table-cell>
          <table:table-cell table:formula="of:=[.J148]*2" office:value-type="float" office:value="100" calcext:value-type="float">
            <text:p>100</text:p>
          </table:table-cell>
          <table:table-cell/>
          <table:table-cell table:formula="of:=IF([.L148]&gt;=[.$P$2];[.L148];0)" office:value-type="float" office:value="96" calcext:value-type="float">
            <text:p>96</text:p>
          </table:table-cell>
          <table:table-cell table:formula="of:=IF([.M148]&gt;=[.$P$2];[.M148];0)" office:value-type="float" office:value="100" calcext:value-type="float">
            <text:p>100</text:p>
          </table:table-cell>
          <table:table-cell table:formula="of:=IF([.N148]&gt;=[.$P$2];[.N148];0)" office:value-type="float" office:value="100" calcext:value-type="float">
            <text:p>100</text:p>
          </table:table-cell>
          <table:table-cell/>
          <table:table-cell office:value-type="float" office:value="372.824" calcext:value-type="float">
            <text:p>372,824</text:p>
          </table:table-cell>
          <table:table-cell table:style-name="ce9" office:value-type="float" office:value="317.027" calcext:value-type="float">
            <text:p>317,0</text:p>
          </table:table-cell>
          <table:table-cell office:value-type="float" office:value="348.774" calcext:value-type="float">
            <text:p>348,774</text:p>
          </table:table-cell>
          <table:table-cell/>
          <table:table-cell office:value-type="float" office:value="458.581" calcext:value-type="float">
            <text:p>458,581</text:p>
          </table:table-cell>
          <table:table-cell table:style-name="ce9" office:value-type="float" office:value="360.19" calcext:value-type="float">
            <text:p>360,2</text:p>
          </table:table-cell>
          <table:table-cell office:value-type="float" office:value="390.251" calcext:value-type="float">
            <text:p>390,251</text:p>
          </table:table-cell>
          <table:table-cell/>
          <table:table-cell table:formula="of:=[.T148]*100/[.$A148]" office:value-type="float" office:value="18.6412" calcext:value-type="float">
            <text:p>18,6412</text:p>
          </table:table-cell>
          <table:table-cell table:formula="of:=[.U148]*100/[.$A148]" office:value-type="float" office:value="15.85135" calcext:value-type="float">
            <text:p>15,85135</text:p>
          </table:table-cell>
          <table:table-cell table:formula="of:=[.V148]*100/[.$A148]" office:value-type="float" office:value="17.4387" calcext:value-type="float">
            <text:p>17,4387</text:p>
          </table:table-cell>
          <table:table-cell/>
          <table:table-cell table:formula="of:=[.X148]*100/[.$A148]" office:value-type="float" office:value="22.92905" calcext:value-type="float">
            <text:p>22,92905</text:p>
          </table:table-cell>
          <table:table-cell table:formula="of:=[.Y148]*100/[.$A148]" office:value-type="float" office:value="18.0095" calcext:value-type="float">
            <text:p>18,0095</text:p>
          </table:table-cell>
          <table:table-cell table:formula="of:=[.Z148]*100/[.$A148]" office:value-type="float" office:value="19.51255" calcext:value-type="float">
            <text:p>19,51255</text:p>
          </table:table-cell>
          <table:table-cell/>
          <table:table-cell table:formula="of:=IF([.P148]&gt;0;[.AJ147]+1;0)" office:value-type="float" office:value="4" calcext:value-type="float">
            <text:p>4</text:p>
          </table:table-cell>
          <table:table-cell table:style-name="Default" table:formula="of:=IF([.Q148]&gt;0;[.AK147]+1;0)" office:value-type="float" office:value="7" calcext:value-type="float">
            <text:p>7</text:p>
          </table:table-cell>
          <table:table-cell table:style-name="Default" table:formula="of:=IF([.R148]&gt;0;[.AL147]+1;0)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48.65" calcext:value-type="float">
            <text:p>2348,65</text:p>
          </table:table-cell>
          <table:table-cell office:value-type="float" office:value="2310.68" calcext:value-type="float">
            <text:p>2310,68</text:p>
          </table:table-cell>
          <table:table-cell office:value-type="float" office:value="2340.9" calcext:value-type="float">
            <text:p>2340,9</text:p>
          </table:table-cell>
          <table:table-cell/>
          <table:table-cell table:number-columns-repeated="3" office:value-type="float" office:value="50" calcext:value-type="float">
            <text:p>50</text:p>
          </table:table-cell>
          <table:table-cell/>
          <table:table-cell table:formula="of:=[.H149]*2" office:value-type="float" office:value="100" calcext:value-type="float">
            <text:p>100</text:p>
          </table:table-cell>
          <table:table-cell table:formula="of:=[.I149]*2" office:value-type="float" office:value="100" calcext:value-type="float">
            <text:p>100</text:p>
          </table:table-cell>
          <table:table-cell table:formula="of:=[.J149]*2" office:value-type="float" office:value="100" calcext:value-type="float">
            <text:p>100</text:p>
          </table:table-cell>
          <table:table-cell/>
          <table:table-cell table:formula="of:=IF([.L149]&gt;=[.$P$2];[.L149];0)" office:value-type="float" office:value="100" calcext:value-type="float">
            <text:p>100</text:p>
          </table:table-cell>
          <table:table-cell table:formula="of:=IF([.M149]&gt;=[.$P$2];[.M149];0)" office:value-type="float" office:value="100" calcext:value-type="float">
            <text:p>100</text:p>
          </table:table-cell>
          <table:table-cell table:formula="of:=IF([.N149]&gt;=[.$P$2];[.N149];0)" office:value-type="float" office:value="100" calcext:value-type="float">
            <text:p>100</text:p>
          </table:table-cell>
          <table:table-cell/>
          <table:table-cell office:value-type="float" office:value="348.648" calcext:value-type="float">
            <text:p>348,648</text:p>
          </table:table-cell>
          <table:table-cell table:style-name="ce9" office:value-type="float" office:value="310.683" calcext:value-type="float">
            <text:p>310,7</text:p>
          </table:table-cell>
          <table:table-cell office:value-type="float" office:value="340.902" calcext:value-type="float">
            <text:p>340,902</text:p>
          </table:table-cell>
          <table:table-cell/>
          <table:table-cell office:value-type="float" office:value="462.162" calcext:value-type="float">
            <text:p>462,162</text:p>
          </table:table-cell>
          <table:table-cell table:style-name="ce9" office:value-type="float" office:value="358.215" calcext:value-type="float">
            <text:p>358,2</text:p>
          </table:table-cell>
          <table:table-cell office:value-type="float" office:value="516.251" calcext:value-type="float">
            <text:p>516,251</text:p>
          </table:table-cell>
          <table:table-cell/>
          <table:table-cell table:formula="of:=[.T149]*100/[.$A149]" office:value-type="float" office:value="17.4324" calcext:value-type="float">
            <text:p>17,4324</text:p>
          </table:table-cell>
          <table:table-cell table:formula="of:=[.U149]*100/[.$A149]" office:value-type="float" office:value="15.53415" calcext:value-type="float">
            <text:p>15,53415</text:p>
          </table:table-cell>
          <table:table-cell table:formula="of:=[.V149]*100/[.$A149]" office:value-type="float" office:value="17.0451" calcext:value-type="float">
            <text:p>17,0451</text:p>
          </table:table-cell>
          <table:table-cell/>
          <table:table-cell table:formula="of:=[.X149]*100/[.$A149]" office:value-type="float" office:value="23.1081" calcext:value-type="float">
            <text:p>23,1081</text:p>
          </table:table-cell>
          <table:table-cell table:formula="of:=[.Y149]*100/[.$A149]" office:value-type="float" office:value="17.91075" calcext:value-type="float">
            <text:p>17,91075</text:p>
          </table:table-cell>
          <table:table-cell table:formula="of:=[.Z149]*100/[.$A149]" office:value-type="float" office:value="25.81255" calcext:value-type="float">
            <text:p>25,81255</text:p>
          </table:table-cell>
          <table:table-cell/>
          <table:table-cell table:formula="of:=IF([.P149]&gt;0;[.AJ148]+1;0)" office:value-type="float" office:value="5" calcext:value-type="float">
            <text:p>5</text:p>
          </table:table-cell>
          <table:table-cell table:style-name="Default" table:formula="of:=IF([.Q149]&gt;0;[.AK148]+1;0)" office:value-type="float" office:value="8" calcext:value-type="float">
            <text:p>8</text:p>
          </table:table-cell>
          <table:table-cell table:style-name="Default" table:formula="of:=IF([.R149]&gt;0;[.AL148]+1;0)" office:value-type="float" office:value="4" calcext:value-type="float">
            <text:p>4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78.66" calcext:value-type="float">
            <text:p>2378,66</text:p>
          </table:table-cell>
          <table:table-cell office:value-type="float" office:value="2317.77" calcext:value-type="float">
            <text:p>2317,77</text:p>
          </table:table-cell>
          <table:table-cell office:value-type="float" office:value="2341.64" calcext:value-type="float">
            <text:p>2341,64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H150]*2" office:value-type="float" office:value="100" calcext:value-type="float">
            <text:p>100</text:p>
          </table:table-cell>
          <table:table-cell table:formula="of:=[.I150]*2" office:value-type="float" office:value="100" calcext:value-type="float">
            <text:p>100</text:p>
          </table:table-cell>
          <table:table-cell table:formula="of:=[.J150]*2" office:value-type="float" office:value="66" calcext:value-type="float">
            <text:p>66</text:p>
          </table:table-cell>
          <table:table-cell/>
          <table:table-cell table:formula="of:=IF([.L150]&gt;=[.$P$2];[.L150];0)" office:value-type="float" office:value="100" calcext:value-type="float">
            <text:p>100</text:p>
          </table:table-cell>
          <table:table-cell table:formula="of:=IF([.M150]&gt;=[.$P$2];[.M150];0)" office:value-type="float" office:value="100" calcext:value-type="float">
            <text:p>100</text:p>
          </table:table-cell>
          <table:table-cell table:formula="of:=IF([.N150]&gt;=[.$P$2];[.N150];0)" office:value-type="float" office:value="0" calcext:value-type="float">
            <text:p>0</text:p>
          </table:table-cell>
          <table:table-cell/>
          <table:table-cell office:value-type="float" office:value="378.657" calcext:value-type="float">
            <text:p>378,657</text:p>
          </table:table-cell>
          <table:table-cell table:style-name="ce9" office:value-type="float" office:value="317.766" calcext:value-type="float">
            <text:p>317,8</text:p>
          </table:table-cell>
          <table:table-cell office:value-type="float" office:value="341.643" calcext:value-type="float">
            <text:p>341,643</text:p>
          </table:table-cell>
          <table:table-cell/>
          <table:table-cell office:value-type="float" office:value="459.788" calcext:value-type="float">
            <text:p>459,788</text:p>
          </table:table-cell>
          <table:table-cell table:style-name="ce9" office:value-type="float" office:value="402.237" calcext:value-type="float">
            <text:p>402,2</text:p>
          </table:table-cell>
          <table:table-cell office:value-type="float" office:value="375.904" calcext:value-type="float">
            <text:p>375,904</text:p>
          </table:table-cell>
          <table:table-cell/>
          <table:table-cell table:formula="of:=[.T150]*100/[.$A150]" office:value-type="float" office:value="18.93285" calcext:value-type="float">
            <text:p>18,93285</text:p>
          </table:table-cell>
          <table:table-cell table:formula="of:=[.U150]*100/[.$A150]" office:value-type="float" office:value="15.8883" calcext:value-type="float">
            <text:p>15,8883</text:p>
          </table:table-cell>
          <table:table-cell table:formula="of:=[.V150]*100/[.$A150]" office:value-type="float" office:value="17.08215" calcext:value-type="float">
            <text:p>17,08215</text:p>
          </table:table-cell>
          <table:table-cell/>
          <table:table-cell table:formula="of:=[.X150]*100/[.$A150]" office:value-type="float" office:value="22.9894" calcext:value-type="float">
            <text:p>22,9894</text:p>
          </table:table-cell>
          <table:table-cell table:formula="of:=[.Y150]*100/[.$A150]" office:value-type="float" office:value="20.11185" calcext:value-type="float">
            <text:p>20,11185</text:p>
          </table:table-cell>
          <table:table-cell table:formula="of:=[.Z150]*100/[.$A150]" office:value-type="float" office:value="18.7952" calcext:value-type="float">
            <text:p>18,7952</text:p>
          </table:table-cell>
          <table:table-cell/>
          <table:table-cell table:formula="of:=IF([.P150]&gt;0;[.AJ149]+1;0)" office:value-type="float" office:value="6" calcext:value-type="float">
            <text:p>6</text:p>
          </table:table-cell>
          <table:table-cell table:style-name="Default" table:formula="of:=IF([.Q150]&gt;0;[.AK149]+1;0)" office:value-type="float" office:value="9" calcext:value-type="float">
            <text:p>9</text:p>
          </table:table-cell>
          <table:table-cell table:style-name="Default" table:formula="of:=IF([.R150]&gt;0;[.AL14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388.65" calcext:value-type="float">
            <text:p>2388,65</text:p>
          </table:table-cell>
          <table:table-cell office:value-type="float" office:value="2339.41" calcext:value-type="float">
            <text:p>2339,41</text:p>
          </table:table-cell>
          <table:table-cell office:value-type="float" office:value="2333.44" calcext:value-type="float">
            <text:p>2333,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H151]*2" office:value-type="float" office:value="84" calcext:value-type="float">
            <text:p>84</text:p>
          </table:table-cell>
          <table:table-cell table:formula="of:=[.I151]*2" office:value-type="float" office:value="100" calcext:value-type="float">
            <text:p>100</text:p>
          </table:table-cell>
          <table:table-cell table:formula="of:=[.J151]*2" office:value-type="float" office:value="64" calcext:value-type="float">
            <text:p>64</text:p>
          </table:table-cell>
          <table:table-cell/>
          <table:table-cell table:formula="of:=IF([.L151]&gt;=[.$P$2];[.L151];0)" office:value-type="float" office:value="84" calcext:value-type="float">
            <text:p>84</text:p>
          </table:table-cell>
          <table:table-cell table:formula="of:=IF([.M151]&gt;=[.$P$2];[.M151];0)" office:value-type="float" office:value="100" calcext:value-type="float">
            <text:p>100</text:p>
          </table:table-cell>
          <table:table-cell table:formula="of:=IF([.N151]&gt;=[.$P$2];[.N151];0)" office:value-type="float" office:value="0" calcext:value-type="float">
            <text:p>0</text:p>
          </table:table-cell>
          <table:table-cell/>
          <table:table-cell office:value-type="float" office:value="388.653" calcext:value-type="float">
            <text:p>388,653</text:p>
          </table:table-cell>
          <table:table-cell table:style-name="ce9" office:value-type="float" office:value="339.411" calcext:value-type="float">
            <text:p>339,4</text:p>
          </table:table-cell>
          <table:table-cell office:value-type="float" office:value="333.436" calcext:value-type="float">
            <text:p>333,436</text:p>
          </table:table-cell>
          <table:table-cell/>
          <table:table-cell office:value-type="float" office:value="456.969" calcext:value-type="float">
            <text:p>456,969</text:p>
          </table:table-cell>
          <table:table-cell table:style-name="ce9" office:value-type="float" office:value="352.627" calcext:value-type="float">
            <text:p>352,6</text:p>
          </table:table-cell>
          <table:table-cell office:value-type="float" office:value="374.717" calcext:value-type="float">
            <text:p>374,717</text:p>
          </table:table-cell>
          <table:table-cell/>
          <table:table-cell table:formula="of:=[.T151]*100/[.$A151]" office:value-type="float" office:value="19.43265" calcext:value-type="float">
            <text:p>19,43265</text:p>
          </table:table-cell>
          <table:table-cell table:formula="of:=[.U151]*100/[.$A151]" office:value-type="float" office:value="16.97055" calcext:value-type="float">
            <text:p>16,97055</text:p>
          </table:table-cell>
          <table:table-cell table:formula="of:=[.V151]*100/[.$A151]" office:value-type="float" office:value="16.6718" calcext:value-type="float">
            <text:p>16,6718</text:p>
          </table:table-cell>
          <table:table-cell/>
          <table:table-cell table:formula="of:=[.X151]*100/[.$A151]" office:value-type="float" office:value="22.84845" calcext:value-type="float">
            <text:p>22,84845</text:p>
          </table:table-cell>
          <table:table-cell table:formula="of:=[.Y151]*100/[.$A151]" office:value-type="float" office:value="17.63135" calcext:value-type="float">
            <text:p>17,63135</text:p>
          </table:table-cell>
          <table:table-cell table:formula="of:=[.Z151]*100/[.$A151]" office:value-type="float" office:value="18.73585" calcext:value-type="float">
            <text:p>18,73585</text:p>
          </table:table-cell>
          <table:table-cell/>
          <table:table-cell table:formula="of:=IF([.P151]&gt;0;[.AJ150]+1;0)" office:value-type="float" office:value="7" calcext:value-type="float">
            <text:p>7</text:p>
          </table:table-cell>
          <table:table-cell table:style-name="Default" table:formula="of:=IF([.Q151]&gt;0;[.AK150]+1;0)" office:value-type="float" office:value="10" calcext:value-type="float">
            <text:p>10</text:p>
          </table:table-cell>
          <table:table-cell table:style-name="Default" table:formula="of:=IF([.R151]&gt;0;[.AL15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389.34" calcext:value-type="float">
            <text:p>2389,34</text:p>
          </table:table-cell>
          <table:table-cell office:value-type="float" office:value="2345.67" calcext:value-type="float">
            <text:p>2345,67</text:p>
          </table:table-cell>
          <table:table-cell office:value-type="float" office:value="2366.59" calcext:value-type="float">
            <text:p>2366,5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H152]*2" office:value-type="float" office:value="100" calcext:value-type="float">
            <text:p>100</text:p>
          </table:table-cell>
          <table:table-cell table:formula="of:=[.I152]*2" office:value-type="float" office:value="98" calcext:value-type="float">
            <text:p>98</text:p>
          </table:table-cell>
          <table:table-cell table:formula="of:=[.J152]*2" office:value-type="float" office:value="60" calcext:value-type="float">
            <text:p>60</text:p>
          </table:table-cell>
          <table:table-cell/>
          <table:table-cell table:formula="of:=IF([.L152]&gt;=[.$P$2];[.L152];0)" office:value-type="float" office:value="100" calcext:value-type="float">
            <text:p>100</text:p>
          </table:table-cell>
          <table:table-cell table:formula="of:=IF([.M152]&gt;=[.$P$2];[.M152];0)" office:value-type="float" office:value="98" calcext:value-type="float">
            <text:p>98</text:p>
          </table:table-cell>
          <table:table-cell table:formula="of:=IF([.N152]&gt;=[.$P$2];[.N152];0)" office:value-type="float" office:value="0" calcext:value-type="float">
            <text:p>0</text:p>
          </table:table-cell>
          <table:table-cell/>
          <table:table-cell office:value-type="float" office:value="389.338" calcext:value-type="float">
            <text:p>389,338</text:p>
          </table:table-cell>
          <table:table-cell table:style-name="ce9" office:value-type="float" office:value="345.666" calcext:value-type="float">
            <text:p>345,7</text:p>
          </table:table-cell>
          <table:table-cell office:value-type="float" office:value="366.594" calcext:value-type="float">
            <text:p>366,594</text:p>
          </table:table-cell>
          <table:table-cell/>
          <table:table-cell office:value-type="float" office:value="445.274" calcext:value-type="float">
            <text:p>445,274</text:p>
          </table:table-cell>
          <table:table-cell table:style-name="ce9" office:value-type="float" office:value="360.384" calcext:value-type="float">
            <text:p>360,4</text:p>
          </table:table-cell>
          <table:table-cell office:value-type="float" office:value="410.151" calcext:value-type="float">
            <text:p>410,151</text:p>
          </table:table-cell>
          <table:table-cell/>
          <table:table-cell table:formula="of:=[.T152]*100/[.$A152]" office:value-type="float" office:value="19.4669" calcext:value-type="float">
            <text:p>19,4669</text:p>
          </table:table-cell>
          <table:table-cell table:formula="of:=[.U152]*100/[.$A152]" office:value-type="float" office:value="17.2833" calcext:value-type="float">
            <text:p>17,2833</text:p>
          </table:table-cell>
          <table:table-cell table:formula="of:=[.V152]*100/[.$A152]" office:value-type="float" office:value="18.3297" calcext:value-type="float">
            <text:p>18,3297</text:p>
          </table:table-cell>
          <table:table-cell/>
          <table:table-cell table:formula="of:=[.X152]*100/[.$A152]" office:value-type="float" office:value="22.2637" calcext:value-type="float">
            <text:p>22,2637</text:p>
          </table:table-cell>
          <table:table-cell table:formula="of:=[.Y152]*100/[.$A152]" office:value-type="float" office:value="18.0192" calcext:value-type="float">
            <text:p>18,0192</text:p>
          </table:table-cell>
          <table:table-cell table:formula="of:=[.Z152]*100/[.$A152]" office:value-type="float" office:value="20.50755" calcext:value-type="float">
            <text:p>20,50755</text:p>
          </table:table-cell>
          <table:table-cell/>
          <table:table-cell table:formula="of:=IF([.P152]&gt;0;[.AJ151]+1;0)" office:value-type="float" office:value="8" calcext:value-type="float">
            <text:p>8</text:p>
          </table:table-cell>
          <table:table-cell table:style-name="Default" table:formula="of:=IF([.Q152]&gt;0;[.AK151]+1;0)" office:value-type="float" office:value="11" calcext:value-type="float">
            <text:p>11</text:p>
          </table:table-cell>
          <table:table-cell table:style-name="Default" table:formula="of:=IF([.R152]&gt;0;[.AL15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385.3" calcext:value-type="float">
            <text:p>2385,3</text:p>
          </table:table-cell>
          <table:table-cell office:value-type="float" office:value="2356.52" calcext:value-type="float">
            <text:p>2356,52</text:p>
          </table:table-cell>
          <table:table-cell office:value-type="float" office:value="2366.11" calcext:value-type="float">
            <text:p>2366,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H153]*2" office:value-type="float" office:value="100" calcext:value-type="float">
            <text:p>100</text:p>
          </table:table-cell>
          <table:table-cell table:formula="of:=[.I153]*2" office:value-type="float" office:value="82" calcext:value-type="float">
            <text:p>82</text:p>
          </table:table-cell>
          <table:table-cell table:formula="of:=[.J153]*2" office:value-type="float" office:value="24" calcext:value-type="float">
            <text:p>24</text:p>
          </table:table-cell>
          <table:table-cell/>
          <table:table-cell table:formula="of:=IF([.L153]&gt;=[.$P$2];[.L153];0)" office:value-type="float" office:value="100" calcext:value-type="float">
            <text:p>100</text:p>
          </table:table-cell>
          <table:table-cell table:formula="of:=IF([.M153]&gt;=[.$P$2];[.M153];0)" office:value-type="float" office:value="82" calcext:value-type="float">
            <text:p>82</text:p>
          </table:table-cell>
          <table:table-cell table:formula="of:=IF([.N153]&gt;=[.$P$2];[.N153];0)" office:value-type="float" office:value="0" calcext:value-type="float">
            <text:p>0</text:p>
          </table:table-cell>
          <table:table-cell/>
          <table:table-cell office:value-type="float" office:value="385.299" calcext:value-type="float">
            <text:p>385,299</text:p>
          </table:table-cell>
          <table:table-cell table:style-name="ce9" office:value-type="float" office:value="356.517" calcext:value-type="float">
            <text:p>356,5</text:p>
          </table:table-cell>
          <table:table-cell office:value-type="float" office:value="366.107" calcext:value-type="float">
            <text:p>366,107</text:p>
          </table:table-cell>
          <table:table-cell/>
          <table:table-cell office:value-type="float" office:value="390.286" calcext:value-type="float">
            <text:p>390,286</text:p>
          </table:table-cell>
          <table:table-cell table:style-name="ce9" office:value-type="float" office:value="405.747" calcext:value-type="float">
            <text:p>405,7</text:p>
          </table:table-cell>
          <table:table-cell office:value-type="float" office:value="371.477" calcext:value-type="float">
            <text:p>371,477</text:p>
          </table:table-cell>
          <table:table-cell/>
          <table:table-cell table:formula="of:=[.T153]*100/[.$A153]" office:value-type="float" office:value="19.26495" calcext:value-type="float">
            <text:p>19,26495</text:p>
          </table:table-cell>
          <table:table-cell table:formula="of:=[.U153]*100/[.$A153]" office:value-type="float" office:value="17.82585" calcext:value-type="float">
            <text:p>17,82585</text:p>
          </table:table-cell>
          <table:table-cell table:formula="of:=[.V153]*100/[.$A153]" office:value-type="float" office:value="18.30535" calcext:value-type="float">
            <text:p>18,30535</text:p>
          </table:table-cell>
          <table:table-cell/>
          <table:table-cell table:formula="of:=[.X153]*100/[.$A153]" office:value-type="float" office:value="19.5143" calcext:value-type="float">
            <text:p>19,5143</text:p>
          </table:table-cell>
          <table:table-cell table:formula="of:=[.Y153]*100/[.$A153]" office:value-type="float" office:value="20.28735" calcext:value-type="float">
            <text:p>20,28735</text:p>
          </table:table-cell>
          <table:table-cell table:formula="of:=[.Z153]*100/[.$A153]" office:value-type="float" office:value="18.57385" calcext:value-type="float">
            <text:p>18,57385</text:p>
          </table:table-cell>
          <table:table-cell/>
          <table:table-cell table:formula="of:=IF([.P153]&gt;0;[.AJ152]+1;0)" office:value-type="float" office:value="9" calcext:value-type="float">
            <text:p>9</text:p>
          </table:table-cell>
          <table:table-cell table:style-name="Default" table:formula="of:=IF([.Q153]&gt;0;[.AK152]+1;0)" office:value-type="float" office:value="12" calcext:value-type="float">
            <text:p>12</text:p>
          </table:table-cell>
          <table:table-cell table:style-name="Default" table:formula="of:=IF([.R153]&gt;0;[.AL15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383.42" calcext:value-type="float">
            <text:p>2383,42</text:p>
          </table:table-cell>
          <table:table-cell office:value-type="float" office:value="2349.34" calcext:value-type="float">
            <text:p>2349,34</text:p>
          </table:table-cell>
          <table:table-cell office:value-type="float" office:value="2366.75" calcext:value-type="float">
            <text:p>2366,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154]*2" office:value-type="float" office:value="76" calcext:value-type="float">
            <text:p>76</text:p>
          </table:table-cell>
          <table:table-cell table:formula="of:=[.I154]*2" office:value-type="float" office:value="90" calcext:value-type="float">
            <text:p>90</text:p>
          </table:table-cell>
          <table:table-cell table:formula="of:=[.J154]*2" office:value-type="float" office:value="2" calcext:value-type="float">
            <text:p>2</text:p>
          </table:table-cell>
          <table:table-cell/>
          <table:table-cell table:formula="of:=IF([.L154]&gt;=[.$P$2];[.L154];0)" office:value-type="float" office:value="0" calcext:value-type="float">
            <text:p>0</text:p>
          </table:table-cell>
          <table:table-cell table:formula="of:=IF([.M154]&gt;=[.$P$2];[.M154];0)" office:value-type="float" office:value="90" calcext:value-type="float">
            <text:p>90</text:p>
          </table:table-cell>
          <table:table-cell table:formula="of:=IF([.N154]&gt;=[.$P$2];[.N154];0)" office:value-type="float" office:value="0" calcext:value-type="float">
            <text:p>0</text:p>
          </table:table-cell>
          <table:table-cell/>
          <table:table-cell office:value-type="float" office:value="383.422" calcext:value-type="float">
            <text:p>383,422</text:p>
          </table:table-cell>
          <table:table-cell table:style-name="ce9" office:value-type="float" office:value="349.343" calcext:value-type="float">
            <text:p>349,3</text:p>
          </table:table-cell>
          <table:table-cell office:value-type="float" office:value="366.751" calcext:value-type="float">
            <text:p>366,751</text:p>
          </table:table-cell>
          <table:table-cell/>
          <table:table-cell office:value-type="float" office:value="451.564" calcext:value-type="float">
            <text:p>451,564</text:p>
          </table:table-cell>
          <table:table-cell table:style-name="ce9" office:value-type="float" office:value="407.65" calcext:value-type="float">
            <text:p>407,7</text:p>
          </table:table-cell>
          <table:table-cell office:value-type="float" office:value="366.751" calcext:value-type="float">
            <text:p>366,751</text:p>
          </table:table-cell>
          <table:table-cell/>
          <table:table-cell table:formula="of:=[.T154]*100/[.$A154]" office:value-type="float" office:value="19.1711" calcext:value-type="float">
            <text:p>19,1711</text:p>
          </table:table-cell>
          <table:table-cell table:formula="of:=[.U154]*100/[.$A154]" office:value-type="float" office:value="17.46715" calcext:value-type="float">
            <text:p>17,46715</text:p>
          </table:table-cell>
          <table:table-cell table:formula="of:=[.V154]*100/[.$A154]" office:value-type="float" office:value="18.33755" calcext:value-type="float">
            <text:p>18,33755</text:p>
          </table:table-cell>
          <table:table-cell/>
          <table:table-cell table:formula="of:=[.X154]*100/[.$A154]" office:value-type="float" office:value="22.5782" calcext:value-type="float">
            <text:p>22,5782</text:p>
          </table:table-cell>
          <table:table-cell table:formula="of:=[.Y154]*100/[.$A154]" office:value-type="float" office:value="20.3825" calcext:value-type="float">
            <text:p>20,3825</text:p>
          </table:table-cell>
          <table:table-cell table:formula="of:=[.Z154]*100/[.$A154]" office:value-type="float" office:value="18.33755" calcext:value-type="float">
            <text:p>18,33755</text:p>
          </table:table-cell>
          <table:table-cell/>
          <table:table-cell table:formula="of:=IF([.P154]&gt;0;[.AJ153]+1;0)" office:value-type="float" office:value="0" calcext:value-type="float">
            <text:p>0</text:p>
          </table:table-cell>
          <table:table-cell table:style-name="Default" table:formula="of:=IF([.Q154]&gt;0;[.AK153]+1;0)" office:value-type="float" office:value="13" calcext:value-type="float">
            <text:p>13</text:p>
          </table:table-cell>
          <table:table-cell table:style-name="Default" table:formula="of:=IF([.R154]&gt;0;[.AL15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397.11" calcext:value-type="float">
            <text:p>2397,11</text:p>
          </table:table-cell>
          <table:table-cell table:style-name="Default"/>
          <table:table-cell table:number-columns-repeated="2"/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2"/>
          <table:table-cell table:formula="of:=[.H155]*2" office:value-type="float" office:value="56" calcext:value-type="float">
            <text:p>56</text:p>
          </table:table-cell>
          <table:table-cell table:formula="of:=[.I155]*2" office:value-type="float" office:value="0" calcext:value-type="float">
            <text:p>0</text:p>
          </table:table-cell>
          <table:table-cell table:formula="of:=[.J155]*2" office:value-type="float" office:value="0" calcext:value-type="float">
            <text:p>0</text:p>
          </table:table-cell>
          <table:table-cell/>
          <table:table-cell table:formula="of:=IF([.L155]&gt;=[.$P$2];[.L155];0)" office:value-type="float" office:value="0" calcext:value-type="float">
            <text:p>0</text:p>
          </table:table-cell>
          <table:table-cell table:formula="of:=IF([.M155]&gt;=[.$P$2];[.M155];0)" office:value-type="float" office:value="0" calcext:value-type="float">
            <text:p>0</text:p>
          </table:table-cell>
          <table:table-cell table:formula="of:=IF([.N155]&gt;=[.$P$2];[.N155];0)" office:value-type="float" office:value="0" calcext:value-type="float">
            <text:p>0</text:p>
          </table:table-cell>
          <table:table-cell/>
          <table:table-cell office:value-type="float" office:value="397.107" calcext:value-type="float">
            <text:p>397,107</text:p>
          </table:table-cell>
          <table:table-cell table:number-columns-repeated="3"/>
          <table:table-cell office:value-type="float" office:value="454.142" calcext:value-type="float">
            <text:p>454,142</text:p>
          </table:table-cell>
          <table:table-cell table:number-columns-repeated="3"/>
          <table:table-cell table:formula="of:=[.T155]*100/[.$A155]" office:value-type="float" office:value="19.85535" calcext:value-type="float">
            <text:p>19,85535</text:p>
          </table:table-cell>
          <table:table-cell table:formula="of:=[.U155]*100/[.$A155]" office:value-type="float" office:value="0" calcext:value-type="float">
            <text:p>0</text:p>
          </table:table-cell>
          <table:table-cell table:formula="of:=[.V155]*100/[.$A155]" office:value-type="float" office:value="0" calcext:value-type="float">
            <text:p>0</text:p>
          </table:table-cell>
          <table:table-cell/>
          <table:table-cell table:formula="of:=[.X155]*100/[.$A155]" office:value-type="float" office:value="22.7071" calcext:value-type="float">
            <text:p>22,7071</text:p>
          </table:table-cell>
          <table:table-cell table:formula="of:=[.Y155]*100/[.$A155]" office:value-type="float" office:value="0" calcext:value-type="float">
            <text:p>0</text:p>
          </table:table-cell>
          <table:table-cell table:formula="of:=[.Z155]*100/[.$A155]" office:value-type="float" office:value="0" calcext:value-type="float">
            <text:p>0</text:p>
          </table:table-cell>
          <table:table-cell/>
          <table:table-cell table:formula="of:=IF([.P155]&gt;0;[.AJ154]+1;0)" office:value-type="float" office:value="0" calcext:value-type="float">
            <text:p>0</text:p>
          </table:table-cell>
          <table:table-cell table:style-name="Default" table:formula="of:=IF([.Q155]&gt;0;[.AK154]+1;0)" office:value-type="float" office:value="0" calcext:value-type="float">
            <text:p>0</text:p>
          </table:table-cell>
          <table:table-cell table:style-name="Default" table:formula="of:=IF([.R155]&gt;0;[.AL15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401.3" calcext:value-type="float">
            <text:p>2401,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6]*2" office:value-type="float" office:value="22" calcext:value-type="float">
            <text:p>22</text:p>
          </table:table-cell>
          <table:table-cell table:formula="of:=[.I156]*2" office:value-type="float" office:value="0" calcext:value-type="float">
            <text:p>0</text:p>
          </table:table-cell>
          <table:table-cell table:formula="of:=[.J156]*2" office:value-type="float" office:value="0" calcext:value-type="float">
            <text:p>0</text:p>
          </table:table-cell>
          <table:table-cell/>
          <table:table-cell table:formula="of:=IF([.L156]&gt;=[.$P$2];[.L156];0)" office:value-type="float" office:value="0" calcext:value-type="float">
            <text:p>0</text:p>
          </table:table-cell>
          <table:table-cell table:formula="of:=IF([.M156]&gt;=[.$P$2];[.M156];0)" office:value-type="float" office:value="0" calcext:value-type="float">
            <text:p>0</text:p>
          </table:table-cell>
          <table:table-cell table:formula="of:=IF([.N156]&gt;=[.$P$2];[.N156];0)" office:value-type="float" office:value="0" calcext:value-type="float">
            <text:p>0</text:p>
          </table:table-cell>
          <table:table-cell/>
          <table:table-cell office:value-type="float" office:value="401.299" calcext:value-type="float">
            <text:p>401,299</text:p>
          </table:table-cell>
          <table:table-cell table:number-columns-repeated="3"/>
          <table:table-cell office:value-type="float" office:value="452.34" calcext:value-type="float">
            <text:p>452,34</text:p>
          </table:table-cell>
          <table:table-cell table:number-columns-repeated="3"/>
          <table:table-cell table:formula="of:=[.T156]*100/[.$A156]" office:value-type="float" office:value="20.06495" calcext:value-type="float">
            <text:p>20,06495</text:p>
          </table:table-cell>
          <table:table-cell table:formula="of:=[.U156]*100/[.$A156]" office:value-type="float" office:value="0" calcext:value-type="float">
            <text:p>0</text:p>
          </table:table-cell>
          <table:table-cell table:formula="of:=[.V156]*100/[.$A156]" office:value-type="float" office:value="0" calcext:value-type="float">
            <text:p>0</text:p>
          </table:table-cell>
          <table:table-cell/>
          <table:table-cell table:formula="of:=[.X156]*100/[.$A156]" office:value-type="float" office:value="22.617" calcext:value-type="float">
            <text:p>22,617</text:p>
          </table:table-cell>
          <table:table-cell table:formula="of:=[.Y156]*100/[.$A156]" office:value-type="float" office:value="0" calcext:value-type="float">
            <text:p>0</text:p>
          </table:table-cell>
          <table:table-cell table:formula="of:=[.Z156]*100/[.$A156]" office:value-type="float" office:value="0" calcext:value-type="float">
            <text:p>0</text:p>
          </table:table-cell>
          <table:table-cell/>
          <table:table-cell table:formula="of:=IF([.P156]&gt;0;[.AJ155]+1;0)" office:value-type="float" office:value="0" calcext:value-type="float">
            <text:p>0</text:p>
          </table:table-cell>
          <table:table-cell table:style-name="Default" table:formula="of:=IF([.Q156]&gt;0;[.AK155]+1;0)" office:value-type="float" office:value="0" calcext:value-type="float">
            <text:p>0</text:p>
          </table:table-cell>
          <table:table-cell table:style-name="Default" table:formula="of:=IF([.R156]&gt;0;[.AL15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453.2" calcext:value-type="float">
            <text:p>2453,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7]*2" office:value-type="float" office:value="2" calcext:value-type="float">
            <text:p>2</text:p>
          </table:table-cell>
          <table:table-cell table:formula="of:=[.I157]*2" office:value-type="float" office:value="0" calcext:value-type="float">
            <text:p>0</text:p>
          </table:table-cell>
          <table:table-cell table:formula="of:=[.J157]*2" office:value-type="float" office:value="0" calcext:value-type="float">
            <text:p>0</text:p>
          </table:table-cell>
          <table:table-cell/>
          <table:table-cell table:formula="of:=IF([.L157]&gt;=[.$P$2];[.L157];0)" office:value-type="float" office:value="0" calcext:value-type="float">
            <text:p>0</text:p>
          </table:table-cell>
          <table:table-cell table:formula="of:=IF([.M157]&gt;=[.$P$2];[.M157];0)" office:value-type="float" office:value="0" calcext:value-type="float">
            <text:p>0</text:p>
          </table:table-cell>
          <table:table-cell table:formula="of:=IF([.N157]&gt;=[.$P$2];[.N157];0)" office:value-type="float" office:value="0" calcext:value-type="float">
            <text:p>0</text:p>
          </table:table-cell>
          <table:table-cell/>
          <table:table-cell office:value-type="float" office:value="453.197" calcext:value-type="float">
            <text:p>453,197</text:p>
          </table:table-cell>
          <table:table-cell table:number-columns-repeated="3"/>
          <table:table-cell office:value-type="float" office:value="453.197" calcext:value-type="float">
            <text:p>453,197</text:p>
          </table:table-cell>
          <table:table-cell table:number-columns-repeated="3"/>
          <table:table-cell table:formula="of:=[.T157]*100/[.$A157]" office:value-type="float" office:value="22.65985" calcext:value-type="float">
            <text:p>22,65985</text:p>
          </table:table-cell>
          <table:table-cell table:formula="of:=[.U157]*100/[.$A157]" office:value-type="float" office:value="0" calcext:value-type="float">
            <text:p>0</text:p>
          </table:table-cell>
          <table:table-cell table:formula="of:=[.V157]*100/[.$A157]" office:value-type="float" office:value="0" calcext:value-type="float">
            <text:p>0</text:p>
          </table:table-cell>
          <table:table-cell/>
          <table:table-cell table:formula="of:=[.X157]*100/[.$A157]" office:value-type="float" office:value="22.65985" calcext:value-type="float">
            <text:p>22,65985</text:p>
          </table:table-cell>
          <table:table-cell table:formula="of:=[.Y157]*100/[.$A157]" office:value-type="float" office:value="0" calcext:value-type="float">
            <text:p>0</text:p>
          </table:table-cell>
          <table:table-cell table:formula="of:=[.Z157]*100/[.$A157]" office:value-type="float" office:value="0" calcext:value-type="float">
            <text:p>0</text:p>
          </table:table-cell>
          <table:table-cell/>
          <table:table-cell table:formula="of:=IF([.P157]&gt;0;[.AJ156]+1;0)" office:value-type="float" office:value="0" calcext:value-type="float">
            <text:p>0</text:p>
          </table:table-cell>
          <table:table-cell table:style-name="Default" table:formula="of:=IF([.Q157]&gt;0;[.AK156]+1;0)" office:value-type="float" office:value="0" calcext:value-type="float">
            <text:p>0</text:p>
          </table:table-cell>
          <table:table-cell table:style-name="Default" table:formula="of:=IF([.R157]&gt;0;[.AL15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2443.04" calcext:value-type="float">
            <text:p>2443,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58]*2" office:value-type="float" office:value="2" calcext:value-type="float">
            <text:p>2</text:p>
          </table:table-cell>
          <table:table-cell table:formula="of:=[.I158]*2" office:value-type="float" office:value="0" calcext:value-type="float">
            <text:p>0</text:p>
          </table:table-cell>
          <table:table-cell table:formula="of:=[.J158]*2" office:value-type="float" office:value="0" calcext:value-type="float">
            <text:p>0</text:p>
          </table:table-cell>
          <table:table-cell/>
          <table:table-cell table:formula="of:=IF([.L158]&gt;=[.$P$2];[.L158];0)" office:value-type="float" office:value="0" calcext:value-type="float">
            <text:p>0</text:p>
          </table:table-cell>
          <table:table-cell table:formula="of:=IF([.M158]&gt;=[.$P$2];[.M158];0)" office:value-type="float" office:value="0" calcext:value-type="float">
            <text:p>0</text:p>
          </table:table-cell>
          <table:table-cell table:formula="of:=IF([.N158]&gt;=[.$P$2];[.N158];0)" office:value-type="float" office:value="0" calcext:value-type="float">
            <text:p>0</text:p>
          </table:table-cell>
          <table:table-cell/>
          <table:table-cell office:value-type="float" office:value="443.038" calcext:value-type="float">
            <text:p>443,038</text:p>
          </table:table-cell>
          <table:table-cell table:number-columns-repeated="3"/>
          <table:table-cell office:value-type="float" office:value="443.038" calcext:value-type="float">
            <text:p>443,038</text:p>
          </table:table-cell>
          <table:table-cell table:number-columns-repeated="3"/>
          <table:table-cell table:formula="of:=[.T158]*100/[.$A158]" office:value-type="float" office:value="22.1519" calcext:value-type="float">
            <text:p>22,1519</text:p>
          </table:table-cell>
          <table:table-cell table:formula="of:=[.U158]*100/[.$A158]" office:value-type="float" office:value="0" calcext:value-type="float">
            <text:p>0</text:p>
          </table:table-cell>
          <table:table-cell table:formula="of:=[.V158]*100/[.$A158]" office:value-type="float" office:value="0" calcext:value-type="float">
            <text:p>0</text:p>
          </table:table-cell>
          <table:table-cell/>
          <table:table-cell table:formula="of:=[.X158]*100/[.$A158]" office:value-type="float" office:value="22.1519" calcext:value-type="float">
            <text:p>22,1519</text:p>
          </table:table-cell>
          <table:table-cell table:formula="of:=[.Y158]*100/[.$A158]" office:value-type="float" office:value="0" calcext:value-type="float">
            <text:p>0</text:p>
          </table:table-cell>
          <table:table-cell table:formula="of:=[.Z158]*100/[.$A158]" office:value-type="float" office:value="0" calcext:value-type="float">
            <text:p>0</text:p>
          </table:table-cell>
          <table:table-cell/>
          <table:table-cell table:formula="of:=IF([.P158]&gt;0;[.AJ157]+1;0)" office:value-type="float" office:value="0" calcext:value-type="float">
            <text:p>0</text:p>
          </table:table-cell>
          <table:table-cell table:style-name="Default" table:formula="of:=IF([.Q158]&gt;0;[.AK157]+1;0)" office:value-type="float" office:value="0" calcext:value-type="float">
            <text:p>0</text:p>
          </table:table-cell>
          <table:table-cell table:style-name="Default" table:formula="of:=IF([.R158]&gt;0;[.AL15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59]*2" office:value-type="float" office:value="0" calcext:value-type="float">
            <text:p>0</text:p>
          </table:table-cell>
          <table:table-cell table:formula="of:=[.I159]*2" office:value-type="float" office:value="0" calcext:value-type="float">
            <text:p>0</text:p>
          </table:table-cell>
          <table:table-cell table:formula="of:=[.J159]*2" office:value-type="float" office:value="0" calcext:value-type="float">
            <text:p>0</text:p>
          </table:table-cell>
          <table:table-cell/>
          <table:table-cell table:formula="of:=IF([.L159]&gt;=[.$P$2];[.L159];0)" office:value-type="float" office:value="0" calcext:value-type="float">
            <text:p>0</text:p>
          </table:table-cell>
          <table:table-cell table:formula="of:=IF([.M159]&gt;=[.$P$2];[.M159];0)" office:value-type="float" office:value="0" calcext:value-type="float">
            <text:p>0</text:p>
          </table:table-cell>
          <table:table-cell table:formula="of:=IF([.N159]&gt;=[.$P$2];[.N159];0)" office:value-type="float" office:value="0" calcext:value-type="float">
            <text:p>0</text:p>
          </table:table-cell>
          <table:table-cell table:number-columns-repeated="9"/>
          <table:table-cell table:formula="of:=[.T159]*100/[.$A159]" office:value-type="float" office:value="0" calcext:value-type="float">
            <text:p>0</text:p>
          </table:table-cell>
          <table:table-cell table:formula="of:=[.U159]*100/[.$A159]" office:value-type="float" office:value="0" calcext:value-type="float">
            <text:p>0</text:p>
          </table:table-cell>
          <table:table-cell table:formula="of:=[.V159]*100/[.$A159]" office:value-type="float" office:value="0" calcext:value-type="float">
            <text:p>0</text:p>
          </table:table-cell>
          <table:table-cell/>
          <table:table-cell table:formula="of:=[.X159]*100/[.$A159]" office:value-type="float" office:value="0" calcext:value-type="float">
            <text:p>0</text:p>
          </table:table-cell>
          <table:table-cell table:formula="of:=[.Y159]*100/[.$A159]" office:value-type="float" office:value="0" calcext:value-type="float">
            <text:p>0</text:p>
          </table:table-cell>
          <table:table-cell table:formula="of:=[.Z159]*100/[.$A159]" office:value-type="float" office:value="0" calcext:value-type="float">
            <text:p>0</text:p>
          </table:table-cell>
          <table:table-cell/>
          <table:table-cell table:formula="of:=IF([.P159]&gt;0;[.AJ158]+1;0)" office:value-type="float" office:value="0" calcext:value-type="float">
            <text:p>0</text:p>
          </table:table-cell>
          <table:table-cell table:style-name="Default" table:formula="of:=IF([.Q159]&gt;0;[.AK158]+1;0)" office:value-type="float" office:value="0" calcext:value-type="float">
            <text:p>0</text:p>
          </table:table-cell>
          <table:table-cell table:style-name="Default" table:formula="of:=IF([.R159]&gt;0;[.AL15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60]*2" office:value-type="float" office:value="0" calcext:value-type="float">
            <text:p>0</text:p>
          </table:table-cell>
          <table:table-cell table:formula="of:=[.I160]*2" office:value-type="float" office:value="0" calcext:value-type="float">
            <text:p>0</text:p>
          </table:table-cell>
          <table:table-cell table:formula="of:=[.J160]*2" office:value-type="float" office:value="0" calcext:value-type="float">
            <text:p>0</text:p>
          </table:table-cell>
          <table:table-cell/>
          <table:table-cell table:formula="of:=IF([.L160]&gt;=[.$P$2];[.L160];0)" office:value-type="float" office:value="0" calcext:value-type="float">
            <text:p>0</text:p>
          </table:table-cell>
          <table:table-cell table:formula="of:=IF([.M160]&gt;=[.$P$2];[.M160];0)" office:value-type="float" office:value="0" calcext:value-type="float">
            <text:p>0</text:p>
          </table:table-cell>
          <table:table-cell table:formula="of:=IF([.N160]&gt;=[.$P$2];[.N160];0)" office:value-type="float" office:value="0" calcext:value-type="float">
            <text:p>0</text:p>
          </table:table-cell>
          <table:table-cell table:number-columns-repeated="9"/>
          <table:table-cell table:formula="of:=[.T160]*100/[.$A160]" office:value-type="float" office:value="0" calcext:value-type="float">
            <text:p>0</text:p>
          </table:table-cell>
          <table:table-cell table:formula="of:=[.U160]*100/[.$A160]" office:value-type="float" office:value="0" calcext:value-type="float">
            <text:p>0</text:p>
          </table:table-cell>
          <table:table-cell table:formula="of:=[.V160]*100/[.$A160]" office:value-type="float" office:value="0" calcext:value-type="float">
            <text:p>0</text:p>
          </table:table-cell>
          <table:table-cell/>
          <table:table-cell table:formula="of:=[.X160]*100/[.$A160]" office:value-type="float" office:value="0" calcext:value-type="float">
            <text:p>0</text:p>
          </table:table-cell>
          <table:table-cell table:formula="of:=[.Y160]*100/[.$A160]" office:value-type="float" office:value="0" calcext:value-type="float">
            <text:p>0</text:p>
          </table:table-cell>
          <table:table-cell table:formula="of:=[.Z160]*100/[.$A160]" office:value-type="float" office:value="0" calcext:value-type="float">
            <text:p>0</text:p>
          </table:table-cell>
          <table:table-cell/>
          <table:table-cell table:formula="of:=IF([.P160]&gt;0;[.AJ159]+1;0)" office:value-type="float" office:value="0" calcext:value-type="float">
            <text:p>0</text:p>
          </table:table-cell>
          <table:table-cell table:style-name="Default" table:formula="of:=IF([.Q160]&gt;0;[.AK159]+1;0)" office:value-type="float" office:value="0" calcext:value-type="float">
            <text:p>0</text:p>
          </table:table-cell>
          <table:table-cell table:style-name="Default" table:formula="of:=IF([.R160]&gt;0;[.AL15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61]*2" office:value-type="float" office:value="0" calcext:value-type="float">
            <text:p>0</text:p>
          </table:table-cell>
          <table:table-cell table:formula="of:=[.I161]*2" office:value-type="float" office:value="0" calcext:value-type="float">
            <text:p>0</text:p>
          </table:table-cell>
          <table:table-cell table:formula="of:=[.J161]*2" office:value-type="float" office:value="0" calcext:value-type="float">
            <text:p>0</text:p>
          </table:table-cell>
          <table:table-cell/>
          <table:table-cell table:formula="of:=IF([.L161]&gt;=[.$P$2];[.L161];0)" office:value-type="float" office:value="0" calcext:value-type="float">
            <text:p>0</text:p>
          </table:table-cell>
          <table:table-cell table:formula="of:=IF([.M161]&gt;=[.$P$2];[.M161];0)" office:value-type="float" office:value="0" calcext:value-type="float">
            <text:p>0</text:p>
          </table:table-cell>
          <table:table-cell table:formula="of:=IF([.N161]&gt;=[.$P$2];[.N161];0)" office:value-type="float" office:value="0" calcext:value-type="float">
            <text:p>0</text:p>
          </table:table-cell>
          <table:table-cell table:number-columns-repeated="9"/>
          <table:table-cell table:formula="of:=[.T161]*100/[.$A161]" office:value-type="float" office:value="0" calcext:value-type="float">
            <text:p>0</text:p>
          </table:table-cell>
          <table:table-cell table:formula="of:=[.U161]*100/[.$A161]" office:value-type="float" office:value="0" calcext:value-type="float">
            <text:p>0</text:p>
          </table:table-cell>
          <table:table-cell table:formula="of:=[.V161]*100/[.$A161]" office:value-type="float" office:value="0" calcext:value-type="float">
            <text:p>0</text:p>
          </table:table-cell>
          <table:table-cell/>
          <table:table-cell table:formula="of:=[.X161]*100/[.$A161]" office:value-type="float" office:value="0" calcext:value-type="float">
            <text:p>0</text:p>
          </table:table-cell>
          <table:table-cell table:formula="of:=[.Y161]*100/[.$A161]" office:value-type="float" office:value="0" calcext:value-type="float">
            <text:p>0</text:p>
          </table:table-cell>
          <table:table-cell table:formula="of:=[.Z161]*100/[.$A161]" office:value-type="float" office:value="0" calcext:value-type="float">
            <text:p>0</text:p>
          </table:table-cell>
          <table:table-cell/>
          <table:table-cell table:formula="of:=IF([.P161]&gt;0;[.AJ160]+1;0)" office:value-type="float" office:value="0" calcext:value-type="float">
            <text:p>0</text:p>
          </table:table-cell>
          <table:table-cell table:style-name="Default" table:formula="of:=IF([.Q161]&gt;0;[.AK160]+1;0)" office:value-type="float" office:value="0" calcext:value-type="float">
            <text:p>0</text:p>
          </table:table-cell>
          <table:table-cell table:style-name="Default" table:formula="of:=IF([.R161]&gt;0;[.AL16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62]*2" office:value-type="float" office:value="0" calcext:value-type="float">
            <text:p>0</text:p>
          </table:table-cell>
          <table:table-cell table:formula="of:=[.I162]*2" office:value-type="float" office:value="0" calcext:value-type="float">
            <text:p>0</text:p>
          </table:table-cell>
          <table:table-cell table:formula="of:=[.J162]*2" office:value-type="float" office:value="0" calcext:value-type="float">
            <text:p>0</text:p>
          </table:table-cell>
          <table:table-cell/>
          <table:table-cell table:formula="of:=IF([.L162]&gt;=[.$P$2];[.L162];0)" office:value-type="float" office:value="0" calcext:value-type="float">
            <text:p>0</text:p>
          </table:table-cell>
          <table:table-cell table:formula="of:=IF([.M162]&gt;=[.$P$2];[.M162];0)" office:value-type="float" office:value="0" calcext:value-type="float">
            <text:p>0</text:p>
          </table:table-cell>
          <table:table-cell table:formula="of:=IF([.N162]&gt;=[.$P$2];[.N162];0)" office:value-type="float" office:value="0" calcext:value-type="float">
            <text:p>0</text:p>
          </table:table-cell>
          <table:table-cell table:number-columns-repeated="9"/>
          <table:table-cell table:formula="of:=[.T162]*100/[.$A162]" office:value-type="float" office:value="0" calcext:value-type="float">
            <text:p>0</text:p>
          </table:table-cell>
          <table:table-cell table:formula="of:=[.U162]*100/[.$A162]" office:value-type="float" office:value="0" calcext:value-type="float">
            <text:p>0</text:p>
          </table:table-cell>
          <table:table-cell table:formula="of:=[.V162]*100/[.$A162]" office:value-type="float" office:value="0" calcext:value-type="float">
            <text:p>0</text:p>
          </table:table-cell>
          <table:table-cell/>
          <table:table-cell table:formula="of:=[.X162]*100/[.$A162]" office:value-type="float" office:value="0" calcext:value-type="float">
            <text:p>0</text:p>
          </table:table-cell>
          <table:table-cell table:formula="of:=[.Y162]*100/[.$A162]" office:value-type="float" office:value="0" calcext:value-type="float">
            <text:p>0</text:p>
          </table:table-cell>
          <table:table-cell table:formula="of:=[.Z162]*100/[.$A162]" office:value-type="float" office:value="0" calcext:value-type="float">
            <text:p>0</text:p>
          </table:table-cell>
          <table:table-cell/>
          <table:table-cell table:formula="of:=IF([.P162]&gt;0;[.AJ161]+1;0)" office:value-type="float" office:value="0" calcext:value-type="float">
            <text:p>0</text:p>
          </table:table-cell>
          <table:table-cell table:style-name="Default" table:formula="of:=IF([.Q162]&gt;0;[.AK161]+1;0)" office:value-type="float" office:value="0" calcext:value-type="float">
            <text:p>0</text:p>
          </table:table-cell>
          <table:table-cell table:style-name="Default" table:formula="of:=IF([.R162]&gt;0;[.AL16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63]*2" office:value-type="float" office:value="0" calcext:value-type="float">
            <text:p>0</text:p>
          </table:table-cell>
          <table:table-cell table:formula="of:=[.I163]*2" office:value-type="float" office:value="0" calcext:value-type="float">
            <text:p>0</text:p>
          </table:table-cell>
          <table:table-cell table:formula="of:=[.J163]*2" office:value-type="float" office:value="0" calcext:value-type="float">
            <text:p>0</text:p>
          </table:table-cell>
          <table:table-cell/>
          <table:table-cell table:formula="of:=IF([.L163]&gt;=[.$P$2];[.L163];0)" office:value-type="float" office:value="0" calcext:value-type="float">
            <text:p>0</text:p>
          </table:table-cell>
          <table:table-cell table:formula="of:=IF([.M163]&gt;=[.$P$2];[.M163];0)" office:value-type="float" office:value="0" calcext:value-type="float">
            <text:p>0</text:p>
          </table:table-cell>
          <table:table-cell table:formula="of:=IF([.N163]&gt;=[.$P$2];[.N163];0)" office:value-type="float" office:value="0" calcext:value-type="float">
            <text:p>0</text:p>
          </table:table-cell>
          <table:table-cell table:number-columns-repeated="17"/>
          <table:table-cell table:formula="of:=IF([.P163]&gt;0;[.AJ162]+1;0)" office:value-type="float" office:value="0" calcext:value-type="float">
            <text:p>0</text:p>
          </table:table-cell>
          <table:table-cell table:style-name="Default" table:formula="of:=IF([.Q163]&gt;0;[.AK162]+1;0)" office:value-type="float" office:value="0" calcext:value-type="float">
            <text:p>0</text:p>
          </table:table-cell>
          <table:table-cell table:style-name="Default" table:formula="of:=IF([.R163]&gt;0;[.AL16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4]*2" office:value-type="float" office:value="0" calcext:value-type="float">
            <text:p>0</text:p>
          </table:table-cell>
          <table:table-cell table:formula="of:=[.I164]*2" office:value-type="float" office:value="0" calcext:value-type="float">
            <text:p>0</text:p>
          </table:table-cell>
          <table:table-cell table:formula="of:=[.J164]*2" office:value-type="float" office:value="0" calcext:value-type="float">
            <text:p>0</text:p>
          </table:table-cell>
          <table:table-cell/>
          <table:table-cell table:formula="of:=IF([.L164]&gt;=[.$P$2];[.L164];0)" office:value-type="float" office:value="0" calcext:value-type="float">
            <text:p>0</text:p>
          </table:table-cell>
          <table:table-cell table:formula="of:=IF([.M164]&gt;=[.$P$2];[.M164];0)" office:value-type="float" office:value="0" calcext:value-type="float">
            <text:p>0</text:p>
          </table:table-cell>
          <table:table-cell table:formula="of:=IF([.N164]&gt;=[.$P$2];[.N164];0)" office:value-type="float" office:value="0" calcext:value-type="float">
            <text:p>0</text:p>
          </table:table-cell>
          <table:table-cell table:number-columns-repeated="9"/>
          <table:table-cell table:formula="of:=[.T164]*100/[.$A164]" office:value-type="float" office:value="0" calcext:value-type="float">
            <text:p>0</text:p>
          </table:table-cell>
          <table:table-cell table:formula="of:=[.U164]*100/[.$A164]" office:value-type="float" office:value="0" calcext:value-type="float">
            <text:p>0</text:p>
          </table:table-cell>
          <table:table-cell table:formula="of:=[.V164]*100/[.$A164]" office:value-type="float" office:value="0" calcext:value-type="float">
            <text:p>0</text:p>
          </table:table-cell>
          <table:table-cell/>
          <table:table-cell table:formula="of:=[.X164]*100/[.$A164]" office:value-type="float" office:value="0" calcext:value-type="float">
            <text:p>0</text:p>
          </table:table-cell>
          <table:table-cell table:formula="of:=[.Y164]*100/[.$A164]" office:value-type="float" office:value="0" calcext:value-type="float">
            <text:p>0</text:p>
          </table:table-cell>
          <table:table-cell table:formula="of:=[.Z164]*100/[.$A164]" office:value-type="float" office:value="0" calcext:value-type="float">
            <text:p>0</text:p>
          </table:table-cell>
          <table:table-cell/>
          <table:table-cell table:formula="of:=IF([.P164]&gt;0;[.AJ163]+1;0)" office:value-type="float" office:value="0" calcext:value-type="float">
            <text:p>0</text:p>
          </table:table-cell>
          <table:table-cell table:style-name="Default" table:formula="of:=IF([.Q164]&gt;0;[.AK163]+1;0)" office:value-type="float" office:value="0" calcext:value-type="float">
            <text:p>0</text:p>
          </table:table-cell>
          <table:table-cell table:style-name="Default" table:formula="of:=IF([.R164]&gt;0;[.AL16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5]*2" office:value-type="float" office:value="0" calcext:value-type="float">
            <text:p>0</text:p>
          </table:table-cell>
          <table:table-cell table:formula="of:=[.I165]*2" office:value-type="float" office:value="0" calcext:value-type="float">
            <text:p>0</text:p>
          </table:table-cell>
          <table:table-cell table:formula="of:=[.J165]*2" office:value-type="float" office:value="0" calcext:value-type="float">
            <text:p>0</text:p>
          </table:table-cell>
          <table:table-cell/>
          <table:table-cell table:formula="of:=IF([.L165]&gt;=[.$P$2];[.L165];0)" office:value-type="float" office:value="0" calcext:value-type="float">
            <text:p>0</text:p>
          </table:table-cell>
          <table:table-cell table:formula="of:=IF([.M165]&gt;=[.$P$2];[.M165];0)" office:value-type="float" office:value="0" calcext:value-type="float">
            <text:p>0</text:p>
          </table:table-cell>
          <table:table-cell table:formula="of:=IF([.N165]&gt;=[.$P$2];[.N165];0)" office:value-type="float" office:value="0" calcext:value-type="float">
            <text:p>0</text:p>
          </table:table-cell>
          <table:table-cell table:number-columns-repeated="9"/>
          <table:table-cell table:formula="of:=[.T165]*100/[.$A165]" office:value-type="float" office:value="0" calcext:value-type="float">
            <text:p>0</text:p>
          </table:table-cell>
          <table:table-cell table:formula="of:=[.U165]*100/[.$A165]" office:value-type="float" office:value="0" calcext:value-type="float">
            <text:p>0</text:p>
          </table:table-cell>
          <table:table-cell table:formula="of:=[.V165]*100/[.$A165]" office:value-type="float" office:value="0" calcext:value-type="float">
            <text:p>0</text:p>
          </table:table-cell>
          <table:table-cell/>
          <table:table-cell table:formula="of:=[.X165]*100/[.$A165]" office:value-type="float" office:value="0" calcext:value-type="float">
            <text:p>0</text:p>
          </table:table-cell>
          <table:table-cell table:formula="of:=[.Y165]*100/[.$A165]" office:value-type="float" office:value="0" calcext:value-type="float">
            <text:p>0</text:p>
          </table:table-cell>
          <table:table-cell table:formula="of:=[.Z165]*100/[.$A165]" office:value-type="float" office:value="0" calcext:value-type="float">
            <text:p>0</text:p>
          </table:table-cell>
          <table:table-cell/>
          <table:table-cell table:formula="of:=IF([.P165]&gt;0;[.AJ164]+1;0)" office:value-type="float" office:value="0" calcext:value-type="float">
            <text:p>0</text:p>
          </table:table-cell>
          <table:table-cell table:style-name="Default" table:formula="of:=IF([.Q165]&gt;0;[.AK164]+1;0)" office:value-type="float" office:value="0" calcext:value-type="float">
            <text:p>0</text:p>
          </table:table-cell>
          <table:table-cell table:style-name="Default" table:formula="of:=IF([.R165]&gt;0;[.AL16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6]*2" office:value-type="float" office:value="0" calcext:value-type="float">
            <text:p>0</text:p>
          </table:table-cell>
          <table:table-cell table:formula="of:=[.I166]*2" office:value-type="float" office:value="0" calcext:value-type="float">
            <text:p>0</text:p>
          </table:table-cell>
          <table:table-cell table:formula="of:=[.J166]*2" office:value-type="float" office:value="0" calcext:value-type="float">
            <text:p>0</text:p>
          </table:table-cell>
          <table:table-cell/>
          <table:table-cell table:formula="of:=IF([.L166]&gt;=[.$P$2];[.L166];0)" office:value-type="float" office:value="0" calcext:value-type="float">
            <text:p>0</text:p>
          </table:table-cell>
          <table:table-cell table:formula="of:=IF([.M166]&gt;=[.$P$2];[.M166];0)" office:value-type="float" office:value="0" calcext:value-type="float">
            <text:p>0</text:p>
          </table:table-cell>
          <table:table-cell table:formula="of:=IF([.N166]&gt;=[.$P$2];[.N166];0)" office:value-type="float" office:value="0" calcext:value-type="float">
            <text:p>0</text:p>
          </table:table-cell>
          <table:table-cell table:number-columns-repeated="9"/>
          <table:table-cell table:formula="of:=[.T166]*100/[.$A166]" office:value-type="float" office:value="0" calcext:value-type="float">
            <text:p>0</text:p>
          </table:table-cell>
          <table:table-cell table:formula="of:=[.U166]*100/[.$A166]" office:value-type="float" office:value="0" calcext:value-type="float">
            <text:p>0</text:p>
          </table:table-cell>
          <table:table-cell table:formula="of:=[.V166]*100/[.$A166]" office:value-type="float" office:value="0" calcext:value-type="float">
            <text:p>0</text:p>
          </table:table-cell>
          <table:table-cell/>
          <table:table-cell table:formula="of:=[.X166]*100/[.$A166]" office:value-type="float" office:value="0" calcext:value-type="float">
            <text:p>0</text:p>
          </table:table-cell>
          <table:table-cell table:formula="of:=[.Y166]*100/[.$A166]" office:value-type="float" office:value="0" calcext:value-type="float">
            <text:p>0</text:p>
          </table:table-cell>
          <table:table-cell table:formula="of:=[.Z166]*100/[.$A166]" office:value-type="float" office:value="0" calcext:value-type="float">
            <text:p>0</text:p>
          </table:table-cell>
          <table:table-cell/>
          <table:table-cell table:formula="of:=IF([.P166]&gt;0;[.AJ165]+1;0)" office:value-type="float" office:value="0" calcext:value-type="float">
            <text:p>0</text:p>
          </table:table-cell>
          <table:table-cell table:style-name="Default" table:formula="of:=IF([.Q166]&gt;0;[.AK165]+1;0)" office:value-type="float" office:value="0" calcext:value-type="float">
            <text:p>0</text:p>
          </table:table-cell>
          <table:table-cell table:style-name="Default" table:formula="of:=IF([.R166]&gt;0;[.AL16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7]*2" office:value-type="float" office:value="0" calcext:value-type="float">
            <text:p>0</text:p>
          </table:table-cell>
          <table:table-cell table:formula="of:=[.I167]*2" office:value-type="float" office:value="0" calcext:value-type="float">
            <text:p>0</text:p>
          </table:table-cell>
          <table:table-cell table:formula="of:=[.J167]*2" office:value-type="float" office:value="0" calcext:value-type="float">
            <text:p>0</text:p>
          </table:table-cell>
          <table:table-cell/>
          <table:table-cell table:formula="of:=IF([.L167]&gt;=[.$P$2];[.L167];0)" office:value-type="float" office:value="0" calcext:value-type="float">
            <text:p>0</text:p>
          </table:table-cell>
          <table:table-cell table:formula="of:=IF([.M167]&gt;=[.$P$2];[.M167];0)" office:value-type="float" office:value="0" calcext:value-type="float">
            <text:p>0</text:p>
          </table:table-cell>
          <table:table-cell table:formula="of:=IF([.N167]&gt;=[.$P$2];[.N167];0)" office:value-type="float" office:value="0" calcext:value-type="float">
            <text:p>0</text:p>
          </table:table-cell>
          <table:table-cell table:number-columns-repeated="9"/>
          <table:table-cell table:formula="of:=[.T167]*100/[.$A167]" office:value-type="float" office:value="0" calcext:value-type="float">
            <text:p>0</text:p>
          </table:table-cell>
          <table:table-cell table:formula="of:=[.U167]*100/[.$A167]" office:value-type="float" office:value="0" calcext:value-type="float">
            <text:p>0</text:p>
          </table:table-cell>
          <table:table-cell table:formula="of:=[.V167]*100/[.$A167]" office:value-type="float" office:value="0" calcext:value-type="float">
            <text:p>0</text:p>
          </table:table-cell>
          <table:table-cell/>
          <table:table-cell table:formula="of:=[.X167]*100/[.$A167]" office:value-type="float" office:value="0" calcext:value-type="float">
            <text:p>0</text:p>
          </table:table-cell>
          <table:table-cell table:formula="of:=[.Y167]*100/[.$A167]" office:value-type="float" office:value="0" calcext:value-type="float">
            <text:p>0</text:p>
          </table:table-cell>
          <table:table-cell table:formula="of:=[.Z167]*100/[.$A167]" office:value-type="float" office:value="0" calcext:value-type="float">
            <text:p>0</text:p>
          </table:table-cell>
          <table:table-cell/>
          <table:table-cell table:formula="of:=IF([.P167]&gt;0;[.AJ166]+1;0)" office:value-type="float" office:value="0" calcext:value-type="float">
            <text:p>0</text:p>
          </table:table-cell>
          <table:table-cell table:style-name="Default" table:formula="of:=IF([.Q167]&gt;0;[.AK166]+1;0)" office:value-type="float" office:value="0" calcext:value-type="float">
            <text:p>0</text:p>
          </table:table-cell>
          <table:table-cell table:style-name="Default" table:formula="of:=IF([.R167]&gt;0;[.AL16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8]*2" office:value-type="float" office:value="0" calcext:value-type="float">
            <text:p>0</text:p>
          </table:table-cell>
          <table:table-cell table:formula="of:=[.I168]*2" office:value-type="float" office:value="0" calcext:value-type="float">
            <text:p>0</text:p>
          </table:table-cell>
          <table:table-cell table:formula="of:=[.J168]*2" office:value-type="float" office:value="0" calcext:value-type="float">
            <text:p>0</text:p>
          </table:table-cell>
          <table:table-cell/>
          <table:table-cell table:formula="of:=IF([.L168]&gt;=[.$P$2];[.L168];0)" office:value-type="float" office:value="0" calcext:value-type="float">
            <text:p>0</text:p>
          </table:table-cell>
          <table:table-cell table:formula="of:=IF([.M168]&gt;=[.$P$2];[.M168];0)" office:value-type="float" office:value="0" calcext:value-type="float">
            <text:p>0</text:p>
          </table:table-cell>
          <table:table-cell table:formula="of:=IF([.N168]&gt;=[.$P$2];[.N168];0)" office:value-type="float" office:value="0" calcext:value-type="float">
            <text:p>0</text:p>
          </table:table-cell>
          <table:table-cell table:number-columns-repeated="9"/>
          <table:table-cell table:formula="of:=[.T168]*100/[.$A168]" office:value-type="float" office:value="0" calcext:value-type="float">
            <text:p>0</text:p>
          </table:table-cell>
          <table:table-cell table:formula="of:=[.U168]*100/[.$A168]" office:value-type="float" office:value="0" calcext:value-type="float">
            <text:p>0</text:p>
          </table:table-cell>
          <table:table-cell table:formula="of:=[.V168]*100/[.$A168]" office:value-type="float" office:value="0" calcext:value-type="float">
            <text:p>0</text:p>
          </table:table-cell>
          <table:table-cell/>
          <table:table-cell table:formula="of:=[.X168]*100/[.$A168]" office:value-type="float" office:value="0" calcext:value-type="float">
            <text:p>0</text:p>
          </table:table-cell>
          <table:table-cell table:formula="of:=[.Y168]*100/[.$A168]" office:value-type="float" office:value="0" calcext:value-type="float">
            <text:p>0</text:p>
          </table:table-cell>
          <table:table-cell table:formula="of:=[.Z168]*100/[.$A168]" office:value-type="float" office:value="0" calcext:value-type="float">
            <text:p>0</text:p>
          </table:table-cell>
          <table:table-cell/>
          <table:table-cell table:formula="of:=IF([.P168]&gt;0;[.AJ167]+1;0)" office:value-type="float" office:value="0" calcext:value-type="float">
            <text:p>0</text:p>
          </table:table-cell>
          <table:table-cell table:style-name="Default" table:formula="of:=IF([.Q168]&gt;0;[.AK167]+1;0)" office:value-type="float" office:value="0" calcext:value-type="float">
            <text:p>0</text:p>
          </table:table-cell>
          <table:table-cell table:style-name="Default" table:formula="of:=IF([.R168]&gt;0;[.AL16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69]*2" office:value-type="float" office:value="0" calcext:value-type="float">
            <text:p>0</text:p>
          </table:table-cell>
          <table:table-cell table:formula="of:=[.I169]*2" office:value-type="float" office:value="0" calcext:value-type="float">
            <text:p>0</text:p>
          </table:table-cell>
          <table:table-cell table:formula="of:=[.J169]*2" office:value-type="float" office:value="0" calcext:value-type="float">
            <text:p>0</text:p>
          </table:table-cell>
          <table:table-cell/>
          <table:table-cell table:formula="of:=IF([.L169]&gt;=[.$P$2];[.L169];0)" office:value-type="float" office:value="0" calcext:value-type="float">
            <text:p>0</text:p>
          </table:table-cell>
          <table:table-cell table:formula="of:=IF([.M169]&gt;=[.$P$2];[.M169];0)" office:value-type="float" office:value="0" calcext:value-type="float">
            <text:p>0</text:p>
          </table:table-cell>
          <table:table-cell table:formula="of:=IF([.N169]&gt;=[.$P$2];[.N169];0)" office:value-type="float" office:value="0" calcext:value-type="float">
            <text:p>0</text:p>
          </table:table-cell>
          <table:table-cell table:number-columns-repeated="9"/>
          <table:table-cell table:formula="of:=[.T169]*100/[.$A169]" office:value-type="float" office:value="0" calcext:value-type="float">
            <text:p>0</text:p>
          </table:table-cell>
          <table:table-cell table:formula="of:=[.U169]*100/[.$A169]" office:value-type="float" office:value="0" calcext:value-type="float">
            <text:p>0</text:p>
          </table:table-cell>
          <table:table-cell table:formula="of:=[.V169]*100/[.$A169]" office:value-type="float" office:value="0" calcext:value-type="float">
            <text:p>0</text:p>
          </table:table-cell>
          <table:table-cell/>
          <table:table-cell table:formula="of:=[.X169]*100/[.$A169]" office:value-type="float" office:value="0" calcext:value-type="float">
            <text:p>0</text:p>
          </table:table-cell>
          <table:table-cell table:formula="of:=[.Y169]*100/[.$A169]" office:value-type="float" office:value="0" calcext:value-type="float">
            <text:p>0</text:p>
          </table:table-cell>
          <table:table-cell table:formula="of:=[.Z169]*100/[.$A169]" office:value-type="float" office:value="0" calcext:value-type="float">
            <text:p>0</text:p>
          </table:table-cell>
          <table:table-cell/>
          <table:table-cell table:formula="of:=IF([.P169]&gt;0;[.AJ168]+1;0)" office:value-type="float" office:value="0" calcext:value-type="float">
            <text:p>0</text:p>
          </table:table-cell>
          <table:table-cell table:style-name="Default" table:formula="of:=IF([.Q169]&gt;0;[.AK168]+1;0)" office:value-type="float" office:value="0" calcext:value-type="float">
            <text:p>0</text:p>
          </table:table-cell>
          <table:table-cell table:style-name="Default" table:formula="of:=IF([.R169]&gt;0;[.AL16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70]*2" office:value-type="float" office:value="0" calcext:value-type="float">
            <text:p>0</text:p>
          </table:table-cell>
          <table:table-cell table:formula="of:=[.I170]*2" office:value-type="float" office:value="0" calcext:value-type="float">
            <text:p>0</text:p>
          </table:table-cell>
          <table:table-cell table:formula="of:=[.J170]*2" office:value-type="float" office:value="0" calcext:value-type="float">
            <text:p>0</text:p>
          </table:table-cell>
          <table:table-cell/>
          <table:table-cell table:formula="of:=IF([.L170]&gt;=[.$P$2];[.L170];0)" office:value-type="float" office:value="0" calcext:value-type="float">
            <text:p>0</text:p>
          </table:table-cell>
          <table:table-cell table:formula="of:=IF([.M170]&gt;=[.$P$2];[.M170];0)" office:value-type="float" office:value="0" calcext:value-type="float">
            <text:p>0</text:p>
          </table:table-cell>
          <table:table-cell table:formula="of:=IF([.N170]&gt;=[.$P$2];[.N170];0)" office:value-type="float" office:value="0" calcext:value-type="float">
            <text:p>0</text:p>
          </table:table-cell>
          <table:table-cell table:number-columns-repeated="9"/>
          <table:table-cell table:formula="of:=[.T170]*100/[.$A170]" office:value-type="float" office:value="0" calcext:value-type="float">
            <text:p>0</text:p>
          </table:table-cell>
          <table:table-cell table:formula="of:=[.U170]*100/[.$A170]" office:value-type="float" office:value="0" calcext:value-type="float">
            <text:p>0</text:p>
          </table:table-cell>
          <table:table-cell table:formula="of:=[.V170]*100/[.$A170]" office:value-type="float" office:value="0" calcext:value-type="float">
            <text:p>0</text:p>
          </table:table-cell>
          <table:table-cell/>
          <table:table-cell table:formula="of:=[.X170]*100/[.$A170]" office:value-type="float" office:value="0" calcext:value-type="float">
            <text:p>0</text:p>
          </table:table-cell>
          <table:table-cell table:formula="of:=[.Y170]*100/[.$A170]" office:value-type="float" office:value="0" calcext:value-type="float">
            <text:p>0</text:p>
          </table:table-cell>
          <table:table-cell table:formula="of:=[.Z170]*100/[.$A170]" office:value-type="float" office:value="0" calcext:value-type="float">
            <text:p>0</text:p>
          </table:table-cell>
          <table:table-cell/>
          <table:table-cell table:formula="of:=IF([.P170]&gt;0;[.AJ169]+1;0)" office:value-type="float" office:value="0" calcext:value-type="float">
            <text:p>0</text:p>
          </table:table-cell>
          <table:table-cell table:style-name="Default" table:formula="of:=IF([.Q170]&gt;0;[.AK169]+1;0)" office:value-type="float" office:value="0" calcext:value-type="float">
            <text:p>0</text:p>
          </table:table-cell>
          <table:table-cell table:style-name="Default" table:formula="of:=IF([.R170]&gt;0;[.AL16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2800.19" calcext:value-type="float">
            <text:p>2800,19</text:p>
          </table:table-cell>
          <table:table-cell office:value-type="float" office:value="2727.91" calcext:value-type="float">
            <text:p>2727,9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H171]*2" office:value-type="float" office:value="72" calcext:value-type="float">
            <text:p>72</text:p>
          </table:table-cell>
          <table:table-cell table:formula="of:=[.I171]*2" office:value-type="float" office:value="2" calcext:value-type="float">
            <text:p>2</text:p>
          </table:table-cell>
          <table:table-cell table:formula="of:=[.J171]*2" office:value-type="float" office:value="0" calcext:value-type="float">
            <text:p>0</text:p>
          </table:table-cell>
          <table:table-cell/>
          <table:table-cell table:formula="of:=IF([.L171]&gt;=[.$P$2];[.L171];0)" office:value-type="float" office:value="0" calcext:value-type="float">
            <text:p>0</text:p>
          </table:table-cell>
          <table:table-cell table:formula="of:=IF([.M171]&gt;=[.$P$2];[.M171];0)" office:value-type="float" office:value="0" calcext:value-type="float">
            <text:p>0</text:p>
          </table:table-cell>
          <table:table-cell table:formula="of:=IF([.N171]&gt;=[.$P$2];[.N171];0)" office:value-type="float" office:value="0" calcext:value-type="float">
            <text:p>0</text:p>
          </table:table-cell>
          <table:table-cell/>
          <table:table-cell office:value-type="float" office:value="550.188" calcext:value-type="float">
            <text:p>550,188</text:p>
          </table:table-cell>
          <table:table-cell table:style-name="ce9" office:value-type="float" office:value="477.907" calcext:value-type="float">
            <text:p>477,9</text:p>
          </table:table-cell>
          <table:table-cell table:number-columns-repeated="2"/>
          <table:table-cell office:value-type="float" office:value="1206.64" calcext:value-type="float">
            <text:p>1206,64</text:p>
          </table:table-cell>
          <table:table-cell table:style-name="ce9" office:value-type="float" office:value="477.907" calcext:value-type="float">
            <text:p>477,9</text:p>
          </table:table-cell>
          <table:table-cell table:number-columns-repeated="2"/>
          <table:table-cell table:formula="of:=[.T171]*100/[.$A171]" office:value-type="float" office:value="24.4528" calcext:value-type="float">
            <text:p>24,4528</text:p>
          </table:table-cell>
          <table:table-cell table:formula="of:=[.U171]*100/[.$A171]" office:value-type="float" office:value="21.2403111111111" calcext:value-type="float">
            <text:p>21,2403111111111</text:p>
          </table:table-cell>
          <table:table-cell table:formula="of:=[.V171]*100/[.$A171]" office:value-type="float" office:value="0" calcext:value-type="float">
            <text:p>0</text:p>
          </table:table-cell>
          <table:table-cell/>
          <table:table-cell table:formula="of:=[.X171]*100/[.$A171]" office:value-type="float" office:value="53.6284444444445" calcext:value-type="float">
            <text:p>53,6284444444445</text:p>
          </table:table-cell>
          <table:table-cell table:formula="of:=[.Y171]*100/[.$A171]" office:value-type="float" office:value="21.2403111111111" calcext:value-type="float">
            <text:p>21,2403111111111</text:p>
          </table:table-cell>
          <table:table-cell table:formula="of:=[.Z171]*100/[.$A171]" office:value-type="float" office:value="0" calcext:value-type="float">
            <text:p>0</text:p>
          </table:table-cell>
          <table:table-cell/>
          <table:table-cell table:formula="of:=IF([.P171]&gt;0;[.AJ170]+1;0)" office:value-type="float" office:value="0" calcext:value-type="float">
            <text:p>0</text:p>
          </table:table-cell>
          <table:table-cell table:style-name="Default" table:formula="of:=IF([.Q171]&gt;0;[.AK170]+1;0)" office:value-type="float" office:value="0" calcext:value-type="float">
            <text:p>0</text:p>
          </table:table-cell>
          <table:table-cell table:style-name="Default" table:formula="of:=IF([.R171]&gt;0;[.AL17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2857.74" calcext:value-type="float">
            <text:p>2857,7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H172]*2" office:value-type="float" office:value="44" calcext:value-type="float">
            <text:p>44</text:p>
          </table:table-cell>
          <table:table-cell table:formula="of:=[.I172]*2" office:value-type="float" office:value="0" calcext:value-type="float">
            <text:p>0</text:p>
          </table:table-cell>
          <table:table-cell table:formula="of:=[.J172]*2" office:value-type="float" office:value="0" calcext:value-type="float">
            <text:p>0</text:p>
          </table:table-cell>
          <table:table-cell/>
          <table:table-cell table:formula="of:=IF([.L172]&gt;=[.$P$2];[.L172];0)" office:value-type="float" office:value="0" calcext:value-type="float">
            <text:p>0</text:p>
          </table:table-cell>
          <table:table-cell table:formula="of:=IF([.M172]&gt;=[.$P$2];[.M172];0)" office:value-type="float" office:value="0" calcext:value-type="float">
            <text:p>0</text:p>
          </table:table-cell>
          <table:table-cell table:formula="of:=IF([.N172]&gt;=[.$P$2];[.N172];0)" office:value-type="float" office:value="0" calcext:value-type="float">
            <text:p>0</text:p>
          </table:table-cell>
          <table:table-cell/>
          <table:table-cell office:value-type="float" office:value="607.738" calcext:value-type="float">
            <text:p>607,738</text:p>
          </table:table-cell>
          <table:table-cell table:style-name="ce9" office:value-type="float" office:value="0" calcext:value-type="float">
            <text:p>0,0</text:p>
          </table:table-cell>
          <table:table-cell table:number-columns-repeated="2"/>
          <table:table-cell office:value-type="float" office:value="633.514" calcext:value-type="float">
            <text:p>633,514</text:p>
          </table:table-cell>
          <table:table-cell table:style-name="ce9" office:value-type="float" office:value="0" calcext:value-type="float">
            <text:p>0,0</text:p>
          </table:table-cell>
          <table:table-cell table:number-columns-repeated="2"/>
          <table:table-cell table:formula="of:=[.T172]*100/[.$A172]" office:value-type="float" office:value="27.0105777777778" calcext:value-type="float">
            <text:p>27,0105777777778</text:p>
          </table:table-cell>
          <table:table-cell table:formula="of:=[.U172]*100/[.$A172]" office:value-type="float" office:value="0" calcext:value-type="float">
            <text:p>0</text:p>
          </table:table-cell>
          <table:table-cell table:formula="of:=[.V172]*100/[.$A172]" office:value-type="float" office:value="0" calcext:value-type="float">
            <text:p>0</text:p>
          </table:table-cell>
          <table:table-cell/>
          <table:table-cell table:formula="of:=[.X172]*100/[.$A172]" office:value-type="float" office:value="28.1561777777778" calcext:value-type="float">
            <text:p>28,1561777777778</text:p>
          </table:table-cell>
          <table:table-cell table:formula="of:=[.Y172]*100/[.$A172]" office:value-type="float" office:value="0" calcext:value-type="float">
            <text:p>0</text:p>
          </table:table-cell>
          <table:table-cell table:formula="of:=[.Z172]*100/[.$A172]" office:value-type="float" office:value="0" calcext:value-type="float">
            <text:p>0</text:p>
          </table:table-cell>
          <table:table-cell/>
          <table:table-cell table:formula="of:=IF([.P172]&gt;0;[.AJ171]+1;0)" office:value-type="float" office:value="0" calcext:value-type="float">
            <text:p>0</text:p>
          </table:table-cell>
          <table:table-cell table:style-name="Default" table:formula="of:=IF([.Q172]&gt;0;[.AK171]+1;0)" office:value-type="float" office:value="0" calcext:value-type="float">
            <text:p>0</text:p>
          </table:table-cell>
          <table:table-cell table:style-name="Default" table:formula="of:=IF([.R172]&gt;0;[.AL17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2842.87" calcext:value-type="float">
            <text:p>2842,87</text:p>
          </table:table-cell>
          <table:table-cell office:value-type="float" office:value="2726.84" calcext:value-type="float">
            <text:p>2726,84</text:p>
          </table:table-cell>
          <table:table-cell office:value-type="float" office:value="2713.09" calcext:value-type="float">
            <text:p>2713,0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173]*2" office:value-type="float" office:value="56" calcext:value-type="float">
            <text:p>56</text:p>
          </table:table-cell>
          <table:table-cell table:formula="of:=[.I173]*2" office:value-type="float" office:value="42" calcext:value-type="float">
            <text:p>42</text:p>
          </table:table-cell>
          <table:table-cell table:formula="of:=[.J173]*2" office:value-type="float" office:value="10" calcext:value-type="float">
            <text:p>10</text:p>
          </table:table-cell>
          <table:table-cell/>
          <table:table-cell table:formula="of:=IF([.L173]&gt;=[.$P$2];[.L173];0)" office:value-type="float" office:value="0" calcext:value-type="float">
            <text:p>0</text:p>
          </table:table-cell>
          <table:table-cell table:formula="of:=IF([.M173]&gt;=[.$P$2];[.M173];0)" office:value-type="float" office:value="0" calcext:value-type="float">
            <text:p>0</text:p>
          </table:table-cell>
          <table:table-cell table:formula="of:=IF([.N173]&gt;=[.$P$2];[.N173];0)" office:value-type="float" office:value="0" calcext:value-type="float">
            <text:p>0</text:p>
          </table:table-cell>
          <table:table-cell/>
          <table:table-cell office:value-type="float" office:value="592.869" calcext:value-type="float">
            <text:p>592,869</text:p>
          </table:table-cell>
          <table:table-cell table:style-name="ce9" office:value-type="float" office:value="476.841" calcext:value-type="float">
            <text:p>476,8</text:p>
          </table:table-cell>
          <table:table-cell office:value-type="float" office:value="463.088" calcext:value-type="float">
            <text:p>463,088</text:p>
          </table:table-cell>
          <table:table-cell/>
          <table:table-cell office:value-type="float" office:value="634.701" calcext:value-type="float">
            <text:p>634,701</text:p>
          </table:table-cell>
          <table:table-cell table:style-name="ce9" office:value-type="float" office:value="478.755" calcext:value-type="float">
            <text:p>478,8</text:p>
          </table:table-cell>
          <table:table-cell office:value-type="float" office:value="486.486" calcext:value-type="float">
            <text:p>486,486</text:p>
          </table:table-cell>
          <table:table-cell/>
          <table:table-cell table:formula="of:=[.T173]*100/[.$A173]" office:value-type="float" office:value="26.3497333333333" calcext:value-type="float">
            <text:p>26,3497333333333</text:p>
          </table:table-cell>
          <table:table-cell table:formula="of:=[.U173]*100/[.$A173]" office:value-type="float" office:value="21.1929333333333" calcext:value-type="float">
            <text:p>21,1929333333333</text:p>
          </table:table-cell>
          <table:table-cell table:formula="of:=[.V173]*100/[.$A173]" office:value-type="float" office:value="20.5816888888889" calcext:value-type="float">
            <text:p>20,5816888888889</text:p>
          </table:table-cell>
          <table:table-cell/>
          <table:table-cell table:formula="of:=[.X173]*100/[.$A173]" office:value-type="float" office:value="28.2089333333333" calcext:value-type="float">
            <text:p>28,2089333333333</text:p>
          </table:table-cell>
          <table:table-cell table:formula="of:=[.Y173]*100/[.$A173]" office:value-type="float" office:value="21.278" calcext:value-type="float">
            <text:p>21,278</text:p>
          </table:table-cell>
          <table:table-cell table:formula="of:=[.Z173]*100/[.$A173]" office:value-type="float" office:value="21.6216" calcext:value-type="float">
            <text:p>21,6216</text:p>
          </table:table-cell>
          <table:table-cell/>
          <table:table-cell table:formula="of:=IF([.P173]&gt;0;[.AJ172]+1;0)" office:value-type="float" office:value="0" calcext:value-type="float">
            <text:p>0</text:p>
          </table:table-cell>
          <table:table-cell table:style-name="Default" table:formula="of:=IF([.Q173]&gt;0;[.AK172]+1;0)" office:value-type="float" office:value="0" calcext:value-type="float">
            <text:p>0</text:p>
          </table:table-cell>
          <table:table-cell table:style-name="Default" table:formula="of:=IF([.R173]&gt;0;[.AL17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2791.73" calcext:value-type="float">
            <text:p>2791,73</text:p>
          </table:table-cell>
          <table:table-cell office:value-type="float" office:value="2721.6" calcext:value-type="float">
            <text:p>2721,6</text:p>
          </table:table-cell>
          <table:table-cell office:value-type="float" office:value="2683.42" calcext:value-type="float">
            <text:p>2683,4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H174]*2" office:value-type="float" office:value="92" calcext:value-type="float">
            <text:p>92</text:p>
          </table:table-cell>
          <table:table-cell table:formula="of:=[.I174]*2" office:value-type="float" office:value="66" calcext:value-type="float">
            <text:p>66</text:p>
          </table:table-cell>
          <table:table-cell table:formula="of:=[.J174]*2" office:value-type="float" office:value="30" calcext:value-type="float">
            <text:p>30</text:p>
          </table:table-cell>
          <table:table-cell/>
          <table:table-cell table:formula="of:=IF([.L174]&gt;=[.$P$2];[.L174];0)" office:value-type="float" office:value="92" calcext:value-type="float">
            <text:p>92</text:p>
          </table:table-cell>
          <table:table-cell table:formula="of:=IF([.M174]&gt;=[.$P$2];[.M174];0)" office:value-type="float" office:value="0" calcext:value-type="float">
            <text:p>0</text:p>
          </table:table-cell>
          <table:table-cell table:formula="of:=IF([.N174]&gt;=[.$P$2];[.N174];0)" office:value-type="float" office:value="0" calcext:value-type="float">
            <text:p>0</text:p>
          </table:table-cell>
          <table:table-cell/>
          <table:table-cell office:value-type="float" office:value="541.727" calcext:value-type="float">
            <text:p>541,727</text:p>
          </table:table-cell>
          <table:table-cell table:style-name="ce9" office:value-type="float" office:value="471.603" calcext:value-type="float">
            <text:p>471,6</text:p>
          </table:table-cell>
          <table:table-cell office:value-type="float" office:value="433.421" calcext:value-type="float">
            <text:p>433,421</text:p>
          </table:table-cell>
          <table:table-cell/>
          <table:table-cell office:value-type="float" office:value="613.434" calcext:value-type="float">
            <text:p>613,434</text:p>
          </table:table-cell>
          <table:table-cell table:style-name="ce9" office:value-type="float" office:value="474.313" calcext:value-type="float">
            <text:p>474,3</text:p>
          </table:table-cell>
          <table:table-cell office:value-type="float" office:value="484.785" calcext:value-type="float">
            <text:p>484,785</text:p>
          </table:table-cell>
          <table:table-cell/>
          <table:table-cell table:formula="of:=[.T174]*100/[.$A174]" office:value-type="float" office:value="24.0767555555556" calcext:value-type="float">
            <text:p>24,0767555555556</text:p>
          </table:table-cell>
          <table:table-cell table:formula="of:=[.U174]*100/[.$A174]" office:value-type="float" office:value="20.9601333333333" calcext:value-type="float">
            <text:p>20,9601333333333</text:p>
          </table:table-cell>
          <table:table-cell table:formula="of:=[.V174]*100/[.$A174]" office:value-type="float" office:value="19.2631555555556" calcext:value-type="float">
            <text:p>19,2631555555556</text:p>
          </table:table-cell>
          <table:table-cell/>
          <table:table-cell table:formula="of:=[.X174]*100/[.$A174]" office:value-type="float" office:value="27.2637333333333" calcext:value-type="float">
            <text:p>27,2637333333333</text:p>
          </table:table-cell>
          <table:table-cell table:formula="of:=[.Y174]*100/[.$A174]" office:value-type="float" office:value="21.0805777777778" calcext:value-type="float">
            <text:p>21,0805777777778</text:p>
          </table:table-cell>
          <table:table-cell table:formula="of:=[.Z174]*100/[.$A174]" office:value-type="float" office:value="21.546" calcext:value-type="float">
            <text:p>21,546</text:p>
          </table:table-cell>
          <table:table-cell/>
          <table:table-cell table:formula="of:=IF([.P174]&gt;0;[.AJ173]+1;0)" office:value-type="float" office:value="1" calcext:value-type="float">
            <text:p>1</text:p>
          </table:table-cell>
          <table:table-cell table:style-name="Default" table:formula="of:=IF([.Q174]&gt;0;[.AK173]+1;0)" office:value-type="float" office:value="0" calcext:value-type="float">
            <text:p>0</text:p>
          </table:table-cell>
          <table:table-cell table:style-name="Default" table:formula="of:=IF([.R174]&gt;0;[.AL17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713.05" calcext:value-type="float">
            <text:p>2713,05</text:p>
          </table:table-cell>
          <table:table-cell office:value-type="float" office:value="2719.57" calcext:value-type="float">
            <text:p>2719,57</text:p>
          </table:table-cell>
          <table:table-cell office:value-type="float" office:value="2689.59" calcext:value-type="float">
            <text:p>2689,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175]*2" office:value-type="float" office:value="80" calcext:value-type="float">
            <text:p>80</text:p>
          </table:table-cell>
          <table:table-cell table:formula="of:=[.I175]*2" office:value-type="float" office:value="76" calcext:value-type="float">
            <text:p>76</text:p>
          </table:table-cell>
          <table:table-cell table:formula="of:=[.J175]*2" office:value-type="float" office:value="50" calcext:value-type="float">
            <text:p>50</text:p>
          </table:table-cell>
          <table:table-cell/>
          <table:table-cell table:formula="of:=IF([.L175]&gt;=[.$P$2];[.L175];0)" office:value-type="float" office:value="80" calcext:value-type="float">
            <text:p>80</text:p>
          </table:table-cell>
          <table:table-cell table:formula="of:=IF([.M175]&gt;=[.$P$2];[.M175];0)" office:value-type="float" office:value="0" calcext:value-type="float">
            <text:p>0</text:p>
          </table:table-cell>
          <table:table-cell table:formula="of:=IF([.N175]&gt;=[.$P$2];[.N175];0)" office:value-type="float" office:value="0" calcext:value-type="float">
            <text:p>0</text:p>
          </table:table-cell>
          <table:table-cell/>
          <table:table-cell office:value-type="float" office:value="463.05" calcext:value-type="float">
            <text:p>463,05</text:p>
          </table:table-cell>
          <table:table-cell table:style-name="ce9" office:value-type="float" office:value="469.564" calcext:value-type="float">
            <text:p>469,6</text:p>
          </table:table-cell>
          <table:table-cell office:value-type="float" office:value="439.591" calcext:value-type="float">
            <text:p>439,591</text:p>
          </table:table-cell>
          <table:table-cell/>
          <table:table-cell office:value-type="float" office:value="546.747" calcext:value-type="float">
            <text:p>546,747</text:p>
          </table:table-cell>
          <table:table-cell table:style-name="ce9" office:value-type="float" office:value="477.505" calcext:value-type="float">
            <text:p>477,5</text:p>
          </table:table-cell>
          <table:table-cell office:value-type="float" office:value="485.022" calcext:value-type="float">
            <text:p>485,022</text:p>
          </table:table-cell>
          <table:table-cell/>
          <table:table-cell table:formula="of:=[.T175]*100/[.$A175]" office:value-type="float" office:value="20.58" calcext:value-type="float">
            <text:p>20,58</text:p>
          </table:table-cell>
          <table:table-cell table:formula="of:=[.U175]*100/[.$A175]" office:value-type="float" office:value="20.8695111111111" calcext:value-type="float">
            <text:p>20,8695111111111</text:p>
          </table:table-cell>
          <table:table-cell table:formula="of:=[.V175]*100/[.$A175]" office:value-type="float" office:value="19.5373777777778" calcext:value-type="float">
            <text:p>19,5373777777778</text:p>
          </table:table-cell>
          <table:table-cell/>
          <table:table-cell table:formula="of:=[.X175]*100/[.$A175]" office:value-type="float" office:value="24.2998666666667" calcext:value-type="float">
            <text:p>24,2998666666667</text:p>
          </table:table-cell>
          <table:table-cell table:formula="of:=[.Y175]*100/[.$A175]" office:value-type="float" office:value="21.2224444444444" calcext:value-type="float">
            <text:p>21,2224444444444</text:p>
          </table:table-cell>
          <table:table-cell table:formula="of:=[.Z175]*100/[.$A175]" office:value-type="float" office:value="21.5565333333333" calcext:value-type="float">
            <text:p>21,5565333333333</text:p>
          </table:table-cell>
          <table:table-cell/>
          <table:table-cell table:formula="of:=IF([.P175]&gt;0;[.AJ174]+1;0)" office:value-type="float" office:value="2" calcext:value-type="float">
            <text:p>2</text:p>
          </table:table-cell>
          <table:table-cell table:style-name="Default" table:formula="of:=IF([.Q175]&gt;0;[.AK174]+1;0)" office:value-type="float" office:value="0" calcext:value-type="float">
            <text:p>0</text:p>
          </table:table-cell>
          <table:table-cell table:style-name="Default" table:formula="of:=IF([.R175]&gt;0;[.AL17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2750.64" calcext:value-type="float">
            <text:p>2750,64</text:p>
          </table:table-cell>
          <table:table-cell office:value-type="float" office:value="2718.7" calcext:value-type="float">
            <text:p>2718,7</text:p>
          </table:table-cell>
          <table:table-cell office:value-type="float" office:value="2689.21" calcext:value-type="float">
            <text:p>2689,2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H176]*2" office:value-type="float" office:value="56" calcext:value-type="float">
            <text:p>56</text:p>
          </table:table-cell>
          <table:table-cell table:formula="of:=[.I176]*2" office:value-type="float" office:value="92" calcext:value-type="float">
            <text:p>92</text:p>
          </table:table-cell>
          <table:table-cell table:formula="of:=[.J176]*2" office:value-type="float" office:value="50" calcext:value-type="float">
            <text:p>50</text:p>
          </table:table-cell>
          <table:table-cell/>
          <table:table-cell table:formula="of:=IF([.L176]&gt;=[.$P$2];[.L176];0)" office:value-type="float" office:value="0" calcext:value-type="float">
            <text:p>0</text:p>
          </table:table-cell>
          <table:table-cell table:formula="of:=IF([.M176]&gt;=[.$P$2];[.M176];0)" office:value-type="float" office:value="92" calcext:value-type="float">
            <text:p>92</text:p>
          </table:table-cell>
          <table:table-cell table:formula="of:=IF([.N176]&gt;=[.$P$2];[.N176];0)" office:value-type="float" office:value="0" calcext:value-type="float">
            <text:p>0</text:p>
          </table:table-cell>
          <table:table-cell/>
          <table:table-cell office:value-type="float" office:value="500.641" calcext:value-type="float">
            <text:p>500,641</text:p>
          </table:table-cell>
          <table:table-cell table:style-name="ce9" office:value-type="float" office:value="468.701" calcext:value-type="float">
            <text:p>468,7</text:p>
          </table:table-cell>
          <table:table-cell office:value-type="float" office:value="439.208" calcext:value-type="float">
            <text:p>439,208</text:p>
          </table:table-cell>
          <table:table-cell/>
          <table:table-cell office:value-type="float" office:value="542.858" calcext:value-type="float">
            <text:p>542,858</text:p>
          </table:table-cell>
          <table:table-cell table:style-name="ce9" office:value-type="float" office:value="476.602" calcext:value-type="float">
            <text:p>476,6</text:p>
          </table:table-cell>
          <table:table-cell office:value-type="float" office:value="485.278" calcext:value-type="float">
            <text:p>485,278</text:p>
          </table:table-cell>
          <table:table-cell/>
          <table:table-cell table:formula="of:=[.T176]*100/[.$A176]" office:value-type="float" office:value="22.2507111111111" calcext:value-type="float">
            <text:p>22,2507111111111</text:p>
          </table:table-cell>
          <table:table-cell table:formula="of:=[.U176]*100/[.$A176]" office:value-type="float" office:value="20.8311555555556" calcext:value-type="float">
            <text:p>20,8311555555556</text:p>
          </table:table-cell>
          <table:table-cell table:formula="of:=[.V176]*100/[.$A176]" office:value-type="float" office:value="19.5203555555556" calcext:value-type="float">
            <text:p>19,5203555555556</text:p>
          </table:table-cell>
          <table:table-cell/>
          <table:table-cell table:formula="of:=[.X176]*100/[.$A176]" office:value-type="float" office:value="24.1270222222222" calcext:value-type="float">
            <text:p>24,1270222222222</text:p>
          </table:table-cell>
          <table:table-cell table:formula="of:=[.Y176]*100/[.$A176]" office:value-type="float" office:value="21.1823111111111" calcext:value-type="float">
            <text:p>21,1823111111111</text:p>
          </table:table-cell>
          <table:table-cell table:formula="of:=[.Z176]*100/[.$A176]" office:value-type="float" office:value="21.5679111111111" calcext:value-type="float">
            <text:p>21,5679111111111</text:p>
          </table:table-cell>
          <table:table-cell/>
          <table:table-cell table:formula="of:=IF([.P176]&gt;0;[.AJ175]+1;0)" office:value-type="float" office:value="0" calcext:value-type="float">
            <text:p>0</text:p>
          </table:table-cell>
          <table:table-cell table:style-name="Default" table:formula="of:=IF([.Q176]&gt;0;[.AK175]+1;0)" office:value-type="float" office:value="1" calcext:value-type="float">
            <text:p>1</text:p>
          </table:table-cell>
          <table:table-cell table:style-name="Default" table:formula="of:=IF([.R176]&gt;0;[.AL17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775.8" calcext:value-type="float">
            <text:p>2775,8</text:p>
          </table:table-cell>
          <table:table-cell office:value-type="float" office:value="2717.44" calcext:value-type="float">
            <text:p>2717,44</text:p>
          </table:table-cell>
          <table:table-cell office:value-type="float" office:value="2680.72" calcext:value-type="float">
            <text:p>2680,7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H177]*2" office:value-type="float" office:value="94" calcext:value-type="float">
            <text:p>94</text:p>
          </table:table-cell>
          <table:table-cell table:formula="of:=[.I177]*2" office:value-type="float" office:value="96" calcext:value-type="float">
            <text:p>96</text:p>
          </table:table-cell>
          <table:table-cell table:formula="of:=[.J177]*2" office:value-type="float" office:value="78" calcext:value-type="float">
            <text:p>78</text:p>
          </table:table-cell>
          <table:table-cell/>
          <table:table-cell table:formula="of:=IF([.L177]&gt;=[.$P$2];[.L177];0)" office:value-type="float" office:value="94" calcext:value-type="float">
            <text:p>94</text:p>
          </table:table-cell>
          <table:table-cell table:formula="of:=IF([.M177]&gt;=[.$P$2];[.M177];0)" office:value-type="float" office:value="96" calcext:value-type="float">
            <text:p>96</text:p>
          </table:table-cell>
          <table:table-cell table:formula="of:=IF([.N177]&gt;=[.$P$2];[.N177];0)" office:value-type="float" office:value="0" calcext:value-type="float">
            <text:p>0</text:p>
          </table:table-cell>
          <table:table-cell/>
          <table:table-cell office:value-type="float" office:value="525.799" calcext:value-type="float">
            <text:p>525,799</text:p>
          </table:table-cell>
          <table:table-cell table:style-name="ce9" office:value-type="float" office:value="467.443" calcext:value-type="float">
            <text:p>467,4</text:p>
          </table:table-cell>
          <table:table-cell office:value-type="float" office:value="430.72" calcext:value-type="float">
            <text:p>430,72</text:p>
          </table:table-cell>
          <table:table-cell/>
          <table:table-cell office:value-type="float" office:value="593.757" calcext:value-type="float">
            <text:p>593,757</text:p>
          </table:table-cell>
          <table:table-cell table:style-name="ce9" office:value-type="float" office:value="476.921" calcext:value-type="float">
            <text:p>476,9</text:p>
          </table:table-cell>
          <table:table-cell office:value-type="float" office:value="431.047" calcext:value-type="float">
            <text:p>431,047</text:p>
          </table:table-cell>
          <table:table-cell/>
          <table:table-cell table:formula="of:=[.T177]*100/[.$A177]" office:value-type="float" office:value="23.3688444444444" calcext:value-type="float">
            <text:p>23,3688444444444</text:p>
          </table:table-cell>
          <table:table-cell table:formula="of:=[.U177]*100/[.$A177]" office:value-type="float" office:value="20.7752444444444" calcext:value-type="float">
            <text:p>20,7752444444444</text:p>
          </table:table-cell>
          <table:table-cell table:formula="of:=[.V177]*100/[.$A177]" office:value-type="float" office:value="19.1431111111111" calcext:value-type="float">
            <text:p>19,1431111111111</text:p>
          </table:table-cell>
          <table:table-cell/>
          <table:table-cell table:formula="of:=[.X177]*100/[.$A177]" office:value-type="float" office:value="26.3892" calcext:value-type="float">
            <text:p>26,3892</text:p>
          </table:table-cell>
          <table:table-cell table:formula="of:=[.Y177]*100/[.$A177]" office:value-type="float" office:value="21.1964888888889" calcext:value-type="float">
            <text:p>21,1964888888889</text:p>
          </table:table-cell>
          <table:table-cell table:formula="of:=[.Z177]*100/[.$A177]" office:value-type="float" office:value="19.1576444444444" calcext:value-type="float">
            <text:p>19,1576444444444</text:p>
          </table:table-cell>
          <table:table-cell/>
          <table:table-cell table:formula="of:=IF([.P177]&gt;0;[.AJ176]+1;0)" office:value-type="float" office:value="1" calcext:value-type="float">
            <text:p>1</text:p>
          </table:table-cell>
          <table:table-cell table:style-name="Default" table:formula="of:=IF([.Q177]&gt;0;[.AK176]+1;0)" office:value-type="float" office:value="2" calcext:value-type="float">
            <text:p>2</text:p>
          </table:table-cell>
          <table:table-cell table:style-name="Default" table:formula="of:=IF([.R177]&gt;0;[.AL17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2709.85" calcext:value-type="float">
            <text:p>2709,85</text:p>
          </table:table-cell>
          <table:table-cell office:value-type="float" office:value="2712.12" calcext:value-type="float">
            <text:p>2712,12</text:p>
          </table:table-cell>
          <table:table-cell office:value-type="float" office:value="2672.2" calcext:value-type="float">
            <text:p>2672,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178]*2" office:value-type="float" office:value="98" calcext:value-type="float">
            <text:p>98</text:p>
          </table:table-cell>
          <table:table-cell table:formula="of:=[.I178]*2" office:value-type="float" office:value="100" calcext:value-type="float">
            <text:p>100</text:p>
          </table:table-cell>
          <table:table-cell table:formula="of:=[.J178]*2" office:value-type="float" office:value="94" calcext:value-type="float">
            <text:p>94</text:p>
          </table:table-cell>
          <table:table-cell/>
          <table:table-cell table:formula="of:=IF([.L178]&gt;=[.$P$2];[.L178];0)" office:value-type="float" office:value="98" calcext:value-type="float">
            <text:p>98</text:p>
          </table:table-cell>
          <table:table-cell table:formula="of:=IF([.M178]&gt;=[.$P$2];[.M178];0)" office:value-type="float" office:value="100" calcext:value-type="float">
            <text:p>100</text:p>
          </table:table-cell>
          <table:table-cell table:formula="of:=IF([.N178]&gt;=[.$P$2];[.N178];0)" office:value-type="float" office:value="94" calcext:value-type="float">
            <text:p>94</text:p>
          </table:table-cell>
          <table:table-cell/>
          <table:table-cell office:value-type="float" office:value="459.847" calcext:value-type="float">
            <text:p>459,847</text:p>
          </table:table-cell>
          <table:table-cell table:style-name="ce9" office:value-type="float" office:value="462.121" calcext:value-type="float">
            <text:p>462,1</text:p>
          </table:table-cell>
          <table:table-cell office:value-type="float" office:value="422.203" calcext:value-type="float">
            <text:p>422,203</text:p>
          </table:table-cell>
          <table:table-cell/>
          <table:table-cell office:value-type="float" office:value="659.688" calcext:value-type="float">
            <text:p>659,688</text:p>
          </table:table-cell>
          <table:table-cell table:style-name="ce9" office:value-type="float" office:value="473.642" calcext:value-type="float">
            <text:p>473,6</text:p>
          </table:table-cell>
          <table:table-cell office:value-type="float" office:value="476.042" calcext:value-type="float">
            <text:p>476,042</text:p>
          </table:table-cell>
          <table:table-cell/>
          <table:table-cell table:formula="of:=[.T178]*100/[.$A178]" office:value-type="float" office:value="20.4376444444444" calcext:value-type="float">
            <text:p>20,4376444444444</text:p>
          </table:table-cell>
          <table:table-cell table:formula="of:=[.U178]*100/[.$A178]" office:value-type="float" office:value="20.5387111111111" calcext:value-type="float">
            <text:p>20,5387111111111</text:p>
          </table:table-cell>
          <table:table-cell table:formula="of:=[.V178]*100/[.$A178]" office:value-type="float" office:value="18.7645777777778" calcext:value-type="float">
            <text:p>18,7645777777778</text:p>
          </table:table-cell>
          <table:table-cell/>
          <table:table-cell table:formula="of:=[.X178]*100/[.$A178]" office:value-type="float" office:value="29.3194666666667" calcext:value-type="float">
            <text:p>29,3194666666667</text:p>
          </table:table-cell>
          <table:table-cell table:formula="of:=[.Y178]*100/[.$A178]" office:value-type="float" office:value="21.0507555555556" calcext:value-type="float">
            <text:p>21,0507555555556</text:p>
          </table:table-cell>
          <table:table-cell table:formula="of:=[.Z178]*100/[.$A178]" office:value-type="float" office:value="21.1574222222222" calcext:value-type="float">
            <text:p>21,1574222222222</text:p>
          </table:table-cell>
          <table:table-cell/>
          <table:table-cell table:formula="of:=IF([.P178]&gt;0;[.AJ177]+1;0)" office:value-type="float" office:value="2" calcext:value-type="float">
            <text:p>2</text:p>
          </table:table-cell>
          <table:table-cell table:style-name="Default" table:formula="of:=IF([.Q178]&gt;0;[.AK177]+1;0)" office:value-type="float" office:value="3" calcext:value-type="float">
            <text:p>3</text:p>
          </table:table-cell>
          <table:table-cell table:style-name="Default" table:formula="of:=IF([.R178]&gt;0;[.AL177]+1;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710.51" calcext:value-type="float">
            <text:p>2710,51</text:p>
          </table:table-cell>
          <table:table-cell office:value-type="float" office:value="2732.78" calcext:value-type="float">
            <text:p>2732,78</text:p>
          </table:table-cell>
          <table:table-cell office:value-type="float" office:value="2667.81" calcext:value-type="float">
            <text:p>2667,8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/>
          <table:table-cell table:formula="of:=[.H179]*2" office:value-type="float" office:value="96" calcext:value-type="float">
            <text:p>96</text:p>
          </table:table-cell>
          <table:table-cell table:formula="of:=[.I179]*2" office:value-type="float" office:value="100" calcext:value-type="float">
            <text:p>100</text:p>
          </table:table-cell>
          <table:table-cell table:formula="of:=[.J179]*2" office:value-type="float" office:value="96" calcext:value-type="float">
            <text:p>96</text:p>
          </table:table-cell>
          <table:table-cell/>
          <table:table-cell table:formula="of:=IF([.L179]&gt;=[.$P$2];[.L179];0)" office:value-type="float" office:value="96" calcext:value-type="float">
            <text:p>96</text:p>
          </table:table-cell>
          <table:table-cell table:formula="of:=IF([.M179]&gt;=[.$P$2];[.M179];0)" office:value-type="float" office:value="100" calcext:value-type="float">
            <text:p>100</text:p>
          </table:table-cell>
          <table:table-cell table:formula="of:=IF([.N179]&gt;=[.$P$2];[.N179];0)" office:value-type="float" office:value="96" calcext:value-type="float">
            <text:p>96</text:p>
          </table:table-cell>
          <table:table-cell/>
          <table:table-cell office:value-type="float" office:value="460.511" calcext:value-type="float">
            <text:p>460,511</text:p>
          </table:table-cell>
          <table:table-cell table:style-name="ce9" office:value-type="float" office:value="482.781" calcext:value-type="float">
            <text:p>482,8</text:p>
          </table:table-cell>
          <table:table-cell office:value-type="float" office:value="417.808" calcext:value-type="float">
            <text:p>417,808</text:p>
          </table:table-cell>
          <table:table-cell/>
          <table:table-cell office:value-type="float" office:value="539.294" calcext:value-type="float">
            <text:p>539,294</text:p>
          </table:table-cell>
          <table:table-cell table:style-name="ce9" office:value-type="float" office:value="535.564" calcext:value-type="float">
            <text:p>535,6</text:p>
          </table:table-cell>
          <table:table-cell office:value-type="float" office:value="485.919" calcext:value-type="float">
            <text:p>485,919</text:p>
          </table:table-cell>
          <table:table-cell/>
          <table:table-cell table:formula="of:=[.T179]*100/[.$A179]" office:value-type="float" office:value="20.4671555555556" calcext:value-type="float">
            <text:p>20,4671555555556</text:p>
          </table:table-cell>
          <table:table-cell table:formula="of:=[.U179]*100/[.$A179]" office:value-type="float" office:value="21.4569333333333" calcext:value-type="float">
            <text:p>21,4569333333333</text:p>
          </table:table-cell>
          <table:table-cell table:formula="of:=[.V179]*100/[.$A179]" office:value-type="float" office:value="18.5692444444444" calcext:value-type="float">
            <text:p>18,5692444444444</text:p>
          </table:table-cell>
          <table:table-cell/>
          <table:table-cell table:formula="of:=[.X179]*100/[.$A179]" office:value-type="float" office:value="23.9686222222222" calcext:value-type="float">
            <text:p>23,9686222222222</text:p>
          </table:table-cell>
          <table:table-cell table:formula="of:=[.Y179]*100/[.$A179]" office:value-type="float" office:value="23.8028444444444" calcext:value-type="float">
            <text:p>23,8028444444444</text:p>
          </table:table-cell>
          <table:table-cell table:formula="of:=[.Z179]*100/[.$A179]" office:value-type="float" office:value="21.5964" calcext:value-type="float">
            <text:p>21,5964</text:p>
          </table:table-cell>
          <table:table-cell/>
          <table:table-cell table:formula="of:=IF([.P179]&gt;0;[.AJ178]+1;0)" office:value-type="float" office:value="3" calcext:value-type="float">
            <text:p>3</text:p>
          </table:table-cell>
          <table:table-cell table:style-name="Default" table:formula="of:=IF([.Q179]&gt;0;[.AK178]+1;0)" office:value-type="float" office:value="4" calcext:value-type="float">
            <text:p>4</text:p>
          </table:table-cell>
          <table:table-cell table:style-name="Default" table:formula="of:=IF([.R179]&gt;0;[.AL178]+1;0)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745.82" calcext:value-type="float">
            <text:p>2745,82</text:p>
          </table:table-cell>
          <table:table-cell office:value-type="float" office:value="2711.56" calcext:value-type="float">
            <text:p>2711,56</text:p>
          </table:table-cell>
          <table:table-cell office:value-type="float" office:value="2677.55" calcext:value-type="float">
            <text:p>2677,5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180]*2" office:value-type="float" office:value="96" calcext:value-type="float">
            <text:p>96</text:p>
          </table:table-cell>
          <table:table-cell table:formula="of:=[.I180]*2" office:value-type="float" office:value="100" calcext:value-type="float">
            <text:p>100</text:p>
          </table:table-cell>
          <table:table-cell table:formula="of:=[.J180]*2" office:value-type="float" office:value="98" calcext:value-type="float">
            <text:p>98</text:p>
          </table:table-cell>
          <table:table-cell/>
          <table:table-cell table:formula="of:=IF([.L180]&gt;=[.$P$2];[.L180];0)" office:value-type="float" office:value="96" calcext:value-type="float">
            <text:p>96</text:p>
          </table:table-cell>
          <table:table-cell table:formula="of:=IF([.M180]&gt;=[.$P$2];[.M180];0)" office:value-type="float" office:value="100" calcext:value-type="float">
            <text:p>100</text:p>
          </table:table-cell>
          <table:table-cell table:formula="of:=IF([.N180]&gt;=[.$P$2];[.N180];0)" office:value-type="float" office:value="98" calcext:value-type="float">
            <text:p>98</text:p>
          </table:table-cell>
          <table:table-cell/>
          <table:table-cell office:value-type="float" office:value="495.815" calcext:value-type="float">
            <text:p>495,815</text:p>
          </table:table-cell>
          <table:table-cell table:style-name="ce9" office:value-type="float" office:value="461.562" calcext:value-type="float">
            <text:p>461,6</text:p>
          </table:table-cell>
          <table:table-cell office:value-type="float" office:value="427.555" calcext:value-type="float">
            <text:p>427,555</text:p>
          </table:table-cell>
          <table:table-cell/>
          <table:table-cell office:value-type="float" office:value="942.621" calcext:value-type="float">
            <text:p>942,621</text:p>
          </table:table-cell>
          <table:table-cell table:style-name="ce9" office:value-type="float" office:value="470.324" calcext:value-type="float">
            <text:p>470,3</text:p>
          </table:table-cell>
          <table:table-cell office:value-type="float" office:value="485.398" calcext:value-type="float">
            <text:p>485,398</text:p>
          </table:table-cell>
          <table:table-cell/>
          <table:table-cell table:formula="of:=[.T180]*100/[.$A180]" office:value-type="float" office:value="22.0362222222222" calcext:value-type="float">
            <text:p>22,0362222222222</text:p>
          </table:table-cell>
          <table:table-cell table:formula="of:=[.U180]*100/[.$A180]" office:value-type="float" office:value="20.5138666666667" calcext:value-type="float">
            <text:p>20,5138666666667</text:p>
          </table:table-cell>
          <table:table-cell table:formula="of:=[.V180]*100/[.$A180]" office:value-type="float" office:value="19.0024444444444" calcext:value-type="float">
            <text:p>19,0024444444444</text:p>
          </table:table-cell>
          <table:table-cell/>
          <table:table-cell table:formula="of:=[.X180]*100/[.$A180]" office:value-type="float" office:value="41.8942666666667" calcext:value-type="float">
            <text:p>41,8942666666667</text:p>
          </table:table-cell>
          <table:table-cell table:formula="of:=[.Y180]*100/[.$A180]" office:value-type="float" office:value="20.9032888888889" calcext:value-type="float">
            <text:p>20,9032888888889</text:p>
          </table:table-cell>
          <table:table-cell table:formula="of:=[.Z180]*100/[.$A180]" office:value-type="float" office:value="21.5732444444444" calcext:value-type="float">
            <text:p>21,5732444444444</text:p>
          </table:table-cell>
          <table:table-cell/>
          <table:table-cell table:formula="of:=IF([.P180]&gt;0;[.AJ179]+1;0)" office:value-type="float" office:value="4" calcext:value-type="float">
            <text:p>4</text:p>
          </table:table-cell>
          <table:table-cell table:style-name="Default" table:formula="of:=IF([.Q180]&gt;0;[.AK179]+1;0)" office:value-type="float" office:value="5" calcext:value-type="float">
            <text:p>5</text:p>
          </table:table-cell>
          <table:table-cell table:style-name="Default" table:formula="of:=IF([.R180]&gt;0;[.AL179]+1;0)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97.48" calcext:value-type="float">
            <text:p>2697,48</text:p>
          </table:table-cell>
          <table:table-cell office:value-type="float" office:value="2699.35" calcext:value-type="float">
            <text:p>2699,35</text:p>
          </table:table-cell>
          <table:table-cell office:value-type="float" office:value="2665.49" calcext:value-type="float">
            <text:p>2665,4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/>
          <table:table-cell table:formula="of:=[.H181]*2" office:value-type="float" office:value="94" calcext:value-type="float">
            <text:p>94</text:p>
          </table:table-cell>
          <table:table-cell table:formula="of:=[.I181]*2" office:value-type="float" office:value="100" calcext:value-type="float">
            <text:p>100</text:p>
          </table:table-cell>
          <table:table-cell table:formula="of:=[.J181]*2" office:value-type="float" office:value="76" calcext:value-type="float">
            <text:p>76</text:p>
          </table:table-cell>
          <table:table-cell/>
          <table:table-cell table:formula="of:=IF([.L181]&gt;=[.$P$2];[.L181];0)" office:value-type="float" office:value="94" calcext:value-type="float">
            <text:p>94</text:p>
          </table:table-cell>
          <table:table-cell table:formula="of:=IF([.M181]&gt;=[.$P$2];[.M181];0)" office:value-type="float" office:value="100" calcext:value-type="float">
            <text:p>100</text:p>
          </table:table-cell>
          <table:table-cell table:formula="of:=IF([.N181]&gt;=[.$P$2];[.N181];0)" office:value-type="float" office:value="0" calcext:value-type="float">
            <text:p>0</text:p>
          </table:table-cell>
          <table:table-cell/>
          <table:table-cell office:value-type="float" office:value="447.479" calcext:value-type="float">
            <text:p>447,479</text:p>
          </table:table-cell>
          <table:table-cell table:style-name="ce9" office:value-type="float" office:value="449.348" calcext:value-type="float">
            <text:p>449,3</text:p>
          </table:table-cell>
          <table:table-cell office:value-type="float" office:value="415.489" calcext:value-type="float">
            <text:p>415,489</text:p>
          </table:table-cell>
          <table:table-cell/>
          <table:table-cell office:value-type="float" office:value="537.743" calcext:value-type="float">
            <text:p>537,743</text:p>
          </table:table-cell>
          <table:table-cell table:style-name="ce9" office:value-type="float" office:value="532.452" calcext:value-type="float">
            <text:p>532,5</text:p>
          </table:table-cell>
          <table:table-cell office:value-type="float" office:value="471.873" calcext:value-type="float">
            <text:p>471,873</text:p>
          </table:table-cell>
          <table:table-cell/>
          <table:table-cell table:formula="of:=[.T181]*100/[.$A181]" office:value-type="float" office:value="19.8879555555556" calcext:value-type="float">
            <text:p>19,8879555555556</text:p>
          </table:table-cell>
          <table:table-cell table:formula="of:=[.U181]*100/[.$A181]" office:value-type="float" office:value="19.9710222222222" calcext:value-type="float">
            <text:p>19,9710222222222</text:p>
          </table:table-cell>
          <table:table-cell table:formula="of:=[.V181]*100/[.$A181]" office:value-type="float" office:value="18.4661777777778" calcext:value-type="float">
            <text:p>18,4661777777778</text:p>
          </table:table-cell>
          <table:table-cell/>
          <table:table-cell table:formula="of:=[.X181]*100/[.$A181]" office:value-type="float" office:value="23.8996888888889" calcext:value-type="float">
            <text:p>23,8996888888889</text:p>
          </table:table-cell>
          <table:table-cell table:formula="of:=[.Y181]*100/[.$A181]" office:value-type="float" office:value="23.6645333333333" calcext:value-type="float">
            <text:p>23,6645333333333</text:p>
          </table:table-cell>
          <table:table-cell table:formula="of:=[.Z181]*100/[.$A181]" office:value-type="float" office:value="20.9721333333333" calcext:value-type="float">
            <text:p>20,9721333333333</text:p>
          </table:table-cell>
          <table:table-cell/>
          <table:table-cell table:formula="of:=IF([.P181]&gt;0;[.AJ180]+1;0)" office:value-type="float" office:value="5" calcext:value-type="float">
            <text:p>5</text:p>
          </table:table-cell>
          <table:table-cell table:style-name="Default" table:formula="of:=IF([.Q181]&gt;0;[.AK180]+1;0)" office:value-type="float" office:value="6" calcext:value-type="float">
            <text:p>6</text:p>
          </table:table-cell>
          <table:table-cell table:style-name="Default" table:formula="of:=IF([.R181]&gt;0;[.AL18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733.08" calcext:value-type="float">
            <text:p>2733,08</text:p>
          </table:table-cell>
          <table:table-cell office:value-type="float" office:value="2709.13" calcext:value-type="float">
            <text:p>2709,13</text:p>
          </table:table-cell>
          <table:table-cell office:value-type="float" office:value="2682.19" calcext:value-type="float">
            <text:p>2682,1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/>
          <table:table-cell table:formula="of:=[.H182]*2" office:value-type="float" office:value="92" calcext:value-type="float">
            <text:p>92</text:p>
          </table:table-cell>
          <table:table-cell table:formula="of:=[.I182]*2" office:value-type="float" office:value="100" calcext:value-type="float">
            <text:p>100</text:p>
          </table:table-cell>
          <table:table-cell table:formula="of:=[.J182]*2" office:value-type="float" office:value="78" calcext:value-type="float">
            <text:p>78</text:p>
          </table:table-cell>
          <table:table-cell/>
          <table:table-cell table:formula="of:=IF([.L182]&gt;=[.$P$2];[.L182];0)" office:value-type="float" office:value="92" calcext:value-type="float">
            <text:p>92</text:p>
          </table:table-cell>
          <table:table-cell table:formula="of:=IF([.M182]&gt;=[.$P$2];[.M182];0)" office:value-type="float" office:value="100" calcext:value-type="float">
            <text:p>100</text:p>
          </table:table-cell>
          <table:table-cell table:formula="of:=IF([.N182]&gt;=[.$P$2];[.N182];0)" office:value-type="float" office:value="0" calcext:value-type="float">
            <text:p>0</text:p>
          </table:table-cell>
          <table:table-cell/>
          <table:table-cell office:value-type="float" office:value="483.076" calcext:value-type="float">
            <text:p>483,076</text:p>
          </table:table-cell>
          <table:table-cell table:style-name="ce9" office:value-type="float" office:value="459.133" calcext:value-type="float">
            <text:p>459,1</text:p>
          </table:table-cell>
          <table:table-cell office:value-type="float" office:value="432.192" calcext:value-type="float">
            <text:p>432,192</text:p>
          </table:table-cell>
          <table:table-cell/>
          <table:table-cell office:value-type="float" office:value="533.965" calcext:value-type="float">
            <text:p>533,965</text:p>
          </table:table-cell>
          <table:table-cell table:style-name="ce9" office:value-type="float" office:value="463.089" calcext:value-type="float">
            <text:p>463,1</text:p>
          </table:table-cell>
          <table:table-cell office:value-type="float" office:value="474.809" calcext:value-type="float">
            <text:p>474,809</text:p>
          </table:table-cell>
          <table:table-cell/>
          <table:table-cell table:formula="of:=[.T182]*100/[.$A182]" office:value-type="float" office:value="21.4700444444444" calcext:value-type="float">
            <text:p>21,4700444444444</text:p>
          </table:table-cell>
          <table:table-cell table:formula="of:=[.U182]*100/[.$A182]" office:value-type="float" office:value="20.4059111111111" calcext:value-type="float">
            <text:p>20,4059111111111</text:p>
          </table:table-cell>
          <table:table-cell table:formula="of:=[.V182]*100/[.$A182]" office:value-type="float" office:value="19.2085333333333" calcext:value-type="float">
            <text:p>19,2085333333333</text:p>
          </table:table-cell>
          <table:table-cell/>
          <table:table-cell table:formula="of:=[.X182]*100/[.$A182]" office:value-type="float" office:value="23.7317777777778" calcext:value-type="float">
            <text:p>23,7317777777778</text:p>
          </table:table-cell>
          <table:table-cell table:formula="of:=[.Y182]*100/[.$A182]" office:value-type="float" office:value="20.5817333333333" calcext:value-type="float">
            <text:p>20,5817333333333</text:p>
          </table:table-cell>
          <table:table-cell table:formula="of:=[.Z182]*100/[.$A182]" office:value-type="float" office:value="21.1026222222222" calcext:value-type="float">
            <text:p>21,1026222222222</text:p>
          </table:table-cell>
          <table:table-cell/>
          <table:table-cell table:formula="of:=IF([.P182]&gt;0;[.AJ181]+1;0)" office:value-type="float" office:value="6" calcext:value-type="float">
            <text:p>6</text:p>
          </table:table-cell>
          <table:table-cell table:style-name="Default" table:formula="of:=IF([.Q182]&gt;0;[.AK181]+1;0)" office:value-type="float" office:value="7" calcext:value-type="float">
            <text:p>7</text:p>
          </table:table-cell>
          <table:table-cell table:style-name="Default" table:formula="of:=IF([.R182]&gt;0;[.AL18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739.38" calcext:value-type="float">
            <text:p>2739,38</text:p>
          </table:table-cell>
          <table:table-cell office:value-type="float" office:value="2701.59" calcext:value-type="float">
            <text:p>2701,59</text:p>
          </table:table-cell>
          <table:table-cell office:value-type="float" office:value="2662.66" calcext:value-type="float">
            <text:p>2662,6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/>
          <table:table-cell table:formula="of:=[.H183]*2" office:value-type="float" office:value="98" calcext:value-type="float">
            <text:p>98</text:p>
          </table:table-cell>
          <table:table-cell table:formula="of:=[.I183]*2" office:value-type="float" office:value="100" calcext:value-type="float">
            <text:p>100</text:p>
          </table:table-cell>
          <table:table-cell table:formula="of:=[.J183]*2" office:value-type="float" office:value="86" calcext:value-type="float">
            <text:p>86</text:p>
          </table:table-cell>
          <table:table-cell/>
          <table:table-cell table:formula="of:=IF([.L183]&gt;=[.$P$2];[.L183];0)" office:value-type="float" office:value="98" calcext:value-type="float">
            <text:p>98</text:p>
          </table:table-cell>
          <table:table-cell table:formula="of:=IF([.M183]&gt;=[.$P$2];[.M183];0)" office:value-type="float" office:value="100" calcext:value-type="float">
            <text:p>100</text:p>
          </table:table-cell>
          <table:table-cell table:formula="of:=IF([.N183]&gt;=[.$P$2];[.N183];0)" office:value-type="float" office:value="86" calcext:value-type="float">
            <text:p>86</text:p>
          </table:table-cell>
          <table:table-cell/>
          <table:table-cell office:value-type="float" office:value="489.378" calcext:value-type="float">
            <text:p>489,378</text:p>
          </table:table-cell>
          <table:table-cell table:style-name="ce9" office:value-type="float" office:value="451.589" calcext:value-type="float">
            <text:p>451,6</text:p>
          </table:table-cell>
          <table:table-cell office:value-type="float" office:value="412.66" calcext:value-type="float">
            <text:p>412,66</text:p>
          </table:table-cell>
          <table:table-cell/>
          <table:table-cell office:value-type="float" office:value="614.378" calcext:value-type="float">
            <text:p>614,378</text:p>
          </table:table-cell>
          <table:table-cell table:style-name="ce9" office:value-type="float" office:value="462.25" calcext:value-type="float">
            <text:p>462,3</text:p>
          </table:table-cell>
          <table:table-cell office:value-type="float" office:value="469.32" calcext:value-type="float">
            <text:p>469,32</text:p>
          </table:table-cell>
          <table:table-cell/>
          <table:table-cell table:formula="of:=[.T183]*100/[.$A183]" office:value-type="float" office:value="21.7501333333333" calcext:value-type="float">
            <text:p>21,7501333333333</text:p>
          </table:table-cell>
          <table:table-cell table:formula="of:=[.U183]*100/[.$A183]" office:value-type="float" office:value="20.0706222222222" calcext:value-type="float">
            <text:p>20,0706222222222</text:p>
          </table:table-cell>
          <table:table-cell table:formula="of:=[.V183]*100/[.$A183]" office:value-type="float" office:value="18.3404444444444" calcext:value-type="float">
            <text:p>18,3404444444444</text:p>
          </table:table-cell>
          <table:table-cell/>
          <table:table-cell table:formula="of:=[.X183]*100/[.$A183]" office:value-type="float" office:value="27.3056888888889" calcext:value-type="float">
            <text:p>27,3056888888889</text:p>
          </table:table-cell>
          <table:table-cell table:formula="of:=[.Y183]*100/[.$A183]" office:value-type="float" office:value="20.5444444444444" calcext:value-type="float">
            <text:p>20,5444444444444</text:p>
          </table:table-cell>
          <table:table-cell table:formula="of:=[.Z183]*100/[.$A183]" office:value-type="float" office:value="20.8586666666667" calcext:value-type="float">
            <text:p>20,8586666666667</text:p>
          </table:table-cell>
          <table:table-cell/>
          <table:table-cell table:formula="of:=IF([.P183]&gt;0;[.AJ182]+1;0)" office:value-type="float" office:value="7" calcext:value-type="float">
            <text:p>7</text:p>
          </table:table-cell>
          <table:table-cell table:style-name="Default" table:formula="of:=IF([.Q183]&gt;0;[.AK182]+1;0)" office:value-type="float" office:value="8" calcext:value-type="float">
            <text:p>8</text:p>
          </table:table-cell>
          <table:table-cell table:style-name="Default" table:formula="of:=IF([.R183]&gt;0;[.AL182]+1;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731.24" calcext:value-type="float">
            <text:p>2731,24</text:p>
          </table:table-cell>
          <table:table-cell office:value-type="float" office:value="2691.57" calcext:value-type="float">
            <text:p>2691,57</text:p>
          </table:table-cell>
          <table:table-cell office:value-type="float" office:value="2670.25" calcext:value-type="float">
            <text:p>2670,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/>
          <table:table-cell table:formula="of:=[.H184]*2" office:value-type="float" office:value="88" calcext:value-type="float">
            <text:p>88</text:p>
          </table:table-cell>
          <table:table-cell table:formula="of:=[.I184]*2" office:value-type="float" office:value="94" calcext:value-type="float">
            <text:p>94</text:p>
          </table:table-cell>
          <table:table-cell table:formula="of:=[.J184]*2" office:value-type="float" office:value="74" calcext:value-type="float">
            <text:p>74</text:p>
          </table:table-cell>
          <table:table-cell/>
          <table:table-cell table:formula="of:=IF([.L184]&gt;=[.$P$2];[.L184];0)" office:value-type="float" office:value="88" calcext:value-type="float">
            <text:p>88</text:p>
          </table:table-cell>
          <table:table-cell table:formula="of:=IF([.M184]&gt;=[.$P$2];[.M184];0)" office:value-type="float" office:value="94" calcext:value-type="float">
            <text:p>94</text:p>
          </table:table-cell>
          <table:table-cell table:formula="of:=IF([.N184]&gt;=[.$P$2];[.N184];0)" office:value-type="float" office:value="0" calcext:value-type="float">
            <text:p>0</text:p>
          </table:table-cell>
          <table:table-cell/>
          <table:table-cell office:value-type="float" office:value="481.239" calcext:value-type="float">
            <text:p>481,239</text:p>
          </table:table-cell>
          <table:table-cell table:style-name="ce9" office:value-type="float" office:value="441.569" calcext:value-type="float">
            <text:p>441,6</text:p>
          </table:table-cell>
          <table:table-cell office:value-type="float" office:value="420.249" calcext:value-type="float">
            <text:p>420,249</text:p>
          </table:table-cell>
          <table:table-cell/>
          <table:table-cell office:value-type="float" office:value="591.97" calcext:value-type="float">
            <text:p>591,97</text:p>
          </table:table-cell>
          <table:table-cell table:style-name="ce9" office:value-type="float" office:value="463.08" calcext:value-type="float">
            <text:p>463,1</text:p>
          </table:table-cell>
          <table:table-cell office:value-type="float" office:value="465.456" calcext:value-type="float">
            <text:p>465,456</text:p>
          </table:table-cell>
          <table:table-cell/>
          <table:table-cell table:formula="of:=[.T184]*100/[.$A184]" office:value-type="float" office:value="21.3884" calcext:value-type="float">
            <text:p>21,3884</text:p>
          </table:table-cell>
          <table:table-cell table:formula="of:=[.U184]*100/[.$A184]" office:value-type="float" office:value="19.6252888888889" calcext:value-type="float">
            <text:p>19,6252888888889</text:p>
          </table:table-cell>
          <table:table-cell table:formula="of:=[.V184]*100/[.$A184]" office:value-type="float" office:value="18.6777333333333" calcext:value-type="float">
            <text:p>18,6777333333333</text:p>
          </table:table-cell>
          <table:table-cell/>
          <table:table-cell table:formula="of:=[.X184]*100/[.$A184]" office:value-type="float" office:value="26.3097777777778" calcext:value-type="float">
            <text:p>26,3097777777778</text:p>
          </table:table-cell>
          <table:table-cell table:formula="of:=[.Y184]*100/[.$A184]" office:value-type="float" office:value="20.5813333333333" calcext:value-type="float">
            <text:p>20,5813333333333</text:p>
          </table:table-cell>
          <table:table-cell table:formula="of:=[.Z184]*100/[.$A184]" office:value-type="float" office:value="20.6869333333333" calcext:value-type="float">
            <text:p>20,6869333333333</text:p>
          </table:table-cell>
          <table:table-cell/>
          <table:table-cell table:formula="of:=IF([.P184]&gt;0;[.AJ183]+1;0)" office:value-type="float" office:value="8" calcext:value-type="float">
            <text:p>8</text:p>
          </table:table-cell>
          <table:table-cell table:style-name="Default" table:formula="of:=IF([.Q184]&gt;0;[.AK183]+1;0)" office:value-type="float" office:value="9" calcext:value-type="float">
            <text:p>9</text:p>
          </table:table-cell>
          <table:table-cell table:style-name="Default" table:formula="of:=IF([.R184]&gt;0;[.AL18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36.17" calcext:value-type="float">
            <text:p>2736,17</text:p>
          </table:table-cell>
          <table:table-cell office:value-type="float" office:value="2703.27" calcext:value-type="float">
            <text:p>2703,27</text:p>
          </table:table-cell>
          <table:table-cell office:value-type="float" office:value="2710.55" calcext:value-type="float">
            <text:p>2710,5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H185]*2" office:value-type="float" office:value="74" calcext:value-type="float">
            <text:p>74</text:p>
          </table:table-cell>
          <table:table-cell table:formula="of:=[.I185]*2" office:value-type="float" office:value="60" calcext:value-type="float">
            <text:p>60</text:p>
          </table:table-cell>
          <table:table-cell table:formula="of:=[.J185]*2" office:value-type="float" office:value="18" calcext:value-type="float">
            <text:p>18</text:p>
          </table:table-cell>
          <table:table-cell/>
          <table:table-cell table:formula="of:=IF([.L185]&gt;=[.$P$2];[.L185];0)" office:value-type="float" office:value="0" calcext:value-type="float">
            <text:p>0</text:p>
          </table:table-cell>
          <table:table-cell table:formula="of:=IF([.M185]&gt;=[.$P$2];[.M185];0)" office:value-type="float" office:value="0" calcext:value-type="float">
            <text:p>0</text:p>
          </table:table-cell>
          <table:table-cell table:formula="of:=IF([.N185]&gt;=[.$P$2];[.N185];0)" office:value-type="float" office:value="0" calcext:value-type="float">
            <text:p>0</text:p>
          </table:table-cell>
          <table:table-cell/>
          <table:table-cell office:value-type="float" office:value="486.169" calcext:value-type="float">
            <text:p>486,169</text:p>
          </table:table-cell>
          <table:table-cell table:style-name="ce9" office:value-type="float" office:value="453.274" calcext:value-type="float">
            <text:p>453,3</text:p>
          </table:table-cell>
          <table:table-cell office:value-type="float" office:value="460.549" calcext:value-type="float">
            <text:p>460,549</text:p>
          </table:table-cell>
          <table:table-cell/>
          <table:table-cell office:value-type="float" office:value="613.135" calcext:value-type="float">
            <text:p>613,135</text:p>
          </table:table-cell>
          <table:table-cell table:style-name="ce9" office:value-type="float" office:value="465.006" calcext:value-type="float">
            <text:p>465,0</text:p>
          </table:table-cell>
          <table:table-cell office:value-type="float" office:value="464.387" calcext:value-type="float">
            <text:p>464,387</text:p>
          </table:table-cell>
          <table:table-cell/>
          <table:table-cell table:formula="of:=[.T185]*100/[.$A185]" office:value-type="float" office:value="21.6075111111111" calcext:value-type="float">
            <text:p>21,6075111111111</text:p>
          </table:table-cell>
          <table:table-cell table:formula="of:=[.U185]*100/[.$A185]" office:value-type="float" office:value="20.1455111111111" calcext:value-type="float">
            <text:p>20,1455111111111</text:p>
          </table:table-cell>
          <table:table-cell table:formula="of:=[.V185]*100/[.$A185]" office:value-type="float" office:value="20.4688444444444" calcext:value-type="float">
            <text:p>20,4688444444444</text:p>
          </table:table-cell>
          <table:table-cell/>
          <table:table-cell table:formula="of:=[.X185]*100/[.$A185]" office:value-type="float" office:value="27.2504444444444" calcext:value-type="float">
            <text:p>27,2504444444444</text:p>
          </table:table-cell>
          <table:table-cell table:formula="of:=[.Y185]*100/[.$A185]" office:value-type="float" office:value="20.6669333333333" calcext:value-type="float">
            <text:p>20,6669333333333</text:p>
          </table:table-cell>
          <table:table-cell table:formula="of:=[.Z185]*100/[.$A185]" office:value-type="float" office:value="20.6394222222222" calcext:value-type="float">
            <text:p>20,6394222222222</text:p>
          </table:table-cell>
          <table:table-cell/>
          <table:table-cell table:formula="of:=IF([.P185]&gt;0;[.AJ184]+1;0)" office:value-type="float" office:value="0" calcext:value-type="float">
            <text:p>0</text:p>
          </table:table-cell>
          <table:table-cell table:style-name="Default" table:formula="of:=IF([.Q185]&gt;0;[.AK184]+1;0)" office:value-type="float" office:value="0" calcext:value-type="float">
            <text:p>0</text:p>
          </table:table-cell>
          <table:table-cell table:style-name="Default" table:formula="of:=IF([.R185]&gt;0;[.AL18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735.15" calcext:value-type="float">
            <text:p>2735,15</text:p>
          </table:table-cell>
          <table:table-cell office:value-type="float" office:value="2700.22" calcext:value-type="float">
            <text:p>2700,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186]*2" office:value-type="float" office:value="88" calcext:value-type="float">
            <text:p>88</text:p>
          </table:table-cell>
          <table:table-cell table:formula="of:=[.I186]*2" office:value-type="float" office:value="16" calcext:value-type="float">
            <text:p>16</text:p>
          </table:table-cell>
          <table:table-cell table:formula="of:=[.J186]*2" office:value-type="float" office:value="0" calcext:value-type="float">
            <text:p>0</text:p>
          </table:table-cell>
          <table:table-cell/>
          <table:table-cell table:formula="of:=IF([.L186]&gt;=[.$P$2];[.L186];0)" office:value-type="float" office:value="88" calcext:value-type="float">
            <text:p>88</text:p>
          </table:table-cell>
          <table:table-cell table:formula="of:=IF([.M186]&gt;=[.$P$2];[.M186];0)" office:value-type="float" office:value="0" calcext:value-type="float">
            <text:p>0</text:p>
          </table:table-cell>
          <table:table-cell table:formula="of:=IF([.N186]&gt;=[.$P$2];[.N186];0)" office:value-type="float" office:value="0" calcext:value-type="float">
            <text:p>0</text:p>
          </table:table-cell>
          <table:table-cell/>
          <table:table-cell office:value-type="float" office:value="485.145" calcext:value-type="float">
            <text:p>485,145</text:p>
          </table:table-cell>
          <table:table-cell table:style-name="ce9" office:value-type="float" office:value="450.219" calcext:value-type="float">
            <text:p>450,2</text:p>
          </table:table-cell>
          <table:table-cell table:number-columns-repeated="2"/>
          <table:table-cell office:value-type="float" office:value="609.073" calcext:value-type="float">
            <text:p>609,073</text:p>
          </table:table-cell>
          <table:table-cell table:style-name="ce9" office:value-type="float" office:value="460.033" calcext:value-type="float">
            <text:p>460,0</text:p>
          </table:table-cell>
          <table:table-cell table:number-columns-repeated="2"/>
          <table:table-cell table:formula="of:=[.T186]*100/[.$A186]" office:value-type="float" office:value="21.562" calcext:value-type="float">
            <text:p>21,562</text:p>
          </table:table-cell>
          <table:table-cell table:formula="of:=[.U186]*100/[.$A186]" office:value-type="float" office:value="20.0097333333333" calcext:value-type="float">
            <text:p>20,0097333333333</text:p>
          </table:table-cell>
          <table:table-cell table:formula="of:=[.V186]*100/[.$A186]" office:value-type="float" office:value="0" calcext:value-type="float">
            <text:p>0</text:p>
          </table:table-cell>
          <table:table-cell/>
          <table:table-cell table:formula="of:=[.X186]*100/[.$A186]" office:value-type="float" office:value="27.0699111111111" calcext:value-type="float">
            <text:p>27,0699111111111</text:p>
          </table:table-cell>
          <table:table-cell table:formula="of:=[.Y186]*100/[.$A186]" office:value-type="float" office:value="20.4459111111111" calcext:value-type="float">
            <text:p>20,4459111111111</text:p>
          </table:table-cell>
          <table:table-cell table:formula="of:=[.Z186]*100/[.$A186]" office:value-type="float" office:value="0" calcext:value-type="float">
            <text:p>0</text:p>
          </table:table-cell>
          <table:table-cell/>
          <table:table-cell table:formula="of:=IF([.P186]&gt;0;[.AJ185]+1;0)" office:value-type="float" office:value="1" calcext:value-type="float">
            <text:p>1</text:p>
          </table:table-cell>
          <table:table-cell table:style-name="Default" table:formula="of:=IF([.Q186]&gt;0;[.AK185]+1;0)" office:value-type="float" office:value="0" calcext:value-type="float">
            <text:p>0</text:p>
          </table:table-cell>
          <table:table-cell table:style-name="Default" table:formula="of:=IF([.R186]&gt;0;[.AL18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746.08" calcext:value-type="float">
            <text:p>2746,08</text:p>
          </table:table-cell>
          <table:table-cell table:style-name="Default"/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7]*2" office:value-type="float" office:value="56" calcext:value-type="float">
            <text:p>56</text:p>
          </table:table-cell>
          <table:table-cell table:formula="of:=[.I187]*2" office:value-type="float" office:value="0" calcext:value-type="float">
            <text:p>0</text:p>
          </table:table-cell>
          <table:table-cell table:formula="of:=[.J187]*2" office:value-type="float" office:value="0" calcext:value-type="float">
            <text:p>0</text:p>
          </table:table-cell>
          <table:table-cell/>
          <table:table-cell table:formula="of:=IF([.L187]&gt;=[.$P$2];[.L187];0)" office:value-type="float" office:value="0" calcext:value-type="float">
            <text:p>0</text:p>
          </table:table-cell>
          <table:table-cell table:formula="of:=IF([.M187]&gt;=[.$P$2];[.M187];0)" office:value-type="float" office:value="0" calcext:value-type="float">
            <text:p>0</text:p>
          </table:table-cell>
          <table:table-cell table:formula="of:=IF([.N187]&gt;=[.$P$2];[.N187];0)" office:value-type="float" office:value="0" calcext:value-type="float">
            <text:p>0</text:p>
          </table:table-cell>
          <table:table-cell/>
          <table:table-cell office:value-type="float" office:value="496.083" calcext:value-type="float">
            <text:p>496,083</text:p>
          </table:table-cell>
          <table:table-cell table:number-columns-repeated="3"/>
          <table:table-cell office:value-type="float" office:value="582.436" calcext:value-type="float">
            <text:p>582,436</text:p>
          </table:table-cell>
          <table:table-cell table:number-columns-repeated="3"/>
          <table:table-cell table:formula="of:=[.T187]*100/[.$A187]" office:value-type="float" office:value="22.0481333333333" calcext:value-type="float">
            <text:p>22,0481333333333</text:p>
          </table:table-cell>
          <table:table-cell table:formula="of:=[.U187]*100/[.$A187]" office:value-type="float" office:value="0" calcext:value-type="float">
            <text:p>0</text:p>
          </table:table-cell>
          <table:table-cell table:formula="of:=[.V187]*100/[.$A187]" office:value-type="float" office:value="0" calcext:value-type="float">
            <text:p>0</text:p>
          </table:table-cell>
          <table:table-cell/>
          <table:table-cell table:formula="of:=[.X187]*100/[.$A187]" office:value-type="float" office:value="25.8860444444444" calcext:value-type="float">
            <text:p>25,8860444444444</text:p>
          </table:table-cell>
          <table:table-cell table:formula="of:=[.Y187]*100/[.$A187]" office:value-type="float" office:value="0" calcext:value-type="float">
            <text:p>0</text:p>
          </table:table-cell>
          <table:table-cell table:formula="of:=[.Z187]*100/[.$A187]" office:value-type="float" office:value="0" calcext:value-type="float">
            <text:p>0</text:p>
          </table:table-cell>
          <table:table-cell/>
          <table:table-cell table:formula="of:=IF([.P187]&gt;0;[.AJ186]+1;0)" office:value-type="float" office:value="0" calcext:value-type="float">
            <text:p>0</text:p>
          </table:table-cell>
          <table:table-cell table:style-name="Default" table:formula="of:=IF([.Q187]&gt;0;[.AK186]+1;0)" office:value-type="float" office:value="0" calcext:value-type="float">
            <text:p>0</text:p>
          </table:table-cell>
          <table:table-cell table:style-name="Default" table:formula="of:=IF([.R187]&gt;0;[.AL18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750.95" calcext:value-type="float">
            <text:p>2750,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8]*2" office:value-type="float" office:value="8" calcext:value-type="float">
            <text:p>8</text:p>
          </table:table-cell>
          <table:table-cell table:formula="of:=[.I188]*2" office:value-type="float" office:value="0" calcext:value-type="float">
            <text:p>0</text:p>
          </table:table-cell>
          <table:table-cell table:formula="of:=[.J188]*2" office:value-type="float" office:value="0" calcext:value-type="float">
            <text:p>0</text:p>
          </table:table-cell>
          <table:table-cell/>
          <table:table-cell table:formula="of:=IF([.L188]&gt;=[.$P$2];[.L188];0)" office:value-type="float" office:value="0" calcext:value-type="float">
            <text:p>0</text:p>
          </table:table-cell>
          <table:table-cell table:formula="of:=IF([.M188]&gt;=[.$P$2];[.M188];0)" office:value-type="float" office:value="0" calcext:value-type="float">
            <text:p>0</text:p>
          </table:table-cell>
          <table:table-cell table:formula="of:=IF([.N188]&gt;=[.$P$2];[.N188];0)" office:value-type="float" office:value="0" calcext:value-type="float">
            <text:p>0</text:p>
          </table:table-cell>
          <table:table-cell/>
          <table:table-cell office:value-type="float" office:value="500.947" calcext:value-type="float">
            <text:p>500,947</text:p>
          </table:table-cell>
          <table:table-cell table:number-columns-repeated="3"/>
          <table:table-cell office:value-type="float" office:value="510.191" calcext:value-type="float">
            <text:p>510,191</text:p>
          </table:table-cell>
          <table:table-cell table:number-columns-repeated="3"/>
          <table:table-cell table:formula="of:=[.T188]*100/[.$A188]" office:value-type="float" office:value="22.2643111111111" calcext:value-type="float">
            <text:p>22,2643111111111</text:p>
          </table:table-cell>
          <table:table-cell table:formula="of:=[.U188]*100/[.$A188]" office:value-type="float" office:value="0" calcext:value-type="float">
            <text:p>0</text:p>
          </table:table-cell>
          <table:table-cell table:formula="of:=[.V188]*100/[.$A188]" office:value-type="float" office:value="0" calcext:value-type="float">
            <text:p>0</text:p>
          </table:table-cell>
          <table:table-cell/>
          <table:table-cell table:formula="of:=[.X188]*100/[.$A188]" office:value-type="float" office:value="22.6751555555556" calcext:value-type="float">
            <text:p>22,6751555555556</text:p>
          </table:table-cell>
          <table:table-cell table:formula="of:=[.Y188]*100/[.$A188]" office:value-type="float" office:value="0" calcext:value-type="float">
            <text:p>0</text:p>
          </table:table-cell>
          <table:table-cell table:formula="of:=[.Z188]*100/[.$A188]" office:value-type="float" office:value="0" calcext:value-type="float">
            <text:p>0</text:p>
          </table:table-cell>
          <table:table-cell/>
          <table:table-cell table:formula="of:=IF([.P188]&gt;0;[.AJ187]+1;0)" office:value-type="float" office:value="0" calcext:value-type="float">
            <text:p>0</text:p>
          </table:table-cell>
          <table:table-cell table:style-name="Default" table:formula="of:=IF([.Q188]&gt;0;[.AK187]+1;0)" office:value-type="float" office:value="0" calcext:value-type="float">
            <text:p>0</text:p>
          </table:table-cell>
          <table:table-cell table:style-name="Default" table:formula="of:=IF([.R188]&gt;0;[.AL18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740.99" calcext:value-type="float">
            <text:p>2740,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189]*2" office:value-type="float" office:value="12" calcext:value-type="float">
            <text:p>12</text:p>
          </table:table-cell>
          <table:table-cell table:formula="of:=[.I189]*2" office:value-type="float" office:value="0" calcext:value-type="float">
            <text:p>0</text:p>
          </table:table-cell>
          <table:table-cell table:formula="of:=[.J189]*2" office:value-type="float" office:value="0" calcext:value-type="float">
            <text:p>0</text:p>
          </table:table-cell>
          <table:table-cell/>
          <table:table-cell table:formula="of:=IF([.L189]&gt;=[.$P$2];[.L189];0)" office:value-type="float" office:value="0" calcext:value-type="float">
            <text:p>0</text:p>
          </table:table-cell>
          <table:table-cell table:formula="of:=IF([.M189]&gt;=[.$P$2];[.M189];0)" office:value-type="float" office:value="0" calcext:value-type="float">
            <text:p>0</text:p>
          </table:table-cell>
          <table:table-cell table:formula="of:=IF([.N189]&gt;=[.$P$2];[.N189];0)" office:value-type="float" office:value="0" calcext:value-type="float">
            <text:p>0</text:p>
          </table:table-cell>
          <table:table-cell/>
          <table:table-cell office:value-type="float" office:value="490.99" calcext:value-type="float">
            <text:p>490,99</text:p>
          </table:table-cell>
          <table:table-cell table:number-columns-repeated="3"/>
          <table:table-cell office:value-type="float" office:value="521.059" calcext:value-type="float">
            <text:p>521,059</text:p>
          </table:table-cell>
          <table:table-cell table:number-columns-repeated="3"/>
          <table:table-cell table:formula="of:=[.T189]*100/[.$A189]" office:value-type="float" office:value="21.8217777777778" calcext:value-type="float">
            <text:p>21,8217777777778</text:p>
          </table:table-cell>
          <table:table-cell table:formula="of:=[.U189]*100/[.$A189]" office:value-type="float" office:value="0" calcext:value-type="float">
            <text:p>0</text:p>
          </table:table-cell>
          <table:table-cell table:formula="of:=[.V189]*100/[.$A189]" office:value-type="float" office:value="0" calcext:value-type="float">
            <text:p>0</text:p>
          </table:table-cell>
          <table:table-cell/>
          <table:table-cell table:formula="of:=[.X189]*100/[.$A189]" office:value-type="float" office:value="23.1581777777778" calcext:value-type="float">
            <text:p>23,1581777777778</text:p>
          </table:table-cell>
          <table:table-cell table:formula="of:=[.Y189]*100/[.$A189]" office:value-type="float" office:value="0" calcext:value-type="float">
            <text:p>0</text:p>
          </table:table-cell>
          <table:table-cell table:formula="of:=[.Z189]*100/[.$A189]" office:value-type="float" office:value="0" calcext:value-type="float">
            <text:p>0</text:p>
          </table:table-cell>
          <table:table-cell/>
          <table:table-cell table:formula="of:=IF([.P189]&gt;0;[.AJ188]+1;0)" office:value-type="float" office:value="0" calcext:value-type="float">
            <text:p>0</text:p>
          </table:table-cell>
          <table:table-cell table:style-name="Default" table:formula="of:=IF([.Q189]&gt;0;[.AK188]+1;0)" office:value-type="float" office:value="0" calcext:value-type="float">
            <text:p>0</text:p>
          </table:table-cell>
          <table:table-cell table:style-name="Default" table:formula="of:=IF([.R189]&gt;0;[.AL18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0]*2" office:value-type="float" office:value="0" calcext:value-type="float">
            <text:p>0</text:p>
          </table:table-cell>
          <table:table-cell table:formula="of:=[.I190]*2" office:value-type="float" office:value="0" calcext:value-type="float">
            <text:p>0</text:p>
          </table:table-cell>
          <table:table-cell table:formula="of:=[.J190]*2" office:value-type="float" office:value="0" calcext:value-type="float">
            <text:p>0</text:p>
          </table:table-cell>
          <table:table-cell/>
          <table:table-cell table:formula="of:=IF([.L190]&gt;=[.$P$2];[.L190];0)" office:value-type="float" office:value="0" calcext:value-type="float">
            <text:p>0</text:p>
          </table:table-cell>
          <table:table-cell table:formula="of:=IF([.M190]&gt;=[.$P$2];[.M190];0)" office:value-type="float" office:value="0" calcext:value-type="float">
            <text:p>0</text:p>
          </table:table-cell>
          <table:table-cell table:formula="of:=IF([.N190]&gt;=[.$P$2];[.N190];0)" office:value-type="float" office:value="0" calcext:value-type="float">
            <text:p>0</text:p>
          </table:table-cell>
          <table:table-cell table:number-columns-repeated="9"/>
          <table:table-cell table:formula="of:=[.T190]*100/[.$A190]" office:value-type="float" office:value="0" calcext:value-type="float">
            <text:p>0</text:p>
          </table:table-cell>
          <table:table-cell table:formula="of:=[.U190]*100/[.$A190]" office:value-type="float" office:value="0" calcext:value-type="float">
            <text:p>0</text:p>
          </table:table-cell>
          <table:table-cell table:formula="of:=[.V190]*100/[.$A190]" office:value-type="float" office:value="0" calcext:value-type="float">
            <text:p>0</text:p>
          </table:table-cell>
          <table:table-cell/>
          <table:table-cell table:formula="of:=[.X190]*100/[.$A190]" office:value-type="float" office:value="0" calcext:value-type="float">
            <text:p>0</text:p>
          </table:table-cell>
          <table:table-cell table:formula="of:=[.Y190]*100/[.$A190]" office:value-type="float" office:value="0" calcext:value-type="float">
            <text:p>0</text:p>
          </table:table-cell>
          <table:table-cell table:formula="of:=[.Z190]*100/[.$A190]" office:value-type="float" office:value="0" calcext:value-type="float">
            <text:p>0</text:p>
          </table:table-cell>
          <table:table-cell/>
          <table:table-cell table:formula="of:=IF([.P190]&gt;0;[.AJ189]+1;0)" office:value-type="float" office:value="0" calcext:value-type="float">
            <text:p>0</text:p>
          </table:table-cell>
          <table:table-cell table:style-name="Default" table:formula="of:=IF([.Q190]&gt;0;[.AK189]+1;0)" office:value-type="float" office:value="0" calcext:value-type="float">
            <text:p>0</text:p>
          </table:table-cell>
          <table:table-cell table:style-name="Default" table:formula="of:=IF([.R190]&gt;0;[.AL18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1]*2" office:value-type="float" office:value="0" calcext:value-type="float">
            <text:p>0</text:p>
          </table:table-cell>
          <table:table-cell table:formula="of:=[.I191]*2" office:value-type="float" office:value="0" calcext:value-type="float">
            <text:p>0</text:p>
          </table:table-cell>
          <table:table-cell table:formula="of:=[.J191]*2" office:value-type="float" office:value="0" calcext:value-type="float">
            <text:p>0</text:p>
          </table:table-cell>
          <table:table-cell/>
          <table:table-cell table:formula="of:=IF([.L191]&gt;=[.$P$2];[.L191];0)" office:value-type="float" office:value="0" calcext:value-type="float">
            <text:p>0</text:p>
          </table:table-cell>
          <table:table-cell table:formula="of:=IF([.M191]&gt;=[.$P$2];[.M191];0)" office:value-type="float" office:value="0" calcext:value-type="float">
            <text:p>0</text:p>
          </table:table-cell>
          <table:table-cell table:formula="of:=IF([.N191]&gt;=[.$P$2];[.N191];0)" office:value-type="float" office:value="0" calcext:value-type="float">
            <text:p>0</text:p>
          </table:table-cell>
          <table:table-cell table:number-columns-repeated="9"/>
          <table:table-cell table:formula="of:=[.T191]*100/[.$A191]" office:value-type="float" office:value="0" calcext:value-type="float">
            <text:p>0</text:p>
          </table:table-cell>
          <table:table-cell table:formula="of:=[.U191]*100/[.$A191]" office:value-type="float" office:value="0" calcext:value-type="float">
            <text:p>0</text:p>
          </table:table-cell>
          <table:table-cell table:formula="of:=[.V191]*100/[.$A191]" office:value-type="float" office:value="0" calcext:value-type="float">
            <text:p>0</text:p>
          </table:table-cell>
          <table:table-cell/>
          <table:table-cell table:formula="of:=[.X191]*100/[.$A191]" office:value-type="float" office:value="0" calcext:value-type="float">
            <text:p>0</text:p>
          </table:table-cell>
          <table:table-cell table:formula="of:=[.Y191]*100/[.$A191]" office:value-type="float" office:value="0" calcext:value-type="float">
            <text:p>0</text:p>
          </table:table-cell>
          <table:table-cell table:formula="of:=[.Z191]*100/[.$A191]" office:value-type="float" office:value="0" calcext:value-type="float">
            <text:p>0</text:p>
          </table:table-cell>
          <table:table-cell/>
          <table:table-cell table:formula="of:=IF([.P191]&gt;0;[.AJ190]+1;0)" office:value-type="float" office:value="0" calcext:value-type="float">
            <text:p>0</text:p>
          </table:table-cell>
          <table:table-cell table:style-name="Default" table:formula="of:=IF([.Q191]&gt;0;[.AK190]+1;0)" office:value-type="float" office:value="0" calcext:value-type="float">
            <text:p>0</text:p>
          </table:table-cell>
          <table:table-cell table:style-name="Default" table:formula="of:=IF([.R191]&gt;0;[.AL19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2]*2" office:value-type="float" office:value="0" calcext:value-type="float">
            <text:p>0</text:p>
          </table:table-cell>
          <table:table-cell table:formula="of:=[.I192]*2" office:value-type="float" office:value="0" calcext:value-type="float">
            <text:p>0</text:p>
          </table:table-cell>
          <table:table-cell table:formula="of:=[.J192]*2" office:value-type="float" office:value="0" calcext:value-type="float">
            <text:p>0</text:p>
          </table:table-cell>
          <table:table-cell/>
          <table:table-cell table:formula="of:=IF([.L192]&gt;=[.$P$2];[.L192];0)" office:value-type="float" office:value="0" calcext:value-type="float">
            <text:p>0</text:p>
          </table:table-cell>
          <table:table-cell table:formula="of:=IF([.M192]&gt;=[.$P$2];[.M192];0)" office:value-type="float" office:value="0" calcext:value-type="float">
            <text:p>0</text:p>
          </table:table-cell>
          <table:table-cell table:formula="of:=IF([.N192]&gt;=[.$P$2];[.N192];0)" office:value-type="float" office:value="0" calcext:value-type="float">
            <text:p>0</text:p>
          </table:table-cell>
          <table:table-cell table:number-columns-repeated="9"/>
          <table:table-cell table:formula="of:=[.T192]*100/[.$A192]" office:value-type="float" office:value="0" calcext:value-type="float">
            <text:p>0</text:p>
          </table:table-cell>
          <table:table-cell table:formula="of:=[.U192]*100/[.$A192]" office:value-type="float" office:value="0" calcext:value-type="float">
            <text:p>0</text:p>
          </table:table-cell>
          <table:table-cell table:formula="of:=[.V192]*100/[.$A192]" office:value-type="float" office:value="0" calcext:value-type="float">
            <text:p>0</text:p>
          </table:table-cell>
          <table:table-cell/>
          <table:table-cell table:formula="of:=[.X192]*100/[.$A192]" office:value-type="float" office:value="0" calcext:value-type="float">
            <text:p>0</text:p>
          </table:table-cell>
          <table:table-cell table:formula="of:=[.Y192]*100/[.$A192]" office:value-type="float" office:value="0" calcext:value-type="float">
            <text:p>0</text:p>
          </table:table-cell>
          <table:table-cell table:formula="of:=[.Z192]*100/[.$A192]" office:value-type="float" office:value="0" calcext:value-type="float">
            <text:p>0</text:p>
          </table:table-cell>
          <table:table-cell/>
          <table:table-cell table:formula="of:=IF([.P192]&gt;0;[.AJ191]+1;0)" office:value-type="float" office:value="0" calcext:value-type="float">
            <text:p>0</text:p>
          </table:table-cell>
          <table:table-cell table:style-name="Default" table:formula="of:=IF([.Q192]&gt;0;[.AK191]+1;0)" office:value-type="float" office:value="0" calcext:value-type="float">
            <text:p>0</text:p>
          </table:table-cell>
          <table:table-cell table:style-name="Default" table:formula="of:=IF([.R192]&gt;0;[.AL19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3]*2" office:value-type="float" office:value="0" calcext:value-type="float">
            <text:p>0</text:p>
          </table:table-cell>
          <table:table-cell table:formula="of:=[.I193]*2" office:value-type="float" office:value="0" calcext:value-type="float">
            <text:p>0</text:p>
          </table:table-cell>
          <table:table-cell table:formula="of:=[.J193]*2" office:value-type="float" office:value="0" calcext:value-type="float">
            <text:p>0</text:p>
          </table:table-cell>
          <table:table-cell/>
          <table:table-cell table:formula="of:=IF([.L193]&gt;=[.$P$2];[.L193];0)" office:value-type="float" office:value="0" calcext:value-type="float">
            <text:p>0</text:p>
          </table:table-cell>
          <table:table-cell table:formula="of:=IF([.M193]&gt;=[.$P$2];[.M193];0)" office:value-type="float" office:value="0" calcext:value-type="float">
            <text:p>0</text:p>
          </table:table-cell>
          <table:table-cell table:formula="of:=IF([.N193]&gt;=[.$P$2];[.N193];0)" office:value-type="float" office:value="0" calcext:value-type="float">
            <text:p>0</text:p>
          </table:table-cell>
          <table:table-cell table:number-columns-repeated="9"/>
          <table:table-cell table:formula="of:=[.T193]*100/[.$A193]" office:value-type="float" office:value="0" calcext:value-type="float">
            <text:p>0</text:p>
          </table:table-cell>
          <table:table-cell table:formula="of:=[.U193]*100/[.$A193]" office:value-type="float" office:value="0" calcext:value-type="float">
            <text:p>0</text:p>
          </table:table-cell>
          <table:table-cell table:formula="of:=[.V193]*100/[.$A193]" office:value-type="float" office:value="0" calcext:value-type="float">
            <text:p>0</text:p>
          </table:table-cell>
          <table:table-cell/>
          <table:table-cell table:formula="of:=[.X193]*100/[.$A193]" office:value-type="float" office:value="0" calcext:value-type="float">
            <text:p>0</text:p>
          </table:table-cell>
          <table:table-cell table:formula="of:=[.Y193]*100/[.$A193]" office:value-type="float" office:value="0" calcext:value-type="float">
            <text:p>0</text:p>
          </table:table-cell>
          <table:table-cell table:formula="of:=[.Z193]*100/[.$A193]" office:value-type="float" office:value="0" calcext:value-type="float">
            <text:p>0</text:p>
          </table:table-cell>
          <table:table-cell/>
          <table:table-cell table:formula="of:=IF([.P193]&gt;0;[.AJ192]+1;0)" office:value-type="float" office:value="0" calcext:value-type="float">
            <text:p>0</text:p>
          </table:table-cell>
          <table:table-cell table:style-name="Default" table:formula="of:=IF([.Q193]&gt;0;[.AK192]+1;0)" office:value-type="float" office:value="0" calcext:value-type="float">
            <text:p>0</text:p>
          </table:table-cell>
          <table:table-cell table:style-name="Default" table:formula="of:=IF([.R193]&gt;0;[.AL19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4]*2" office:value-type="float" office:value="0" calcext:value-type="float">
            <text:p>0</text:p>
          </table:table-cell>
          <table:table-cell table:formula="of:=[.I194]*2" office:value-type="float" office:value="0" calcext:value-type="float">
            <text:p>0</text:p>
          </table:table-cell>
          <table:table-cell table:formula="of:=[.J194]*2" office:value-type="float" office:value="0" calcext:value-type="float">
            <text:p>0</text:p>
          </table:table-cell>
          <table:table-cell/>
          <table:table-cell table:formula="of:=IF([.L194]&gt;=[.$P$2];[.L194];0)" office:value-type="float" office:value="0" calcext:value-type="float">
            <text:p>0</text:p>
          </table:table-cell>
          <table:table-cell table:formula="of:=IF([.M194]&gt;=[.$P$2];[.M194];0)" office:value-type="float" office:value="0" calcext:value-type="float">
            <text:p>0</text:p>
          </table:table-cell>
          <table:table-cell table:formula="of:=IF([.N194]&gt;=[.$P$2];[.N194];0)" office:value-type="float" office:value="0" calcext:value-type="float">
            <text:p>0</text:p>
          </table:table-cell>
          <table:table-cell table:number-columns-repeated="9"/>
          <table:table-cell table:formula="of:=[.T194]*100/[.$A194]" office:value-type="float" office:value="0" calcext:value-type="float">
            <text:p>0</text:p>
          </table:table-cell>
          <table:table-cell table:formula="of:=[.U194]*100/[.$A194]" office:value-type="float" office:value="0" calcext:value-type="float">
            <text:p>0</text:p>
          </table:table-cell>
          <table:table-cell table:formula="of:=[.V194]*100/[.$A194]" office:value-type="float" office:value="0" calcext:value-type="float">
            <text:p>0</text:p>
          </table:table-cell>
          <table:table-cell/>
          <table:table-cell table:formula="of:=[.X194]*100/[.$A194]" office:value-type="float" office:value="0" calcext:value-type="float">
            <text:p>0</text:p>
          </table:table-cell>
          <table:table-cell table:formula="of:=[.Y194]*100/[.$A194]" office:value-type="float" office:value="0" calcext:value-type="float">
            <text:p>0</text:p>
          </table:table-cell>
          <table:table-cell table:formula="of:=[.Z194]*100/[.$A194]" office:value-type="float" office:value="0" calcext:value-type="float">
            <text:p>0</text:p>
          </table:table-cell>
          <table:table-cell/>
          <table:table-cell table:formula="of:=IF([.P194]&gt;0;[.AJ193]+1;0)" office:value-type="float" office:value="0" calcext:value-type="float">
            <text:p>0</text:p>
          </table:table-cell>
          <table:table-cell table:style-name="Default" table:formula="of:=IF([.Q194]&gt;0;[.AK193]+1;0)" office:value-type="float" office:value="0" calcext:value-type="float">
            <text:p>0</text:p>
          </table:table-cell>
          <table:table-cell table:style-name="Default" table:formula="of:=IF([.R194]&gt;0;[.AL19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formula="of:=[.H195]*2" office:value-type="float" office:value="0" calcext:value-type="float">
            <text:p>0</text:p>
          </table:table-cell>
          <table:table-cell table:formula="of:=[.I195]*2" office:value-type="float" office:value="0" calcext:value-type="float">
            <text:p>0</text:p>
          </table:table-cell>
          <table:table-cell table:formula="of:=[.J195]*2" office:value-type="float" office:value="0" calcext:value-type="float">
            <text:p>0</text:p>
          </table:table-cell>
          <table:table-cell/>
          <table:table-cell table:formula="of:=IF([.L195]&gt;=[.$P$2];[.L195];0)" office:value-type="float" office:value="0" calcext:value-type="float">
            <text:p>0</text:p>
          </table:table-cell>
          <table:table-cell table:formula="of:=IF([.M195]&gt;=[.$P$2];[.M195];0)" office:value-type="float" office:value="0" calcext:value-type="float">
            <text:p>0</text:p>
          </table:table-cell>
          <table:table-cell table:formula="of:=IF([.N195]&gt;=[.$P$2];[.N195];0)" office:value-type="float" office:value="0" calcext:value-type="float">
            <text:p>0</text:p>
          </table:table-cell>
          <table:table-cell table:number-columns-repeated="17"/>
          <table:table-cell table:formula="of:=IF([.P195]&gt;0;[.AJ194]+1;0)" office:value-type="float" office:value="0" calcext:value-type="float">
            <text:p>0</text:p>
          </table:table-cell>
          <table:table-cell table:style-name="Default" table:formula="of:=IF([.Q195]&gt;0;[.AK194]+1;0)" office:value-type="float" office:value="0" calcext:value-type="float">
            <text:p>0</text:p>
          </table:table-cell>
          <table:table-cell table:style-name="Default" table:formula="of:=IF([.R195]&gt;0;[.AL19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5" calcext:value-type="float">
            <text:p>-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196]*2" office:value-type="float" office:value="0" calcext:value-type="float">
            <text:p>0</text:p>
          </table:table-cell>
          <table:table-cell table:formula="of:=[.I196]*2" office:value-type="float" office:value="0" calcext:value-type="float">
            <text:p>0</text:p>
          </table:table-cell>
          <table:table-cell table:formula="of:=[.J196]*2" office:value-type="float" office:value="0" calcext:value-type="float">
            <text:p>0</text:p>
          </table:table-cell>
          <table:table-cell/>
          <table:table-cell table:formula="of:=IF([.L196]&gt;=[.$P$2];[.L196];0)" office:value-type="float" office:value="0" calcext:value-type="float">
            <text:p>0</text:p>
          </table:table-cell>
          <table:table-cell table:formula="of:=IF([.M196]&gt;=[.$P$2];[.M196];0)" office:value-type="float" office:value="0" calcext:value-type="float">
            <text:p>0</text:p>
          </table:table-cell>
          <table:table-cell table:formula="of:=IF([.N196]&gt;=[.$P$2];[.N196];0)" office:value-type="float" office:value="0" calcext:value-type="float">
            <text:p>0</text:p>
          </table:table-cell>
          <table:table-cell table:number-columns-repeated="9"/>
          <table:table-cell table:formula="of:=[.T196]*100/[.$A196]" office:value-type="float" office:value="0" calcext:value-type="float">
            <text:p>0</text:p>
          </table:table-cell>
          <table:table-cell table:formula="of:=[.U196]*100/[.$A196]" office:value-type="float" office:value="0" calcext:value-type="float">
            <text:p>0</text:p>
          </table:table-cell>
          <table:table-cell table:formula="of:=[.V196]*100/[.$A196]" office:value-type="float" office:value="0" calcext:value-type="float">
            <text:p>0</text:p>
          </table:table-cell>
          <table:table-cell/>
          <table:table-cell table:formula="of:=[.X196]*100/[.$A196]" office:value-type="float" office:value="0" calcext:value-type="float">
            <text:p>0</text:p>
          </table:table-cell>
          <table:table-cell table:formula="of:=[.Y196]*100/[.$A196]" office:value-type="float" office:value="0" calcext:value-type="float">
            <text:p>0</text:p>
          </table:table-cell>
          <table:table-cell table:formula="of:=[.Z196]*100/[.$A196]" office:value-type="float" office:value="0" calcext:value-type="float">
            <text:p>0</text:p>
          </table:table-cell>
          <table:table-cell/>
          <table:table-cell table:formula="of:=IF([.P196]&gt;0;[.AJ195]+1;0)" office:value-type="float" office:value="0" calcext:value-type="float">
            <text:p>0</text:p>
          </table:table-cell>
          <table:table-cell table:style-name="Default" table:formula="of:=IF([.Q196]&gt;0;[.AK195]+1;0)" office:value-type="float" office:value="0" calcext:value-type="float">
            <text:p>0</text:p>
          </table:table-cell>
          <table:table-cell table:style-name="Default" table:formula="of:=IF([.R196]&gt;0;[.AL19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70" calcext:value-type="float">
            <text:p>-7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7]*2" office:value-type="float" office:value="0" calcext:value-type="float">
            <text:p>0</text:p>
          </table:table-cell>
          <table:table-cell table:formula="of:=[.I197]*2" office:value-type="float" office:value="0" calcext:value-type="float">
            <text:p>0</text:p>
          </table:table-cell>
          <table:table-cell table:formula="of:=[.J197]*2" office:value-type="float" office:value="0" calcext:value-type="float">
            <text:p>0</text:p>
          </table:table-cell>
          <table:table-cell/>
          <table:table-cell table:formula="of:=IF([.L197]&gt;=[.$P$2];[.L197];0)" office:value-type="float" office:value="0" calcext:value-type="float">
            <text:p>0</text:p>
          </table:table-cell>
          <table:table-cell table:formula="of:=IF([.M197]&gt;=[.$P$2];[.M197];0)" office:value-type="float" office:value="0" calcext:value-type="float">
            <text:p>0</text:p>
          </table:table-cell>
          <table:table-cell table:formula="of:=IF([.N197]&gt;=[.$P$2];[.N197];0)" office:value-type="float" office:value="0" calcext:value-type="float">
            <text:p>0</text:p>
          </table:table-cell>
          <table:table-cell table:number-columns-repeated="9"/>
          <table:table-cell table:formula="of:=[.T197]*100/[.$A197]" office:value-type="float" office:value="0" calcext:value-type="float">
            <text:p>0</text:p>
          </table:table-cell>
          <table:table-cell table:formula="of:=[.U197]*100/[.$A197]" office:value-type="float" office:value="0" calcext:value-type="float">
            <text:p>0</text:p>
          </table:table-cell>
          <table:table-cell table:formula="of:=[.V197]*100/[.$A197]" office:value-type="float" office:value="0" calcext:value-type="float">
            <text:p>0</text:p>
          </table:table-cell>
          <table:table-cell/>
          <table:table-cell table:formula="of:=[.X197]*100/[.$A197]" office:value-type="float" office:value="0" calcext:value-type="float">
            <text:p>0</text:p>
          </table:table-cell>
          <table:table-cell table:formula="of:=[.Y197]*100/[.$A197]" office:value-type="float" office:value="0" calcext:value-type="float">
            <text:p>0</text:p>
          </table:table-cell>
          <table:table-cell table:formula="of:=[.Z197]*100/[.$A197]" office:value-type="float" office:value="0" calcext:value-type="float">
            <text:p>0</text:p>
          </table:table-cell>
          <table:table-cell/>
          <table:table-cell table:formula="of:=IF([.P197]&gt;0;[.AJ196]+1;0)" office:value-type="float" office:value="0" calcext:value-type="float">
            <text:p>0</text:p>
          </table:table-cell>
          <table:table-cell table:style-name="Default" table:formula="of:=IF([.Q197]&gt;0;[.AK196]+1;0)" office:value-type="float" office:value="0" calcext:value-type="float">
            <text:p>0</text:p>
          </table:table-cell>
          <table:table-cell table:style-name="Default" table:formula="of:=IF([.R197]&gt;0;[.AL19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5" calcext:value-type="float">
            <text:p>-6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8]*2" office:value-type="float" office:value="0" calcext:value-type="float">
            <text:p>0</text:p>
          </table:table-cell>
          <table:table-cell table:formula="of:=[.I198]*2" office:value-type="float" office:value="0" calcext:value-type="float">
            <text:p>0</text:p>
          </table:table-cell>
          <table:table-cell table:formula="of:=[.J198]*2" office:value-type="float" office:value="0" calcext:value-type="float">
            <text:p>0</text:p>
          </table:table-cell>
          <table:table-cell/>
          <table:table-cell table:formula="of:=IF([.L198]&gt;=[.$P$2];[.L198];0)" office:value-type="float" office:value="0" calcext:value-type="float">
            <text:p>0</text:p>
          </table:table-cell>
          <table:table-cell table:formula="of:=IF([.M198]&gt;=[.$P$2];[.M198];0)" office:value-type="float" office:value="0" calcext:value-type="float">
            <text:p>0</text:p>
          </table:table-cell>
          <table:table-cell table:formula="of:=IF([.N198]&gt;=[.$P$2];[.N198];0)" office:value-type="float" office:value="0" calcext:value-type="float">
            <text:p>0</text:p>
          </table:table-cell>
          <table:table-cell table:number-columns-repeated="9"/>
          <table:table-cell table:formula="of:=[.T198]*100/[.$A198]" office:value-type="float" office:value="0" calcext:value-type="float">
            <text:p>0</text:p>
          </table:table-cell>
          <table:table-cell table:formula="of:=[.U198]*100/[.$A198]" office:value-type="float" office:value="0" calcext:value-type="float">
            <text:p>0</text:p>
          </table:table-cell>
          <table:table-cell table:formula="of:=[.V198]*100/[.$A198]" office:value-type="float" office:value="0" calcext:value-type="float">
            <text:p>0</text:p>
          </table:table-cell>
          <table:table-cell/>
          <table:table-cell table:formula="of:=[.X198]*100/[.$A198]" office:value-type="float" office:value="0" calcext:value-type="float">
            <text:p>0</text:p>
          </table:table-cell>
          <table:table-cell table:formula="of:=[.Y198]*100/[.$A198]" office:value-type="float" office:value="0" calcext:value-type="float">
            <text:p>0</text:p>
          </table:table-cell>
          <table:table-cell table:formula="of:=[.Z198]*100/[.$A198]" office:value-type="float" office:value="0" calcext:value-type="float">
            <text:p>0</text:p>
          </table:table-cell>
          <table:table-cell/>
          <table:table-cell table:formula="of:=IF([.P198]&gt;0;[.AJ197]+1;0)" office:value-type="float" office:value="0" calcext:value-type="float">
            <text:p>0</text:p>
          </table:table-cell>
          <table:table-cell table:style-name="Default" table:formula="of:=IF([.Q198]&gt;0;[.AK197]+1;0)" office:value-type="float" office:value="0" calcext:value-type="float">
            <text:p>0</text:p>
          </table:table-cell>
          <table:table-cell table:style-name="Default" table:formula="of:=IF([.R198]&gt;0;[.AL19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60" calcext:value-type="float">
            <text:p>-6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199]*2" office:value-type="float" office:value="0" calcext:value-type="float">
            <text:p>0</text:p>
          </table:table-cell>
          <table:table-cell table:formula="of:=[.I199]*2" office:value-type="float" office:value="0" calcext:value-type="float">
            <text:p>0</text:p>
          </table:table-cell>
          <table:table-cell table:formula="of:=[.J199]*2" office:value-type="float" office:value="0" calcext:value-type="float">
            <text:p>0</text:p>
          </table:table-cell>
          <table:table-cell/>
          <table:table-cell table:formula="of:=IF([.L199]&gt;=[.$P$2];[.L199];0)" office:value-type="float" office:value="0" calcext:value-type="float">
            <text:p>0</text:p>
          </table:table-cell>
          <table:table-cell table:formula="of:=IF([.M199]&gt;=[.$P$2];[.M199];0)" office:value-type="float" office:value="0" calcext:value-type="float">
            <text:p>0</text:p>
          </table:table-cell>
          <table:table-cell table:formula="of:=IF([.N199]&gt;=[.$P$2];[.N199];0)" office:value-type="float" office:value="0" calcext:value-type="float">
            <text:p>0</text:p>
          </table:table-cell>
          <table:table-cell table:number-columns-repeated="9"/>
          <table:table-cell table:formula="of:=[.T199]*100/[.$A199]" office:value-type="float" office:value="0" calcext:value-type="float">
            <text:p>0</text:p>
          </table:table-cell>
          <table:table-cell table:formula="of:=[.U199]*100/[.$A199]" office:value-type="float" office:value="0" calcext:value-type="float">
            <text:p>0</text:p>
          </table:table-cell>
          <table:table-cell table:formula="of:=[.V199]*100/[.$A199]" office:value-type="float" office:value="0" calcext:value-type="float">
            <text:p>0</text:p>
          </table:table-cell>
          <table:table-cell/>
          <table:table-cell table:formula="of:=[.X199]*100/[.$A199]" office:value-type="float" office:value="0" calcext:value-type="float">
            <text:p>0</text:p>
          </table:table-cell>
          <table:table-cell table:formula="of:=[.Y199]*100/[.$A199]" office:value-type="float" office:value="0" calcext:value-type="float">
            <text:p>0</text:p>
          </table:table-cell>
          <table:table-cell table:formula="of:=[.Z199]*100/[.$A199]" office:value-type="float" office:value="0" calcext:value-type="float">
            <text:p>0</text:p>
          </table:table-cell>
          <table:table-cell/>
          <table:table-cell table:formula="of:=IF([.P199]&gt;0;[.AJ198]+1;0)" office:value-type="float" office:value="0" calcext:value-type="float">
            <text:p>0</text:p>
          </table:table-cell>
          <table:table-cell table:style-name="Default" table:formula="of:=IF([.Q199]&gt;0;[.AK198]+1;0)" office:value-type="float" office:value="0" calcext:value-type="float">
            <text:p>0</text:p>
          </table:table-cell>
          <table:table-cell table:style-name="Default" table:formula="of:=IF([.R199]&gt;0;[.AL19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5" calcext:value-type="float">
            <text:p>-5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0]*2" office:value-type="float" office:value="0" calcext:value-type="float">
            <text:p>0</text:p>
          </table:table-cell>
          <table:table-cell table:formula="of:=[.I200]*2" office:value-type="float" office:value="0" calcext:value-type="float">
            <text:p>0</text:p>
          </table:table-cell>
          <table:table-cell table:formula="of:=[.J200]*2" office:value-type="float" office:value="0" calcext:value-type="float">
            <text:p>0</text:p>
          </table:table-cell>
          <table:table-cell/>
          <table:table-cell table:formula="of:=IF([.L200]&gt;=[.$P$2];[.L200];0)" office:value-type="float" office:value="0" calcext:value-type="float">
            <text:p>0</text:p>
          </table:table-cell>
          <table:table-cell table:formula="of:=IF([.M200]&gt;=[.$P$2];[.M200];0)" office:value-type="float" office:value="0" calcext:value-type="float">
            <text:p>0</text:p>
          </table:table-cell>
          <table:table-cell table:formula="of:=IF([.N200]&gt;=[.$P$2];[.N200];0)" office:value-type="float" office:value="0" calcext:value-type="float">
            <text:p>0</text:p>
          </table:table-cell>
          <table:table-cell table:number-columns-repeated="9"/>
          <table:table-cell table:formula="of:=[.T200]*100/[.$A200]" office:value-type="float" office:value="0" calcext:value-type="float">
            <text:p>0</text:p>
          </table:table-cell>
          <table:table-cell table:formula="of:=[.U200]*100/[.$A200]" office:value-type="float" office:value="0" calcext:value-type="float">
            <text:p>0</text:p>
          </table:table-cell>
          <table:table-cell table:formula="of:=[.V200]*100/[.$A200]" office:value-type="float" office:value="0" calcext:value-type="float">
            <text:p>0</text:p>
          </table:table-cell>
          <table:table-cell/>
          <table:table-cell table:formula="of:=[.X200]*100/[.$A200]" office:value-type="float" office:value="0" calcext:value-type="float">
            <text:p>0</text:p>
          </table:table-cell>
          <table:table-cell table:formula="of:=[.Y200]*100/[.$A200]" office:value-type="float" office:value="0" calcext:value-type="float">
            <text:p>0</text:p>
          </table:table-cell>
          <table:table-cell table:formula="of:=[.Z200]*100/[.$A200]" office:value-type="float" office:value="0" calcext:value-type="float">
            <text:p>0</text:p>
          </table:table-cell>
          <table:table-cell/>
          <table:table-cell table:formula="of:=IF([.P200]&gt;0;[.AJ199]+1;0)" office:value-type="float" office:value="0" calcext:value-type="float">
            <text:p>0</text:p>
          </table:table-cell>
          <table:table-cell table:style-name="Default" table:formula="of:=IF([.Q200]&gt;0;[.AK199]+1;0)" office:value-type="float" office:value="0" calcext:value-type="float">
            <text:p>0</text:p>
          </table:table-cell>
          <table:table-cell table:style-name="Default" table:formula="of:=IF([.R200]&gt;0;[.AL19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0" calcext:value-type="float">
            <text:p>-50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1]*2" office:value-type="float" office:value="0" calcext:value-type="float">
            <text:p>0</text:p>
          </table:table-cell>
          <table:table-cell table:formula="of:=[.I201]*2" office:value-type="float" office:value="0" calcext:value-type="float">
            <text:p>0</text:p>
          </table:table-cell>
          <table:table-cell table:formula="of:=[.J201]*2" office:value-type="float" office:value="0" calcext:value-type="float">
            <text:p>0</text:p>
          </table:table-cell>
          <table:table-cell/>
          <table:table-cell table:formula="of:=IF([.L201]&gt;=[.$P$2];[.L201];0)" office:value-type="float" office:value="0" calcext:value-type="float">
            <text:p>0</text:p>
          </table:table-cell>
          <table:table-cell table:formula="of:=IF([.M201]&gt;=[.$P$2];[.M201];0)" office:value-type="float" office:value="0" calcext:value-type="float">
            <text:p>0</text:p>
          </table:table-cell>
          <table:table-cell table:formula="of:=IF([.N201]&gt;=[.$P$2];[.N201];0)" office:value-type="float" office:value="0" calcext:value-type="float">
            <text:p>0</text:p>
          </table:table-cell>
          <table:table-cell table:number-columns-repeated="9"/>
          <table:table-cell table:formula="of:=[.T201]*100/[.$A201]" office:value-type="float" office:value="0" calcext:value-type="float">
            <text:p>0</text:p>
          </table:table-cell>
          <table:table-cell table:formula="of:=[.U201]*100/[.$A201]" office:value-type="float" office:value="0" calcext:value-type="float">
            <text:p>0</text:p>
          </table:table-cell>
          <table:table-cell table:formula="of:=[.V201]*100/[.$A201]" office:value-type="float" office:value="0" calcext:value-type="float">
            <text:p>0</text:p>
          </table:table-cell>
          <table:table-cell/>
          <table:table-cell table:formula="of:=[.X201]*100/[.$A201]" office:value-type="float" office:value="0" calcext:value-type="float">
            <text:p>0</text:p>
          </table:table-cell>
          <table:table-cell table:formula="of:=[.Y201]*100/[.$A201]" office:value-type="float" office:value="0" calcext:value-type="float">
            <text:p>0</text:p>
          </table:table-cell>
          <table:table-cell table:formula="of:=[.Z201]*100/[.$A201]" office:value-type="float" office:value="0" calcext:value-type="float">
            <text:p>0</text:p>
          </table:table-cell>
          <table:table-cell/>
          <table:table-cell table:formula="of:=IF([.P201]&gt;0;[.AJ200]+1;0)" office:value-type="float" office:value="0" calcext:value-type="float">
            <text:p>0</text:p>
          </table:table-cell>
          <table:table-cell table:style-name="Default" table:formula="of:=IF([.Q201]&gt;0;[.AK200]+1;0)" office:value-type="float" office:value="0" calcext:value-type="float">
            <text:p>0</text:p>
          </table:table-cell>
          <table:table-cell table:style-name="Default" table:formula="of:=IF([.R201]&gt;0;[.AL20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formula="of:=[.H202]*2" office:value-type="float" office:value="0" calcext:value-type="float">
            <text:p>0</text:p>
          </table:table-cell>
          <table:table-cell table:formula="of:=[.I202]*2" office:value-type="float" office:value="0" calcext:value-type="float">
            <text:p>0</text:p>
          </table:table-cell>
          <table:table-cell table:formula="of:=[.J202]*2" office:value-type="float" office:value="0" calcext:value-type="float">
            <text:p>0</text:p>
          </table:table-cell>
          <table:table-cell/>
          <table:table-cell table:formula="of:=IF([.L202]&gt;=[.$P$2];[.L202];0)" office:value-type="float" office:value="0" calcext:value-type="float">
            <text:p>0</text:p>
          </table:table-cell>
          <table:table-cell table:formula="of:=IF([.M202]&gt;=[.$P$2];[.M202];0)" office:value-type="float" office:value="0" calcext:value-type="float">
            <text:p>0</text:p>
          </table:table-cell>
          <table:table-cell table:formula="of:=IF([.N202]&gt;=[.$P$2];[.N202];0)" office:value-type="float" office:value="0" calcext:value-type="float">
            <text:p>0</text:p>
          </table:table-cell>
          <table:table-cell table:number-columns-repeated="9"/>
          <table:table-cell table:formula="of:=[.T202]*100/[.$A202]" office:value-type="float" office:value="0" calcext:value-type="float">
            <text:p>0</text:p>
          </table:table-cell>
          <table:table-cell table:formula="of:=[.U202]*100/[.$A202]" office:value-type="float" office:value="0" calcext:value-type="float">
            <text:p>0</text:p>
          </table:table-cell>
          <table:table-cell table:formula="of:=[.V202]*100/[.$A202]" office:value-type="float" office:value="0" calcext:value-type="float">
            <text:p>0</text:p>
          </table:table-cell>
          <table:table-cell/>
          <table:table-cell table:formula="of:=[.X202]*100/[.$A202]" office:value-type="float" office:value="0" calcext:value-type="float">
            <text:p>0</text:p>
          </table:table-cell>
          <table:table-cell table:formula="of:=[.Y202]*100/[.$A202]" office:value-type="float" office:value="0" calcext:value-type="float">
            <text:p>0</text:p>
          </table:table-cell>
          <table:table-cell table:formula="of:=[.Z202]*100/[.$A202]" office:value-type="float" office:value="0" calcext:value-type="float">
            <text:p>0</text:p>
          </table:table-cell>
          <table:table-cell/>
          <table:table-cell table:formula="of:=IF([.P202]&gt;0;[.AJ201]+1;0)" office:value-type="float" office:value="0" calcext:value-type="float">
            <text:p>0</text:p>
          </table:table-cell>
          <table:table-cell table:style-name="Default" table:formula="of:=IF([.Q202]&gt;0;[.AK201]+1;0)" office:value-type="float" office:value="0" calcext:value-type="float">
            <text:p>0</text:p>
          </table:table-cell>
          <table:table-cell table:style-name="Default" table:formula="of:=IF([.R202]&gt;0;[.AL201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40" calcext:value-type="float">
            <text:p>-40</text:p>
          </table:table-cell>
          <table:table-cell/>
          <table:table-cell office:value-type="float" office:value="3207.98" calcext:value-type="float">
            <text:p>3207,98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formula="of:=[.H203]*2" office:value-type="float" office:value="2" calcext:value-type="float">
            <text:p>2</text:p>
          </table:table-cell>
          <table:table-cell table:formula="of:=[.I203]*2" office:value-type="float" office:value="0" calcext:value-type="float">
            <text:p>0</text:p>
          </table:table-cell>
          <table:table-cell table:formula="of:=[.J203]*2" office:value-type="float" office:value="0" calcext:value-type="float">
            <text:p>0</text:p>
          </table:table-cell>
          <table:table-cell/>
          <table:table-cell table:formula="of:=IF([.L203]&gt;=[.$P$2];[.L203];0)" office:value-type="float" office:value="0" calcext:value-type="float">
            <text:p>0</text:p>
          </table:table-cell>
          <table:table-cell table:formula="of:=IF([.M203]&gt;=[.$P$2];[.M203];0)" office:value-type="float" office:value="0" calcext:value-type="float">
            <text:p>0</text:p>
          </table:table-cell>
          <table:table-cell table:formula="of:=IF([.N203]&gt;=[.$P$2];[.N203];0)" office:value-type="float" office:value="0" calcext:value-type="float">
            <text:p>0</text:p>
          </table:table-cell>
          <table:table-cell/>
          <table:table-cell office:value-type="float" office:value="707.984" calcext:value-type="float">
            <text:p>707,984</text:p>
          </table:table-cell>
          <table:table-cell table:number-columns-repeated="3"/>
          <table:table-cell office:value-type="float" office:value="707.984" calcext:value-type="float">
            <text:p>707,984</text:p>
          </table:table-cell>
          <table:table-cell table:number-columns-repeated="3"/>
          <table:table-cell table:formula="of:=[.T203]*100/[.$A203]" office:value-type="float" office:value="28.31936" calcext:value-type="float">
            <text:p>28,31936</text:p>
          </table:table-cell>
          <table:table-cell table:formula="of:=[.U203]*100/[.$A203]" office:value-type="float" office:value="0" calcext:value-type="float">
            <text:p>0</text:p>
          </table:table-cell>
          <table:table-cell table:formula="of:=[.V203]*100/[.$A203]" office:value-type="float" office:value="0" calcext:value-type="float">
            <text:p>0</text:p>
          </table:table-cell>
          <table:table-cell/>
          <table:table-cell table:formula="of:=[.X203]*100/[.$A203]" office:value-type="float" office:value="28.31936" calcext:value-type="float">
            <text:p>28,31936</text:p>
          </table:table-cell>
          <table:table-cell table:formula="of:=[.Y203]*100/[.$A203]" office:value-type="float" office:value="0" calcext:value-type="float">
            <text:p>0</text:p>
          </table:table-cell>
          <table:table-cell table:formula="of:=[.Z203]*100/[.$A203]" office:value-type="float" office:value="0" calcext:value-type="float">
            <text:p>0</text:p>
          </table:table-cell>
          <table:table-cell/>
          <table:table-cell table:formula="of:=IF([.P203]&gt;0;[.AJ202]+1;0)" office:value-type="float" office:value="0" calcext:value-type="float">
            <text:p>0</text:p>
          </table:table-cell>
          <table:table-cell table:style-name="Default" table:formula="of:=IF([.Q203]&gt;0;[.AK202]+1;0)" office:value-type="float" office:value="0" calcext:value-type="float">
            <text:p>0</text:p>
          </table:table-cell>
          <table:table-cell table:style-name="Default" table:formula="of:=IF([.R203]&gt;0;[.AL202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3135.47" calcext:value-type="float">
            <text:p>3135,47</text:p>
          </table:table-cell>
          <table:table-cell office:value-type="float" office:value="3113.28" calcext:value-type="float">
            <text:p>3113,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H204]*2" office:value-type="float" office:value="10" calcext:value-type="float">
            <text:p>10</text:p>
          </table:table-cell>
          <table:table-cell table:formula="of:=[.I204]*2" office:value-type="float" office:value="12" calcext:value-type="float">
            <text:p>12</text:p>
          </table:table-cell>
          <table:table-cell table:formula="of:=[.J204]*2" office:value-type="float" office:value="0" calcext:value-type="float">
            <text:p>0</text:p>
          </table:table-cell>
          <table:table-cell/>
          <table:table-cell table:formula="of:=IF([.L204]&gt;=[.$P$2];[.L204];0)" office:value-type="float" office:value="0" calcext:value-type="float">
            <text:p>0</text:p>
          </table:table-cell>
          <table:table-cell table:formula="of:=IF([.M204]&gt;=[.$P$2];[.M204];0)" office:value-type="float" office:value="0" calcext:value-type="float">
            <text:p>0</text:p>
          </table:table-cell>
          <table:table-cell table:formula="of:=IF([.N204]&gt;=[.$P$2];[.N204];0)" office:value-type="float" office:value="0" calcext:value-type="float">
            <text:p>0</text:p>
          </table:table-cell>
          <table:table-cell/>
          <table:table-cell office:value-type="float" office:value="635.468" calcext:value-type="float">
            <text:p>635,468</text:p>
          </table:table-cell>
          <table:table-cell table:style-name="ce9" office:value-type="float" office:value="613.279" calcext:value-type="float">
            <text:p>613,3</text:p>
          </table:table-cell>
          <table:table-cell table:number-columns-repeated="2"/>
          <table:table-cell office:value-type="float" office:value="703.876" calcext:value-type="float">
            <text:p>703,876</text:p>
          </table:table-cell>
          <table:table-cell table:style-name="ce9" office:value-type="float" office:value="617.575" calcext:value-type="float">
            <text:p>617,6</text:p>
          </table:table-cell>
          <table:table-cell table:number-columns-repeated="2"/>
          <table:table-cell table:formula="of:=[.T204]*100/[.$A204]" office:value-type="float" office:value="25.41872" calcext:value-type="float">
            <text:p>25,41872</text:p>
          </table:table-cell>
          <table:table-cell table:formula="of:=[.U204]*100/[.$A204]" office:value-type="float" office:value="24.53116" calcext:value-type="float">
            <text:p>24,53116</text:p>
          </table:table-cell>
          <table:table-cell table:formula="of:=[.V204]*100/[.$A204]" office:value-type="float" office:value="0" calcext:value-type="float">
            <text:p>0</text:p>
          </table:table-cell>
          <table:table-cell/>
          <table:table-cell table:formula="of:=[.X204]*100/[.$A204]" office:value-type="float" office:value="28.15504" calcext:value-type="float">
            <text:p>28,15504</text:p>
          </table:table-cell>
          <table:table-cell table:formula="of:=[.Y204]*100/[.$A204]" office:value-type="float" office:value="24.703" calcext:value-type="float">
            <text:p>24,703</text:p>
          </table:table-cell>
          <table:table-cell table:formula="of:=[.Z204]*100/[.$A204]" office:value-type="float" office:value="0" calcext:value-type="float">
            <text:p>0</text:p>
          </table:table-cell>
          <table:table-cell/>
          <table:table-cell table:formula="of:=IF([.P204]&gt;0;[.AJ203]+1;0)" office:value-type="float" office:value="0" calcext:value-type="float">
            <text:p>0</text:p>
          </table:table-cell>
          <table:table-cell table:style-name="Default" table:formula="of:=IF([.Q204]&gt;0;[.AK203]+1;0)" office:value-type="float" office:value="0" calcext:value-type="float">
            <text:p>0</text:p>
          </table:table-cell>
          <table:table-cell table:style-name="Default" table:formula="of:=IF([.R204]&gt;0;[.AL20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30" calcext:value-type="float">
            <text:p>-30</text:p>
          </table:table-cell>
          <table:table-cell/>
          <table:table-cell office:value-type="float" office:value="3109.95" calcext:value-type="float">
            <text:p>3109,95</text:p>
          </table:table-cell>
          <table:table-cell office:value-type="float" office:value="3087.97" calcext:value-type="float">
            <text:p>3087,97</text:p>
          </table:table-cell>
          <table:table-cell office:value-type="float" office:value="3033.26" calcext:value-type="float">
            <text:p>3033,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H205]*2" office:value-type="float" office:value="24" calcext:value-type="float">
            <text:p>24</text:p>
          </table:table-cell>
          <table:table-cell table:formula="of:=[.I205]*2" office:value-type="float" office:value="50" calcext:value-type="float">
            <text:p>50</text:p>
          </table:table-cell>
          <table:table-cell table:formula="of:=[.J205]*2" office:value-type="float" office:value="12" calcext:value-type="float">
            <text:p>12</text:p>
          </table:table-cell>
          <table:table-cell/>
          <table:table-cell table:formula="of:=IF([.L205]&gt;=[.$P$2];[.L205];0)" office:value-type="float" office:value="0" calcext:value-type="float">
            <text:p>0</text:p>
          </table:table-cell>
          <table:table-cell table:formula="of:=IF([.M205]&gt;=[.$P$2];[.M205];0)" office:value-type="float" office:value="0" calcext:value-type="float">
            <text:p>0</text:p>
          </table:table-cell>
          <table:table-cell table:formula="of:=IF([.N205]&gt;=[.$P$2];[.N205];0)" office:value-type="float" office:value="0" calcext:value-type="float">
            <text:p>0</text:p>
          </table:table-cell>
          <table:table-cell/>
          <table:table-cell office:value-type="float" office:value="609.947" calcext:value-type="float">
            <text:p>609,947</text:p>
          </table:table-cell>
          <table:table-cell table:style-name="ce9" office:value-type="float" office:value="587.975" calcext:value-type="float">
            <text:p>588,0</text:p>
          </table:table-cell>
          <table:table-cell office:value-type="float" office:value="533.259" calcext:value-type="float">
            <text:p>533,259</text:p>
          </table:table-cell>
          <table:table-cell/>
          <table:table-cell office:value-type="float" office:value="705.442" calcext:value-type="float">
            <text:p>705,442</text:p>
          </table:table-cell>
          <table:table-cell table:style-name="ce9" office:value-type="float" office:value="616.023" calcext:value-type="float">
            <text:p>616,0</text:p>
          </table:table-cell>
          <table:table-cell office:value-type="float" office:value="550.113" calcext:value-type="float">
            <text:p>550,113</text:p>
          </table:table-cell>
          <table:table-cell/>
          <table:table-cell table:formula="of:=[.T205]*100/[.$A205]" office:value-type="float" office:value="24.39788" calcext:value-type="float">
            <text:p>24,39788</text:p>
          </table:table-cell>
          <table:table-cell table:formula="of:=[.U205]*100/[.$A205]" office:value-type="float" office:value="23.519" calcext:value-type="float">
            <text:p>23,519</text:p>
          </table:table-cell>
          <table:table-cell table:formula="of:=[.V205]*100/[.$A205]" office:value-type="float" office:value="21.33036" calcext:value-type="float">
            <text:p>21,33036</text:p>
          </table:table-cell>
          <table:table-cell/>
          <table:table-cell table:formula="of:=[.X205]*100/[.$A205]" office:value-type="float" office:value="28.21768" calcext:value-type="float">
            <text:p>28,21768</text:p>
          </table:table-cell>
          <table:table-cell table:formula="of:=[.Y205]*100/[.$A205]" office:value-type="float" office:value="24.64092" calcext:value-type="float">
            <text:p>24,64092</text:p>
          </table:table-cell>
          <table:table-cell table:formula="of:=[.Z205]*100/[.$A205]" office:value-type="float" office:value="22.00452" calcext:value-type="float">
            <text:p>22,00452</text:p>
          </table:table-cell>
          <table:table-cell/>
          <table:table-cell table:formula="of:=IF([.P205]&gt;0;[.AJ204]+1;0)" office:value-type="float" office:value="0" calcext:value-type="float">
            <text:p>0</text:p>
          </table:table-cell>
          <table:table-cell table:style-name="Default" table:formula="of:=IF([.Q205]&gt;0;[.AK204]+1;0)" office:value-type="float" office:value="0" calcext:value-type="float">
            <text:p>0</text:p>
          </table:table-cell>
          <table:table-cell table:style-name="Default" table:formula="of:=IF([.R205]&gt;0;[.AL204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5" calcext:value-type="float">
            <text:p>-25</text:p>
          </table:table-cell>
          <table:table-cell/>
          <table:table-cell office:value-type="float" office:value="3077.26" calcext:value-type="float">
            <text:p>3077,26</text:p>
          </table:table-cell>
          <table:table-cell office:value-type="float" office:value="3010.74" calcext:value-type="float">
            <text:p>3010,74</text:p>
          </table:table-cell>
          <table:table-cell office:value-type="float" office:value="3047.51" calcext:value-type="float">
            <text:p>3047,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H206]*2" office:value-type="float" office:value="56" calcext:value-type="float">
            <text:p>56</text:p>
          </table:table-cell>
          <table:table-cell table:formula="of:=[.I206]*2" office:value-type="float" office:value="18" calcext:value-type="float">
            <text:p>18</text:p>
          </table:table-cell>
          <table:table-cell table:formula="of:=[.J206]*2" office:value-type="float" office:value="28" calcext:value-type="float">
            <text:p>28</text:p>
          </table:table-cell>
          <table:table-cell/>
          <table:table-cell table:formula="of:=IF([.L206]&gt;=[.$P$2];[.L206];0)" office:value-type="float" office:value="0" calcext:value-type="float">
            <text:p>0</text:p>
          </table:table-cell>
          <table:table-cell table:formula="of:=IF([.M206]&gt;=[.$P$2];[.M206];0)" office:value-type="float" office:value="0" calcext:value-type="float">
            <text:p>0</text:p>
          </table:table-cell>
          <table:table-cell table:formula="of:=IF([.N206]&gt;=[.$P$2];[.N206];0)" office:value-type="float" office:value="0" calcext:value-type="float">
            <text:p>0</text:p>
          </table:table-cell>
          <table:table-cell/>
          <table:table-cell office:value-type="float" office:value="577.262" calcext:value-type="float">
            <text:p>577,262</text:p>
          </table:table-cell>
          <table:table-cell table:style-name="ce9" office:value-type="float" office:value="510.742" calcext:value-type="float">
            <text:p>510,7</text:p>
          </table:table-cell>
          <table:table-cell office:value-type="float" office:value="547.514" calcext:value-type="float">
            <text:p>547,514</text:p>
          </table:table-cell>
          <table:table-cell/>
          <table:table-cell office:value-type="float" office:value="702.808" calcext:value-type="float">
            <text:p>702,808</text:p>
          </table:table-cell>
          <table:table-cell table:style-name="ce9" office:value-type="float" office:value="588.513" calcext:value-type="float">
            <text:p>588,5</text:p>
          </table:table-cell>
          <table:table-cell office:value-type="float" office:value="550.061" calcext:value-type="float">
            <text:p>550,061</text:p>
          </table:table-cell>
          <table:table-cell/>
          <table:table-cell table:formula="of:=[.T206]*100/[.$A206]" office:value-type="float" office:value="23.09048" calcext:value-type="float">
            <text:p>23,09048</text:p>
          </table:table-cell>
          <table:table-cell table:formula="of:=[.U206]*100/[.$A206]" office:value-type="float" office:value="20.42968" calcext:value-type="float">
            <text:p>20,42968</text:p>
          </table:table-cell>
          <table:table-cell table:formula="of:=[.V206]*100/[.$A206]" office:value-type="float" office:value="21.90056" calcext:value-type="float">
            <text:p>21,90056</text:p>
          </table:table-cell>
          <table:table-cell/>
          <table:table-cell table:formula="of:=[.X206]*100/[.$A206]" office:value-type="float" office:value="28.11232" calcext:value-type="float">
            <text:p>28,11232</text:p>
          </table:table-cell>
          <table:table-cell table:formula="of:=[.Y206]*100/[.$A206]" office:value-type="float" office:value="23.54052" calcext:value-type="float">
            <text:p>23,54052</text:p>
          </table:table-cell>
          <table:table-cell table:formula="of:=[.Z206]*100/[.$A206]" office:value-type="float" office:value="22.00244" calcext:value-type="float">
            <text:p>22,00244</text:p>
          </table:table-cell>
          <table:table-cell/>
          <table:table-cell table:formula="of:=IF([.P206]&gt;0;[.AJ205]+1;0)" office:value-type="float" office:value="0" calcext:value-type="float">
            <text:p>0</text:p>
          </table:table-cell>
          <table:table-cell table:style-name="Default" table:formula="of:=IF([.Q206]&gt;0;[.AK205]+1;0)" office:value-type="float" office:value="0" calcext:value-type="float">
            <text:p>0</text:p>
          </table:table-cell>
          <table:table-cell table:style-name="Default" table:formula="of:=IF([.R206]&gt;0;[.AL20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3110.16" calcext:value-type="float">
            <text:p>3110,16</text:p>
          </table:table-cell>
          <table:table-cell office:value-type="float" office:value="3011.59" calcext:value-type="float">
            <text:p>3011,59</text:p>
          </table:table-cell>
          <table:table-cell office:value-type="float" office:value="3000.67" calcext:value-type="float">
            <text:p>3000,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207]*2" office:value-type="float" office:value="36" calcext:value-type="float">
            <text:p>36</text:p>
          </table:table-cell>
          <table:table-cell table:formula="of:=[.I207]*2" office:value-type="float" office:value="72" calcext:value-type="float">
            <text:p>72</text:p>
          </table:table-cell>
          <table:table-cell table:formula="of:=[.J207]*2" office:value-type="float" office:value="14" calcext:value-type="float">
            <text:p>14</text:p>
          </table:table-cell>
          <table:table-cell/>
          <table:table-cell table:formula="of:=IF([.L207]&gt;=[.$P$2];[.L207];0)" office:value-type="float" office:value="0" calcext:value-type="float">
            <text:p>0</text:p>
          </table:table-cell>
          <table:table-cell table:formula="of:=IF([.M207]&gt;=[.$P$2];[.M207];0)" office:value-type="float" office:value="0" calcext:value-type="float">
            <text:p>0</text:p>
          </table:table-cell>
          <table:table-cell table:formula="of:=IF([.N207]&gt;=[.$P$2];[.N207];0)" office:value-type="float" office:value="0" calcext:value-type="float">
            <text:p>0</text:p>
          </table:table-cell>
          <table:table-cell/>
          <table:table-cell office:value-type="float" office:value="610.16" calcext:value-type="float">
            <text:p>610,16</text:p>
          </table:table-cell>
          <table:table-cell table:style-name="ce9" office:value-type="float" office:value="511.591" calcext:value-type="float">
            <text:p>511,6</text:p>
          </table:table-cell>
          <table:table-cell office:value-type="float" office:value="500.671" calcext:value-type="float">
            <text:p>500,671</text:p>
          </table:table-cell>
          <table:table-cell/>
          <table:table-cell office:value-type="float" office:value="698.553" calcext:value-type="float">
            <text:p>698,553</text:p>
          </table:table-cell>
          <table:table-cell table:style-name="ce9" office:value-type="float" office:value="608.841" calcext:value-type="float">
            <text:p>608,8</text:p>
          </table:table-cell>
          <table:table-cell office:value-type="float" office:value="549.148" calcext:value-type="float">
            <text:p>549,148</text:p>
          </table:table-cell>
          <table:table-cell/>
          <table:table-cell table:formula="of:=[.T207]*100/[.$A207]" office:value-type="float" office:value="24.4064" calcext:value-type="float">
            <text:p>24,4064</text:p>
          </table:table-cell>
          <table:table-cell table:formula="of:=[.U207]*100/[.$A207]" office:value-type="float" office:value="20.46364" calcext:value-type="float">
            <text:p>20,46364</text:p>
          </table:table-cell>
          <table:table-cell table:formula="of:=[.V207]*100/[.$A207]" office:value-type="float" office:value="20.02684" calcext:value-type="float">
            <text:p>20,02684</text:p>
          </table:table-cell>
          <table:table-cell/>
          <table:table-cell table:formula="of:=[.X207]*100/[.$A207]" office:value-type="float" office:value="27.94212" calcext:value-type="float">
            <text:p>27,94212</text:p>
          </table:table-cell>
          <table:table-cell table:formula="of:=[.Y207]*100/[.$A207]" office:value-type="float" office:value="24.35364" calcext:value-type="float">
            <text:p>24,35364</text:p>
          </table:table-cell>
          <table:table-cell table:formula="of:=[.Z207]*100/[.$A207]" office:value-type="float" office:value="21.96592" calcext:value-type="float">
            <text:p>21,96592</text:p>
          </table:table-cell>
          <table:table-cell/>
          <table:table-cell table:formula="of:=IF([.P207]&gt;0;[.AJ206]+1;0)" office:value-type="float" office:value="0" calcext:value-type="float">
            <text:p>0</text:p>
          </table:table-cell>
          <table:table-cell table:style-name="Default" table:formula="of:=IF([.Q207]&gt;0;[.AK206]+1;0)" office:value-type="float" office:value="0" calcext:value-type="float">
            <text:p>0</text:p>
          </table:table-cell>
          <table:table-cell table:style-name="Default" table:formula="of:=IF([.R207]&gt;0;[.AL20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3024.65" calcext:value-type="float">
            <text:p>3024,65</text:p>
          </table:table-cell>
          <table:table-cell office:value-type="float" office:value="3017.93" calcext:value-type="float">
            <text:p>3017,93</text:p>
          </table:table-cell>
          <table:table-cell office:value-type="float" office:value="3058.51" calcext:value-type="float">
            <text:p>3058,5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/>
          <table:table-cell table:formula="of:=[.H208]*2" office:value-type="float" office:value="24" calcext:value-type="float">
            <text:p>24</text:p>
          </table:table-cell>
          <table:table-cell table:formula="of:=[.I208]*2" office:value-type="float" office:value="62" calcext:value-type="float">
            <text:p>62</text:p>
          </table:table-cell>
          <table:table-cell table:formula="of:=[.J208]*2" office:value-type="float" office:value="14" calcext:value-type="float">
            <text:p>14</text:p>
          </table:table-cell>
          <table:table-cell/>
          <table:table-cell table:formula="of:=IF([.L208]&gt;=[.$P$2];[.L208];0)" office:value-type="float" office:value="0" calcext:value-type="float">
            <text:p>0</text:p>
          </table:table-cell>
          <table:table-cell table:formula="of:=IF([.M208]&gt;=[.$P$2];[.M208];0)" office:value-type="float" office:value="0" calcext:value-type="float">
            <text:p>0</text:p>
          </table:table-cell>
          <table:table-cell table:formula="of:=IF([.N208]&gt;=[.$P$2];[.N208];0)" office:value-type="float" office:value="0" calcext:value-type="float">
            <text:p>0</text:p>
          </table:table-cell>
          <table:table-cell/>
          <table:table-cell office:value-type="float" office:value="524.65" calcext:value-type="float">
            <text:p>524,65</text:p>
          </table:table-cell>
          <table:table-cell table:style-name="ce9" office:value-type="float" office:value="517.934" calcext:value-type="float">
            <text:p>517,9</text:p>
          </table:table-cell>
          <table:table-cell office:value-type="float" office:value="558.505" calcext:value-type="float">
            <text:p>558,505</text:p>
          </table:table-cell>
          <table:table-cell/>
          <table:table-cell office:value-type="float" office:value="587.35" calcext:value-type="float">
            <text:p>587,35</text:p>
          </table:table-cell>
          <table:table-cell table:style-name="ce9" office:value-type="float" office:value="529.799" calcext:value-type="float">
            <text:p>529,8</text:p>
          </table:table-cell>
          <table:table-cell office:value-type="float" office:value="590.497" calcext:value-type="float">
            <text:p>590,497</text:p>
          </table:table-cell>
          <table:table-cell/>
          <table:table-cell table:formula="of:=[.T208]*100/[.$A208]" office:value-type="float" office:value="20.986" calcext:value-type="float">
            <text:p>20,986</text:p>
          </table:table-cell>
          <table:table-cell table:formula="of:=[.U208]*100/[.$A208]" office:value-type="float" office:value="20.71736" calcext:value-type="float">
            <text:p>20,71736</text:p>
          </table:table-cell>
          <table:table-cell table:formula="of:=[.V208]*100/[.$A208]" office:value-type="float" office:value="22.3402" calcext:value-type="float">
            <text:p>22,3402</text:p>
          </table:table-cell>
          <table:table-cell/>
          <table:table-cell table:formula="of:=[.X208]*100/[.$A208]" office:value-type="float" office:value="23.494" calcext:value-type="float">
            <text:p>23,494</text:p>
          </table:table-cell>
          <table:table-cell table:formula="of:=[.Y208]*100/[.$A208]" office:value-type="float" office:value="21.19196" calcext:value-type="float">
            <text:p>21,19196</text:p>
          </table:table-cell>
          <table:table-cell table:formula="of:=[.Z208]*100/[.$A208]" office:value-type="float" office:value="23.61988" calcext:value-type="float">
            <text:p>23,61988</text:p>
          </table:table-cell>
          <table:table-cell/>
          <table:table-cell table:formula="of:=IF([.P208]&gt;0;[.AJ207]+1;0)" office:value-type="float" office:value="0" calcext:value-type="float">
            <text:p>0</text:p>
          </table:table-cell>
          <table:table-cell table:style-name="Default" table:formula="of:=IF([.Q208]&gt;0;[.AK207]+1;0)" office:value-type="float" office:value="0" calcext:value-type="float">
            <text:p>0</text:p>
          </table:table-cell>
          <table:table-cell table:style-name="Default" table:formula="of:=IF([.R208]&gt;0;[.AL20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3043.55" calcext:value-type="float">
            <text:p>3043,55</text:p>
          </table:table-cell>
          <table:table-cell office:value-type="float" office:value="3067.26" calcext:value-type="float">
            <text:p>3067,26</text:p>
          </table:table-cell>
          <table:table-cell office:value-type="float" office:value="3048.5" calcext:value-type="float">
            <text:p>3048,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09]*2" office:value-type="float" office:value="62" calcext:value-type="float">
            <text:p>62</text:p>
          </table:table-cell>
          <table:table-cell table:formula="of:=[.I209]*2" office:value-type="float" office:value="84" calcext:value-type="float">
            <text:p>84</text:p>
          </table:table-cell>
          <table:table-cell table:formula="of:=[.J209]*2" office:value-type="float" office:value="10" calcext:value-type="float">
            <text:p>10</text:p>
          </table:table-cell>
          <table:table-cell/>
          <table:table-cell table:formula="of:=IF([.L209]&gt;=[.$P$2];[.L209];0)" office:value-type="float" office:value="0" calcext:value-type="float">
            <text:p>0</text:p>
          </table:table-cell>
          <table:table-cell table:formula="of:=IF([.M209]&gt;=[.$P$2];[.M209];0)" office:value-type="float" office:value="84" calcext:value-type="float">
            <text:p>84</text:p>
          </table:table-cell>
          <table:table-cell table:formula="of:=IF([.N209]&gt;=[.$P$2];[.N209];0)" office:value-type="float" office:value="0" calcext:value-type="float">
            <text:p>0</text:p>
          </table:table-cell>
          <table:table-cell/>
          <table:table-cell office:value-type="float" office:value="543.55" calcext:value-type="float">
            <text:p>543,55</text:p>
          </table:table-cell>
          <table:table-cell table:style-name="ce9" office:value-type="float" office:value="567.26" calcext:value-type="float">
            <text:p>567,3</text:p>
          </table:table-cell>
          <table:table-cell office:value-type="float" office:value="548.504" calcext:value-type="float">
            <text:p>548,504</text:p>
          </table:table-cell>
          <table:table-cell/>
          <table:table-cell office:value-type="float" office:value="701.877" calcext:value-type="float">
            <text:p>701,877</text:p>
          </table:table-cell>
          <table:table-cell table:style-name="ce9" office:value-type="float" office:value="608.549" calcext:value-type="float">
            <text:p>608,5</text:p>
          </table:table-cell>
          <table:table-cell office:value-type="float" office:value="620.624" calcext:value-type="float">
            <text:p>620,624</text:p>
          </table:table-cell>
          <table:table-cell/>
          <table:table-cell table:formula="of:=[.T209]*100/[.$A209]" office:value-type="float" office:value="21.742" calcext:value-type="float">
            <text:p>21,742</text:p>
          </table:table-cell>
          <table:table-cell table:formula="of:=[.U209]*100/[.$A209]" office:value-type="float" office:value="22.6904" calcext:value-type="float">
            <text:p>22,6904</text:p>
          </table:table-cell>
          <table:table-cell table:formula="of:=[.V209]*100/[.$A209]" office:value-type="float" office:value="21.94016" calcext:value-type="float">
            <text:p>21,94016</text:p>
          </table:table-cell>
          <table:table-cell/>
          <table:table-cell table:formula="of:=[.X209]*100/[.$A209]" office:value-type="float" office:value="28.07508" calcext:value-type="float">
            <text:p>28,07508</text:p>
          </table:table-cell>
          <table:table-cell table:formula="of:=[.Y209]*100/[.$A209]" office:value-type="float" office:value="24.34196" calcext:value-type="float">
            <text:p>24,34196</text:p>
          </table:table-cell>
          <table:table-cell table:formula="of:=[.Z209]*100/[.$A209]" office:value-type="float" office:value="24.82496" calcext:value-type="float">
            <text:p>24,82496</text:p>
          </table:table-cell>
          <table:table-cell/>
          <table:table-cell table:formula="of:=IF([.P209]&gt;0;[.AJ208]+1;0)" office:value-type="float" office:value="0" calcext:value-type="float">
            <text:p>0</text:p>
          </table:table-cell>
          <table:table-cell table:style-name="Default" table:formula="of:=IF([.Q209]&gt;0;[.AK208]+1;0)" office:value-type="float" office:value="1" calcext:value-type="float">
            <text:p>1</text:p>
          </table:table-cell>
          <table:table-cell table:style-name="Default" table:formula="of:=IF([.R209]&gt;0;[.AL20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3069.94" calcext:value-type="float">
            <text:p>3069,94</text:p>
          </table:table-cell>
          <table:table-cell office:value-type="float" office:value="3080.39" calcext:value-type="float">
            <text:p>3080,39</text:p>
          </table:table-cell>
          <table:table-cell office:value-type="float" office:value="3034.3" calcext:value-type="float">
            <text:p>3034,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H210]*2" office:value-type="float" office:value="82" calcext:value-type="float">
            <text:p>82</text:p>
          </table:table-cell>
          <table:table-cell table:formula="of:=[.I210]*2" office:value-type="float" office:value="84" calcext:value-type="float">
            <text:p>84</text:p>
          </table:table-cell>
          <table:table-cell table:formula="of:=[.J210]*2" office:value-type="float" office:value="10" calcext:value-type="float">
            <text:p>10</text:p>
          </table:table-cell>
          <table:table-cell/>
          <table:table-cell table:formula="of:=IF([.L210]&gt;=[.$P$2];[.L210];0)" office:value-type="float" office:value="82" calcext:value-type="float">
            <text:p>82</text:p>
          </table:table-cell>
          <table:table-cell table:formula="of:=IF([.M210]&gt;=[.$P$2];[.M210];0)" office:value-type="float" office:value="84" calcext:value-type="float">
            <text:p>84</text:p>
          </table:table-cell>
          <table:table-cell table:formula="of:=IF([.N210]&gt;=[.$P$2];[.N210];0)" office:value-type="float" office:value="0" calcext:value-type="float">
            <text:p>0</text:p>
          </table:table-cell>
          <table:table-cell/>
          <table:table-cell office:value-type="float" office:value="569.936" calcext:value-type="float">
            <text:p>569,936</text:p>
          </table:table-cell>
          <table:table-cell table:style-name="ce9" office:value-type="float" office:value="580.389" calcext:value-type="float">
            <text:p>580,4</text:p>
          </table:table-cell>
          <table:table-cell office:value-type="float" office:value="534.301" calcext:value-type="float">
            <text:p>534,301</text:p>
          </table:table-cell>
          <table:table-cell/>
          <table:table-cell office:value-type="float" office:value="847.574" calcext:value-type="float">
            <text:p>847,574</text:p>
          </table:table-cell>
          <table:table-cell table:style-name="ce9" office:value-type="float" office:value="608.824" calcext:value-type="float">
            <text:p>608,8</text:p>
          </table:table-cell>
          <table:table-cell office:value-type="float" office:value="553.868" calcext:value-type="float">
            <text:p>553,868</text:p>
          </table:table-cell>
          <table:table-cell/>
          <table:table-cell table:formula="of:=[.T210]*100/[.$A210]" office:value-type="float" office:value="22.79744" calcext:value-type="float">
            <text:p>22,79744</text:p>
          </table:table-cell>
          <table:table-cell table:formula="of:=[.U210]*100/[.$A210]" office:value-type="float" office:value="23.21556" calcext:value-type="float">
            <text:p>23,21556</text:p>
          </table:table-cell>
          <table:table-cell table:formula="of:=[.V210]*100/[.$A210]" office:value-type="float" office:value="21.37204" calcext:value-type="float">
            <text:p>21,37204</text:p>
          </table:table-cell>
          <table:table-cell/>
          <table:table-cell table:formula="of:=[.X210]*100/[.$A210]" office:value-type="float" office:value="33.90296" calcext:value-type="float">
            <text:p>33,90296</text:p>
          </table:table-cell>
          <table:table-cell table:formula="of:=[.Y210]*100/[.$A210]" office:value-type="float" office:value="24.35296" calcext:value-type="float">
            <text:p>24,35296</text:p>
          </table:table-cell>
          <table:table-cell table:formula="of:=[.Z210]*100/[.$A210]" office:value-type="float" office:value="22.15472" calcext:value-type="float">
            <text:p>22,15472</text:p>
          </table:table-cell>
          <table:table-cell/>
          <table:table-cell table:formula="of:=IF([.P210]&gt;0;[.AJ209]+1;0)" office:value-type="float" office:value="1" calcext:value-type="float">
            <text:p>1</text:p>
          </table:table-cell>
          <table:table-cell table:style-name="Default" table:formula="of:=IF([.Q210]&gt;0;[.AK209]+1;0)" office:value-type="float" office:value="2" calcext:value-type="float">
            <text:p>2</text:p>
          </table:table-cell>
          <table:table-cell table:style-name="Default" table:formula="of:=IF([.R210]&gt;0;[.AL20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43.87" calcext:value-type="float">
            <text:p>3043,87</text:p>
          </table:table-cell>
          <table:table-cell office:value-type="float" office:value="3053.1" calcext:value-type="float">
            <text:p>3053,1</text:p>
          </table:table-cell>
          <table:table-cell office:value-type="float" office:value="3043.21" calcext:value-type="float">
            <text:p>3043,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H211]*2" office:value-type="float" office:value="82" calcext:value-type="float">
            <text:p>82</text:p>
          </table:table-cell>
          <table:table-cell table:formula="of:=[.I211]*2" office:value-type="float" office:value="98" calcext:value-type="float">
            <text:p>98</text:p>
          </table:table-cell>
          <table:table-cell table:formula="of:=[.J211]*2" office:value-type="float" office:value="100" calcext:value-type="float">
            <text:p>100</text:p>
          </table:table-cell>
          <table:table-cell/>
          <table:table-cell table:formula="of:=IF([.L211]&gt;=[.$P$2];[.L211];0)" office:value-type="float" office:value="82" calcext:value-type="float">
            <text:p>82</text:p>
          </table:table-cell>
          <table:table-cell table:formula="of:=IF([.M211]&gt;=[.$P$2];[.M211];0)" office:value-type="float" office:value="98" calcext:value-type="float">
            <text:p>98</text:p>
          </table:table-cell>
          <table:table-cell table:formula="of:=IF([.N211]&gt;=[.$P$2];[.N211];0)" office:value-type="float" office:value="100" calcext:value-type="float">
            <text:p>100</text:p>
          </table:table-cell>
          <table:table-cell/>
          <table:table-cell office:value-type="float" office:value="543.87" calcext:value-type="float">
            <text:p>543,87</text:p>
          </table:table-cell>
          <table:table-cell table:style-name="ce9" office:value-type="float" office:value="553.102" calcext:value-type="float">
            <text:p>553,1</text:p>
          </table:table-cell>
          <table:table-cell office:value-type="float" office:value="543.208" calcext:value-type="float">
            <text:p>543,208</text:p>
          </table:table-cell>
          <table:table-cell/>
          <table:table-cell office:value-type="float" office:value="851.176" calcext:value-type="float">
            <text:p>851,176</text:p>
          </table:table-cell>
          <table:table-cell table:style-name="ce9" office:value-type="float" office:value="608.903" calcext:value-type="float">
            <text:p>608,9</text:p>
          </table:table-cell>
          <table:table-cell office:value-type="float" office:value="553.808" calcext:value-type="float">
            <text:p>553,808</text:p>
          </table:table-cell>
          <table:table-cell/>
          <table:table-cell table:formula="of:=[.T211]*100/[.$A211]" office:value-type="float" office:value="21.7548" calcext:value-type="float">
            <text:p>21,7548</text:p>
          </table:table-cell>
          <table:table-cell table:formula="of:=[.U211]*100/[.$A211]" office:value-type="float" office:value="22.12408" calcext:value-type="float">
            <text:p>22,12408</text:p>
          </table:table-cell>
          <table:table-cell table:formula="of:=[.V211]*100/[.$A211]" office:value-type="float" office:value="21.72832" calcext:value-type="float">
            <text:p>21,72832</text:p>
          </table:table-cell>
          <table:table-cell/>
          <table:table-cell table:formula="of:=[.X211]*100/[.$A211]" office:value-type="float" office:value="34.04704" calcext:value-type="float">
            <text:p>34,04704</text:p>
          </table:table-cell>
          <table:table-cell table:formula="of:=[.Y211]*100/[.$A211]" office:value-type="float" office:value="24.35612" calcext:value-type="float">
            <text:p>24,35612</text:p>
          </table:table-cell>
          <table:table-cell table:formula="of:=[.Z211]*100/[.$A211]" office:value-type="float" office:value="22.15232" calcext:value-type="float">
            <text:p>22,15232</text:p>
          </table:table-cell>
          <table:table-cell/>
          <table:table-cell table:formula="of:=IF([.P211]&gt;0;[.AJ210]+1;0)" office:value-type="float" office:value="2" calcext:value-type="float">
            <text:p>2</text:p>
          </table:table-cell>
          <table:table-cell table:style-name="Default" table:formula="of:=IF([.Q211]&gt;0;[.AK210]+1;0)" office:value-type="float" office:value="3" calcext:value-type="float">
            <text:p>3</text:p>
          </table:table-cell>
          <table:table-cell table:style-name="Default" table:formula="of:=IF([.R211]&gt;0;[.AL210]+1;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050.01" calcext:value-type="float">
            <text:p>3050,01</text:p>
          </table:table-cell>
          <table:table-cell office:value-type="float" office:value="3029.9" calcext:value-type="float">
            <text:p>3029,9</text:p>
          </table:table-cell>
          <table:table-cell office:value-type="float" office:value="3040.61" calcext:value-type="float">
            <text:p>3040,6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212]*2" office:value-type="float" office:value="98" calcext:value-type="float">
            <text:p>98</text:p>
          </table:table-cell>
          <table:table-cell table:formula="of:=[.I212]*2" office:value-type="float" office:value="92" calcext:value-type="float">
            <text:p>92</text:p>
          </table:table-cell>
          <table:table-cell table:formula="of:=[.J212]*2" office:value-type="float" office:value="98" calcext:value-type="float">
            <text:p>98</text:p>
          </table:table-cell>
          <table:table-cell/>
          <table:table-cell table:formula="of:=IF([.L212]&gt;=[.$P$2];[.L212];0)" office:value-type="float" office:value="98" calcext:value-type="float">
            <text:p>98</text:p>
          </table:table-cell>
          <table:table-cell table:formula="of:=IF([.M212]&gt;=[.$P$2];[.M212];0)" office:value-type="float" office:value="92" calcext:value-type="float">
            <text:p>92</text:p>
          </table:table-cell>
          <table:table-cell table:formula="of:=IF([.N212]&gt;=[.$P$2];[.N212];0)" office:value-type="float" office:value="98" calcext:value-type="float">
            <text:p>98</text:p>
          </table:table-cell>
          <table:table-cell/>
          <table:table-cell office:value-type="float" office:value="550.01" calcext:value-type="float">
            <text:p>550,01</text:p>
          </table:table-cell>
          <table:table-cell table:style-name="ce9" office:value-type="float" office:value="529.896" calcext:value-type="float">
            <text:p>529,9</text:p>
          </table:table-cell>
          <table:table-cell office:value-type="float" office:value="540.613" calcext:value-type="float">
            <text:p>540,613</text:p>
          </table:table-cell>
          <table:table-cell/>
          <table:table-cell office:value-type="float" office:value="681.8" calcext:value-type="float">
            <text:p>681,8</text:p>
          </table:table-cell>
          <table:table-cell table:style-name="ce9" office:value-type="float" office:value="780.461" calcext:value-type="float">
            <text:p>780,5</text:p>
          </table:table-cell>
          <table:table-cell office:value-type="float" office:value="614.359" calcext:value-type="float">
            <text:p>614,359</text:p>
          </table:table-cell>
          <table:table-cell/>
          <table:table-cell table:formula="of:=[.T212]*100/[.$A212]" office:value-type="float" office:value="22.0004" calcext:value-type="float">
            <text:p>22,0004</text:p>
          </table:table-cell>
          <table:table-cell table:formula="of:=[.U212]*100/[.$A212]" office:value-type="float" office:value="21.19584" calcext:value-type="float">
            <text:p>21,19584</text:p>
          </table:table-cell>
          <table:table-cell table:formula="of:=[.V212]*100/[.$A212]" office:value-type="float" office:value="21.62452" calcext:value-type="float">
            <text:p>21,62452</text:p>
          </table:table-cell>
          <table:table-cell/>
          <table:table-cell table:formula="of:=[.X212]*100/[.$A212]" office:value-type="float" office:value="27.272" calcext:value-type="float">
            <text:p>27,272</text:p>
          </table:table-cell>
          <table:table-cell table:formula="of:=[.Y212]*100/[.$A212]" office:value-type="float" office:value="31.21844" calcext:value-type="float">
            <text:p>31,21844</text:p>
          </table:table-cell>
          <table:table-cell table:formula="of:=[.Z212]*100/[.$A212]" office:value-type="float" office:value="24.57436" calcext:value-type="float">
            <text:p>24,57436</text:p>
          </table:table-cell>
          <table:table-cell/>
          <table:table-cell table:formula="of:=IF([.P212]&gt;0;[.AJ211]+1;0)" office:value-type="float" office:value="3" calcext:value-type="float">
            <text:p>3</text:p>
          </table:table-cell>
          <table:table-cell table:style-name="Default" table:formula="of:=IF([.Q212]&gt;0;[.AK211]+1;0)" office:value-type="float" office:value="4" calcext:value-type="float">
            <text:p>4</text:p>
          </table:table-cell>
          <table:table-cell table:style-name="Default" table:formula="of:=IF([.R212]&gt;0;[.AL211]+1;0)" office:value-type="float" office:value="2" calcext:value-type="float">
            <text:p>2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063.98" calcext:value-type="float">
            <text:p>3063,98</text:p>
          </table:table-cell>
          <table:table-cell office:value-type="float" office:value="3021.89" calcext:value-type="float">
            <text:p>3021,89</text:p>
          </table:table-cell>
          <table:table-cell office:value-type="float" office:value="3031.42" calcext:value-type="float">
            <text:p>3031,4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H213]*2" office:value-type="float" office:value="94" calcext:value-type="float">
            <text:p>94</text:p>
          </table:table-cell>
          <table:table-cell table:formula="of:=[.I213]*2" office:value-type="float" office:value="98" calcext:value-type="float">
            <text:p>98</text:p>
          </table:table-cell>
          <table:table-cell table:formula="of:=[.J213]*2" office:value-type="float" office:value="94" calcext:value-type="float">
            <text:p>94</text:p>
          </table:table-cell>
          <table:table-cell/>
          <table:table-cell table:formula="of:=IF([.L213]&gt;=[.$P$2];[.L213];0)" office:value-type="float" office:value="94" calcext:value-type="float">
            <text:p>94</text:p>
          </table:table-cell>
          <table:table-cell table:formula="of:=IF([.M213]&gt;=[.$P$2];[.M213];0)" office:value-type="float" office:value="98" calcext:value-type="float">
            <text:p>98</text:p>
          </table:table-cell>
          <table:table-cell table:formula="of:=IF([.N213]&gt;=[.$P$2];[.N213];0)" office:value-type="float" office:value="94" calcext:value-type="float">
            <text:p>94</text:p>
          </table:table-cell>
          <table:table-cell/>
          <table:table-cell office:value-type="float" office:value="563.982" calcext:value-type="float">
            <text:p>563,982</text:p>
          </table:table-cell>
          <table:table-cell table:style-name="ce9" office:value-type="float" office:value="521.891" calcext:value-type="float">
            <text:p>521,9</text:p>
          </table:table-cell>
          <table:table-cell office:value-type="float" office:value="531.416" calcext:value-type="float">
            <text:p>531,416</text:p>
          </table:table-cell>
          <table:table-cell/>
          <table:table-cell office:value-type="float" office:value="688.639" calcext:value-type="float">
            <text:p>688,639</text:p>
          </table:table-cell>
          <table:table-cell table:style-name="ce9" office:value-type="float" office:value="603.725" calcext:value-type="float">
            <text:p>603,7</text:p>
          </table:table-cell>
          <table:table-cell office:value-type="float" office:value="537.426" calcext:value-type="float">
            <text:p>537,426</text:p>
          </table:table-cell>
          <table:table-cell/>
          <table:table-cell table:formula="of:=[.T213]*100/[.$A213]" office:value-type="float" office:value="22.55928" calcext:value-type="float">
            <text:p>22,55928</text:p>
          </table:table-cell>
          <table:table-cell table:formula="of:=[.U213]*100/[.$A213]" office:value-type="float" office:value="20.87564" calcext:value-type="float">
            <text:p>20,87564</text:p>
          </table:table-cell>
          <table:table-cell table:formula="of:=[.V213]*100/[.$A213]" office:value-type="float" office:value="21.25664" calcext:value-type="float">
            <text:p>21,25664</text:p>
          </table:table-cell>
          <table:table-cell/>
          <table:table-cell table:formula="of:=[.X213]*100/[.$A213]" office:value-type="float" office:value="27.54556" calcext:value-type="float">
            <text:p>27,54556</text:p>
          </table:table-cell>
          <table:table-cell table:formula="of:=[.Y213]*100/[.$A213]" office:value-type="float" office:value="24.149" calcext:value-type="float">
            <text:p>24,149</text:p>
          </table:table-cell>
          <table:table-cell table:formula="of:=[.Z213]*100/[.$A213]" office:value-type="float" office:value="21.49704" calcext:value-type="float">
            <text:p>21,49704</text:p>
          </table:table-cell>
          <table:table-cell/>
          <table:table-cell table:formula="of:=IF([.P213]&gt;0;[.AJ212]+1;0)" office:value-type="float" office:value="4" calcext:value-type="float">
            <text:p>4</text:p>
          </table:table-cell>
          <table:table-cell table:style-name="Default" table:formula="of:=IF([.Q213]&gt;0;[.AK212]+1;0)" office:value-type="float" office:value="5" calcext:value-type="float">
            <text:p>5</text:p>
          </table:table-cell>
          <table:table-cell table:style-name="Default" table:formula="of:=IF([.R213]&gt;0;[.AL212]+1;0)" office:value-type="float" office:value="3" calcext:value-type="float">
            <text:p>3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074.51" calcext:value-type="float">
            <text:p>3074,51</text:p>
          </table:table-cell>
          <table:table-cell office:value-type="float" office:value="3077.06" calcext:value-type="float">
            <text:p>3077,06</text:p>
          </table:table-cell>
          <table:table-cell office:value-type="float" office:value="3003.15" calcext:value-type="float">
            <text:p>3003,1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[.H214]*2" office:value-type="float" office:value="98" calcext:value-type="float">
            <text:p>98</text:p>
          </table:table-cell>
          <table:table-cell table:formula="of:=[.I214]*2" office:value-type="float" office:value="96" calcext:value-type="float">
            <text:p>96</text:p>
          </table:table-cell>
          <table:table-cell table:formula="of:=[.J214]*2" office:value-type="float" office:value="70" calcext:value-type="float">
            <text:p>70</text:p>
          </table:table-cell>
          <table:table-cell/>
          <table:table-cell table:formula="of:=IF([.L214]&gt;=[.$P$2];[.L214];0)" office:value-type="float" office:value="98" calcext:value-type="float">
            <text:p>98</text:p>
          </table:table-cell>
          <table:table-cell table:formula="of:=IF([.M214]&gt;=[.$P$2];[.M214];0)" office:value-type="float" office:value="96" calcext:value-type="float">
            <text:p>96</text:p>
          </table:table-cell>
          <table:table-cell table:formula="of:=IF([.N214]&gt;=[.$P$2];[.N214];0)" office:value-type="float" office:value="0" calcext:value-type="float">
            <text:p>0</text:p>
          </table:table-cell>
          <table:table-cell/>
          <table:table-cell office:value-type="float" office:value="574.508" calcext:value-type="float">
            <text:p>574,508</text:p>
          </table:table-cell>
          <table:table-cell table:style-name="ce9" office:value-type="float" office:value="577.06" calcext:value-type="float">
            <text:p>577,1</text:p>
          </table:table-cell>
          <table:table-cell office:value-type="float" office:value="503.149" calcext:value-type="float">
            <text:p>503,149</text:p>
          </table:table-cell>
          <table:table-cell/>
          <table:table-cell office:value-type="float" office:value="687.624" calcext:value-type="float">
            <text:p>687,624</text:p>
          </table:table-cell>
          <table:table-cell table:style-name="ce9" office:value-type="float" office:value="601.212" calcext:value-type="float">
            <text:p>601,2</text:p>
          </table:table-cell>
          <table:table-cell office:value-type="float" office:value="539.055" calcext:value-type="float">
            <text:p>539,055</text:p>
          </table:table-cell>
          <table:table-cell/>
          <table:table-cell table:formula="of:=[.T214]*100/[.$A214]" office:value-type="float" office:value="22.98032" calcext:value-type="float">
            <text:p>22,98032</text:p>
          </table:table-cell>
          <table:table-cell table:formula="of:=[.U214]*100/[.$A214]" office:value-type="float" office:value="23.0824" calcext:value-type="float">
            <text:p>23,0824</text:p>
          </table:table-cell>
          <table:table-cell table:formula="of:=[.V214]*100/[.$A214]" office:value-type="float" office:value="20.12596" calcext:value-type="float">
            <text:p>20,12596</text:p>
          </table:table-cell>
          <table:table-cell/>
          <table:table-cell table:formula="of:=[.X214]*100/[.$A214]" office:value-type="float" office:value="27.50496" calcext:value-type="float">
            <text:p>27,50496</text:p>
          </table:table-cell>
          <table:table-cell table:formula="of:=[.Y214]*100/[.$A214]" office:value-type="float" office:value="24.04848" calcext:value-type="float">
            <text:p>24,04848</text:p>
          </table:table-cell>
          <table:table-cell table:formula="of:=[.Z214]*100/[.$A214]" office:value-type="float" office:value="21.5622" calcext:value-type="float">
            <text:p>21,5622</text:p>
          </table:table-cell>
          <table:table-cell/>
          <table:table-cell table:formula="of:=IF([.P214]&gt;0;[.AJ213]+1;0)" office:value-type="float" office:value="5" calcext:value-type="float">
            <text:p>5</text:p>
          </table:table-cell>
          <table:table-cell table:style-name="Default" table:formula="of:=IF([.Q214]&gt;0;[.AK213]+1;0)" office:value-type="float" office:value="6" calcext:value-type="float">
            <text:p>6</text:p>
          </table:table-cell>
          <table:table-cell table:style-name="Default" table:formula="of:=IF([.R214]&gt;0;[.AL213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105.36" calcext:value-type="float">
            <text:p>3105,36</text:p>
          </table:table-cell>
          <table:table-cell office:value-type="float" office:value="3052.98" calcext:value-type="float">
            <text:p>3052,98</text:p>
          </table:table-cell>
          <table:table-cell office:value-type="float" office:value="3003.17" calcext:value-type="float">
            <text:p>3003,1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H215]*2" office:value-type="float" office:value="68" calcext:value-type="float">
            <text:p>68</text:p>
          </table:table-cell>
          <table:table-cell table:formula="of:=[.I215]*2" office:value-type="float" office:value="90" calcext:value-type="float">
            <text:p>90</text:p>
          </table:table-cell>
          <table:table-cell table:formula="of:=[.J215]*2" office:value-type="float" office:value="98" calcext:value-type="float">
            <text:p>98</text:p>
          </table:table-cell>
          <table:table-cell/>
          <table:table-cell table:formula="of:=IF([.L215]&gt;=[.$P$2];[.L215];0)" office:value-type="float" office:value="0" calcext:value-type="float">
            <text:p>0</text:p>
          </table:table-cell>
          <table:table-cell table:formula="of:=IF([.M215]&gt;=[.$P$2];[.M215];0)" office:value-type="float" office:value="90" calcext:value-type="float">
            <text:p>90</text:p>
          </table:table-cell>
          <table:table-cell table:formula="of:=IF([.N215]&gt;=[.$P$2];[.N215];0)" office:value-type="float" office:value="98" calcext:value-type="float">
            <text:p>98</text:p>
          </table:table-cell>
          <table:table-cell/>
          <table:table-cell office:value-type="float" office:value="605.362" calcext:value-type="float">
            <text:p>605,362</text:p>
          </table:table-cell>
          <table:table-cell table:style-name="ce9" office:value-type="float" office:value="552.978" calcext:value-type="float">
            <text:p>553,0</text:p>
          </table:table-cell>
          <table:table-cell office:value-type="float" office:value="503.174" calcext:value-type="float">
            <text:p>503,174</text:p>
          </table:table-cell>
          <table:table-cell/>
          <table:table-cell office:value-type="float" office:value="688.397" calcext:value-type="float">
            <text:p>688,397</text:p>
          </table:table-cell>
          <table:table-cell table:style-name="ce9" office:value-type="float" office:value="600.147" calcext:value-type="float">
            <text:p>600,1</text:p>
          </table:table-cell>
          <table:table-cell office:value-type="float" office:value="583.183" calcext:value-type="float">
            <text:p>583,183</text:p>
          </table:table-cell>
          <table:table-cell/>
          <table:table-cell table:formula="of:=[.T215]*100/[.$A215]" office:value-type="float" office:value="24.21448" calcext:value-type="float">
            <text:p>24,21448</text:p>
          </table:table-cell>
          <table:table-cell table:formula="of:=[.U215]*100/[.$A215]" office:value-type="float" office:value="22.11912" calcext:value-type="float">
            <text:p>22,11912</text:p>
          </table:table-cell>
          <table:table-cell table:formula="of:=[.V215]*100/[.$A215]" office:value-type="float" office:value="20.12696" calcext:value-type="float">
            <text:p>20,12696</text:p>
          </table:table-cell>
          <table:table-cell/>
          <table:table-cell table:formula="of:=[.X215]*100/[.$A215]" office:value-type="float" office:value="27.53588" calcext:value-type="float">
            <text:p>27,53588</text:p>
          </table:table-cell>
          <table:table-cell table:formula="of:=[.Y215]*100/[.$A215]" office:value-type="float" office:value="24.00588" calcext:value-type="float">
            <text:p>24,00588</text:p>
          </table:table-cell>
          <table:table-cell table:formula="of:=[.Z215]*100/[.$A215]" office:value-type="float" office:value="23.32732" calcext:value-type="float">
            <text:p>23,32732</text:p>
          </table:table-cell>
          <table:table-cell/>
          <table:table-cell table:formula="of:=IF([.P215]&gt;0;[.AJ214]+1;0)" office:value-type="float" office:value="0" calcext:value-type="float">
            <text:p>0</text:p>
          </table:table-cell>
          <table:table-cell table:style-name="Default" table:formula="of:=IF([.Q215]&gt;0;[.AK214]+1;0)" office:value-type="float" office:value="7" calcext:value-type="float">
            <text:p>7</text:p>
          </table:table-cell>
          <table:table-cell table:style-name="Default" table:formula="of:=IF([.R215]&gt;0;[.AL214]+1;0)" office:value-type="float" office:value="1" calcext:value-type="float">
            <text:p>1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083.89" calcext:value-type="float">
            <text:p>3083,89</text:p>
          </table:table-cell>
          <table:table-cell office:value-type="float" office:value="3043.53" calcext:value-type="float">
            <text:p>3043,53</text:p>
          </table:table-cell>
          <table:table-cell office:value-type="float" office:value="3000.02" calcext:value-type="float">
            <text:p>3000,0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H216]*2" office:value-type="float" office:value="50" calcext:value-type="float">
            <text:p>50</text:p>
          </table:table-cell>
          <table:table-cell table:formula="of:=[.I216]*2" office:value-type="float" office:value="90" calcext:value-type="float">
            <text:p>90</text:p>
          </table:table-cell>
          <table:table-cell table:formula="of:=[.J216]*2" office:value-type="float" office:value="66" calcext:value-type="float">
            <text:p>66</text:p>
          </table:table-cell>
          <table:table-cell/>
          <table:table-cell table:formula="of:=IF([.L216]&gt;=[.$P$2];[.L216];0)" office:value-type="float" office:value="0" calcext:value-type="float">
            <text:p>0</text:p>
          </table:table-cell>
          <table:table-cell table:formula="of:=IF([.M216]&gt;=[.$P$2];[.M216];0)" office:value-type="float" office:value="90" calcext:value-type="float">
            <text:p>90</text:p>
          </table:table-cell>
          <table:table-cell table:formula="of:=IF([.N216]&gt;=[.$P$2];[.N216];0)" office:value-type="float" office:value="0" calcext:value-type="float">
            <text:p>0</text:p>
          </table:table-cell>
          <table:table-cell/>
          <table:table-cell office:value-type="float" office:value="583.893" calcext:value-type="float">
            <text:p>583,893</text:p>
          </table:table-cell>
          <table:table-cell table:style-name="ce9" office:value-type="float" office:value="543.533" calcext:value-type="float">
            <text:p>543,5</text:p>
          </table:table-cell>
          <table:table-cell office:value-type="float" office:value="500.018" calcext:value-type="float">
            <text:p>500,018</text:p>
          </table:table-cell>
          <table:table-cell/>
          <table:table-cell office:value-type="float" office:value="687.917" calcext:value-type="float">
            <text:p>687,917</text:p>
          </table:table-cell>
          <table:table-cell table:style-name="ce9" office:value-type="float" office:value="603.394" calcext:value-type="float">
            <text:p>603,4</text:p>
          </table:table-cell>
          <table:table-cell office:value-type="float" office:value="583.744" calcext:value-type="float">
            <text:p>583,744</text:p>
          </table:table-cell>
          <table:table-cell/>
          <table:table-cell table:formula="of:=[.T216]*100/[.$A216]" office:value-type="float" office:value="23.35572" calcext:value-type="float">
            <text:p>23,35572</text:p>
          </table:table-cell>
          <table:table-cell table:formula="of:=[.U216]*100/[.$A216]" office:value-type="float" office:value="21.74132" calcext:value-type="float">
            <text:p>21,74132</text:p>
          </table:table-cell>
          <table:table-cell table:formula="of:=[.V216]*100/[.$A216]" office:value-type="float" office:value="20.00072" calcext:value-type="float">
            <text:p>20,00072</text:p>
          </table:table-cell>
          <table:table-cell/>
          <table:table-cell table:formula="of:=[.X216]*100/[.$A216]" office:value-type="float" office:value="27.51668" calcext:value-type="float">
            <text:p>27,51668</text:p>
          </table:table-cell>
          <table:table-cell table:formula="of:=[.Y216]*100/[.$A216]" office:value-type="float" office:value="24.13576" calcext:value-type="float">
            <text:p>24,13576</text:p>
          </table:table-cell>
          <table:table-cell table:formula="of:=[.Z216]*100/[.$A216]" office:value-type="float" office:value="23.34976" calcext:value-type="float">
            <text:p>23,34976</text:p>
          </table:table-cell>
          <table:table-cell/>
          <table:table-cell table:formula="of:=IF([.P216]&gt;0;[.AJ215]+1;0)" office:value-type="float" office:value="0" calcext:value-type="float">
            <text:p>0</text:p>
          </table:table-cell>
          <table:table-cell table:style-name="Default" table:formula="of:=IF([.Q216]&gt;0;[.AK215]+1;0)" office:value-type="float" office:value="8" calcext:value-type="float">
            <text:p>8</text:p>
          </table:table-cell>
          <table:table-cell table:style-name="Default" table:formula="of:=IF([.R216]&gt;0;[.AL215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33.86" calcext:value-type="float">
            <text:p>3133,86</text:p>
          </table:table-cell>
          <table:table-cell office:value-type="float" office:value="3043.99" calcext:value-type="float">
            <text:p>3043,9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H217]*2" office:value-type="float" office:value="36" calcext:value-type="float">
            <text:p>36</text:p>
          </table:table-cell>
          <table:table-cell table:formula="of:=[.I217]*2" office:value-type="float" office:value="72" calcext:value-type="float">
            <text:p>72</text:p>
          </table:table-cell>
          <table:table-cell table:formula="of:=[.J217]*2" office:value-type="float" office:value="0" calcext:value-type="float">
            <text:p>0</text:p>
          </table:table-cell>
          <table:table-cell/>
          <table:table-cell table:formula="of:=IF([.L217]&gt;=[.$P$2];[.L217];0)" office:value-type="float" office:value="0" calcext:value-type="float">
            <text:p>0</text:p>
          </table:table-cell>
          <table:table-cell table:formula="of:=IF([.M217]&gt;=[.$P$2];[.M217];0)" office:value-type="float" office:value="0" calcext:value-type="float">
            <text:p>0</text:p>
          </table:table-cell>
          <table:table-cell table:formula="of:=IF([.N217]&gt;=[.$P$2];[.N217];0)" office:value-type="float" office:value="0" calcext:value-type="float">
            <text:p>0</text:p>
          </table:table-cell>
          <table:table-cell/>
          <table:table-cell office:value-type="float" office:value="633.862" calcext:value-type="float">
            <text:p>633,862</text:p>
          </table:table-cell>
          <table:table-cell table:style-name="ce9" office:value-type="float" office:value="543.989" calcext:value-type="float">
            <text:p>544,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87.303" calcext:value-type="float">
            <text:p>687,303</text:p>
          </table:table-cell>
          <table:table-cell table:style-name="ce9" office:value-type="float" office:value="598.866" calcext:value-type="float">
            <text:p>598,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T217]*100/[.$A217]" office:value-type="float" office:value="25.35448" calcext:value-type="float">
            <text:p>25,35448</text:p>
          </table:table-cell>
          <table:table-cell table:formula="of:=[.U217]*100/[.$A217]" office:value-type="float" office:value="21.75956" calcext:value-type="float">
            <text:p>21,75956</text:p>
          </table:table-cell>
          <table:table-cell table:formula="of:=[.V217]*100/[.$A217]" office:value-type="float" office:value="0" calcext:value-type="float">
            <text:p>0</text:p>
          </table:table-cell>
          <table:table-cell/>
          <table:table-cell table:formula="of:=[.X217]*100/[.$A217]" office:value-type="float" office:value="27.49212" calcext:value-type="float">
            <text:p>27,49212</text:p>
          </table:table-cell>
          <table:table-cell table:formula="of:=[.Y217]*100/[.$A217]" office:value-type="float" office:value="23.95464" calcext:value-type="float">
            <text:p>23,95464</text:p>
          </table:table-cell>
          <table:table-cell table:formula="of:=[.Z217]*100/[.$A217]" office:value-type="float" office:value="0" calcext:value-type="float">
            <text:p>0</text:p>
          </table:table-cell>
          <table:table-cell/>
          <table:table-cell table:formula="of:=IF([.P217]&gt;0;[.AJ216]+1;0)" office:value-type="float" office:value="0" calcext:value-type="float">
            <text:p>0</text:p>
          </table:table-cell>
          <table:table-cell table:style-name="Default" table:formula="of:=IF([.Q217]&gt;0;[.AK216]+1;0)" office:value-type="float" office:value="0" calcext:value-type="float">
            <text:p>0</text:p>
          </table:table-cell>
          <table:table-cell table:style-name="Default" table:formula="of:=IF([.R217]&gt;0;[.AL216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065.47" calcext:value-type="float">
            <text:p>3065,47</text:p>
          </table:table-cell>
          <table:table-cell office:value-type="float" office:value="3049.36" calcext:value-type="float">
            <text:p>3049,36</text:p>
          </table:table-cell>
          <table:table-cell office:value-type="float" office:value="2963.15" calcext:value-type="float">
            <text:p>2963,1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H218]*2" office:value-type="float" office:value="78" calcext:value-type="float">
            <text:p>78</text:p>
          </table:table-cell>
          <table:table-cell table:formula="of:=[.I218]*2" office:value-type="float" office:value="50" calcext:value-type="float">
            <text:p>50</text:p>
          </table:table-cell>
          <table:table-cell table:formula="of:=[.J218]*2" office:value-type="float" office:value="2" calcext:value-type="float">
            <text:p>2</text:p>
          </table:table-cell>
          <table:table-cell/>
          <table:table-cell table:formula="of:=IF([.L218]&gt;=[.$P$2];[.L218];0)" office:value-type="float" office:value="0" calcext:value-type="float">
            <text:p>0</text:p>
          </table:table-cell>
          <table:table-cell table:formula="of:=IF([.M218]&gt;=[.$P$2];[.M218];0)" office:value-type="float" office:value="0" calcext:value-type="float">
            <text:p>0</text:p>
          </table:table-cell>
          <table:table-cell table:formula="of:=IF([.N218]&gt;=[.$P$2];[.N218];0)" office:value-type="float" office:value="0" calcext:value-type="float">
            <text:p>0</text:p>
          </table:table-cell>
          <table:table-cell/>
          <table:table-cell office:value-type="float" office:value="565.47" calcext:value-type="float">
            <text:p>565,47</text:p>
          </table:table-cell>
          <table:table-cell table:style-name="ce9" office:value-type="float" office:value="549.356" calcext:value-type="float">
            <text:p>549,4</text:p>
          </table:table-cell>
          <table:table-cell office:value-type="float" office:value="463.153" calcext:value-type="float">
            <text:p>463,153</text:p>
          </table:table-cell>
          <table:table-cell/>
          <table:table-cell office:value-type="float" office:value="676.772" calcext:value-type="float">
            <text:p>676,772</text:p>
          </table:table-cell>
          <table:table-cell table:style-name="ce9" office:value-type="float" office:value="603.427" calcext:value-type="float">
            <text:p>603,4</text:p>
          </table:table-cell>
          <table:table-cell office:value-type="float" office:value="463.153" calcext:value-type="float">
            <text:p>463,153</text:p>
          </table:table-cell>
          <table:table-cell/>
          <table:table-cell table:formula="of:=[.T218]*100/[.$A218]" office:value-type="float" office:value="22.6188" calcext:value-type="float">
            <text:p>22,6188</text:p>
          </table:table-cell>
          <table:table-cell table:formula="of:=[.U218]*100/[.$A218]" office:value-type="float" office:value="21.97424" calcext:value-type="float">
            <text:p>21,97424</text:p>
          </table:table-cell>
          <table:table-cell table:formula="of:=[.V218]*100/[.$A218]" office:value-type="float" office:value="18.52612" calcext:value-type="float">
            <text:p>18,52612</text:p>
          </table:table-cell>
          <table:table-cell/>
          <table:table-cell table:formula="of:=[.X218]*100/[.$A218]" office:value-type="float" office:value="27.07088" calcext:value-type="float">
            <text:p>27,07088</text:p>
          </table:table-cell>
          <table:table-cell table:formula="of:=[.Y218]*100/[.$A218]" office:value-type="float" office:value="24.13708" calcext:value-type="float">
            <text:p>24,13708</text:p>
          </table:table-cell>
          <table:table-cell table:formula="of:=[.Z218]*100/[.$A218]" office:value-type="float" office:value="18.52612" calcext:value-type="float">
            <text:p>18,52612</text:p>
          </table:table-cell>
          <table:table-cell/>
          <table:table-cell table:formula="of:=IF([.P218]&gt;0;[.AJ217]+1;0)" office:value-type="float" office:value="0" calcext:value-type="float">
            <text:p>0</text:p>
          </table:table-cell>
          <table:table-cell table:style-name="Default" table:formula="of:=IF([.Q218]&gt;0;[.AK217]+1;0)" office:value-type="float" office:value="0" calcext:value-type="float">
            <text:p>0</text:p>
          </table:table-cell>
          <table:table-cell table:style-name="Default" table:formula="of:=IF([.R218]&gt;0;[.AL217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070.11" calcext:value-type="float">
            <text:p>3070,11</text:p>
          </table:table-cell>
          <table:table-cell office:value-type="float" office:value="3080.46" calcext:value-type="float">
            <text:p>3080,46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H219]*2" office:value-type="float" office:value="78" calcext:value-type="float">
            <text:p>78</text:p>
          </table:table-cell>
          <table:table-cell table:formula="of:=[.I219]*2" office:value-type="float" office:value="16" calcext:value-type="float">
            <text:p>16</text:p>
          </table:table-cell>
          <table:table-cell table:formula="of:=[.J219]*2" office:value-type="float" office:value="0" calcext:value-type="float">
            <text:p>0</text:p>
          </table:table-cell>
          <table:table-cell/>
          <table:table-cell table:formula="of:=IF([.L219]&gt;=[.$P$2];[.L219];0)" office:value-type="float" office:value="0" calcext:value-type="float">
            <text:p>0</text:p>
          </table:table-cell>
          <table:table-cell table:formula="of:=IF([.M219]&gt;=[.$P$2];[.M219];0)" office:value-type="float" office:value="0" calcext:value-type="float">
            <text:p>0</text:p>
          </table:table-cell>
          <table:table-cell table:formula="of:=IF([.N219]&gt;=[.$P$2];[.N219];0)" office:value-type="float" office:value="0" calcext:value-type="float">
            <text:p>0</text:p>
          </table:table-cell>
          <table:table-cell/>
          <table:table-cell office:value-type="float" office:value="570.104" calcext:value-type="float">
            <text:p>570,104</text:p>
          </table:table-cell>
          <table:table-cell table:style-name="ce9" office:value-type="float" office:value="580.456" calcext:value-type="float">
            <text:p>580,5</text:p>
          </table:table-cell>
          <table:table-cell table:number-columns-repeated="2"/>
          <table:table-cell office:value-type="float" office:value="673.021" calcext:value-type="float">
            <text:p>673,021</text:p>
          </table:table-cell>
          <table:table-cell table:style-name="ce9" office:value-type="float" office:value="604.1" calcext:value-type="float">
            <text:p>604,1</text:p>
          </table:table-cell>
          <table:table-cell table:number-columns-repeated="2"/>
          <table:table-cell table:formula="of:=[.T219]*100/[.$A219]" office:value-type="float" office:value="22.80416" calcext:value-type="float">
            <text:p>22,80416</text:p>
          </table:table-cell>
          <table:table-cell table:formula="of:=[.U219]*100/[.$A219]" office:value-type="float" office:value="23.21824" calcext:value-type="float">
            <text:p>23,21824</text:p>
          </table:table-cell>
          <table:table-cell table:formula="of:=[.V219]*100/[.$A219]" office:value-type="float" office:value="0" calcext:value-type="float">
            <text:p>0</text:p>
          </table:table-cell>
          <table:table-cell/>
          <table:table-cell table:formula="of:=[.X219]*100/[.$A219]" office:value-type="float" office:value="26.92084" calcext:value-type="float">
            <text:p>26,92084</text:p>
          </table:table-cell>
          <table:table-cell table:formula="of:=[.Y219]*100/[.$A219]" office:value-type="float" office:value="24.164" calcext:value-type="float">
            <text:p>24,164</text:p>
          </table:table-cell>
          <table:table-cell table:formula="of:=[.Z219]*100/[.$A219]" office:value-type="float" office:value="0" calcext:value-type="float">
            <text:p>0</text:p>
          </table:table-cell>
          <table:table-cell/>
          <table:table-cell table:formula="of:=IF([.P219]&gt;0;[.AJ218]+1;0)" office:value-type="float" office:value="0" calcext:value-type="float">
            <text:p>0</text:p>
          </table:table-cell>
          <table:table-cell table:style-name="Default" table:formula="of:=IF([.Q219]&gt;0;[.AK218]+1;0)" office:value-type="float" office:value="0" calcext:value-type="float">
            <text:p>0</text:p>
          </table:table-cell>
          <table:table-cell table:style-name="Default" table:formula="of:=IF([.R219]&gt;0;[.AL218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71.14" calcext:value-type="float">
            <text:p>3071,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H220]*2" office:value-type="float" office:value="2" calcext:value-type="float">
            <text:p>2</text:p>
          </table:table-cell>
          <table:table-cell table:formula="of:=[.I220]*2" office:value-type="float" office:value="0" calcext:value-type="float">
            <text:p>0</text:p>
          </table:table-cell>
          <table:table-cell table:formula="of:=[.J220]*2" office:value-type="float" office:value="0" calcext:value-type="float">
            <text:p>0</text:p>
          </table:table-cell>
          <table:table-cell/>
          <table:table-cell table:formula="of:=IF([.L220]&gt;=[.$P$2];[.L220];0)" office:value-type="float" office:value="0" calcext:value-type="float">
            <text:p>0</text:p>
          </table:table-cell>
          <table:table-cell table:formula="of:=IF([.M220]&gt;=[.$P$2];[.M220];0)" office:value-type="float" office:value="0" calcext:value-type="float">
            <text:p>0</text:p>
          </table:table-cell>
          <table:table-cell table:formula="of:=IF([.N220]&gt;=[.$P$2];[.N220];0)" office:value-type="float" office:value="0" calcext:value-type="float">
            <text:p>0</text:p>
          </table:table-cell>
          <table:table-cell/>
          <table:table-cell office:value-type="float" office:value="571.144" calcext:value-type="float">
            <text:p>571,144</text:p>
          </table:table-cell>
          <table:table-cell table:number-columns-repeated="3"/>
          <table:table-cell office:value-type="float" office:value="571.144" calcext:value-type="float">
            <text:p>571,144</text:p>
          </table:table-cell>
          <table:table-cell table:number-columns-repeated="3"/>
          <table:table-cell table:formula="of:=[.T220]*100/[.$A220]" office:value-type="float" office:value="22.84576" calcext:value-type="float">
            <text:p>22,84576</text:p>
          </table:table-cell>
          <table:table-cell table:formula="of:=[.U220]*100/[.$A220]" office:value-type="float" office:value="0" calcext:value-type="float">
            <text:p>0</text:p>
          </table:table-cell>
          <table:table-cell table:formula="of:=[.V220]*100/[.$A220]" office:value-type="float" office:value="0" calcext:value-type="float">
            <text:p>0</text:p>
          </table:table-cell>
          <table:table-cell/>
          <table:table-cell table:formula="of:=[.X220]*100/[.$A220]" office:value-type="float" office:value="22.84576" calcext:value-type="float">
            <text:p>22,84576</text:p>
          </table:table-cell>
          <table:table-cell table:formula="of:=[.Y220]*100/[.$A220]" office:value-type="float" office:value="0" calcext:value-type="float">
            <text:p>0</text:p>
          </table:table-cell>
          <table:table-cell table:formula="of:=[.Z220]*100/[.$A220]" office:value-type="float" office:value="0" calcext:value-type="float">
            <text:p>0</text:p>
          </table:table-cell>
          <table:table-cell/>
          <table:table-cell table:formula="of:=IF([.P220]&gt;0;[.AJ219]+1;0)" office:value-type="float" office:value="0" calcext:value-type="float">
            <text:p>0</text:p>
          </table:table-cell>
          <table:table-cell table:style-name="Default" table:formula="of:=IF([.Q220]&gt;0;[.AK219]+1;0)" office:value-type="float" office:value="0" calcext:value-type="float">
            <text:p>0</text:p>
          </table:table-cell>
          <table:table-cell table:style-name="Default" table:formula="of:=IF([.R220]&gt;0;[.AL219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1]*2" office:value-type="float" office:value="0" calcext:value-type="float">
            <text:p>0</text:p>
          </table:table-cell>
          <table:table-cell table:formula="of:=[.I221]*2" office:value-type="float" office:value="0" calcext:value-type="float">
            <text:p>0</text:p>
          </table:table-cell>
          <table:table-cell table:formula="of:=[.J221]*2" office:value-type="float" office:value="0" calcext:value-type="float">
            <text:p>0</text:p>
          </table:table-cell>
          <table:table-cell/>
          <table:table-cell table:formula="of:=IF([.L221]&gt;=[.$P$2];[.L221];0)" office:value-type="float" office:value="0" calcext:value-type="float">
            <text:p>0</text:p>
          </table:table-cell>
          <table:table-cell table:formula="of:=IF([.M221]&gt;=[.$P$2];[.M221];0)" office:value-type="float" office:value="0" calcext:value-type="float">
            <text:p>0</text:p>
          </table:table-cell>
          <table:table-cell table:formula="of:=IF([.N221]&gt;=[.$P$2];[.N221];0)" office:value-type="float" office:value="0" calcext:value-type="float">
            <text:p>0</text:p>
          </table:table-cell>
          <table:table-cell table:number-columns-repeated="9"/>
          <table:table-cell table:formula="of:=[.T221]*100/[.$A221]" office:value-type="float" office:value="0" calcext:value-type="float">
            <text:p>0</text:p>
          </table:table-cell>
          <table:table-cell table:formula="of:=[.U221]*100/[.$A221]" office:value-type="float" office:value="0" calcext:value-type="float">
            <text:p>0</text:p>
          </table:table-cell>
          <table:table-cell table:formula="of:=[.V221]*100/[.$A221]" office:value-type="float" office:value="0" calcext:value-type="float">
            <text:p>0</text:p>
          </table:table-cell>
          <table:table-cell/>
          <table:table-cell table:formula="of:=[.X221]*100/[.$A221]" office:value-type="float" office:value="0" calcext:value-type="float">
            <text:p>0</text:p>
          </table:table-cell>
          <table:table-cell table:formula="of:=[.Y221]*100/[.$A221]" office:value-type="float" office:value="0" calcext:value-type="float">
            <text:p>0</text:p>
          </table:table-cell>
          <table:table-cell table:formula="of:=[.Z221]*100/[.$A221]" office:value-type="float" office:value="0" calcext:value-type="float">
            <text:p>0</text:p>
          </table:table-cell>
          <table:table-cell/>
          <table:table-cell table:formula="of:=IF([.P221]&gt;0;[.AJ220]+1;0)" office:value-type="float" office:value="0" calcext:value-type="float">
            <text:p>0</text:p>
          </table:table-cell>
          <table:table-cell table:style-name="Default" table:formula="of:=IF([.Q221]&gt;0;[.AK220]+1;0)" office:value-type="float" office:value="0" calcext:value-type="float">
            <text:p>0</text:p>
          </table:table-cell>
          <table:table-cell table:style-name="Default" table:formula="of:=IF([.R221]&gt;0;[.AL220]+1;0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2]*2" office:value-type="float" office:value="0" calcext:value-type="float">
            <text:p>0</text:p>
          </table:table-cell>
          <table:table-cell table:formula="of:=[.I222]*2" office:value-type="float" office:value="0" calcext:value-type="float">
            <text:p>0</text:p>
          </table:table-cell>
          <table:table-cell table:formula="of:=[.J222]*2" office:value-type="float" office:value="0" calcext:value-type="float">
            <text:p>0</text:p>
          </table:table-cell>
          <table:table-cell/>
          <table:table-cell table:formula="of:=IF([.L222]&gt;=[.$P$2];[.L222];0)" office:value-type="float" office:value="0" calcext:value-type="float">
            <text:p>0</text:p>
          </table:table-cell>
          <table:table-cell table:formula="of:=IF([.M222]&gt;=[.$P$2];[.M222];0)" office:value-type="float" office:value="0" calcext:value-type="float">
            <text:p>0</text:p>
          </table:table-cell>
          <table:table-cell table:formula="of:=IF([.N222]&gt;=[.$P$2];[.N222];0)" office:value-type="float" office:value="0" calcext:value-type="float">
            <text:p>0</text:p>
          </table:table-cell>
          <table:table-cell table:number-columns-repeated="9"/>
          <table:table-cell table:formula="of:=[.T222]*100/[.$A222]" office:value-type="float" office:value="0" calcext:value-type="float">
            <text:p>0</text:p>
          </table:table-cell>
          <table:table-cell table:formula="of:=[.U222]*100/[.$A222]" office:value-type="float" office:value="0" calcext:value-type="float">
            <text:p>0</text:p>
          </table:table-cell>
          <table:table-cell table:formula="of:=[.V222]*100/[.$A222]" office:value-type="float" office:value="0" calcext:value-type="float">
            <text:p>0</text:p>
          </table:table-cell>
          <table:table-cell/>
          <table:table-cell table:formula="of:=[.X222]*100/[.$A222]" office:value-type="float" office:value="0" calcext:value-type="float">
            <text:p>0</text:p>
          </table:table-cell>
          <table:table-cell table:formula="of:=[.Y222]*100/[.$A222]" office:value-type="float" office:value="0" calcext:value-type="float">
            <text:p>0</text:p>
          </table:table-cell>
          <table:table-cell table:formula="of:=[.Z222]*100/[.$A222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3]*2" office:value-type="float" office:value="0" calcext:value-type="float">
            <text:p>0</text:p>
          </table:table-cell>
          <table:table-cell table:formula="of:=[.I223]*2" office:value-type="float" office:value="0" calcext:value-type="float">
            <text:p>0</text:p>
          </table:table-cell>
          <table:table-cell table:formula="of:=[.J223]*2" office:value-type="float" office:value="0" calcext:value-type="float">
            <text:p>0</text:p>
          </table:table-cell>
          <table:table-cell/>
          <table:table-cell table:formula="of:=IF([.L223]&gt;=[.$P$2];[.L223];0)" office:value-type="float" office:value="0" calcext:value-type="float">
            <text:p>0</text:p>
          </table:table-cell>
          <table:table-cell table:formula="of:=IF([.M223]&gt;=[.$P$2];[.M223];0)" office:value-type="float" office:value="0" calcext:value-type="float">
            <text:p>0</text:p>
          </table:table-cell>
          <table:table-cell table:formula="of:=IF([.N223]&gt;=[.$P$2];[.N223];0)" office:value-type="float" office:value="0" calcext:value-type="float">
            <text:p>0</text:p>
          </table:table-cell>
          <table:table-cell table:number-columns-repeated="9"/>
          <table:table-cell table:formula="of:=[.T223]*100/[.$A223]" office:value-type="float" office:value="0" calcext:value-type="float">
            <text:p>0</text:p>
          </table:table-cell>
          <table:table-cell table:formula="of:=[.U223]*100/[.$A223]" office:value-type="float" office:value="0" calcext:value-type="float">
            <text:p>0</text:p>
          </table:table-cell>
          <table:table-cell table:formula="of:=[.V223]*100/[.$A223]" office:value-type="float" office:value="0" calcext:value-type="float">
            <text:p>0</text:p>
          </table:table-cell>
          <table:table-cell/>
          <table:table-cell table:formula="of:=[.X223]*100/[.$A223]" office:value-type="float" office:value="0" calcext:value-type="float">
            <text:p>0</text:p>
          </table:table-cell>
          <table:table-cell table:formula="of:=[.Y223]*100/[.$A223]" office:value-type="float" office:value="0" calcext:value-type="float">
            <text:p>0</text:p>
          </table:table-cell>
          <table:table-cell table:formula="of:=[.Z223]*100/[.$A223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4]*2" office:value-type="float" office:value="0" calcext:value-type="float">
            <text:p>0</text:p>
          </table:table-cell>
          <table:table-cell table:formula="of:=[.I224]*2" office:value-type="float" office:value="0" calcext:value-type="float">
            <text:p>0</text:p>
          </table:table-cell>
          <table:table-cell table:formula="of:=[.J224]*2" office:value-type="float" office:value="0" calcext:value-type="float">
            <text:p>0</text:p>
          </table:table-cell>
          <table:table-cell/>
          <table:table-cell table:formula="of:=IF([.L224]&gt;=[.$P$2];[.L224];0)" office:value-type="float" office:value="0" calcext:value-type="float">
            <text:p>0</text:p>
          </table:table-cell>
          <table:table-cell table:formula="of:=IF([.M224]&gt;=[.$P$2];[.M224];0)" office:value-type="float" office:value="0" calcext:value-type="float">
            <text:p>0</text:p>
          </table:table-cell>
          <table:table-cell table:formula="of:=IF([.N224]&gt;=[.$P$2];[.N224];0)" office:value-type="float" office:value="0" calcext:value-type="float">
            <text:p>0</text:p>
          </table:table-cell>
          <table:table-cell table:number-columns-repeated="9"/>
          <table:table-cell table:formula="of:=[.T224]*100/[.$A224]" office:value-type="float" office:value="0" calcext:value-type="float">
            <text:p>0</text:p>
          </table:table-cell>
          <table:table-cell table:formula="of:=[.U224]*100/[.$A224]" office:value-type="float" office:value="0" calcext:value-type="float">
            <text:p>0</text:p>
          </table:table-cell>
          <table:table-cell table:formula="of:=[.V224]*100/[.$A224]" office:value-type="float" office:value="0" calcext:value-type="float">
            <text:p>0</text:p>
          </table:table-cell>
          <table:table-cell/>
          <table:table-cell table:formula="of:=[.X224]*100/[.$A224]" office:value-type="float" office:value="0" calcext:value-type="float">
            <text:p>0</text:p>
          </table:table-cell>
          <table:table-cell table:formula="of:=[.Y224]*100/[.$A224]" office:value-type="float" office:value="0" calcext:value-type="float">
            <text:p>0</text:p>
          </table:table-cell>
          <table:table-cell table:formula="of:=[.Z224]*100/[.$A224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formula="of:=[.H225]*2" office:value-type="float" office:value="0" calcext:value-type="float">
            <text:p>0</text:p>
          </table:table-cell>
          <table:table-cell table:formula="of:=[.I225]*2" office:value-type="float" office:value="0" calcext:value-type="float">
            <text:p>0</text:p>
          </table:table-cell>
          <table:table-cell table:formula="of:=[.J225]*2" office:value-type="float" office:value="0" calcext:value-type="float">
            <text:p>0</text:p>
          </table:table-cell>
          <table:table-cell/>
          <table:table-cell table:formula="of:=IF([.L225]&gt;=[.$P$2];[.L225];0)" office:value-type="float" office:value="0" calcext:value-type="float">
            <text:p>0</text:p>
          </table:table-cell>
          <table:table-cell table:formula="of:=IF([.M225]&gt;=[.$P$2];[.M225];0)" office:value-type="float" office:value="0" calcext:value-type="float">
            <text:p>0</text:p>
          </table:table-cell>
          <table:table-cell table:formula="of:=IF([.N225]&gt;=[.$P$2];[.N225];0)" office:value-type="float" office:value="0" calcext:value-type="float">
            <text:p>0</text:p>
          </table:table-cell>
          <table:table-cell table:number-columns-repeated="9"/>
          <table:table-cell table:formula="of:=[.T225]*100/[.$A225]" office:value-type="float" office:value="0" calcext:value-type="float">
            <text:p>0</text:p>
          </table:table-cell>
          <table:table-cell table:formula="of:=[.U225]*100/[.$A225]" office:value-type="float" office:value="0" calcext:value-type="float">
            <text:p>0</text:p>
          </table:table-cell>
          <table:table-cell table:formula="of:=[.V225]*100/[.$A225]" office:value-type="float" office:value="0" calcext:value-type="float">
            <text:p>0</text:p>
          </table:table-cell>
          <table:table-cell/>
          <table:table-cell table:formula="of:=[.X225]*100/[.$A225]" office:value-type="float" office:value="0" calcext:value-type="float">
            <text:p>0</text:p>
          </table:table-cell>
          <table:table-cell table:formula="of:=[.Y225]*100/[.$A225]" office:value-type="float" office:value="0" calcext:value-type="float">
            <text:p>0</text:p>
          </table:table-cell>
          <table:table-cell table:formula="of:=[.Z225]*100/[.$A225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table:formula="of:=IF([.L226]&gt;=[.$P$2];[.L226];0)" office:value-type="float" office:value="0" calcext:value-type="float">
            <text:p>0</text:p>
          </table:table-cell>
          <table:table-cell table:formula="of:=IF([.M226]&gt;=[.$P$2];[.M226];0)" office:value-type="float" office:value="0" calcext:value-type="float">
            <text:p>0</text:p>
          </table:table-cell>
          <table:table-cell table:formula="of:=IF([.N226]&gt;=[.$P$2];[.N226];0)" office:value-type="float" office:value="0" calcext:value-type="float">
            <text:p>0</text:p>
          </table:table-cell>
          <table:table-cell table:number-columns-repeated="9"/>
          <table:table-cell table:formula="of:=[.T226]*100/[.$A226]" office:value-type="float" office:value="0" calcext:value-type="float">
            <text:p>0</text:p>
          </table:table-cell>
          <table:table-cell table:formula="of:=[.U226]*100/[.$A226]" office:value-type="float" office:value="0" calcext:value-type="float">
            <text:p>0</text:p>
          </table:table-cell>
          <table:table-cell table:formula="of:=[.V226]*100/[.$A226]" office:value-type="float" office:value="0" calcext:value-type="float">
            <text:p>0</text:p>
          </table:table-cell>
          <table:table-cell/>
          <table:table-cell table:formula="of:=[.X226]*100/[.$A226]" office:value-type="float" office:value="0" calcext:value-type="float">
            <text:p>0</text:p>
          </table:table-cell>
          <table:table-cell table:formula="of:=[.Y226]*100/[.$A226]" office:value-type="float" office:value="0" calcext:value-type="float">
            <text:p>0</text:p>
          </table:table-cell>
          <table:table-cell table:formula="of:=[.Z226]*100/[.$A226]"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table:number-columns-repeated="15"/>
          <table:table-cell table:formula="of:=IF([.L227]&gt;=[.$P$2];[.L227];0)" office:value-type="float" office:value="0" calcext:value-type="float">
            <text:p>0</text:p>
          </table:table-cell>
          <table:table-cell table:formula="of:=IF([.M227]&gt;=[.$P$2];[.M227];0)" office:value-type="float" office:value="0" calcext:value-type="float">
            <text:p>0</text:p>
          </table:table-cell>
          <table:table-cell table:formula="of:=IF([.N227]&gt;=[.$P$2];[.N227];0)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-00-0000</text:date>, <text:time style:data-style-name="N2" text:time-value="11:38:59.723923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3T17:10:00.562006769</meta:creation-date>
    <dc:date>2020-05-21T12:11:07.387715714</dc:date>
    <meta:editing-duration>PT2H5M3S</meta:editing-duration>
    <meta:editing-cycles>31</meta:editing-cycles>
    <meta:generator>LibreOffice/6.0.7.3$Linux_X86_64 LibreOffice_project/00m0$Build-3</meta:generator>
    <meta:document-statistic meta:table-count="1" meta:cell-count="5405" meta:object-count="0"/>
  </office:meta>
</office:document-meta>
</file>